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1.02mm"/>
    </style:style>
    <style:style style:name="co12" style:family="table-column">
      <style:table-column-properties fo:break-before="auto" style:column-width="28.38mm"/>
    </style:style>
    <style:style style:name="co13" style:family="table-column">
      <style:table-column-properties fo:break-before="auto" style:column-width="26.37mm"/>
    </style:style>
    <style:style style:name="co14" style:family="table-column">
      <style:table-column-properties fo:break-before="auto" style:column-width="27.62mm"/>
    </style:style>
    <style:style style:name="co15" style:family="table-column">
      <style:table-column-properties fo:break-before="auto" style:column-width="25.61mm"/>
    </style:style>
    <style:style style:name="co16" style:family="table-column">
      <style:table-column-properties fo:break-before="auto" style:column-width="28.12mm"/>
    </style:style>
    <style:style style:name="co17" style:family="table-column">
      <style:table-column-properties fo:break-before="auto" style:column-width="26.11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16.42mm"/>
    </style:style>
    <style:style style:name="co20" style:family="table-column">
      <style:table-column-properties fo:break-before="auto" style:column-width="40.41mm"/>
    </style:style>
    <style:style style:name="co21" style:family="table-column">
      <style:table-column-properties fo:break-before="auto" style:column-width="38.08mm"/>
    </style:style>
    <style:style style:name="ro1" style:family="table-row">
      <style:table-row-properties style:row-height="24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04mm" fo:break-before="auto" style:use-optimal-row-height="true"/>
    </style:style>
    <style:style style:name="ro4" style:family="table-row">
      <style:table-row-properties style:row-height="2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ngle="27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ngle="0"/>
    </style:style>
    <style:style style:name="ce7" style:family="table-cell" style:parent-style-name="Default" style:data-style-name="N10002">
      <style:table-cell-properties style:rotation-angle="0"/>
      <style:text-properties fo:font-weight="bold" style:font-weight-asian="bold" style:font-weight-complex="bold"/>
    </style:style>
    <style:style style:name="ce8" style:family="table-cell" style:parent-style-name="Default" style:data-style-name="N10002">
      <style:text-properties fo:font-weight="bold" style:font-weight-asian="bold" style:font-weight-complex="bold"/>
    </style:style>
    <style:style style:name="ce9" style:family="table-cell" style:parent-style-name="Default" style:data-style-name="N20002">
      <style:table-cell-properties style:rotation-angle="0"/>
      <style:text-properties fo:font-weight="bold" style:font-weight-asian="bold" style:font-weight-complex="bold"/>
    </style:style>
    <style:style style:name="ce10" style:family="table-cell" style:parent-style-name="Default" style:data-style-name="N20002">
      <style:text-properties fo:font-weight="bold" style:font-weight-asian="bold" style:font-weight-complex="bold"/>
    </style:style>
    <style:style style:name="ce11" style:family="table-cell" style:parent-style-name="Default" style:data-style-name="N2000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3">
      <style:table-cell-properties fo:border="0.06pt solid #000000"/>
    </style:style>
    <style:style style:name="ce17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Normal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9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1-eth0.pcap-stat-160421-143721-1.txt</text:p>
          </table:table-cell>
          <table:table-cell office:value-type="string" calcext:value-type="string">
            <text:p>host1-eth0.pcap-stat-160421-171656-2.txt</text:p>
          </table:table-cell>
          <table:table-cell office:value-type="string" calcext:value-type="string">
            <text:p>host1-eth0.pcap-stat-160421-172049-3.txt</text:p>
          </table:table-cell>
          <table:table-cell office:value-type="string" calcext:value-type="string">
            <text:p>host1-eth0.pcap-stat-160421-172443-4.txt</text:p>
          </table:table-cell>
          <table:table-cell office:value-type="string" calcext:value-type="string">
            <text:p>host1-eth0.pcap-stat-160421-172816-5.txt</text:p>
          </table:table-cell>
          <table:table-cell office:value-type="string" calcext:value-type="string">
            <text:p>host1-eth0.pcap-stat-160421-173148-6.txt</text:p>
          </table:table-cell>
          <table:table-cell office:value-type="string" calcext:value-type="string">
            <text:p>host1-eth0.pcap-stat-160421-173524-7.txt</text:p>
          </table:table-cell>
          <table:table-cell office:value-type="string" calcext:value-type="string">
            <text:p>host1-eth0.pcap-stat-160421-173905-8.txt</text:p>
          </table:table-cell>
          <table:table-cell office:value-type="string" calcext:value-type="string">
            <text:p>host1-eth0.pcap-stat-160421-174246-9.txt</text:p>
          </table:table-cell>
          <table:table-cell office:value-type="string" calcext:value-type="string">
            <text:p>host1-eth0.pcap-stat-160421-174617-10.txt</text:p>
          </table:table-cell>
          <table:table-cell office:value-type="string" calcext:value-type="string">
            <text:p>host1-eth0.pcap-stat-160421-174943-11.txt</text:p>
          </table:table-cell>
          <table:table-cell office:value-type="string" calcext:value-type="string">
            <text:p>host1-eth0.pcap-stat-160421-175319-12.txt</text:p>
          </table:table-cell>
          <table:table-cell office:value-type="string" calcext:value-type="string">
            <text:p>host1-eth0.pcap-stat-160421-175658-13.txt</text:p>
          </table:table-cell>
          <table:table-cell office:value-type="string" calcext:value-type="string">
            <text:p>host1-eth0.pcap-stat-160421-180027-14.txt</text:p>
          </table:table-cell>
          <table:table-cell office:value-type="string" calcext:value-type="string">
            <text:p>host1-eth0.pcap-stat-160421-180354-15.txt</text:p>
          </table:table-cell>
          <table:table-cell office:value-type="string" calcext:value-type="string">
            <text:p>host1-eth0.pcap-stat-160421-180727-16.txt</text:p>
          </table:table-cell>
          <table:table-cell office:value-type="string" calcext:value-type="string">
            <text:p>host1-eth0.pcap-stat-160421-181115-17.txt</text:p>
          </table:table-cell>
          <table:table-cell office:value-type="string" calcext:value-type="string">
            <text:p>host1-eth0.pcap-stat-160421-181501-18.txt</text:p>
          </table:table-cell>
          <table:table-cell office:value-type="string" calcext:value-type="string">
            <text:p>host1-eth0.pcap-stat-160421-181829-19.txt</text:p>
          </table:table-cell>
          <table:table-cell office:value-type="string" calcext:value-type="string">
            <text:p>host1-eth0.pcap-stat-160421-182200-20.txt</text:p>
          </table:table-cell>
          <table:table-cell office:value-type="string" calcext:value-type="string">
            <text:p>host1-eth0.pcap-stat-160421-182532-21.txt</text:p>
          </table:table-cell>
          <table:table-cell office:value-type="string" calcext:value-type="string">
            <text:p>host1-eth0.pcap-stat-160421-182905-22.txt</text:p>
          </table:table-cell>
          <table:table-cell office:value-type="string" calcext:value-type="string">
            <text:p>host1-eth0.pcap-stat-160421-183245-23.txt</text:p>
          </table:table-cell>
          <table:table-cell office:value-type="string" calcext:value-type="string">
            <text:p>host1-eth0.pcap-stat-160421-183620-24.txt</text:p>
          </table:table-cell>
          <table:table-cell office:value-type="string" calcext:value-type="string">
            <text:p>host1-eth0.pcap-stat-160421-183949-25.txt</text:p>
          </table:table-cell>
          <table:table-cell office:value-type="string" calcext:value-type="string">
            <text:p>host1-eth0.pcap-stat-160421-184321-26.txt</text:p>
          </table:table-cell>
          <table:table-cell office:value-type="string" calcext:value-type="string">
            <text:p>host1-eth0.pcap-stat-160421-184653-27.txt</text:p>
          </table:table-cell>
          <table:table-cell office:value-type="string" calcext:value-type="string">
            <text:p>host1-eth0.pcap-stat-160421-185023-28.txt</text:p>
          </table:table-cell>
          <table:table-cell office:value-type="string" calcext:value-type="string">
            <text:p>host1-eth0.pcap-stat-160421-185352-29.txt</text:p>
          </table:table-cell>
          <table:table-cell office:value-type="string" calcext:value-type="string">
            <text:p>host1-eth0.pcap-stat-160421-185719-30.txt</text:p>
          </table:table-cell>
          <table:table-cell office:value-type="string" calcext:value-type="string">
            <text:p>host1-eth0.pcap-stat-160421-190047-31.txt</text:p>
          </table:table-cell>
          <table:table-cell table:number-columns-repeated="3"/>
          <table:table-cell table:style-name="ce2" office:value-type="string" calcext:value-type="string">
            <text:p>mediaVNormal</text:p>
          </table:table-cell>
          <table:table-cell table:style-name="ce2" office:value-type="string" calcext:value-type="string">
            <text:p>desvVNormal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table:formula="of:=AVERAGE([.B2:.AI2])" office:value-type="float" office:value="141.806451612903" calcext:value-type="float">
            <text:p>141.8064516129</text:p>
          </table:table-cell>
          <table:table-cell table:formula="of:=STDEVPA([.B2:.AI2])" office:value-type="float" office:value="5.17075744647139" calcext:value-type="float">
            <text:p>5.1707574465</text:p>
          </table:table-cell>
          <table:table-cell/>
          <table:table-cell table:style-name="ce5" office:value-type="string" calcext:value-type="string">
            <text:p>Vnormal PPS</text:p>
          </table:table-cell>
          <table:table-cell table:formula="of:=AVERAGE(#REF!)" office:value-type="string" office:string-value="" calcext:value-type="error">
            <text:p>#REF!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AVERAGE([.B3:.AI3])" office:value-type="float" office:value="55" calcext:value-type="float">
            <text:p>55</text:p>
          </table:table-cell>
          <table:table-cell table:formula="of:=STDEVPA([.B3:.AI3])" office:value-type="float" office:value="8.78414994877596" calcext:value-type="float">
            <text:p>8.7841499488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AVERAGE([.B4:.AI4])" office:value-type="float" office:value="41.6774193548387" calcext:value-type="float">
            <text:p>41.6774193548</text:p>
          </table:table-cell>
          <table:table-cell table:formula="of:=STDEVPA([.B4:.AI4])" office:value-type="float" office:value="6.82683082745736" calcext:value-type="float">
            <text:p>6.8268308275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AVERAGE([.B5:.AI5])" office:value-type="float" office:value="30.3225806451613" calcext:value-type="float">
            <text:p>30.3225806452</text:p>
          </table:table-cell>
          <table:table-cell table:formula="of:=STDEVPA([.B5:.AI5])" office:value-type="float" office:value="9.56602555679075" calcext:value-type="float">
            <text:p>9.5660255568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AVERAGE([.B6:.AI6])" office:value-type="float" office:value="26.0322580645161" calcext:value-type="float">
            <text:p>26.0322580645</text:p>
          </table:table-cell>
          <table:table-cell table:formula="of:=STDEVPA([.B6:.AI6])" office:value-type="float" office:value="7.85958987261173" calcext:value-type="float">
            <text:p>7.8595898726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B7:.AI7])" office:value-type="float" office:value="25.9354838709677" calcext:value-type="float">
            <text:p>25.935483871</text:p>
          </table:table-cell>
          <table:table-cell table:formula="of:=STDEVPA([.B7:.AI7])" office:value-type="float" office:value="7.61126280850047" calcext:value-type="float">
            <text:p>7.6112628085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AVERAGE([.B8:.AI8])" office:value-type="float" office:value="23" calcext:value-type="float">
            <text:p>23</text:p>
          </table:table-cell>
          <table:table-cell table:formula="of:=STDEVPA([.B8:.AI8])" office:value-type="float" office:value="13.6806904183444" calcext:value-type="float">
            <text:p>13.6806904183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AVERAGE([.B9:.AI9])" office:value-type="float" office:value="16.6774193548387" calcext:value-type="float">
            <text:p>16.6774193548</text:p>
          </table:table-cell>
          <table:table-cell table:formula="of:=STDEVPA([.B9:.AI9])" office:value-type="float" office:value="14.1247599963034" calcext:value-type="float">
            <text:p>14.1247599963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:.AI10])" office:value-type="float" office:value="19.0322580645161" calcext:value-type="float">
            <text:p>19.0322580645</text:p>
          </table:table-cell>
          <table:table-cell table:formula="of:=STDEVPA([.B10:.AI10])" office:value-type="float" office:value="14.474636038586" calcext:value-type="float">
            <text:p>14.4746360386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AVERAGE([.B11:.AI11])" office:value-type="float" office:value="13.8709677419355" calcext:value-type="float">
            <text:p>13.8709677419</text:p>
          </table:table-cell>
          <table:table-cell table:formula="of:=STDEVPA([.B11:.AI11])" office:value-type="float" office:value="16.0558339020208" calcext:value-type="float">
            <text:p>16.055833902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2:.AI12])" office:value-type="float" office:value="14" calcext:value-type="float">
            <text:p>14</text:p>
          </table:table-cell>
          <table:table-cell table:formula="of:=STDEVPA([.B12:.AI12])" office:value-type="float" office:value="15.3979470772421" calcext:value-type="float">
            <text:p>15.3979470772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3:.AI13])" office:value-type="float" office:value="9.70967741935484" calcext:value-type="float">
            <text:p>9.7096774194</text:p>
          </table:table-cell>
          <table:table-cell table:formula="of:=STDEVPA([.B13:.AI13])" office:value-type="float" office:value="14.2742573353778" calcext:value-type="float">
            <text:p>14.2742573354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AVERAGE([.B14:.AI14])" office:value-type="float" office:value="18.5161290322581" calcext:value-type="float">
            <text:p>18.5161290323</text:p>
          </table:table-cell>
          <table:table-cell table:formula="of:=STDEVPA([.B14:.AI14])" office:value-type="float" office:value="18.8694512762619" calcext:value-type="float">
            <text:p>18.8694512763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formula="of:=AVERAGE([.B15:.AI15])" office:value-type="float" office:value="8.45161290322581" calcext:value-type="float">
            <text:p>8.4516129032</text:p>
          </table:table-cell>
          <table:table-cell table:formula="of:=STDEVPA([.B15:.AI15])" office:value-type="float" office:value="15.4853493917845" calcext:value-type="float">
            <text:p>15.4853493918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6:.AI16])" office:value-type="float" office:value="12" calcext:value-type="float">
            <text:p>12</text:p>
          </table:table-cell>
          <table:table-cell table:formula="of:=STDEVPA([.B16:.AI16])" office:value-type="float" office:value="18.4040668717367" calcext:value-type="float">
            <text:p>18.4040668717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AVERAGE([.B17:.AI17])" office:value-type="float" office:value="14.3225806451613" calcext:value-type="float">
            <text:p>14.3225806452</text:p>
          </table:table-cell>
          <table:table-cell table:formula="of:=STDEVPA([.B17:.AI17])" office:value-type="float" office:value="19.5173819912375" calcext:value-type="float">
            <text:p>19.5173819912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/>
          <table:table-cell table:formula="of:=AVERAGE([.B18:.AI18])" office:value-type="float" office:value="6.19354838709677" calcext:value-type="float">
            <text:p>6.1935483871</text:p>
          </table:table-cell>
          <table:table-cell table:formula="of:=STDEVPA([.B18:.AI18])" office:value-type="float" office:value="14.2792864980299" calcext:value-type="float">
            <text:p>14.279286498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9:.AI19])" office:value-type="float" office:value="9.16129032258065" calcext:value-type="float">
            <text:p>9.1612903226</text:p>
          </table:table-cell>
          <table:table-cell table:formula="of:=STDEVPA([.B19:.AI19])" office:value-type="float" office:value="16.7776671341429" calcext:value-type="float">
            <text:p>16.7776671341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20:.AI20])" office:value-type="float" office:value="5.32258064516129" calcext:value-type="float">
            <text:p>5.3225806452</text:p>
          </table:table-cell>
          <table:table-cell table:formula="of:=STDEVPA([.B20:.AI20])" office:value-type="float" office:value="13.4365584513926" calcext:value-type="float">
            <text:p>13.4365584514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21:.AI21])" office:value-type="float" office:value="13.6774193548387" calcext:value-type="float">
            <text:p>13.6774193548</text:p>
          </table:table-cell>
          <table:table-cell table:formula="of:=STDEVPA([.B21:.AI21])" office:value-type="float" office:value="18.7777959075798" calcext:value-type="float">
            <text:p>18.7777959076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22:.AI22])" office:value-type="float" office:value="8.16129032258065" calcext:value-type="float">
            <text:p>8.1612903226</text:p>
          </table:table-cell>
          <table:table-cell table:formula="of:=STDEVPA([.B22:.AI22])" office:value-type="float" office:value="17.7565921864811" calcext:value-type="float">
            <text:p>17.7565921865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  <table:table-cell table:formula="of:=AVERAGE([.B23:.AI23])" office:value-type="float" office:value="5.61290322580645" calcext:value-type="float">
            <text:p>5.6129032258</text:p>
          </table:table-cell>
          <table:table-cell table:formula="of:=STDEVPA([.B23:.AI23])" office:value-type="float" office:value="13.7457968223365" calcext:value-type="float">
            <text:p>13.7457968223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24:.AI24])" office:value-type="float" office:value="11.9677419354839" calcext:value-type="float">
            <text:p>11.9677419355</text:p>
          </table:table-cell>
          <table:table-cell table:formula="of:=STDEVPA([.B24:.AI24])" office:value-type="float" office:value="17.8424717493668" calcext:value-type="float">
            <text:p>17.8424717494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AVERAGE([.B25:.AI25])" office:value-type="float" office:value="13.7096774193548" calcext:value-type="float">
            <text:p>13.7096774194</text:p>
          </table:table-cell>
          <table:table-cell table:formula="of:=STDEVPA([.B25:.AI25])" office:value-type="float" office:value="17.2012631726467" calcext:value-type="float">
            <text:p>17.2012631726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26:.AI26])" office:value-type="float" office:value="7.19354838709677" calcext:value-type="float">
            <text:p>7.1935483871</text:p>
          </table:table-cell>
          <table:table-cell table:formula="of:=STDEVPA([.B26:.AI26])" office:value-type="float" office:value="14.0239871805848" calcext:value-type="float">
            <text:p>14.0239871806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7:.AI27])" office:value-type="float" office:value="7.64516129032258" calcext:value-type="float">
            <text:p>7.6451612903</text:p>
          </table:table-cell>
          <table:table-cell table:formula="of:=STDEVPA([.B27:.AI27])" office:value-type="float" office:value="14.2614942598023" calcext:value-type="float">
            <text:p>14.2614942598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28:.AI28])" office:value-type="float" office:value="5.48387096774194" calcext:value-type="float">
            <text:p>5.4838709677</text:p>
          </table:table-cell>
          <table:table-cell table:formula="of:=STDEVPA([.B28:.AI28])" office:value-type="float" office:value="12.6232529107147" calcext:value-type="float">
            <text:p>12.6232529107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29:.AI29])" office:value-type="float" office:value="9.12903225806452" calcext:value-type="float">
            <text:p>9.1290322581</text:p>
          </table:table-cell>
          <table:table-cell table:formula="of:=STDEVPA([.B29:.AI29])" office:value-type="float" office:value="15.7924888955189" calcext:value-type="float">
            <text:p>15.7924888955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30:.AI30])" office:value-type="float" office:value="11" calcext:value-type="float">
            <text:p>11</text:p>
          </table:table-cell>
          <table:table-cell table:formula="of:=STDEVPA([.B30:.AI30])" office:value-type="float" office:value="19.0296881807891" calcext:value-type="float">
            <text:p>19.0296881808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  <table:table-cell table:formula="of:=AVERAGE([.B31:.AI31])" office:value-type="float" office:value="3.74193548387097" calcext:value-type="float">
            <text:p>3.7419354839</text:p>
          </table:table-cell>
          <table:table-cell table:formula="of:=STDEVPA([.B31:.AI31])" office:value-type="float" office:value="11.4496590791209" calcext:value-type="float">
            <text:p>11.4496590791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2:.AI32])" office:value-type="float" office:value="11.3225806451613" calcext:value-type="float">
            <text:p>11.3225806452</text:p>
          </table:table-cell>
          <table:table-cell table:formula="of:=STDEVPA([.B32:.AI32])" office:value-type="float" office:value="16.0027963217203" calcext:value-type="float">
            <text:p>16.0027963217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AVERAGE([.B33:.AI33])" office:value-type="float" office:value="9.90322580645161" calcext:value-type="float">
            <text:p>9.9032258065</text:p>
          </table:table-cell>
          <table:table-cell table:formula="of:=STDEVPA([.B33:.AI33])" office:value-type="float" office:value="20.2123482518048" calcext:value-type="float">
            <text:p>20.2123482518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4:.AI34])" office:value-type="float" office:value="13.0967741935484" calcext:value-type="float">
            <text:p>13.0967741935</text:p>
          </table:table-cell>
          <table:table-cell table:formula="of:=STDEVPA([.B34:.AI34])" office:value-type="float" office:value="16.4852912714289" calcext:value-type="float">
            <text:p>16.4852912714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35:.AI35])" office:value-type="float" office:value="7.12903225806452" calcext:value-type="float">
            <text:p>7.1290322581</text:p>
          </table:table-cell>
          <table:table-cell table:formula="of:=STDEVPA([.B35:.AI35])" office:value-type="float" office:value="15.8108617942343" calcext:value-type="float">
            <text:p>15.8108617942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36:.AI36])" office:value-type="float" office:value="11.7741935483871" calcext:value-type="float">
            <text:p>11.7741935484</text:p>
          </table:table-cell>
          <table:table-cell table:formula="of:=STDEVPA([.B36:.AI36])" office:value-type="float" office:value="20.2909636290344" calcext:value-type="float">
            <text:p>20.290963629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37:.AI37])" office:value-type="float" office:value="15.0645161290323" calcext:value-type="float">
            <text:p>15.064516129</text:p>
          </table:table-cell>
          <table:table-cell table:formula="of:=STDEVPA([.B37:.AI37])" office:value-type="float" office:value="29.3311850819952" calcext:value-type="float">
            <text:p>29.331185082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38:.AI38])" office:value-type="float" office:value="24.7741935483871" calcext:value-type="float">
            <text:p>24.7741935484</text:p>
          </table:table-cell>
          <table:table-cell table:formula="of:=STDEVPA([.B38:.AI38])" office:value-type="float" office:value="31.210740166952" calcext:value-type="float">
            <text:p>31.210740167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39:.AI39])" office:value-type="float" office:value="12.741935483871" calcext:value-type="float">
            <text:p>12.7419354839</text:p>
          </table:table-cell>
          <table:table-cell table:formula="of:=STDEVPA([.B39:.AI39])" office:value-type="float" office:value="27.0101148818609" calcext:value-type="float">
            <text:p>27.0101148819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40:.AI40])" office:value-type="float" office:value="20.2258064516129" calcext:value-type="float">
            <text:p>20.2258064516</text:p>
          </table:table-cell>
          <table:table-cell table:formula="of:=STDEVPA([.B40:.AI40])" office:value-type="float" office:value="25.9126444130789" calcext:value-type="float">
            <text:p>25.9126444131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AVERAGE([.B41:.AI41])" office:value-type="float" office:value="17.5161290322581" calcext:value-type="float">
            <text:p>17.5161290323</text:p>
          </table:table-cell>
          <table:table-cell table:formula="of:=STDEVPA([.B41:.AI41])" office:value-type="float" office:value="27.0732232523886" calcext:value-type="float">
            <text:p>27.0732232524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AVERAGE([.B42:.AI42])" office:value-type="float" office:value="17.1935483870968" calcext:value-type="float">
            <text:p>17.1935483871</text:p>
          </table:table-cell>
          <table:table-cell table:formula="of:=STDEVPA([.B42:.AI42])" office:value-type="float" office:value="25.0990545443818" calcext:value-type="float">
            <text:p>25.0990545444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43:.AI43])" office:value-type="float" office:value="13.0645161290323" calcext:value-type="float">
            <text:p>13.064516129</text:p>
          </table:table-cell>
          <table:table-cell table:formula="of:=STDEVPA([.B43:.AI43])" office:value-type="float" office:value="27.9884025335276" calcext:value-type="float">
            <text:p>27.9884025335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44:.AI44])" office:value-type="float" office:value="18.1290322580645" calcext:value-type="float">
            <text:p>18.1290322581</text:p>
          </table:table-cell>
          <table:table-cell table:formula="of:=STDEVPA([.B44:.AI44])" office:value-type="float" office:value="26.3753818935616" calcext:value-type="float">
            <text:p>26.3753818936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45:.AI45])" office:value-type="float" office:value="10.1935483870968" calcext:value-type="float">
            <text:p>10.1935483871</text:p>
          </table:table-cell>
          <table:table-cell table:formula="of:=STDEVPA([.B45:.AI45])" office:value-type="float" office:value="20.5055765111374" calcext:value-type="float">
            <text:p>20.5055765111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46:.AI46])" office:value-type="float" office:value="10.7096774193548" calcext:value-type="float">
            <text:p>10.7096774194</text:p>
          </table:table-cell>
          <table:table-cell table:formula="of:=STDEVPA([.B46:.AI46])" office:value-type="float" office:value="20.4658544085053" calcext:value-type="float">
            <text:p>20.4658544085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47:.AI47])" office:value-type="float" office:value="12.4516129032258" calcext:value-type="float">
            <text:p>12.4516129032</text:p>
          </table:table-cell>
          <table:table-cell table:formula="of:=STDEVPA([.B47:.AI47])" office:value-type="float" office:value="27.4893982023538" calcext:value-type="float">
            <text:p>27.4893982024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48:.AI48])" office:value-type="float" office:value="7.93548387096774" calcext:value-type="float">
            <text:p>7.935483871</text:p>
          </table:table-cell>
          <table:table-cell table:formula="of:=STDEVPA([.B48:.AI48])" office:value-type="float" office:value="16.8827751194408" calcext:value-type="float">
            <text:p>16.8827751194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49:.AI49])" office:value-type="float" office:value="18.9032258064516" calcext:value-type="float">
            <text:p>18.9032258065</text:p>
          </table:table-cell>
          <table:table-cell table:formula="of:=STDEVPA([.B49:.AI49])" office:value-type="float" office:value="30.5955455736454" calcext:value-type="float">
            <text:p>30.5955455736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AVERAGE([.B50:.AI50])" office:value-type="float" office:value="17.741935483871" calcext:value-type="float">
            <text:p>17.7419354839</text:p>
          </table:table-cell>
          <table:table-cell table:formula="of:=STDEVPA([.B50:.AI50])" office:value-type="float" office:value="25.685401579855" calcext:value-type="float">
            <text:p>25.6854015799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51:.AI51])" office:value-type="float" office:value="24.0967741935484" calcext:value-type="float">
            <text:p>24.0967741935</text:p>
          </table:table-cell>
          <table:table-cell table:formula="of:=STDEVPA([.B51:.AI51])" office:value-type="float" office:value="37.1807744620008" calcext:value-type="float">
            <text:p>37.180774462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52:.AI52])" office:value-type="float" office:value="19.1612903225806" calcext:value-type="float">
            <text:p>19.1612903226</text:p>
          </table:table-cell>
          <table:table-cell table:formula="of:=STDEVPA([.B52:.AI52])" office:value-type="float" office:value="32.1770272431441" calcext:value-type="float">
            <text:p>32.1770272431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3:.AI53])" office:value-type="float" office:value="18.8387096774194" calcext:value-type="float">
            <text:p>18.8387096774</text:p>
          </table:table-cell>
          <table:table-cell table:formula="of:=STDEVPA([.B53:.AI53])" office:value-type="float" office:value="34.8796056264638" calcext:value-type="float">
            <text:p>34.8796056265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54:.AI54])" office:value-type="float" office:value="22.3548387096774" calcext:value-type="float">
            <text:p>22.3548387097</text:p>
          </table:table-cell>
          <table:table-cell table:formula="of:=STDEVPA([.B54:.AI54])" office:value-type="float" office:value="44.870817003063" calcext:value-type="float">
            <text:p>44.8708170031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5:.AI55])" office:value-type="float" office:value="18.8387096774194" calcext:value-type="float">
            <text:p>18.8387096774</text:p>
          </table:table-cell>
          <table:table-cell table:formula="of:=STDEVPA([.B55:.AI55])" office:value-type="float" office:value="33.7840359076004" calcext:value-type="float">
            <text:p>33.7840359076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6:.AI56])" office:value-type="float" office:value="15.8709677419355" calcext:value-type="float">
            <text:p>15.8709677419</text:p>
          </table:table-cell>
          <table:table-cell table:formula="of:=STDEVPA([.B56:.AI56])" office:value-type="float" office:value="25.7240215782884" calcext:value-type="float">
            <text:p>25.7240215783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57:.AI57])" office:value-type="float" office:value="23.741935483871" calcext:value-type="float">
            <text:p>23.7419354839</text:p>
          </table:table-cell>
          <table:table-cell table:formula="of:=STDEVPA([.B57:.AI57])" office:value-type="float" office:value="30.3176385814781" calcext:value-type="float">
            <text:p>30.3176385815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8:.AI58])" office:value-type="float" office:value="15.4193548387097" calcext:value-type="float">
            <text:p>15.4193548387</text:p>
          </table:table-cell>
          <table:table-cell table:formula="of:=STDEVPA([.B58:.AI58])" office:value-type="float" office:value="25.1277692340673" calcext:value-type="float">
            <text:p>25.1277692341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9:.AI59])" office:value-type="float" office:value="17.3548387096774" calcext:value-type="float">
            <text:p>17.3548387097</text:p>
          </table:table-cell>
          <table:table-cell table:formula="of:=STDEVPA([.B59:.AI59])" office:value-type="float" office:value="24.1668239496359" calcext:value-type="float">
            <text:p>24.1668239496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0:.AI60])" office:value-type="float" office:value="23.3225806451613" calcext:value-type="float">
            <text:p>23.3225806452</text:p>
          </table:table-cell>
          <table:table-cell table:formula="of:=STDEVPA([.B60:.AI60])" office:value-type="float" office:value="33.8967950685742" calcext:value-type="float">
            <text:p>33.8967950686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1:.AI61])" office:value-type="float" office:value="17.8709677419355" calcext:value-type="float">
            <text:p>17.8709677419</text:p>
          </table:table-cell>
          <table:table-cell table:formula="of:=STDEVPA([.B61:.AI61])" office:value-type="float" office:value="30.3992168144912" calcext:value-type="float">
            <text:p>30.3992168145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62:.AI62])" office:value-type="float" office:value="14.6451612903226" calcext:value-type="float">
            <text:p>14.6451612903</text:p>
          </table:table-cell>
          <table:table-cell table:formula="of:=STDEVPA([.B62:.AI62])" office:value-type="float" office:value="26.9677805216578" calcext:value-type="float">
            <text:p>26.9677805217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3:.AI63])" office:value-type="float" office:value="11.0322580645161" calcext:value-type="float">
            <text:p>11.0322580645</text:p>
          </table:table-cell>
          <table:table-cell table:formula="of:=STDEVPA([.B63:.AI63])" office:value-type="float" office:value="24.9198507101723" calcext:value-type="float">
            <text:p>24.9198507102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4:.AI64])" office:value-type="float" office:value="20.5483870967742" calcext:value-type="float">
            <text:p>20.5483870968</text:p>
          </table:table-cell>
          <table:table-cell table:formula="of:=STDEVPA([.B64:.AI64])" office:value-type="float" office:value="29.6570056018727" calcext:value-type="float">
            <text:p>29.6570056019</text:p>
          </table:table-cell>
          <table:table-cell table:number-columns-repeated="987"/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5:.AI65])" office:value-type="float" office:value="16.8709677419355" calcext:value-type="float">
            <text:p>16.8709677419</text:p>
          </table:table-cell>
          <table:table-cell table:formula="of:=STDEVPA([.B65:.AI65])" office:value-type="float" office:value="28.2908191371436" calcext:value-type="float">
            <text:p>28.2908191371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6:.AI66])" office:value-type="float" office:value="9.96774193548387" calcext:value-type="float">
            <text:p>9.9677419355</text:p>
          </table:table-cell>
          <table:table-cell table:formula="of:=STDEVPA([.B66:.AI66])" office:value-type="float" office:value="19.9037747610812" calcext:value-type="float">
            <text:p>19.9037747611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7:.AI67])" office:value-type="float" office:value="14.9032258064516" calcext:value-type="float">
            <text:p>14.9032258065</text:p>
          </table:table-cell>
          <table:table-cell table:formula="of:=STDEVPA([.B67:.AI67])" office:value-type="float" office:value="27.2460175707412" calcext:value-type="float">
            <text:p>27.2460175707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([.B68:.AI68])" office:value-type="float" office:value="22.7096774193548" calcext:value-type="float">
            <text:p>22.7096774194</text:p>
          </table:table-cell>
          <table:table-cell table:formula="of:=STDEVPA([.B68:.AI68])" office:value-type="float" office:value="26.6072916859962" calcext:value-type="float">
            <text:p>26.607291686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AVERAGE([.B69:.AI69])" office:value-type="float" office:value="13.7096774193548" calcext:value-type="float">
            <text:p>13.7096774194</text:p>
          </table:table-cell>
          <table:table-cell table:formula="of:=STDEVPA([.B69:.AI69])" office:value-type="float" office:value="24.4991027464234" calcext:value-type="float">
            <text:p>24.4991027464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70:.AI70])" office:value-type="float" office:value="11.8387096774194" calcext:value-type="float">
            <text:p>11.8387096774</text:p>
          </table:table-cell>
          <table:table-cell table:formula="of:=STDEVPA([.B70:.AI70])" office:value-type="float" office:value="23.2782561898071" calcext:value-type="float">
            <text:p>23.2782561898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71:.AI71])" office:value-type="float" office:value="13.6774193548387" calcext:value-type="float">
            <text:p>13.6774193548</text:p>
          </table:table-cell>
          <table:table-cell table:formula="of:=STDEVPA([.B71:.AI71])" office:value-type="float" office:value="28.113120684666" calcext:value-type="float">
            <text:p>28.1131206847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72:.AI72])" office:value-type="float" office:value="13.1935483870968" calcext:value-type="float">
            <text:p>13.1935483871</text:p>
          </table:table-cell>
          <table:table-cell table:formula="of:=STDEVPA([.B72:.AI72])" office:value-type="float" office:value="25.263028392059" calcext:value-type="float">
            <text:p>25.2630283921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3:.AI73])" office:value-type="float" office:value="10.7741935483871" calcext:value-type="float">
            <text:p>10.7741935484</text:p>
          </table:table-cell>
          <table:table-cell table:formula="of:=STDEVPA([.B73:.AI73])" office:value-type="float" office:value="21.9025844364266" calcext:value-type="float">
            <text:p>21.9025844364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4:.AI74])" office:value-type="float" office:value="14.9032258064516" calcext:value-type="float">
            <text:p>14.9032258065</text:p>
          </table:table-cell>
          <table:table-cell table:formula="of:=STDEVPA([.B74:.AI74])" office:value-type="float" office:value="23.0404340778857" calcext:value-type="float">
            <text:p>23.0404340779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5:.AI75])" office:value-type="float" office:value="18.3870967741935" calcext:value-type="float">
            <text:p>18.3870967742</text:p>
          </table:table-cell>
          <table:table-cell table:formula="of:=STDEVPA([.B75:.AI75])" office:value-type="float" office:value="31.1071793594391" calcext:value-type="float">
            <text:p>31.1071793594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6:.AI76])" office:value-type="float" office:value="29.5483870967742" calcext:value-type="float">
            <text:p>29.5483870968</text:p>
          </table:table-cell>
          <table:table-cell table:formula="of:=STDEVPA([.B76:.AI76])" office:value-type="float" office:value="37.4517657188958" calcext:value-type="float">
            <text:p>37.4517657189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AVERAGE([.B77:.AI77])" office:value-type="float" office:value="31.0967741935484" calcext:value-type="float">
            <text:p>31.0967741935</text:p>
          </table:table-cell>
          <table:table-cell table:formula="of:=STDEVPA([.B77:.AI77])" office:value-type="float" office:value="36.933553971274" calcext:value-type="float">
            <text:p>36.9335539713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78:.AI78])" office:value-type="float" office:value="18.3870967741935" calcext:value-type="float">
            <text:p>18.3870967742</text:p>
          </table:table-cell>
          <table:table-cell table:formula="of:=STDEVPA([.B78:.AI78])" office:value-type="float" office:value="30.7903183561734" calcext:value-type="float">
            <text:p>30.7903183562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79:.AI79])" office:value-type="float" office:value="19.0322580645161" calcext:value-type="float">
            <text:p>19.0322580645</text:p>
          </table:table-cell>
          <table:table-cell table:formula="of:=STDEVPA([.B79:.AI79])" office:value-type="float" office:value="30.1955816795382" calcext:value-type="float">
            <text:p>30.1955816795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80:.AI80])" office:value-type="float" office:value="18.5483870967742" calcext:value-type="float">
            <text:p>18.5483870968</text:p>
          </table:table-cell>
          <table:table-cell table:formula="of:=STDEVPA([.B80:.AI80])" office:value-type="float" office:value="30.1467793279839" calcext:value-type="float">
            <text:p>30.146779328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81:.AI81])" office:value-type="float" office:value="16.9032258064516" calcext:value-type="float">
            <text:p>16.9032258065</text:p>
          </table:table-cell>
          <table:table-cell table:formula="of:=STDEVPA([.B81:.AI81])" office:value-type="float" office:value="28.5050701078288" calcext:value-type="float">
            <text:p>28.5050701078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82:.AI82])" office:value-type="float" office:value="17.4516129032258" calcext:value-type="float">
            <text:p>17.4516129032</text:p>
          </table:table-cell>
          <table:table-cell table:formula="of:=STDEVPA([.B82:.AI82])" office:value-type="float" office:value="28.635460432351" calcext:value-type="float">
            <text:p>28.6354604324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3:.AI83])" office:value-type="float" office:value="23.8387096774194" calcext:value-type="float">
            <text:p>23.8387096774</text:p>
          </table:table-cell>
          <table:table-cell table:formula="of:=STDEVPA([.B83:.AI83])" office:value-type="float" office:value="33.4934724253736" calcext:value-type="float">
            <text:p>33.4934724254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4:.AI84])" office:value-type="float" office:value="22.3225806451613" calcext:value-type="float">
            <text:p>22.3225806452</text:p>
          </table:table-cell>
          <table:table-cell table:formula="of:=STDEVPA([.B84:.AI84])" office:value-type="float" office:value="31.4102788772517" calcext:value-type="float">
            <text:p>31.4102788773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AVERAGE([.B85:.AI85])" office:value-type="float" office:value="25.6129032258065" calcext:value-type="float">
            <text:p>25.6129032258</text:p>
          </table:table-cell>
          <table:table-cell table:formula="of:=STDEVPA([.B85:.AI85])" office:value-type="float" office:value="32.7578381847615" calcext:value-type="float">
            <text:p>32.7578381848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AVERAGE([.B86:.AI86])" office:value-type="float" office:value="19.1612903225806" calcext:value-type="float">
            <text:p>19.1612903226</text:p>
          </table:table-cell>
          <table:table-cell table:formula="of:=STDEVPA([.B86:.AI86])" office:value-type="float" office:value="30.6384712561791" calcext:value-type="float">
            <text:p>30.6384712562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87:.AI87])" office:value-type="float" office:value="10.0967741935484" calcext:value-type="float">
            <text:p>10.0967741935</text:p>
          </table:table-cell>
          <table:table-cell table:formula="of:=STDEVPA([.B87:.AI87])" office:value-type="float" office:value="20.3507229620484" calcext:value-type="float">
            <text:p>20.350722962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88:.AI88])" office:value-type="float" office:value="22.7096774193548" calcext:value-type="float">
            <text:p>22.7096774194</text:p>
          </table:table-cell>
          <table:table-cell table:formula="of:=STDEVPA([.B88:.AI88])" office:value-type="float" office:value="34.6430587455955" calcext:value-type="float">
            <text:p>34.6430587456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89:.AI89])" office:value-type="float" office:value="9.90322580645161" calcext:value-type="float">
            <text:p>9.9032258065</text:p>
          </table:table-cell>
          <table:table-cell table:formula="of:=STDEVPA([.B89:.AI89])" office:value-type="float" office:value="20.5824147282525" calcext:value-type="float">
            <text:p>20.5824147283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90:.AI90])" office:value-type="float" office:value="24.258064516129" calcext:value-type="float">
            <text:p>24.2580645161</text:p>
          </table:table-cell>
          <table:table-cell table:formula="of:=STDEVPA([.B90:.AI90])" office:value-type="float" office:value="36.9751160803739" calcext:value-type="float">
            <text:p>36.9751160804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1:.AI91])" office:value-type="float" office:value="13.6451612903226" calcext:value-type="float">
            <text:p>13.6451612903</text:p>
          </table:table-cell>
          <table:table-cell table:formula="of:=STDEVPA([.B91:.AI91])" office:value-type="float" office:value="24.5561218792418" calcext:value-type="float">
            <text:p>24.5561218792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2:.AI92])" office:value-type="float" office:value="16.1612903225806" calcext:value-type="float">
            <text:p>16.1612903226</text:p>
          </table:table-cell>
          <table:table-cell table:formula="of:=STDEVPA([.B92:.AI92])" office:value-type="float" office:value="25.3607478954967" calcext:value-type="float">
            <text:p>25.3607478955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AVERAGE([.B93:.AI93])" office:value-type="float" office:value="15.5483870967742" calcext:value-type="float">
            <text:p>15.5483870968</text:p>
          </table:table-cell>
          <table:table-cell table:formula="of:=STDEVPA([.B93:.AI93])" office:value-type="float" office:value="27.1671513100246" calcext:value-type="float">
            <text:p>27.16715131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AVERAGE([.B94:.AI94])" office:value-type="float" office:value="15.6129032258065" calcext:value-type="float">
            <text:p>15.6129032258</text:p>
          </table:table-cell>
          <table:table-cell table:formula="of:=STDEVPA([.B94:.AI94])" office:value-type="float" office:value="29.5249237734722" calcext:value-type="float">
            <text:p>29.5249237735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5:.AI95])" office:value-type="float" office:value="10.5806451612903" calcext:value-type="float">
            <text:p>10.5806451613</text:p>
          </table:table-cell>
          <table:table-cell table:formula="of:=STDEVPA([.B95:.AI95])" office:value-type="float" office:value="21.6463871582101" calcext:value-type="float">
            <text:p>21.6463871582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6:.AI96])" office:value-type="float" office:value="26.7741935483871" calcext:value-type="float">
            <text:p>26.7741935484</text:p>
          </table:table-cell>
          <table:table-cell table:formula="of:=STDEVPA([.B96:.AI96])" office:value-type="float" office:value="39.8324795964455" calcext:value-type="float">
            <text:p>39.8324795964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97:.AI97])" office:value-type="float" office:value="19.741935483871" calcext:value-type="float">
            <text:p>19.7419354839</text:p>
          </table:table-cell>
          <table:table-cell table:formula="of:=STDEVPA([.B97:.AI97])" office:value-type="float" office:value="33.9040084621611" calcext:value-type="float">
            <text:p>33.9040084622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98:.AI98])" office:value-type="float" office:value="21.5161290322581" calcext:value-type="float">
            <text:p>21.5161290323</text:p>
          </table:table-cell>
          <table:table-cell table:formula="of:=STDEVPA([.B98:.AI98])" office:value-type="float" office:value="36.6587321532009" calcext:value-type="float">
            <text:p>36.6587321532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99:.AI99])" office:value-type="float" office:value="26.8709677419355" calcext:value-type="float">
            <text:p>26.8709677419</text:p>
          </table:table-cell>
          <table:table-cell table:formula="of:=STDEVPA([.B99:.AI99])" office:value-type="float" office:value="41.9729113376741" calcext:value-type="float">
            <text:p>41.9729113377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0:.AI100])" office:value-type="float" office:value="22.2903225806452" calcext:value-type="float">
            <text:p>22.2903225806</text:p>
          </table:table-cell>
          <table:table-cell table:formula="of:=STDEVPA([.B100:.AI100])" office:value-type="float" office:value="34.271396470307" calcext:value-type="float">
            <text:p>34.2713964703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101:.AI101])" office:value-type="float" office:value="16.7096774193548" calcext:value-type="float">
            <text:p>16.7096774194</text:p>
          </table:table-cell>
          <table:table-cell table:formula="of:=STDEVPA([.B101:.AI101])" office:value-type="float" office:value="28.4584513762547" calcext:value-type="float">
            <text:p>28.4584513763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AVERAGE([.B102:.AI102])" office:value-type="float" office:value="31.6129032258064" calcext:value-type="float">
            <text:p>31.6129032258</text:p>
          </table:table-cell>
          <table:table-cell table:formula="of:=STDEVPA([.B102:.AI102])" office:value-type="float" office:value="48.8841140627537" calcext:value-type="float">
            <text:p>48.8841140628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103:.AI103])" office:value-type="float" office:value="19.258064516129" calcext:value-type="float">
            <text:p>19.2580645161</text:p>
          </table:table-cell>
          <table:table-cell table:formula="of:=STDEVPA([.B103:.AI103])" office:value-type="float" office:value="27.8266149482776" calcext:value-type="float">
            <text:p>27.8266149483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104:.AI104])" office:value-type="float" office:value="30.4516129032258" calcext:value-type="float">
            <text:p>30.4516129032</text:p>
          </table:table-cell>
          <table:table-cell table:formula="of:=STDEVPA([.B104:.AI104])" office:value-type="float" office:value="44.3605744092057" calcext:value-type="float">
            <text:p>44.3605744092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105:.AI105])" office:value-type="float" office:value="19.3225806451613" calcext:value-type="float">
            <text:p>19.3225806452</text:p>
          </table:table-cell>
          <table:table-cell table:formula="of:=STDEVPA([.B105:.AI105])" office:value-type="float" office:value="30.5913619441557" calcext:value-type="float">
            <text:p>30.5913619442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06:.AI106])" office:value-type="float" office:value="31.1612903225806" calcext:value-type="float">
            <text:p>31.1612903226</text:p>
          </table:table-cell>
          <table:table-cell table:formula="of:=STDEVPA([.B106:.AI106])" office:value-type="float" office:value="38.2150930951444" calcext:value-type="float">
            <text:p>38.2150930951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07:.AI107])" office:value-type="float" office:value="32.7096774193548" calcext:value-type="float">
            <text:p>32.7096774194</text:p>
          </table:table-cell>
          <table:table-cell table:formula="of:=STDEVPA([.B107:.AI107])" office:value-type="float" office:value="34.895413829722" calcext:value-type="float">
            <text:p>34.8954138297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08:.AI108])" office:value-type="float" office:value="10.8709677419355" calcext:value-type="float">
            <text:p>10.8709677419</text:p>
          </table:table-cell>
          <table:table-cell table:formula="of:=STDEVPA([.B108:.AI108])" office:value-type="float" office:value="21.3129400879491" calcext:value-type="float">
            <text:p>21.3129400879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109:.AI109])" office:value-type="float" office:value="15.5161290322581" calcext:value-type="float">
            <text:p>15.5161290323</text:p>
          </table:table-cell>
          <table:table-cell table:formula="of:=STDEVPA([.B109:.AI109])" office:value-type="float" office:value="26.0295997363571" calcext:value-type="float">
            <text:p>26.0295997364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AVERAGE([.B110:.AI110])" office:value-type="float" office:value="27.258064516129" calcext:value-type="float">
            <text:p>27.2580645161</text:p>
          </table:table-cell>
          <table:table-cell table:formula="of:=STDEVPA([.B110:.AI110])" office:value-type="float" office:value="44.5963746117548" calcext:value-type="float">
            <text:p>44.5963746118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AVERAGE([.B111:.AI111])" office:value-type="float" office:value="33.551724137931" calcext:value-type="float">
            <text:p>33.5517241379</text:p>
          </table:table-cell>
          <table:table-cell table:formula="of:=STDEVPA([.B111:.AI111])" office:value-type="float" office:value="50.9805006488755" calcext:value-type="float">
            <text:p>50.9805006489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AVERAGE([.B112:.AI112])" office:value-type="float" office:value="41.9230769230769" calcext:value-type="float">
            <text:p>41.9230769231</text:p>
          </table:table-cell>
          <table:table-cell table:formula="of:=STDEVPA([.B112:.AI112])" office:value-type="float" office:value="61.9417503550291" calcext:value-type="float">
            <text:p>61.941750355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table:formula="of:=AVERAGE([.B113:.AI113])" office:value-type="float" office:value="50.7619047619048" calcext:value-type="float">
            <text:p>50.7619047619</text:p>
          </table:table-cell>
          <table:table-cell table:formula="of:=STDEVPA([.B113:.AI113])" office:value-type="float" office:value="53.9029458883487" calcext:value-type="float">
            <text:p>53.9029458883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  <table:table-cell table:formula="of:=AVERAGE([.B114:.AI114])" office:value-type="float" office:value="31.6315789473684" calcext:value-type="float">
            <text:p>31.6315789474</text:p>
          </table:table-cell>
          <table:table-cell table:formula="of:=STDEVPA([.B114:.AI114])" office:value-type="float" office:value="35.7470300317021" calcext:value-type="float">
            <text:p>35.7470300317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  <table:table-cell table:formula="of:=AVERAGE([.B115:.AI115])" office:value-type="float" office:value="44.2142857142857" calcext:value-type="float">
            <text:p>44.2142857143</text:p>
          </table:table-cell>
          <table:table-cell table:formula="of:=STDEVPA([.B115:.AI115])" office:value-type="float" office:value="43.1325667478297" calcext:value-type="float">
            <text:p>43.1325667478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9" calcext:value-type="float">
            <text:p>129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/>
          <table:table-cell table:formula="of:=AVERAGE([.B116:.AI116])" office:value-type="float" office:value="95.1" calcext:value-type="float">
            <text:p>95.1</text:p>
          </table:table-cell>
          <table:table-cell table:formula="of:=STDEVPA([.B116:.AI116])" office:value-type="float" office:value="48.6643454941349" calcext:value-type="float">
            <text:p>48.6643454941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-</text:p>
          </table:table-cell>
          <table:table-cell table:number-columns-repeated="992"/>
        </table:table-row>
        <table:table-row table:style-name="ro2" table:number-rows-repeated="11">
          <table:table-cell table:number-columns-repeated="1024"/>
        </table:table-row>
        <table:table-row table:style-name="ro2" table:number-rows-repeated="13">
          <table:table-cell table:style-name="ce1" table:number-columns-repeated="35"/>
          <table:table-cell table:number-columns-repeated="989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rmal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3"/>
        <table:table-column table:style-name="co4" table:number-columns-repeated="98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50eth0.pcap0stat0160421014372101.txt</text:p>
          </table:table-cell>
          <table:table-cell office:value-type="string" calcext:value-type="string">
            <text:p>host50eth0.pcap0stat0160421017165602.txt</text:p>
          </table:table-cell>
          <table:table-cell office:value-type="string" calcext:value-type="string">
            <text:p>host50eth0.pcap0stat0160421017204903.txt</text:p>
          </table:table-cell>
          <table:table-cell office:value-type="string" calcext:value-type="string">
            <text:p>host50eth0.pcap0stat0160421017244304.txt</text:p>
          </table:table-cell>
          <table:table-cell office:value-type="string" calcext:value-type="string">
            <text:p>host50eth0.pcap0stat0160421017281605.txt</text:p>
          </table:table-cell>
          <table:table-cell office:value-type="string" calcext:value-type="string">
            <text:p>host50eth0.pcap0stat0160421017314806.txt</text:p>
          </table:table-cell>
          <table:table-cell office:value-type="string" calcext:value-type="string">
            <text:p>host50eth0.pcap0stat0160421017352407.txt</text:p>
          </table:table-cell>
          <table:table-cell office:value-type="string" calcext:value-type="string">
            <text:p>host50eth0.pcap0stat0160421017390508.txt</text:p>
          </table:table-cell>
          <table:table-cell office:value-type="string" calcext:value-type="string">
            <text:p>host50eth0.pcap0stat0160421017424609.txt</text:p>
          </table:table-cell>
          <table:table-cell office:value-type="string" calcext:value-type="string">
            <text:p>host50eth0.pcap0stat01604210174617010.txt</text:p>
          </table:table-cell>
          <table:table-cell office:value-type="string" calcext:value-type="string">
            <text:p>host50eth0.pcap0stat01604210174943011.txt</text:p>
          </table:table-cell>
          <table:table-cell office:value-type="string" calcext:value-type="string">
            <text:p>host50eth0.pcap0stat01604210175319012.txt</text:p>
          </table:table-cell>
          <table:table-cell office:value-type="string" calcext:value-type="string">
            <text:p>host50eth0.pcap0stat01604210175658013.txt</text:p>
          </table:table-cell>
          <table:table-cell office:value-type="string" calcext:value-type="string">
            <text:p>host50eth0.pcap0stat01604210180027014.txt</text:p>
          </table:table-cell>
          <table:table-cell office:value-type="string" calcext:value-type="string">
            <text:p>host50eth0.pcap0stat01604210180354015.txt</text:p>
          </table:table-cell>
          <table:table-cell office:value-type="string" calcext:value-type="string">
            <text:p>host50eth0.pcap0stat01604210180727016.txt</text:p>
          </table:table-cell>
          <table:table-cell office:value-type="string" calcext:value-type="string">
            <text:p>host50eth0.pcap0stat01604210181115017.txt</text:p>
          </table:table-cell>
          <table:table-cell office:value-type="string" calcext:value-type="string">
            <text:p>host50eth0.pcap0stat01604210181501018.txt</text:p>
          </table:table-cell>
          <table:table-cell office:value-type="string" calcext:value-type="string">
            <text:p>host50eth0.pcap0stat01604210181829019.txt</text:p>
          </table:table-cell>
          <table:table-cell office:value-type="string" calcext:value-type="string">
            <text:p>host50eth0.pcap0stat01604210182200020.txt</text:p>
          </table:table-cell>
          <table:table-cell office:value-type="string" calcext:value-type="string">
            <text:p>host50eth0.pcap0stat01604210182532021.txt</text:p>
          </table:table-cell>
          <table:table-cell office:value-type="string" calcext:value-type="string">
            <text:p>host50eth0.pcap0stat01604210182905022.txt</text:p>
          </table:table-cell>
          <table:table-cell office:value-type="string" calcext:value-type="string">
            <text:p>host50eth0.pcap0stat01604210183245023.txt</text:p>
          </table:table-cell>
          <table:table-cell office:value-type="string" calcext:value-type="string">
            <text:p>host50eth0.pcap0stat01604210183620024.txt</text:p>
          </table:table-cell>
          <table:table-cell office:value-type="string" calcext:value-type="string">
            <text:p>host50eth0.pcap0stat01604210183949025.txt</text:p>
          </table:table-cell>
          <table:table-cell office:value-type="string" calcext:value-type="string">
            <text:p>host50eth0.pcap0stat01604210184321026.txt</text:p>
          </table:table-cell>
          <table:table-cell office:value-type="string" calcext:value-type="string">
            <text:p>host50eth0.pcap0stat01604210184653027.txt</text:p>
          </table:table-cell>
          <table:table-cell office:value-type="string" calcext:value-type="string">
            <text:p>host50eth0.pcap0stat01604210185023028.txt</text:p>
          </table:table-cell>
          <table:table-cell office:value-type="string" calcext:value-type="string">
            <text:p>host50eth0.pcap0stat01604210185352029.txt</text:p>
          </table:table-cell>
          <table:table-cell office:value-type="string" calcext:value-type="string">
            <text:p>host50eth0.pcap0stat01604210185719030.txt</text:p>
          </table:table-cell>
          <table:table-cell office:value-type="string" calcext:value-type="string">
            <text:p>host50eth0.pcap0stat01604210190047031.txt</text:p>
          </table:table-cell>
          <table:table-cell table:number-columns-repeated="3"/>
          <table:table-cell table:style-name="ce2" office:value-type="string" calcext:value-type="string">
            <text:p>mediaANormal</text:p>
          </table:table-cell>
          <table:table-cell table:style-name="ce2" office:value-type="string" calcext:value-type="string">
            <text:p>desvANormal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:.AI2])" office:value-type="float" office:value="31.2903225806452" calcext:value-type="float">
            <text:p>31.2903225806</text:p>
          </table:table-cell>
          <table:table-cell table:formula="of:=STDEVPA([.B2:.AI2])" office:value-type="float" office:value="58.8492845618732" calcext:value-type="float">
            <text:p>58.8492845619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:.AI3])" office:value-type="float" office:value="45.741935483871" calcext:value-type="float">
            <text:p>45.7419354839</text:p>
          </table:table-cell>
          <table:table-cell table:formula="of:=STDEVPA([.B3:.AI3])" office:value-type="float" office:value="44.6592603133748" calcext:value-type="float">
            <text:p>44.6592603134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42" calcext:value-type="float">
            <text:p>14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table:formula="of:=AVERAGE([.B4:.AI4])" office:value-type="float" office:value="103.774193548387" calcext:value-type="float">
            <text:p>103.7741935484</text:p>
          </table:table-cell>
          <table:table-cell table:formula="of:=STDEVPA([.B4:.AI4])" office:value-type="float" office:value="38.4680090610865" calcext:value-type="float">
            <text:p>38.4680090611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AVERAGE([.B5:.AI5])" office:value-type="float" office:value="59.741935483871" calcext:value-type="float">
            <text:p>59.7419354839</text:p>
          </table:table-cell>
          <table:table-cell table:formula="of:=STDEVPA([.B5:.AI5])" office:value-type="float" office:value="19.9951086630568" calcext:value-type="float">
            <text:p>19.9951086631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AVERAGE([.B6:.AI6])" office:value-type="float" office:value="43.7096774193548" calcext:value-type="float">
            <text:p>43.7096774194</text:p>
          </table:table-cell>
          <table:table-cell table:formula="of:=STDEVPA([.B6:.AI6])" office:value-type="float" office:value="14.0188664315263" calcext:value-type="float">
            <text:p>14.0188664315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AVERAGE([.B7:.AI7])" office:value-type="float" office:value="32.6451612903226" calcext:value-type="float">
            <text:p>32.6451612903</text:p>
          </table:table-cell>
          <table:table-cell table:formula="of:=STDEVPA([.B7:.AI7])" office:value-type="float" office:value="10.7929140048423" calcext:value-type="float">
            <text:p>10.7929140048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AVERAGE([.B8:.AI8])" office:value-type="float" office:value="25.9677419354839" calcext:value-type="float">
            <text:p>25.9677419355</text:p>
          </table:table-cell>
          <table:table-cell table:formula="of:=STDEVPA([.B8:.AI8])" office:value-type="float" office:value="11.8878736560596" calcext:value-type="float">
            <text:p>11.8878736561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9:.AI9])" office:value-type="float" office:value="24.6774193548387" calcext:value-type="float">
            <text:p>24.6774193548</text:p>
          </table:table-cell>
          <table:table-cell table:formula="of:=STDEVPA([.B9:.AI9])" office:value-type="float" office:value="11.8059227803298" calcext:value-type="float">
            <text:p>11.8059227803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AVERAGE([.B10:.AI10])" office:value-type="float" office:value="21.3548387096774" calcext:value-type="float">
            <text:p>21.3548387097</text:p>
          </table:table-cell>
          <table:table-cell table:formula="of:=STDEVPA([.B10:.AI10])" office:value-type="float" office:value="16.3185000636953" calcext:value-type="float">
            <text:p>16.3185000637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AVERAGE([.B11:.AI11])" office:value-type="float" office:value="20" calcext:value-type="float">
            <text:p>20</text:p>
          </table:table-cell>
          <table:table-cell table:formula="of:=STDEVPA([.B11:.AI11])" office:value-type="float" office:value="16.6694621311527" calcext:value-type="float">
            <text:p>16.6694621312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2:.AI12])" office:value-type="float" office:value="17.3870967741935" calcext:value-type="float">
            <text:p>17.3870967742</text:p>
          </table:table-cell>
          <table:table-cell table:formula="of:=STDEVPA([.B12:.AI12])" office:value-type="float" office:value="16.82869557622" calcext:value-type="float">
            <text:p>16.8286955762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AVERAGE([.B13:.AI13])" office:value-type="float" office:value="14.6774193548387" calcext:value-type="float">
            <text:p>14.6774193548</text:p>
          </table:table-cell>
          <table:table-cell table:formula="of:=STDEVPA([.B13:.AI13])" office:value-type="float" office:value="17.4529544532358" calcext:value-type="float">
            <text:p>17.4529544532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4:.AI14])" office:value-type="float" office:value="17.8064516129032" calcext:value-type="float">
            <text:p>17.8064516129</text:p>
          </table:table-cell>
          <table:table-cell table:formula="of:=STDEVPA([.B14:.AI14])" office:value-type="float" office:value="17.7916605234908" calcext:value-type="float">
            <text:p>17.7916605235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5:.AI15])" office:value-type="float" office:value="7.41935483870968" calcext:value-type="float">
            <text:p>7.4193548387</text:p>
          </table:table-cell>
          <table:table-cell table:formula="of:=STDEVPA([.B15:.AI15])" office:value-type="float" office:value="14.1803457657202" calcext:value-type="float">
            <text:p>14.1803457657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6:.AI16])" office:value-type="float" office:value="16.2903225806452" calcext:value-type="float">
            <text:p>16.2903225806</text:p>
          </table:table-cell>
          <table:table-cell table:formula="of:=STDEVPA([.B16:.AI16])" office:value-type="float" office:value="19.6258446268001" calcext:value-type="float">
            <text:p>19.6258446268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7:.AI17])" office:value-type="float" office:value="15.6774193548387" calcext:value-type="float">
            <text:p>15.6774193548</text:p>
          </table:table-cell>
          <table:table-cell table:formula="of:=STDEVPA([.B17:.AI17])" office:value-type="float" office:value="21.4466887387401" calcext:value-type="float">
            <text:p>21.4466887387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8:.AI18])" office:value-type="float" office:value="6.48387096774194" calcext:value-type="float">
            <text:p>6.4838709677</text:p>
          </table:table-cell>
          <table:table-cell table:formula="of:=STDEVPA([.B18:.AI18])" office:value-type="float" office:value="14.3950506004599" calcext:value-type="float">
            <text:p>14.3950506005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AVERAGE([.B19:.AI19])" office:value-type="float" office:value="15.1290322580645" calcext:value-type="float">
            <text:p>15.1290322581</text:p>
          </table:table-cell>
          <table:table-cell table:formula="of:=STDEVPA([.B19:.AI19])" office:value-type="float" office:value="21.350745149018" calcext:value-type="float">
            <text:p>21.350745149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0:.AI20])" office:value-type="float" office:value="8.12903225806452" calcext:value-type="float">
            <text:p>8.1290322581</text:p>
          </table:table-cell>
          <table:table-cell table:formula="of:=STDEVPA([.B20:.AI20])" office:value-type="float" office:value="15.1885821621287" calcext:value-type="float">
            <text:p>15.1885821621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21:.AI21])" office:value-type="float" office:value="10.0322580645161" calcext:value-type="float">
            <text:p>10.0322580645</text:p>
          </table:table-cell>
          <table:table-cell table:formula="of:=STDEVPA([.B21:.AI21])" office:value-type="float" office:value="16.479672465755" calcext:value-type="float">
            <text:p>16.4796724658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22:.AI22])" office:value-type="float" office:value="6.61290322580645" calcext:value-type="float">
            <text:p>6.6129032258</text:p>
          </table:table-cell>
          <table:table-cell table:formula="of:=STDEVPA([.B22:.AI22])" office:value-type="float" office:value="15.0968431208793" calcext:value-type="float">
            <text:p>15.0968431209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23:.AI23])" office:value-type="float" office:value="7.67741935483871" calcext:value-type="float">
            <text:p>7.6774193548</text:p>
          </table:table-cell>
          <table:table-cell table:formula="of:=STDEVPA([.B23:.AI23])" office:value-type="float" office:value="16.3596417201367" calcext:value-type="float">
            <text:p>16.3596417201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24:.AI24])" office:value-type="float" office:value="13.0645161290323" calcext:value-type="float">
            <text:p>13.064516129</text:p>
          </table:table-cell>
          <table:table-cell table:formula="of:=STDEVPA([.B24:.AI24])" office:value-type="float" office:value="21.1659121624629" calcext:value-type="float">
            <text:p>21.1659121625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5:.AI25])" office:value-type="float" office:value="14.7741935483871" calcext:value-type="float">
            <text:p>14.7741935484</text:p>
          </table:table-cell>
          <table:table-cell table:formula="of:=STDEVPA([.B25:.AI25])" office:value-type="float" office:value="20.1937545078628" calcext:value-type="float">
            <text:p>20.1937545079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26:.AI26])" office:value-type="float" office:value="6.35483870967742" calcext:value-type="float">
            <text:p>6.3548387097</text:p>
          </table:table-cell>
          <table:table-cell table:formula="of:=STDEVPA([.B26:.AI26])" office:value-type="float" office:value="14.9742755484128" calcext:value-type="float">
            <text:p>14.9742755484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AVERAGE([.B27:.AI27])" office:value-type="float" office:value="15.258064516129" calcext:value-type="float">
            <text:p>15.2580645161</text:p>
          </table:table-cell>
          <table:table-cell table:formula="of:=STDEVPA([.B27:.AI27])" office:value-type="float" office:value="21.5480973517317" calcext:value-type="float">
            <text:p>21.5480973517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28:.AI28])" office:value-type="float" office:value="7.7741935483871" calcext:value-type="float">
            <text:p>7.7741935484</text:p>
          </table:table-cell>
          <table:table-cell table:formula="of:=STDEVPA([.B28:.AI28])" office:value-type="float" office:value="16.4016318570879" calcext:value-type="float">
            <text:p>16.4016318571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9:.AI29])" office:value-type="float" office:value="10.2903225806452" calcext:value-type="float">
            <text:p>10.2903225806</text:p>
          </table:table-cell>
          <table:table-cell table:formula="of:=STDEVPA([.B29:.AI29])" office:value-type="float" office:value="17.7240378935157" calcext:value-type="float">
            <text:p>17.7240378935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30:.AI30])" office:value-type="float" office:value="9.64516129032258" calcext:value-type="float">
            <text:p>9.6451612903</text:p>
          </table:table-cell>
          <table:table-cell table:formula="of:=STDEVPA([.B30:.AI30])" office:value-type="float" office:value="17.6004919049601" calcext:value-type="float">
            <text:p>17.600491905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31:.AI31])" office:value-type="float" office:value="7.74193548387097" calcext:value-type="float">
            <text:p>7.7419354839</text:p>
          </table:table-cell>
          <table:table-cell table:formula="of:=STDEVPA([.B31:.AI31])" office:value-type="float" office:value="16.5001813126607" calcext:value-type="float">
            <text:p>16.5001813127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2:.AI32])" office:value-type="float" office:value="11.6451612903226" calcext:value-type="float">
            <text:p>11.6451612903</text:p>
          </table:table-cell>
          <table:table-cell table:formula="of:=STDEVPA([.B32:.AI32])" office:value-type="float" office:value="18.8158279066507" calcext:value-type="float">
            <text:p>18.8158279067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3:.AI33])" office:value-type="float" office:value="17.1612903225806" calcext:value-type="float">
            <text:p>17.1612903226</text:p>
          </table:table-cell>
          <table:table-cell table:formula="of:=STDEVPA([.B33:.AI33])" office:value-type="float" office:value="24.1582107516712" calcext:value-type="float">
            <text:p>24.1582107517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34:.AI34])" office:value-type="float" office:value="8.51612903225806" calcext:value-type="float">
            <text:p>8.5161290323</text:p>
          </table:table-cell>
          <table:table-cell table:formula="of:=STDEVPA([.B34:.AI34])" office:value-type="float" office:value="15.967448677659" calcext:value-type="float">
            <text:p>15.9674486777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AVERAGE([.B35:.AI35])" office:value-type="float" office:value="12.0967741935484" calcext:value-type="float">
            <text:p>12.0967741935</text:p>
          </table:table-cell>
          <table:table-cell table:formula="of:=STDEVPA([.B35:.AI35])" office:value-type="float" office:value="21.4376136712264" calcext:value-type="float">
            <text:p>21.4376136712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AVERAGE([.B36:.AI36])" office:value-type="float" office:value="13.258064516129" calcext:value-type="float">
            <text:p>13.2580645161</text:p>
          </table:table-cell>
          <table:table-cell table:formula="of:=STDEVPA([.B36:.AI36])" office:value-type="float" office:value="18.2809044421124" calcext:value-type="float">
            <text:p>18.2809044421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7:.AI37])" office:value-type="float" office:value="7.16129032258065" calcext:value-type="float">
            <text:p>7.1612903226</text:p>
          </table:table-cell>
          <table:table-cell table:formula="of:=STDEVPA([.B37:.AI37])" office:value-type="float" office:value="14.2649961256251" calcext:value-type="float">
            <text:p>14.2649961256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8:.AI38])" office:value-type="float" office:value="17.8709677419355" calcext:value-type="float">
            <text:p>17.8709677419</text:p>
          </table:table-cell>
          <table:table-cell table:formula="of:=STDEVPA([.B38:.AI38])" office:value-type="float" office:value="26.8048406021867" calcext:value-type="float">
            <text:p>26.8048406022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9:.AI39])" office:value-type="float" office:value="17.1935483870968" calcext:value-type="float">
            <text:p>17.1935483871</text:p>
          </table:table-cell>
          <table:table-cell table:formula="of:=STDEVPA([.B39:.AI39])" office:value-type="float" office:value="35.1883589207849" calcext:value-type="float">
            <text:p>35.1883589208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40:.AI40])" office:value-type="float" office:value="23.6129032258065" calcext:value-type="float">
            <text:p>23.6129032258</text:p>
          </table:table-cell>
          <table:table-cell table:formula="of:=STDEVPA([.B40:.AI40])" office:value-type="float" office:value="36.3936164371958" calcext:value-type="float">
            <text:p>36.3936164372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1:.AI41])" office:value-type="float" office:value="19.3870967741935" calcext:value-type="float">
            <text:p>19.3870967742</text:p>
          </table:table-cell>
          <table:table-cell table:formula="of:=STDEVPA([.B41:.AI41])" office:value-type="float" office:value="31.3848920088948" calcext:value-type="float">
            <text:p>31.3848920089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2:.AI42])" office:value-type="float" office:value="24.4193548387097" calcext:value-type="float">
            <text:p>24.4193548387</text:p>
          </table:table-cell>
          <table:table-cell table:formula="of:=STDEVPA([.B42:.AI42])" office:value-type="float" office:value="27.6904247961316" calcext:value-type="float">
            <text:p>27.6904247961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3:.AI43])" office:value-type="float" office:value="17.258064516129" calcext:value-type="float">
            <text:p>17.2580645161</text:p>
          </table:table-cell>
          <table:table-cell table:formula="of:=STDEVPA([.B43:.AI43])" office:value-type="float" office:value="28.8309508217499" calcext:value-type="float">
            <text:p>28.8309508217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table:formula="of:=AVERAGE([.B44:.AI44])" office:value-type="float" office:value="24.1290322580645" calcext:value-type="float">
            <text:p>24.1290322581</text:p>
          </table:table-cell>
          <table:table-cell table:formula="of:=STDEVPA([.B44:.AI44])" office:value-type="float" office:value="32.0662036292497" calcext:value-type="float">
            <text:p>32.0662036292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45:.AI45])" office:value-type="float" office:value="10.741935483871" calcext:value-type="float">
            <text:p>10.7419354839</text:p>
          </table:table-cell>
          <table:table-cell table:formula="of:=STDEVPA([.B45:.AI45])" office:value-type="float" office:value="19.3123188864008" calcext:value-type="float">
            <text:p>19.3123188864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46:.AI46])" office:value-type="float" office:value="19.741935483871" calcext:value-type="float">
            <text:p>19.7419354839</text:p>
          </table:table-cell>
          <table:table-cell table:formula="of:=STDEVPA([.B46:.AI46])" office:value-type="float" office:value="29.9213676394511" calcext:value-type="float">
            <text:p>29.9213676395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7:.AI47])" office:value-type="float" office:value="13.3225806451613" calcext:value-type="float">
            <text:p>13.3225806452</text:p>
          </table:table-cell>
          <table:table-cell table:formula="of:=STDEVPA([.B47:.AI47])" office:value-type="float" office:value="26.2634138959371" calcext:value-type="float">
            <text:p>26.2634138959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8:.AI48])" office:value-type="float" office:value="13.1935483870968" calcext:value-type="float">
            <text:p>13.1935483871</text:p>
          </table:table-cell>
          <table:table-cell table:formula="of:=STDEVPA([.B48:.AI48])" office:value-type="float" office:value="25.9334375697311" calcext:value-type="float">
            <text:p>25.933437569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49:.AI49])" office:value-type="float" office:value="10.8387096774194" calcext:value-type="float">
            <text:p>10.8387096774</text:p>
          </table:table-cell>
          <table:table-cell table:formula="of:=STDEVPA([.B49:.AI49])" office:value-type="float" office:value="23.3031865108803" calcext:value-type="float">
            <text:p>23.3031865109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50:.AI50])" office:value-type="float" office:value="15.3225806451613" calcext:value-type="float">
            <text:p>15.3225806452</text:p>
          </table:table-cell>
          <table:table-cell table:formula="of:=STDEVPA([.B50:.AI50])" office:value-type="float" office:value="25.8311978126653" calcext:value-type="float">
            <text:p>25.8311978127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51:.AI51])" office:value-type="float" office:value="14.7096774193548" calcext:value-type="float">
            <text:p>14.7096774194</text:p>
          </table:table-cell>
          <table:table-cell table:formula="of:=STDEVPA([.B51:.AI51])" office:value-type="float" office:value="25.8297072634456" calcext:value-type="float">
            <text:p>25.8297072634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AVERAGE([.B52:.AI52])" office:value-type="float" office:value="24.2903225806452" calcext:value-type="float">
            <text:p>24.2903225806</text:p>
          </table:table-cell>
          <table:table-cell table:formula="of:=STDEVPA([.B52:.AI52])" office:value-type="float" office:value="29.2411481487515" calcext:value-type="float">
            <text:p>29.2411481488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53:.AI53])" office:value-type="float" office:value="24.741935483871" calcext:value-type="float">
            <text:p>24.7419354839</text:p>
          </table:table-cell>
          <table:table-cell table:formula="of:=STDEVPA([.B53:.AI53])" office:value-type="float" office:value="37.5851444073968" calcext:value-type="float">
            <text:p>37.5851444074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54:.AI54])" office:value-type="float" office:value="13.0967741935484" calcext:value-type="float">
            <text:p>13.0967741935</text:p>
          </table:table-cell>
          <table:table-cell table:formula="of:=STDEVPA([.B54:.AI54])" office:value-type="float" office:value="29.4140133804036" calcext:value-type="float">
            <text:p>29.4140133804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5:.AI55])" office:value-type="float" office:value="22.9677419354839" calcext:value-type="float">
            <text:p>22.9677419355</text:p>
          </table:table-cell>
          <table:table-cell table:formula="of:=STDEVPA([.B55:.AI55])" office:value-type="float" office:value="42.2782517651866" calcext:value-type="float">
            <text:p>42.2782517652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6:.AI56])" office:value-type="float" office:value="24.4838709677419" calcext:value-type="float">
            <text:p>24.4838709677</text:p>
          </table:table-cell>
          <table:table-cell table:formula="of:=STDEVPA([.B56:.AI56])" office:value-type="float" office:value="43.735178848229" calcext:value-type="float">
            <text:p>43.7351788482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7:.AI57])" office:value-type="float" office:value="29.3870967741935" calcext:value-type="float">
            <text:p>29.3870967742</text:p>
          </table:table-cell>
          <table:table-cell table:formula="of:=STDEVPA([.B57:.AI57])" office:value-type="float" office:value="38.7678595008927" calcext:value-type="float">
            <text:p>38.7678595009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8:.AI58])" office:value-type="float" office:value="23.2258064516129" calcext:value-type="float">
            <text:p>23.2258064516</text:p>
          </table:table-cell>
          <table:table-cell table:formula="of:=STDEVPA([.B58:.AI58])" office:value-type="float" office:value="32.8817133976096" calcext:value-type="float">
            <text:p>32.8817133976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59:.AI59])" office:value-type="float" office:value="18.4838709677419" calcext:value-type="float">
            <text:p>18.4838709677</text:p>
          </table:table-cell>
          <table:table-cell table:formula="of:=STDEVPA([.B59:.AI59])" office:value-type="float" office:value="29.0015249518321" calcext:value-type="float">
            <text:p>29.0015249518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0:.AI60])" office:value-type="float" office:value="16.6129032258065" calcext:value-type="float">
            <text:p>16.6129032258</text:p>
          </table:table-cell>
          <table:table-cell table:formula="of:=STDEVPA([.B60:.AI60])" office:value-type="float" office:value="28.1696214998045" calcext:value-type="float">
            <text:p>28.1696214998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1:.AI61])" office:value-type="float" office:value="25.9032258064516" calcext:value-type="float">
            <text:p>25.9032258065</text:p>
          </table:table-cell>
          <table:table-cell table:formula="of:=STDEVPA([.B61:.AI61])" office:value-type="float" office:value="36.1353681080441" calcext:value-type="float">
            <text:p>36.135368108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2:.AI62])" office:value-type="float" office:value="22.1290322580645" calcext:value-type="float">
            <text:p>22.1290322581</text:p>
          </table:table-cell>
          <table:table-cell table:formula="of:=STDEVPA([.B62:.AI62])" office:value-type="float" office:value="36.5025336597284" calcext:value-type="float">
            <text:p>36.5025336597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3:.AI63])" office:value-type="float" office:value="12.8387096774194" calcext:value-type="float">
            <text:p>12.8387096774</text:p>
          </table:table-cell>
          <table:table-cell table:formula="of:=STDEVPA([.B63:.AI63])" office:value-type="float" office:value="30.0645507406695" calcext:value-type="float">
            <text:p>30.0645507407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4:.AI64])" office:value-type="float" office:value="18.9677419354839" calcext:value-type="float">
            <text:p>18.9677419355</text:p>
          </table:table-cell>
          <table:table-cell table:formula="of:=STDEVPA([.B64:.AI64])" office:value-type="float" office:value="33.3944981666796" calcext:value-type="float">
            <text:p>33.3944981667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5:.AI65])" office:value-type="float" office:value="18.7096774193548" calcext:value-type="float">
            <text:p>18.7096774194</text:p>
          </table:table-cell>
          <table:table-cell table:formula="of:=STDEVPA([.B65:.AI65])" office:value-type="float" office:value="30.4918746960004" calcext:value-type="float">
            <text:p>30.491874696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6:.AI66])" office:value-type="float" office:value="21.6451612903226" calcext:value-type="float">
            <text:p>21.6451612903</text:p>
          </table:table-cell>
          <table:table-cell table:formula="of:=STDEVPA([.B66:.AI66])" office:value-type="float" office:value="29.6903898724897" calcext:value-type="float">
            <text:p>29.6903898725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7:.AI67])" office:value-type="float" office:value="19.7096774193548" calcext:value-type="float">
            <text:p>19.7096774194</text:p>
          </table:table-cell>
          <table:table-cell table:formula="of:=STDEVPA([.B67:.AI67])" office:value-type="float" office:value="30.3837749023273" calcext:value-type="float">
            <text:p>30.3837749023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8:.AI68])" office:value-type="float" office:value="11.4516129032258" calcext:value-type="float">
            <text:p>11.4516129032</text:p>
          </table:table-cell>
          <table:table-cell table:formula="of:=STDEVPA([.B68:.AI68])" office:value-type="float" office:value="20.543955566097" calcext:value-type="float">
            <text:p>20.5439555661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69:.AI69])" office:value-type="float" office:value="24.8064516129032" calcext:value-type="float">
            <text:p>24.8064516129</text:p>
          </table:table-cell>
          <table:table-cell table:formula="of:=STDEVPA([.B69:.AI69])" office:value-type="float" office:value="37.8250807344841" calcext:value-type="float">
            <text:p>37.8250807345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AVERAGE([.B70:.AI70])" office:value-type="float" office:value="23.2258064516129" calcext:value-type="float">
            <text:p>23.2258064516</text:p>
          </table:table-cell>
          <table:table-cell table:formula="of:=STDEVPA([.B70:.AI70])" office:value-type="float" office:value="28.3112990978461" calcext:value-type="float">
            <text:p>28.3112990978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AVERAGE([.B71:.AI71])" office:value-type="float" office:value="10" calcext:value-type="float">
            <text:p>10</text:p>
          </table:table-cell>
          <table:table-cell table:formula="of:=STDEVPA([.B71:.AI71])" office:value-type="float" office:value="23.6261200451343" calcext:value-type="float">
            <text:p>23.6261200451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72:.AI72])" office:value-type="float" office:value="10.5806451612903" calcext:value-type="float">
            <text:p>10.5806451613</text:p>
          </table:table-cell>
          <table:table-cell table:formula="of:=STDEVPA([.B72:.AI72])" office:value-type="float" office:value="28.1525500976931" calcext:value-type="float">
            <text:p>28.1525500977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73:.AI73])" office:value-type="float" office:value="24.4838709677419" calcext:value-type="float">
            <text:p>24.4838709677</text:p>
          </table:table-cell>
          <table:table-cell table:formula="of:=STDEVPA([.B73:.AI73])" office:value-type="float" office:value="38.0719784921395" calcext:value-type="float">
            <text:p>38.0719784921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4:.AI74])" office:value-type="float" office:value="19.0645161290323" calcext:value-type="float">
            <text:p>19.064516129</text:p>
          </table:table-cell>
          <table:table-cell table:formula="of:=STDEVPA([.B74:.AI74])" office:value-type="float" office:value="27.9318704360483" calcext:value-type="float">
            <text:p>27.931870436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5:.AI75])" office:value-type="float" office:value="20.1935483870968" calcext:value-type="float">
            <text:p>20.1935483871</text:p>
          </table:table-cell>
          <table:table-cell table:formula="of:=STDEVPA([.B75:.AI75])" office:value-type="float" office:value="41.082465732168" calcext:value-type="float">
            <text:p>41.0824657322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6:.AI76])" office:value-type="float" office:value="15.6451612903226" calcext:value-type="float">
            <text:p>15.6451612903</text:p>
          </table:table-cell>
          <table:table-cell table:formula="of:=STDEVPA([.B76:.AI76])" office:value-type="float" office:value="36.5712282354777" calcext:value-type="float">
            <text:p>36.5712282355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7:.AI77])" office:value-type="float" office:value="22.9354838709677" calcext:value-type="float">
            <text:p>22.935483871</text:p>
          </table:table-cell>
          <table:table-cell table:formula="of:=STDEVPA([.B77:.AI77])" office:value-type="float" office:value="34.1938831389579" calcext:value-type="float">
            <text:p>34.193883139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8:.AI78])" office:value-type="float" office:value="37.741935483871" calcext:value-type="float">
            <text:p>37.7419354839</text:p>
          </table:table-cell>
          <table:table-cell table:formula="of:=STDEVPA([.B78:.AI78])" office:value-type="float" office:value="38.9242173078419" calcext:value-type="float">
            <text:p>38.9242173078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formula="of:=AVERAGE([.B79:.AI79])" office:value-type="float" office:value="26.7741935483871" calcext:value-type="float">
            <text:p>26.7741935484</text:p>
          </table:table-cell>
          <table:table-cell table:formula="of:=STDEVPA([.B79:.AI79])" office:value-type="float" office:value="40.817224129526" calcext:value-type="float">
            <text:p>40.8172241295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0:.AI80])" office:value-type="float" office:value="17.9032258064516" calcext:value-type="float">
            <text:p>17.9032258065</text:p>
          </table:table-cell>
          <table:table-cell table:formula="of:=STDEVPA([.B80:.AI80])" office:value-type="float" office:value="34.4695797055613" calcext:value-type="float">
            <text:p>34.4695797056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1:.AI81])" office:value-type="float" office:value="26.0645161290323" calcext:value-type="float">
            <text:p>26.064516129</text:p>
          </table:table-cell>
          <table:table-cell table:formula="of:=STDEVPA([.B81:.AI81])" office:value-type="float" office:value="38.3085398412138" calcext:value-type="float">
            <text:p>38.3085398412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2:.AI82])" office:value-type="float" office:value="22" calcext:value-type="float">
            <text:p>22</text:p>
          </table:table-cell>
          <table:table-cell table:formula="of:=STDEVPA([.B82:.AI82])" office:value-type="float" office:value="30.284670880209" calcext:value-type="float">
            <text:p>30.2846708802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3:.AI83])" office:value-type="float" office:value="25.1290322580645" calcext:value-type="float">
            <text:p>25.1290322581</text:p>
          </table:table-cell>
          <table:table-cell table:formula="of:=STDEVPA([.B83:.AI83])" office:value-type="float" office:value="34.9882394393241" calcext:value-type="float">
            <text:p>34.9882394393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4:.AI84])" office:value-type="float" office:value="20.8064516129032" calcext:value-type="float">
            <text:p>20.8064516129</text:p>
          </table:table-cell>
          <table:table-cell table:formula="of:=STDEVPA([.B84:.AI84])" office:value-type="float" office:value="36.1211396909101" calcext:value-type="float">
            <text:p>36.1211396909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5:.AI85])" office:value-type="float" office:value="13.4193548387097" calcext:value-type="float">
            <text:p>13.4193548387</text:p>
          </table:table-cell>
          <table:table-cell table:formula="of:=STDEVPA([.B85:.AI85])" office:value-type="float" office:value="25.1136438865647" calcext:value-type="float">
            <text:p>25.1136438866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86:.AI86])" office:value-type="float" office:value="38.4516129032258" calcext:value-type="float">
            <text:p>38.4516129032</text:p>
          </table:table-cell>
          <table:table-cell table:formula="of:=STDEVPA([.B86:.AI86])" office:value-type="float" office:value="43.1044034197521" calcext:value-type="float">
            <text:p>43.1044034198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AVERAGE([.B87:.AI87])" office:value-type="float" office:value="22.7741935483871" calcext:value-type="float">
            <text:p>22.7741935484</text:p>
          </table:table-cell>
          <table:table-cell table:formula="of:=STDEVPA([.B87:.AI87])" office:value-type="float" office:value="31.5796072187665" calcext:value-type="float">
            <text:p>31.5796072188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AVERAGE([.B88:.AI88])" office:value-type="float" office:value="21.9354838709677" calcext:value-type="float">
            <text:p>21.935483871</text:p>
          </table:table-cell>
          <table:table-cell table:formula="of:=STDEVPA([.B88:.AI88])" office:value-type="float" office:value="36.7738822850438" calcext:value-type="float">
            <text:p>36.773882285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89:.AI89])" office:value-type="float" office:value="11.9354838709677" calcext:value-type="float">
            <text:p>11.935483871</text:p>
          </table:table-cell>
          <table:table-cell table:formula="of:=STDEVPA([.B89:.AI89])" office:value-type="float" office:value="24.6353214607715" calcext:value-type="float">
            <text:p>24.6353214608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90:.AI90])" office:value-type="float" office:value="24.741935483871" calcext:value-type="float">
            <text:p>24.7419354839</text:p>
          </table:table-cell>
          <table:table-cell table:formula="of:=STDEVPA([.B90:.AI90])" office:value-type="float" office:value="37.4845927419266" calcext:value-type="float">
            <text:p>37.4845927419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1:.AI91])" office:value-type="float" office:value="12.0967741935484" calcext:value-type="float">
            <text:p>12.0967741935</text:p>
          </table:table-cell>
          <table:table-cell table:formula="of:=STDEVPA([.B91:.AI91])" office:value-type="float" office:value="23.8738010524287" calcext:value-type="float">
            <text:p>23.8738010524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92:.AI92])" office:value-type="float" office:value="24" calcext:value-type="float">
            <text:p>24</text:p>
          </table:table-cell>
          <table:table-cell table:formula="of:=STDEVPA([.B92:.AI92])" office:value-type="float" office:value="40.0161257817476" calcext:value-type="float">
            <text:p>40.0161257817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AVERAGE([.B93:.AI93])" office:value-type="float" office:value="10.7096774193548" calcext:value-type="float">
            <text:p>10.7096774194</text:p>
          </table:table-cell>
          <table:table-cell table:formula="of:=STDEVPA([.B93:.AI93])" office:value-type="float" office:value="23.7204057360543" calcext:value-type="float">
            <text:p>23.7204057361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4:.AI94])" office:value-type="float" office:value="22.2903225806452" calcext:value-type="float">
            <text:p>22.2903225806</text:p>
          </table:table-cell>
          <table:table-cell table:formula="of:=STDEVPA([.B94:.AI94])" office:value-type="float" office:value="35.3363502399871" calcext:value-type="float">
            <text:p>35.33635024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5:.AI95])" office:value-type="float" office:value="16.3225806451613" calcext:value-type="float">
            <text:p>16.3225806452</text:p>
          </table:table-cell>
          <table:table-cell table:formula="of:=STDEVPA([.B95:.AI95])" office:value-type="float" office:value="30.4783234412899" calcext:value-type="float">
            <text:p>30.4783234413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formula="of:=AVERAGE([.B96:.AI96])" office:value-type="float" office:value="26.3225806451613" calcext:value-type="float">
            <text:p>26.3225806452</text:p>
          </table:table-cell>
          <table:table-cell table:formula="of:=STDEVPA([.B96:.AI96])" office:value-type="float" office:value="37.0190771192317" calcext:value-type="float">
            <text:p>37.0190771192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7:.AI97])" office:value-type="float" office:value="16.0645161290323" calcext:value-type="float">
            <text:p>16.064516129</text:p>
          </table:table-cell>
          <table:table-cell table:formula="of:=STDEVPA([.B97:.AI97])" office:value-type="float" office:value="31.9212089308124" calcext:value-type="float">
            <text:p>31.9212089308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8:.AI98])" office:value-type="float" office:value="22.4516129032258" calcext:value-type="float">
            <text:p>22.4516129032</text:p>
          </table:table-cell>
          <table:table-cell table:formula="of:=STDEVPA([.B98:.AI98])" office:value-type="float" office:value="36.8885319268892" calcext:value-type="float">
            <text:p>36.8885319269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9:.AI99])" office:value-type="float" office:value="17.8064516129032" calcext:value-type="float">
            <text:p>17.8064516129</text:p>
          </table:table-cell>
          <table:table-cell table:formula="of:=STDEVPA([.B99:.AI99])" office:value-type="float" office:value="32.4429219427465" calcext:value-type="float">
            <text:p>32.4429219427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0:.AI100])" office:value-type="float" office:value="27.2258064516129" calcext:value-type="float">
            <text:p>27.2258064516</text:p>
          </table:table-cell>
          <table:table-cell table:formula="of:=STDEVPA([.B100:.AI100])" office:value-type="float" office:value="44.5353862041145" calcext:value-type="float">
            <text:p>44.5353862041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1:.AI101])" office:value-type="float" office:value="19.4838709677419" calcext:value-type="float">
            <text:p>19.4838709677</text:p>
          </table:table-cell>
          <table:table-cell table:formula="of:=STDEVPA([.B101:.AI101])" office:value-type="float" office:value="34.4307354888903" calcext:value-type="float">
            <text:p>34.4307354889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2:.AI102])" office:value-type="float" office:value="30.2258064516129" calcext:value-type="float">
            <text:p>30.2258064516</text:p>
          </table:table-cell>
          <table:table-cell table:formula="of:=STDEVPA([.B102:.AI102])" office:value-type="float" office:value="43.1775850431226" calcext:value-type="float">
            <text:p>43.1775850431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3:.AI103])" office:value-type="float" office:value="27.1290322580645" calcext:value-type="float">
            <text:p>27.1290322581</text:p>
          </table:table-cell>
          <table:table-cell table:formula="of:=STDEVPA([.B103:.AI103])" office:value-type="float" office:value="37.449959675661" calcext:value-type="float">
            <text:p>37.4499596757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formula="of:=AVERAGE([.B104:.AI104])" office:value-type="float" office:value="35.6451612903226" calcext:value-type="float">
            <text:p>35.6451612903</text:p>
          </table:table-cell>
          <table:table-cell table:formula="of:=STDEVPA([.B104:.AI104])" office:value-type="float" office:value="42.7125035611103" calcext:value-type="float">
            <text:p>42.7125035611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AVERAGE([.B105:.AI105])" office:value-type="float" office:value="18" calcext:value-type="float">
            <text:p>18</text:p>
          </table:table-cell>
          <table:table-cell table:formula="of:=STDEVPA([.B105:.AI105])" office:value-type="float" office:value="31.2781486128121" calcext:value-type="float">
            <text:p>31.2781486128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AVERAGE([.B106:.AI106])" office:value-type="float" office:value="30.6774193548387" calcext:value-type="float">
            <text:p>30.6774193548</text:p>
          </table:table-cell>
          <table:table-cell table:formula="of:=STDEVPA([.B106:.AI106])" office:value-type="float" office:value="46.7445957523429" calcext:value-type="float">
            <text:p>46.7445957523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07:.AI107])" office:value-type="float" office:value="19.5483870967742" calcext:value-type="float">
            <text:p>19.5483870968</text:p>
          </table:table-cell>
          <table:table-cell table:formula="of:=STDEVPA([.B107:.AI107])" office:value-type="float" office:value="33.287446737498" calcext:value-type="float">
            <text:p>33.2874467375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08:.AI108])" office:value-type="float" office:value="39.6451612903226" calcext:value-type="float">
            <text:p>39.6451612903</text:p>
          </table:table-cell>
          <table:table-cell table:formula="of:=STDEVPA([.B108:.AI108])" office:value-type="float" office:value="43.7555883156078" calcext:value-type="float">
            <text:p>43.7555883156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09:.AI109])" office:value-type="float" office:value="32.4516129032258" calcext:value-type="float">
            <text:p>32.4516129032</text:p>
          </table:table-cell>
          <table:table-cell table:formula="of:=STDEVPA([.B109:.AI109])" office:value-type="float" office:value="41.7541488838109" calcext:value-type="float">
            <text:p>41.7541488838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10:.AI110])" office:value-type="float" office:value="12.0645161290323" calcext:value-type="float">
            <text:p>12.064516129</text:p>
          </table:table-cell>
          <table:table-cell table:formula="of:=STDEVPA([.B110:.AI110])" office:value-type="float" office:value="25.602337952555" calcext:value-type="float">
            <text:p>25.6023379526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11:.AI111])" office:value-type="float" office:value="25.4193548387097" calcext:value-type="float">
            <text:p>25.4193548387</text:p>
          </table:table-cell>
          <table:table-cell table:formula="of:=STDEVPA([.B111:.AI111])" office:value-type="float" office:value="38.4932119642633" calcext:value-type="float">
            <text:p>38.4932119643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AVERAGE([.B112:.AI112])" office:value-type="float" office:value="39.4838709677419" calcext:value-type="float">
            <text:p>39.4838709677</text:p>
          </table:table-cell>
          <table:table-cell table:formula="of:=STDEVPA([.B112:.AI112])" office:value-type="float" office:value="47.0708943477074" calcext:value-type="float">
            <text:p>47.0708943477</text:p>
          </table:table-cell>
          <table:table-cell table:number-columns-repeated="987"/>
        </table:table-row>
        <table:table-row table:style-name="ro2">
          <table:table-cell table:number-columns-repeated="2"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AVERAGE([.B113:.AI113])" office:value-type="float" office:value="30.7096774193548" calcext:value-type="float">
            <text:p>30.7096774194</text:p>
          </table:table-cell>
          <table:table-cell table:formula="of:=STDEVPA([.B113:.AI113])" office:value-type="float" office:value="48.7820654169906" calcext:value-type="float">
            <text:p>48.782065417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formula="of:=AVERAGE([.B114:.AI114])" office:value-type="float" office:value="19.4838709677419" calcext:value-type="float">
            <text:p>19.4838709677</text:p>
          </table:table-cell>
          <table:table-cell table:formula="of:=STDEVPA([.B114:.AI114])" office:value-type="float" office:value="32.8337660262605" calcext:value-type="float">
            <text:p>32.8337660263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15:.AI115])" office:value-type="float" office:value="21.9354838709677" calcext:value-type="float">
            <text:p>21.935483871</text:p>
          </table:table-cell>
          <table:table-cell table:formula="of:=STDEVPA([.B115:.AI115])" office:value-type="float" office:value="39.8529033093603" calcext:value-type="float">
            <text:p>39.8529033094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6:.AI116])" office:value-type="float" office:value="16.4838709677419" calcext:value-type="float">
            <text:p>16.4838709677</text:p>
          </table:table-cell>
          <table:table-cell table:formula="of:=STDEVPA([.B116:.AI116])" office:value-type="float" office:value="36.168843273255" calcext:value-type="float">
            <text:p>36.1688432733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7:.AI117])" office:value-type="float" office:value="17.3548387096774" calcext:value-type="float">
            <text:p>17.3548387097</text:p>
          </table:table-cell>
          <table:table-cell table:formula="of:=STDEVPA([.B117:.AI117])" office:value-type="float" office:value="36.4802627918314" calcext:value-type="float">
            <text:p>36.4802627918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18:.AI118])" office:value-type="float" office:value="6.80645161290323" calcext:value-type="float">
            <text:p>6.8064516129</text:p>
          </table:table-cell>
          <table:table-cell table:formula="of:=STDEVPA([.B118:.AI118])" office:value-type="float" office:value="21.5337984226128" calcext:value-type="float">
            <text:p>21.5337984226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19:.AI119])" office:value-type="float" office:value="0" calcext:value-type="float">
            <text:p>0</text:p>
          </table:table-cell>
          <table:table-cell table:formula="of:=STDEVPA([.B119:.AI1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0:.AI120])" office:value-type="float" office:value="0" calcext:value-type="float">
            <text:p>0</text:p>
          </table:table-cell>
          <table:table-cell table:formula="of:=STDEVPA([.B120:.AI1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1:.AI121])" office:value-type="float" office:value="0" calcext:value-type="float">
            <text:p>0</text:p>
          </table:table-cell>
          <table:table-cell table:formula="of:=STDEVPA([.B121:.AI1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formula="of:=AVERAGE([.B122:.AI122])" office:value-type="float" office:value="0.0645161290322581" calcext:value-type="float">
            <text:p>0.064516129</text:p>
          </table:table-cell>
          <table:table-cell table:formula="of:=STDEVPA([.B122:.AI122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/>
          <table:table-cell table:formula="of:=AVERAGE([.B123:.AI123])" office:value-type="float" office:value="0.0645161290322581" calcext:value-type="float">
            <text:p>0.064516129</text:p>
          </table:table-cell>
          <table:table-cell table:formula="of:=STDEVPA([.B123:.AI123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4:.AI124])" office:value-type="string" office:string-value="" calcext:value-type="error">
            <text:p>#DIV/0!</text:p>
          </table:table-cell>
          <table:table-cell table:formula="of:=STDEVPA([.B124:.AI1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5:.AI125])" office:value-type="string" office:string-value="" calcext:value-type="error">
            <text:p>#DIV/0!</text:p>
          </table:table-cell>
          <table:table-cell table:formula="of:=STDEVPA([.B125:.AI1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6:.AI126])" office:value-type="string" office:string-value="" calcext:value-type="error">
            <text:p>#DIV/0!</text:p>
          </table:table-cell>
          <table:table-cell table:formula="of:=STDEVPA([.B126:.AI1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7:.AI127])" office:value-type="string" office:string-value="" calcext:value-type="error">
            <text:p>#DIV/0!</text:p>
          </table:table-cell>
          <table:table-cell table:formula="of:=STDEVPA([.B127:.AI1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8:.AI128])" office:value-type="string" office:string-value="" calcext:value-type="error">
            <text:p>#DIV/0!</text:p>
          </table:table-cell>
          <table:table-cell table:formula="of:=STDEVPA([.B128:.AI1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3"/>
        <table:table-column table:style-name="co4" table:number-columns-repeated="987" table:default-cell-style-name="Default"/>
        <table:table-row table:style-name="ro3">
          <table:table-cell office:value-type="string" calcext:value-type="string">
            <text:p>Time</text:p>
          </table:table-cell>
          <table:table-cell office:value-type="string" calcext:value-type="string">
            <text:p>host10eth0.pcap0stat0160421014372101.txt</text:p>
          </table:table-cell>
          <table:table-cell office:value-type="string" calcext:value-type="string">
            <text:p>host10eth0.pcap0stat0160421017165602.txt</text:p>
          </table:table-cell>
          <table:table-cell office:value-type="string" calcext:value-type="string">
            <text:p>host10eth0.pcap0stat0160421017204903.txt</text:p>
          </table:table-cell>
          <table:table-cell office:value-type="string" calcext:value-type="string">
            <text:p>host10eth0.pcap0stat0160421017244304.txt</text:p>
          </table:table-cell>
          <table:table-cell office:value-type="string" calcext:value-type="string">
            <text:p>host10eth0.pcap0stat0160421017281605.txt</text:p>
          </table:table-cell>
          <table:table-cell office:value-type="string" calcext:value-type="string">
            <text:p>host10eth0.pcap0stat0160421017314806.txt</text:p>
          </table:table-cell>
          <table:table-cell office:value-type="string" calcext:value-type="string">
            <text:p>host10eth0.pcap0stat0160421017352407.txt</text:p>
          </table:table-cell>
          <table:table-cell office:value-type="string" calcext:value-type="string">
            <text:p>host10eth0.pcap0stat0160421017390508.txt</text:p>
          </table:table-cell>
          <table:table-cell office:value-type="string" calcext:value-type="string">
            <text:p>host10eth0.pcap0stat0160421017424609.txt</text:p>
          </table:table-cell>
          <table:table-cell office:value-type="string" calcext:value-type="string">
            <text:p>host10eth0.pcap0stat01604210174617010.txt</text:p>
          </table:table-cell>
          <table:table-cell office:value-type="string" calcext:value-type="string">
            <text:p>host10eth0.pcap0stat01604210174943011.txt</text:p>
          </table:table-cell>
          <table:table-cell office:value-type="string" calcext:value-type="string">
            <text:p>host10eth0.pcap0stat01604210175319012.txt</text:p>
          </table:table-cell>
          <table:table-cell office:value-type="string" calcext:value-type="string">
            <text:p>host10eth0.pcap0stat01604210175658013.txt</text:p>
          </table:table-cell>
          <table:table-cell office:value-type="string" calcext:value-type="string">
            <text:p>host10eth0.pcap0stat01604210180027014.txt</text:p>
          </table:table-cell>
          <table:table-cell office:value-type="string" calcext:value-type="string">
            <text:p>host10eth0.pcap0stat01604210180354015.txt</text:p>
          </table:table-cell>
          <table:table-cell office:value-type="string" calcext:value-type="string">
            <text:p>host10eth0.pcap0stat01604210180727016.txt</text:p>
          </table:table-cell>
          <table:table-cell office:value-type="string" calcext:value-type="string">
            <text:p>host10eth0.pcap0stat01604210181115017.txt</text:p>
          </table:table-cell>
          <table:table-cell office:value-type="string" calcext:value-type="string">
            <text:p>host10eth0.pcap0stat01604210181501018.txt</text:p>
          </table:table-cell>
          <table:table-cell office:value-type="string" calcext:value-type="string">
            <text:p>host10eth0.pcap0stat01604210181829019.txt</text:p>
          </table:table-cell>
          <table:table-cell office:value-type="string" calcext:value-type="string">
            <text:p>host10eth0.pcap0stat01604210182200020.txt</text:p>
          </table:table-cell>
          <table:table-cell office:value-type="string" calcext:value-type="string">
            <text:p>host10eth0.pcap0stat01604210182532021.txt</text:p>
          </table:table-cell>
          <table:table-cell office:value-type="string" calcext:value-type="string">
            <text:p>host10eth0.pcap0stat01604210182905022.txt</text:p>
          </table:table-cell>
          <table:table-cell office:value-type="string" calcext:value-type="string">
            <text:p>host10eth0.pcap0stat01604210183245023.txt</text:p>
          </table:table-cell>
          <table:table-cell office:value-type="string" calcext:value-type="string">
            <text:p>host10eth0.pcap0stat01604210183620024.txt</text:p>
          </table:table-cell>
          <table:table-cell office:value-type="string" calcext:value-type="string">
            <text:p>host10eth0.pcap0stat01604210183949025.txt</text:p>
          </table:table-cell>
          <table:table-cell office:value-type="string" calcext:value-type="string">
            <text:p>host10eth0.pcap0stat01604210184321026.txt</text:p>
          </table:table-cell>
          <table:table-cell office:value-type="string" calcext:value-type="string">
            <text:p>host10eth0.pcap0stat01604210184653027.txt</text:p>
          </table:table-cell>
          <table:table-cell office:value-type="string" calcext:value-type="string">
            <text:p>host10eth0.pcap0stat01604210185023028.txt</text:p>
          </table:table-cell>
          <table:table-cell office:value-type="string" calcext:value-type="string">
            <text:p>host10eth0.pcap0stat01604210185352029.txt</text:p>
          </table:table-cell>
          <table:table-cell office:value-type="string" calcext:value-type="string">
            <text:p>host10eth0.pcap0stat01604210185719030.txt</text:p>
          </table:table-cell>
          <table:table-cell office:value-type="string" calcext:value-type="string">
            <text:p>host10eth0.pcap0stat01604210190047031.txt</text:p>
          </table:table-cell>
          <table:table-cell table:number-columns-repeated="3"/>
          <table:table-cell table:style-name="ce2" office:value-type="string" calcext:value-type="string">
            <text:p>mediaVAtaque</text:p>
          </table:table-cell>
          <table:table-cell table:style-name="ce2" office:value-type="string" calcext:value-type="string">
            <text:p>desvVAtaque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table:formula="of:=AVERAGE([.B2:.AI2])" office:value-type="float" office:value="261.483870967742" calcext:value-type="float">
            <text:p>261.4838709677</text:p>
          </table:table-cell>
          <table:table-cell table:formula="of:=STDEVPA([.B2:.AI2])" office:value-type="float" office:value="2.09255157938411" calcext:value-type="float">
            <text:p>2.0925515794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3"/>
          <table:table-cell table:formula="of:=AVERAGE([.B3:.AI3])" office:value-type="float" office:value="235.354838709677" calcext:value-type="float">
            <text:p>235.3548387097</text:p>
          </table:table-cell>
          <table:table-cell table:formula="of:=STDEVPA([.B3:.AI3])" office:value-type="float" office:value="1.17907528274175" calcext:value-type="float">
            <text:p>1.1790752827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4:.AI4])" office:value-type="float" office:value="234.741935483871" calcext:value-type="float">
            <text:p>234.7419354839</text:p>
          </table:table-cell>
          <table:table-cell table:formula="of:=STDEVPA([.B4:.AI4])" office:value-type="float" office:value="1.19049303788683" calcext:value-type="float">
            <text:p>1.1904930379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6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3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formula="of:=AVERAGE([.B5:.AI5])" office:value-type="float" office:value="235.193548387097" calcext:value-type="float">
            <text:p>235.1935483871</text:p>
          </table:table-cell>
          <table:table-cell table:formula="of:=STDEVPA([.B5:.AI5])" office:value-type="float" office:value="1.53285217684087" calcext:value-type="float">
            <text:p>1.5328521768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9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table:number-columns-repeated="3"/>
          <table:table-cell table:formula="of:=AVERAGE([.B6:.AI6])" office:value-type="float" office:value="235.677419354839" calcext:value-type="float">
            <text:p>235.6774193548</text:p>
          </table:table-cell>
          <table:table-cell table:formula="of:=STDEVPA([.B6:.AI6])" office:value-type="float" office:value="1.61419303267056" calcext:value-type="float">
            <text:p>1.6141930327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7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  <table:table-cell table:number-columns-repeated="9"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table:formula="of:=AVERAGE([.B7:.AI7])" office:value-type="float" office:value="235.548387096774" calcext:value-type="float">
            <text:p>235.5483870968</text:p>
          </table:table-cell>
          <table:table-cell table:formula="of:=STDEVPA([.B7:.AI7])" office:value-type="float" office:value="2.82658701842642" calcext:value-type="float">
            <text:p>2.8265870184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number-columns-repeated="10"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formula="of:=AVERAGE([.B8:.AI8])" office:value-type="float" office:value="235.806451612903" calcext:value-type="float">
            <text:p>235.8064516129</text:p>
          </table:table-cell>
          <table:table-cell table:formula="of:=STDEVPA([.B8:.AI8])" office:value-type="float" office:value="4.26099605831184" calcext:value-type="float">
            <text:p>4.2609960583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9:.AI9])" office:value-type="float" office:value="236.516129032258" calcext:value-type="float">
            <text:p>236.5161290323</text:p>
          </table:table-cell>
          <table:table-cell table:formula="of:=STDEVPA([.B9:.AI9])" office:value-type="float" office:value="3.15073947021285" calcext:value-type="float">
            <text:p>3.1507394702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10:.AI10])" office:value-type="float" office:value="235.967741935484" calcext:value-type="float">
            <text:p>235.9677419355</text:p>
          </table:table-cell>
          <table:table-cell table:formula="of:=STDEVPA([.B10:.AI10])" office:value-type="float" office:value="2.11726955889315" calcext:value-type="float">
            <text:p>2.1172695589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formula="of:=AVERAGE([.B11:.AI11])" office:value-type="float" office:value="236.483870967742" calcext:value-type="float">
            <text:p>236.4838709677</text:p>
          </table:table-cell>
          <table:table-cell table:formula="of:=STDEVPA([.B11:.AI11])" office:value-type="float" office:value="2.18308700847595" calcext:value-type="float">
            <text:p>2.1830870085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12:.AI12])" office:value-type="float" office:value="236.548387096774" calcext:value-type="float">
            <text:p>236.5483870968</text:p>
          </table:table-cell>
          <table:table-cell table:formula="of:=STDEVPA([.B12:.AI12])" office:value-type="float" office:value="2.16778033760148" calcext:value-type="float">
            <text:p>2.1677803376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7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13:.AI13])" office:value-type="float" office:value="236.451612903226" calcext:value-type="float">
            <text:p>236.4516129032</text:p>
          </table:table-cell>
          <table:table-cell table:formula="of:=STDEVPA([.B13:.AI13])" office:value-type="float" office:value="1.75680629731485" calcext:value-type="float">
            <text:p>1.7568062973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number-columns-repeated="6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14:.AI14])" office:value-type="float" office:value="236.225806451613" calcext:value-type="float">
            <text:p>236.2258064516</text:p>
          </table:table-cell>
          <table:table-cell table:formula="of:=STDEVPA([.B14:.AI14])" office:value-type="float" office:value="1.80875429275822" calcext:value-type="float">
            <text:p>1.8087542928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15:.AI15])" office:value-type="float" office:value="236.258064516129" calcext:value-type="float">
            <text:p>236.2580645161</text:p>
          </table:table-cell>
          <table:table-cell table:formula="of:=STDEVPA([.B15:.AI15])" office:value-type="float" office:value="2.75877183912585" calcext:value-type="float">
            <text:p>2.7587718391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16:.AI16])" office:value-type="float" office:value="236.838709677419" calcext:value-type="float">
            <text:p>236.8387096774</text:p>
          </table:table-cell>
          <table:table-cell table:formula="of:=STDEVPA([.B16:.AI16])" office:value-type="float" office:value="2.72499510734747" calcext:value-type="float">
            <text:p>2.7249951073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AVERAGE([.B17:.AI17])" office:value-type="float" office:value="236.709677419355" calcext:value-type="float">
            <text:p>236.7096774194</text:p>
          </table:table-cell>
          <table:table-cell table:formula="of:=STDEVPA([.B17:.AI17])" office:value-type="float" office:value="1.56974516910922" calcext:value-type="float">
            <text:p>1.5697451691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18:.AI18])" office:value-type="float" office:value="236.483870967742" calcext:value-type="float">
            <text:p>236.4838709677</text:p>
          </table:table-cell>
          <table:table-cell table:formula="of:=STDEVPA([.B18:.AI18])" office:value-type="float" office:value="2.36739911379468" calcext:value-type="float">
            <text:p>2.3673991138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19:.AI19])" office:value-type="float" office:value="237" calcext:value-type="float">
            <text:p>237</text:p>
          </table:table-cell>
          <table:table-cell table:formula="of:=STDEVPA([.B19:.AI19])" office:value-type="float" office:value="2.2288431832419" calcext:value-type="float">
            <text:p>2.2288431832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6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20:.AI20])" office:value-type="float" office:value="236.709677419355" calcext:value-type="float">
            <text:p>236.7096774194</text:p>
          </table:table-cell>
          <table:table-cell table:formula="of:=STDEVPA([.B20:.AI20])" office:value-type="float" office:value="1.08341004024172" calcext:value-type="float">
            <text:p>1.0834100402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21:.AI21])" office:value-type="float" office:value="235.838709677419" calcext:value-type="float">
            <text:p>235.8387096774</text:p>
          </table:table-cell>
          <table:table-cell table:formula="of:=STDEVPA([.B21:.AI21])" office:value-type="float" office:value="3.33211909899787" calcext:value-type="float">
            <text:p>3.332119099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22:.AI22])" office:value-type="float" office:value="237.322580645161" calcext:value-type="float">
            <text:p>237.3225806452</text:p>
          </table:table-cell>
          <table:table-cell table:formula="of:=STDEVPA([.B22:.AI22])" office:value-type="float" office:value="3.04150956550275" calcext:value-type="float">
            <text:p>3.0415095655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23:.AI23])" office:value-type="float" office:value="236.903225806452" calcext:value-type="float">
            <text:p>236.9032258065</text:p>
          </table:table-cell>
          <table:table-cell table:formula="of:=STDEVPA([.B23:.AI23])" office:value-type="float" office:value="1.227503070351" calcext:value-type="float">
            <text:p>1.2275030704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24:.AI24])" office:value-type="float" office:value="236.387096774194" calcext:value-type="float">
            <text:p>236.3870967742</text:p>
          </table:table-cell>
          <table:table-cell table:formula="of:=STDEVPA([.B24:.AI24])" office:value-type="float" office:value="1.57965736086391" calcext:value-type="float">
            <text:p>1.5796573609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formula="of:=AVERAGE([.B25:.AI25])" office:value-type="float" office:value="235.290322580645" calcext:value-type="float">
            <text:p>235.2903225806</text:p>
          </table:table-cell>
          <table:table-cell table:formula="of:=STDEVPA([.B25:.AI25])" office:value-type="float" office:value="4.86722778874737" calcext:value-type="float">
            <text:p>4.8672277887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26:.AI26])" office:value-type="float" office:value="238.58064516129" calcext:value-type="float">
            <text:p>238.5806451613</text:p>
          </table:table-cell>
          <table:table-cell table:formula="of:=STDEVPA([.B26:.AI26])" office:value-type="float" office:value="4.10172421296834" calcext:value-type="float">
            <text:p>4.101724213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27:.AI27])" office:value-type="float" office:value="236.838709677419" calcext:value-type="float">
            <text:p>236.8387096774</text:p>
          </table:table-cell>
          <table:table-cell table:formula="of:=STDEVPA([.B27:.AI27])" office:value-type="float" office:value="1.10997745381195" calcext:value-type="float">
            <text:p>1.1099774538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28:.AI28])" office:value-type="float" office:value="236.838709677419" calcext:value-type="float">
            <text:p>236.8387096774</text:p>
          </table:table-cell>
          <table:table-cell table:formula="of:=STDEVPA([.B28:.AI28])" office:value-type="float" office:value="1.22070244699513" calcext:value-type="float">
            <text:p>1.220702447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8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29:.AI29])" office:value-type="float" office:value="236.774193548387" calcext:value-type="float">
            <text:p>236.7741935484</text:p>
          </table:table-cell>
          <table:table-cell table:formula="of:=STDEVPA([.B29:.AI29])" office:value-type="float" office:value="1.09867008812428" calcext:value-type="float">
            <text:p>1.0986700881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3"/>
          <table:table-cell table:formula="of:=AVERAGE([.B30:.AI30])" office:value-type="float" office:value="236.838709677419" calcext:value-type="float">
            <text:p>236.8387096774</text:p>
          </table:table-cell>
          <table:table-cell table:formula="of:=STDEVPA([.B30:.AI30])" office:value-type="float" office:value="1.10997745381195" calcext:value-type="float">
            <text:p>1.1099774538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3"/>
          <table:table-cell table:formula="of:=AVERAGE([.B31:.AI31])" office:value-type="float" office:value="236.483870967742" calcext:value-type="float">
            <text:p>236.4838709677</text:p>
          </table:table-cell>
          <table:table-cell table:formula="of:=STDEVPA([.B31:.AI31])" office:value-type="float" office:value="2.79251265907473" calcext:value-type="float">
            <text:p>2.7925126591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32:.AI32])" office:value-type="float" office:value="236.709677419355" calcext:value-type="float">
            <text:p>236.7096774194</text:p>
          </table:table-cell>
          <table:table-cell table:formula="of:=STDEVPA([.B32:.AI32])" office:value-type="float" office:value="4.13633426916446" calcext:value-type="float">
            <text:p>4.1363342692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formula="of:=AVERAGE([.B33:.AI33])" office:value-type="float" office:value="236.935483870968" calcext:value-type="float">
            <text:p>236.935483871</text:p>
          </table:table-cell>
          <table:table-cell table:formula="of:=STDEVPA([.B33:.AI33])" office:value-type="float" office:value="4.27245856448295" calcext:value-type="float">
            <text:p>4.2724585645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formula="of:=AVERAGE([.B34:.AI34])" office:value-type="float" office:value="237" calcext:value-type="float">
            <text:p>237</text:p>
          </table:table-cell>
          <table:table-cell table:formula="of:=STDEVPA([.B34:.AI34])" office:value-type="float" office:value="2.79400279400419" calcext:value-type="float">
            <text:p>2.794002794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35:.AI35])" office:value-type="float" office:value="235.774193548387" calcext:value-type="float">
            <text:p>235.7741935484</text:p>
          </table:table-cell>
          <table:table-cell table:formula="of:=STDEVPA([.B35:.AI35])" office:value-type="float" office:value="3.23996891083606" calcext:value-type="float">
            <text:p>3.2399689108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36:.AI36])" office:value-type="float" office:value="236.677419354839" calcext:value-type="float">
            <text:p>236.6774193548</text:p>
          </table:table-cell>
          <table:table-cell table:formula="of:=STDEVPA([.B36:.AI36])" office:value-type="float" office:value="7.26630356741438" calcext:value-type="float">
            <text:p>7.2663035674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37:.AI37])" office:value-type="float" office:value="235.645161290323" calcext:value-type="float">
            <text:p>235.6451612903</text:p>
          </table:table-cell>
          <table:table-cell table:formula="of:=STDEVPA([.B37:.AI37])" office:value-type="float" office:value="4.76917783606881" calcext:value-type="float">
            <text:p>4.7691778361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38:.AI38])" office:value-type="float" office:value="235.774193548387" calcext:value-type="float">
            <text:p>235.7741935484</text:p>
          </table:table-cell>
          <table:table-cell table:formula="of:=STDEVPA([.B38:.AI38])" office:value-type="float" office:value="8.88532562410686" calcext:value-type="float">
            <text:p>8.8853256241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6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96" calcext:value-type="float">
            <text:p>19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39:.AI39])" office:value-type="float" office:value="236.870967741935" calcext:value-type="float">
            <text:p>236.8709677419</text:p>
          </table:table-cell>
          <table:table-cell table:formula="of:=STDEVPA([.B39:.AI39])" office:value-type="float" office:value="10.8857466307386" calcext:value-type="float">
            <text:p>10.8857466307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/>
          <table:table-cell table:formula="of:=AVERAGE([.B40:.AI40])" office:value-type="float" office:value="236.806451612903" calcext:value-type="float">
            <text:p>236.8064516129</text:p>
          </table:table-cell>
          <table:table-cell table:formula="of:=STDEVPA([.B40:.AI40])" office:value-type="float" office:value="6.74139525540479" calcext:value-type="float">
            <text:p>6.7413952554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formula="of:=AVERAGE([.B41:.AI41])" office:value-type="float" office:value="236.322580645161" calcext:value-type="float">
            <text:p>236.3225806452</text:p>
          </table:table-cell>
          <table:table-cell table:formula="of:=STDEVPA([.B41:.AI41])" office:value-type="float" office:value="3.37339779674874" calcext:value-type="float">
            <text:p>3.3733977967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table:formula="of:=AVERAGE([.B42:.AI42])" office:value-type="float" office:value="236.870967741935" calcext:value-type="float">
            <text:p>236.8709677419</text:p>
          </table:table-cell>
          <table:table-cell table:formula="of:=STDEVPA([.B42:.AI42])" office:value-type="float" office:value="4.56311958574374" calcext:value-type="float">
            <text:p>4.5631195857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43:.AI43])" office:value-type="float" office:value="237.225806451613" calcext:value-type="float">
            <text:p>237.2258064516</text:p>
          </table:table-cell>
          <table:table-cell table:formula="of:=STDEVPA([.B43:.AI43])" office:value-type="float" office:value="2.755752662474" calcext:value-type="float">
            <text:p>2.7557526625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44:.AI44])" office:value-type="float" office:value="234.516129032258" calcext:value-type="float">
            <text:p>234.5161290323</text:p>
          </table:table-cell>
          <table:table-cell table:formula="of:=STDEVPA([.B44:.AI44])" office:value-type="float" office:value="6.3999544743438" calcext:value-type="float">
            <text:p>6.3999544743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45:.AI45])" office:value-type="float" office:value="238.161290322581" calcext:value-type="float">
            <text:p>238.1612903226</text:p>
          </table:table-cell>
          <table:table-cell table:formula="of:=STDEVPA([.B45:.AI45])" office:value-type="float" office:value="6.04870966881766" calcext:value-type="float">
            <text:p>6.0487096688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46:.AI46])" office:value-type="float" office:value="236.451612903226" calcext:value-type="float">
            <text:p>236.4516129032</text:p>
          </table:table-cell>
          <table:table-cell table:formula="of:=STDEVPA([.B46:.AI46])" office:value-type="float" office:value="3.5180521523892" calcext:value-type="float">
            <text:p>3.5180521524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47:.AI47])" office:value-type="float" office:value="236.645161290323" calcext:value-type="float">
            <text:p>236.6451612903</text:p>
          </table:table-cell>
          <table:table-cell table:formula="of:=STDEVPA([.B47:.AI47])" office:value-type="float" office:value="3.52455338828747" calcext:value-type="float">
            <text:p>3.5245533883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48:.AI48])" office:value-type="float" office:value="236.935483870968" calcext:value-type="float">
            <text:p>236.935483871</text:p>
          </table:table-cell>
          <table:table-cell table:formula="of:=STDEVPA([.B48:.AI48])" office:value-type="float" office:value="2.50078031526636" calcext:value-type="float">
            <text:p>2.5007803153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49:.AI49])" office:value-type="float" office:value="236.064516129032" calcext:value-type="float">
            <text:p>236.064516129</text:p>
          </table:table-cell>
          <table:table-cell table:formula="of:=STDEVPA([.B49:.AI49])" office:value-type="float" office:value="3.19208177467174" calcext:value-type="float">
            <text:p>3.1920817747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formula="of:=AVERAGE([.B50:.AI50])" office:value-type="float" office:value="236.516129032258" calcext:value-type="float">
            <text:p>236.5161290323</text:p>
          </table:table-cell>
          <table:table-cell table:formula="of:=STDEVPA([.B50:.AI50])" office:value-type="float" office:value="2.96072100789259" calcext:value-type="float">
            <text:p>2.9607210079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51:.AI51])" office:value-type="float" office:value="233.58064516129" calcext:value-type="float">
            <text:p>233.5806451613</text:p>
          </table:table-cell>
          <table:table-cell table:formula="of:=STDEVPA([.B51:.AI51])" office:value-type="float" office:value="8.32708055392217" calcext:value-type="float">
            <text:p>8.3270805539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61" calcext:value-type="float">
            <text:p>261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52:.AI52])" office:value-type="float" office:value="237.129032258064" calcext:value-type="float">
            <text:p>237.1290322581</text:p>
          </table:table-cell>
          <table:table-cell table:formula="of:=STDEVPA([.B52:.AI52])" office:value-type="float" office:value="6.44451222150699" calcext:value-type="float">
            <text:p>6.4445122215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53:.AI53])" office:value-type="float" office:value="237.032258064516" calcext:value-type="float">
            <text:p>237.0322580645</text:p>
          </table:table-cell>
          <table:table-cell table:formula="of:=STDEVPA([.B53:.AI53])" office:value-type="float" office:value="3.0741783163147" calcext:value-type="float">
            <text:p>3.0741783163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54:.AI54])" office:value-type="float" office:value="233.709677419355" calcext:value-type="float">
            <text:p>233.7096774194</text:p>
          </table:table-cell>
          <table:table-cell table:formula="of:=STDEVPA([.B54:.AI54])" office:value-type="float" office:value="12.9868259510566" calcext:value-type="float">
            <text:p>12.9868259511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55:.AI55])" office:value-type="float" office:value="237.483870967742" calcext:value-type="float">
            <text:p>237.4838709677</text:p>
          </table:table-cell>
          <table:table-cell table:formula="of:=STDEVPA([.B55:.AI55])" office:value-type="float" office:value="12.3728917206827" calcext:value-type="float">
            <text:p>12.3728917207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56:.AI56])" office:value-type="float" office:value="238.41935483871" calcext:value-type="float">
            <text:p>238.4193548387</text:p>
          </table:table-cell>
          <table:table-cell table:formula="of:=STDEVPA([.B56:.AI56])" office:value-type="float" office:value="8.02726882227431" calcext:value-type="float">
            <text:p>8.0272688223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57:.AI57])" office:value-type="float" office:value="235.451612903226" calcext:value-type="float">
            <text:p>235.4516129032</text:p>
          </table:table-cell>
          <table:table-cell table:formula="of:=STDEVPA([.B57:.AI57])" office:value-type="float" office:value="3.59065731854048" calcext:value-type="float">
            <text:p>3.5906573185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58:.AI58])" office:value-type="float" office:value="237.258064516129" calcext:value-type="float">
            <text:p>237.2580645161</text:p>
          </table:table-cell>
          <table:table-cell table:formula="of:=STDEVPA([.B58:.AI58])" office:value-type="float" office:value="3.51923508858685" calcext:value-type="float">
            <text:p>3.5192350886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59:.AI59])" office:value-type="float" office:value="232.838709677419" calcext:value-type="float">
            <text:p>232.8387096774</text:p>
          </table:table-cell>
          <table:table-cell table:formula="of:=STDEVPA([.B59:.AI59])" office:value-type="float" office:value="10.9458985519354" calcext:value-type="float">
            <text:p>10.9458985519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85" calcext:value-type="float">
            <text:p>185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60:.AI60])" office:value-type="float" office:value="237.935483870968" calcext:value-type="float">
            <text:p>237.935483871</text:p>
          </table:table-cell>
          <table:table-cell table:formula="of:=STDEVPA([.B60:.AI60])" office:value-type="float" office:value="14.908182390393" calcext:value-type="float">
            <text:p>14.9081823904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37" calcext:value-type="float">
            <text:p>237</text:p>
          </table:table-cell>
          <table:table-cell office:value-type="float" office:value="204" calcext:value-type="float">
            <text:p>20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61:.AI61])" office:value-type="float" office:value="235.612903225806" calcext:value-type="float">
            <text:p>235.6129032258</text:p>
          </table:table-cell>
          <table:table-cell table:formula="of:=STDEVPA([.B61:.AI61])" office:value-type="float" office:value="6.18362780749314" calcext:value-type="float">
            <text:p>6.1836278075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62:.AI62])" office:value-type="float" office:value="237.806451612903" calcext:value-type="float">
            <text:p>237.8064516129</text:p>
          </table:table-cell>
          <table:table-cell table:formula="of:=STDEVPA([.B62:.AI62])" office:value-type="float" office:value="10.3375898945694" calcext:value-type="float">
            <text:p>10.3375898946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63:.AI63])" office:value-type="float" office:value="236.709677419355" calcext:value-type="float">
            <text:p>236.7096774194</text:p>
          </table:table-cell>
          <table:table-cell table:formula="of:=STDEVPA([.B63:.AI63])" office:value-type="float" office:value="6.79275490878189" calcext:value-type="float">
            <text:p>6.7927549088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64:.AI64])" office:value-type="float" office:value="235.935483870968" calcext:value-type="float">
            <text:p>235.935483871</text:p>
          </table:table-cell>
          <table:table-cell table:formula="of:=STDEVPA([.B64:.AI64])" office:value-type="float" office:value="7.38322197291621" calcext:value-type="float">
            <text:p>7.3832219729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33" calcext:value-type="float">
            <text:p>233</text:p>
          </table:table-cell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65:.AI65])" office:value-type="float" office:value="235.193548387097" calcext:value-type="float">
            <text:p>235.1935483871</text:p>
          </table:table-cell>
          <table:table-cell table:formula="of:=STDEVPA([.B65:.AI65])" office:value-type="float" office:value="10.6874039662577" calcext:value-type="float">
            <text:p>10.6874039663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37" calcext:value-type="float">
            <text:p>237</text:p>
          </table:table-cell>
          <table:table-cell office:value-type="float" office:value="279" calcext:value-type="float">
            <text:p>27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66:.AI66])" office:value-type="float" office:value="239.451612903226" calcext:value-type="float">
            <text:p>239.4516129032</text:p>
          </table:table-cell>
          <table:table-cell table:formula="of:=STDEVPA([.B66:.AI66])" office:value-type="float" office:value="8.70238643457114" calcext:value-type="float">
            <text:p>8.7023864346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67:.AI67])" office:value-type="float" office:value="234" calcext:value-type="float">
            <text:p>234</text:p>
          </table:table-cell>
          <table:table-cell table:formula="of:=STDEVPA([.B67:.AI67])" office:value-type="float" office:value="9.52754918897757" calcext:value-type="float">
            <text:p>9.527549189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formula="of:=AVERAGE([.B68:.AI68])" office:value-type="float" office:value="235.483870967742" calcext:value-type="float">
            <text:p>235.4838709677</text:p>
          </table:table-cell>
          <table:table-cell table:formula="of:=STDEVPA([.B68:.AI68])" office:value-type="float" office:value="13.4401204097475" calcext:value-type="float">
            <text:p>13.4401204097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table:formula="of:=AVERAGE([.B69:.AI69])" office:value-type="float" office:value="238.322580645161" calcext:value-type="float">
            <text:p>238.3225806452</text:p>
          </table:table-cell>
          <table:table-cell table:formula="of:=STDEVPA([.B69:.AI69])" office:value-type="float" office:value="12.1798010915857" calcext:value-type="float">
            <text:p>12.1798010916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10" calcext:value-type="float">
            <text:p>21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3"/>
          <table:table-cell table:formula="of:=AVERAGE([.B70:.AI70])" office:value-type="float" office:value="236.258064516129" calcext:value-type="float">
            <text:p>236.2580645161</text:p>
          </table:table-cell>
          <table:table-cell table:formula="of:=STDEVPA([.B70:.AI70])" office:value-type="float" office:value="10.4324794997147" calcext:value-type="float">
            <text:p>10.4324794997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71:.AI71])" office:value-type="float" office:value="236.838709677419" calcext:value-type="float">
            <text:p>236.8387096774</text:p>
          </table:table-cell>
          <table:table-cell table:formula="of:=STDEVPA([.B71:.AI71])" office:value-type="float" office:value="8.83941603016978" calcext:value-type="float">
            <text:p>8.8394160302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72:.AI72])" office:value-type="float" office:value="238.032258064516" calcext:value-type="float">
            <text:p>238.0322580645</text:p>
          </table:table-cell>
          <table:table-cell table:formula="of:=STDEVPA([.B72:.AI72])" office:value-type="float" office:value="8.85176807914391" calcext:value-type="float">
            <text:p>8.8517680791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73:.AI73])" office:value-type="float" office:value="235.58064516129" calcext:value-type="float">
            <text:p>235.5806451613</text:p>
          </table:table-cell>
          <table:table-cell table:formula="of:=STDEVPA([.B73:.AI73])" office:value-type="float" office:value="7.02426298991637" calcext:value-type="float">
            <text:p>7.0242629899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74:.AI74])" office:value-type="float" office:value="235.516129032258" calcext:value-type="float">
            <text:p>235.5161290323</text:p>
          </table:table-cell>
          <table:table-cell table:formula="of:=STDEVPA([.B74:.AI74])" office:value-type="float" office:value="8.99415927947916" calcext:value-type="float">
            <text:p>8.9941592795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  <table:table-cell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75:.AI75])" office:value-type="float" office:value="235.032258064516" calcext:value-type="float">
            <text:p>235.0322580645</text:p>
          </table:table-cell>
          <table:table-cell table:formula="of:=STDEVPA([.B75:.AI75])" office:value-type="float" office:value="12.4602176519274" calcext:value-type="float">
            <text:p>12.4602176519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76:.AI76])" office:value-type="float" office:value="237.709677419355" calcext:value-type="float">
            <text:p>237.7096774194</text:p>
          </table:table-cell>
          <table:table-cell table:formula="of:=STDEVPA([.B76:.AI76])" office:value-type="float" office:value="15.1980337191427" calcext:value-type="float">
            <text:p>15.1980337191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formula="of:=AVERAGE([.B77:.AI77])" office:value-type="float" office:value="232.967741935484" calcext:value-type="float">
            <text:p>232.9677419355</text:p>
          </table:table-cell>
          <table:table-cell table:formula="of:=STDEVPA([.B77:.AI77])" office:value-type="float" office:value="12.7519356429948" calcext:value-type="float">
            <text:p>12.751935643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78:.AI78])" office:value-type="float" office:value="240.741935483871" calcext:value-type="float">
            <text:p>240.7419354839</text:p>
          </table:table-cell>
          <table:table-cell table:formula="of:=STDEVPA([.B78:.AI78])" office:value-type="float" office:value="9.23166969113173" calcext:value-type="float">
            <text:p>9.2316696911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89" calcext:value-type="float">
            <text:p>189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79:.AI79])" office:value-type="float" office:value="232.387096774194" calcext:value-type="float">
            <text:p>232.3870967742</text:p>
          </table:table-cell>
          <table:table-cell table:formula="of:=STDEVPA([.B79:.AI79])" office:value-type="float" office:value="12.5561382478974" calcext:value-type="float">
            <text:p>12.5561382479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238" calcext:value-type="float">
            <text:p>23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80:.AI80])" office:value-type="float" office:value="239.677419354839" calcext:value-type="float">
            <text:p>239.6774193548</text:p>
          </table:table-cell>
          <table:table-cell table:formula="of:=STDEVPA([.B80:.AI80])" office:value-type="float" office:value="15.7672324504563" calcext:value-type="float">
            <text:p>15.7672324505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83" calcext:value-type="float">
            <text:p>283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81:.AI81])" office:value-type="float" office:value="236.225806451613" calcext:value-type="float">
            <text:p>236.2258064516</text:p>
          </table:table-cell>
          <table:table-cell table:formula="of:=STDEVPA([.B81:.AI81])" office:value-type="float" office:value="12.2913808705318" calcext:value-type="float">
            <text:p>12.2913808705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82:.AI82])" office:value-type="float" office:value="236.064516129032" calcext:value-type="float">
            <text:p>236.064516129</text:p>
          </table:table-cell>
          <table:table-cell table:formula="of:=STDEVPA([.B82:.AI82])" office:value-type="float" office:value="10.3796807828067" calcext:value-type="float">
            <text:p>10.3796807828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83:.AI83])" office:value-type="float" office:value="235.516129032258" calcext:value-type="float">
            <text:p>235.5161290323</text:p>
          </table:table-cell>
          <table:table-cell table:formula="of:=STDEVPA([.B83:.AI83])" office:value-type="float" office:value="8.52650882586444" calcext:value-type="float">
            <text:p>8.5265088259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84:.AI84])" office:value-type="float" office:value="236.451612903226" calcext:value-type="float">
            <text:p>236.4516129032</text:p>
          </table:table-cell>
          <table:table-cell table:formula="of:=STDEVPA([.B84:.AI84])" office:value-type="float" office:value="8.92925134916739" calcext:value-type="float">
            <text:p>8.9292513492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71" calcext:value-type="float">
            <text:p>271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formula="of:=AVERAGE([.B85:.AI85])" office:value-type="float" office:value="234.58064516129" calcext:value-type="float">
            <text:p>234.5806451613</text:p>
          </table:table-cell>
          <table:table-cell table:formula="of:=STDEVPA([.B85:.AI85])" office:value-type="float" office:value="12.0396500687236" calcext:value-type="float">
            <text:p>12.0396500687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64" calcext:value-type="float">
            <text:p>264</text:p>
          </table:table-cell>
          <table:table-cell office:value-type="float" office:value="195" calcext:value-type="float">
            <text:p>195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table:formula="of:=AVERAGE([.B86:.AI86])" office:value-type="float" office:value="238.129032258065" calcext:value-type="float">
            <text:p>238.1290322581</text:p>
          </table:table-cell>
          <table:table-cell table:formula="of:=STDEVPA([.B86:.AI86])" office:value-type="float" office:value="12.9707908468415" calcext:value-type="float">
            <text:p>12.9707908468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5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87:.AI87])" office:value-type="float" office:value="238.064516129032" calcext:value-type="float">
            <text:p>238.064516129</text:p>
          </table:table-cell>
          <table:table-cell table:formula="of:=STDEVPA([.B87:.AI87])" office:value-type="float" office:value="8.06799924780878" calcext:value-type="float">
            <text:p>8.0679992478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88:.AI88])" office:value-type="float" office:value="235.774193548387" calcext:value-type="float">
            <text:p>235.7741935484</text:p>
          </table:table-cell>
          <table:table-cell table:formula="of:=STDEVPA([.B88:.AI88])" office:value-type="float" office:value="6.08387438853254" calcext:value-type="float">
            <text:p>6.0838743885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89:.AI89])" office:value-type="float" office:value="237.548387096774" calcext:value-type="float">
            <text:p>237.5483870968</text:p>
          </table:table-cell>
          <table:table-cell table:formula="of:=STDEVPA([.B89:.AI89])" office:value-type="float" office:value="5.21683818268783" calcext:value-type="float">
            <text:p>5.2168381827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90:.AI90])" office:value-type="float" office:value="230.741935483871" calcext:value-type="float">
            <text:p>230.7419354839</text:p>
          </table:table-cell>
          <table:table-cell table:formula="of:=STDEVPA([.B90:.AI90])" office:value-type="float" office:value="14.0298477722307" calcext:value-type="float">
            <text:p>14.0298477722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91:.AI91])" office:value-type="float" office:value="240.258064516129" calcext:value-type="float">
            <text:p>240.2580645161</text:p>
          </table:table-cell>
          <table:table-cell table:formula="of:=STDEVPA([.B91:.AI91])" office:value-type="float" office:value="15.8337486481851" calcext:value-type="float">
            <text:p>15.8337486482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92:.AI92])" office:value-type="float" office:value="234.903225806452" calcext:value-type="float">
            <text:p>234.9032258065</text:p>
          </table:table-cell>
          <table:table-cell table:formula="of:=STDEVPA([.B92:.AI92])" office:value-type="float" office:value="14.0146348362764" calcext:value-type="float">
            <text:p>14.0146348363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184" calcext:value-type="float">
            <text:p>184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formula="of:=AVERAGE([.B93:.AI93])" office:value-type="float" office:value="235.290322580645" calcext:value-type="float">
            <text:p>235.2903225806</text:p>
          </table:table-cell>
          <table:table-cell table:formula="of:=STDEVPA([.B93:.AI93])" office:value-type="float" office:value="17.9033129901975" calcext:value-type="float">
            <text:p>17.9033129902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207" calcext:value-type="float">
            <text:p>207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94:.AI94])" office:value-type="float" office:value="239" calcext:value-type="float">
            <text:p>239</text:p>
          </table:table-cell>
          <table:table-cell table:formula="of:=STDEVPA([.B94:.AI94])" office:value-type="float" office:value="13.9121668728051" calcext:value-type="float">
            <text:p>13.9121668728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95:.AI95])" office:value-type="float" office:value="237.258064516129" calcext:value-type="float">
            <text:p>237.2580645161</text:p>
          </table:table-cell>
          <table:table-cell table:formula="of:=STDEVPA([.B95:.AI95])" office:value-type="float" office:value="12.7024705291618" calcext:value-type="float">
            <text:p>12.7024705292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81" calcext:value-type="float">
            <text:p>181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office:value-type="float" office:value="276" calcext:value-type="float">
            <text:p>276</text:p>
          </table:table-cell>
          <table:table-cell office:value-type="float" office:value="213" calcext:value-type="float">
            <text:p>213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96:.AI96])" office:value-type="float" office:value="233.709677419355" calcext:value-type="float">
            <text:p>233.7096774194</text:p>
          </table:table-cell>
          <table:table-cell table:formula="of:=STDEVPA([.B96:.AI96])" office:value-type="float" office:value="15.5981668658006" calcext:value-type="float">
            <text:p>15.5981668658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36" calcext:value-type="float">
            <text:p>236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97:.AI97])" office:value-type="float" office:value="236.709677419355" calcext:value-type="float">
            <text:p>236.7096774194</text:p>
          </table:table-cell>
          <table:table-cell table:formula="of:=STDEVPA([.B97:.AI97])" office:value-type="float" office:value="13.7563910036146" calcext:value-type="float">
            <text:p>13.7563910036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/>
          <table:table-cell table:formula="of:=AVERAGE([.B98:.AI98])" office:value-type="float" office:value="236.838709677419" calcext:value-type="float">
            <text:p>236.8387096774</text:p>
          </table:table-cell>
          <table:table-cell table:formula="of:=STDEVPA([.B98:.AI98])" office:value-type="float" office:value="10.6834112414726" calcext:value-type="float">
            <text:p>10.6834112415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99:.AI99])" office:value-type="float" office:value="234.451612903226" calcext:value-type="float">
            <text:p>234.4516129032</text:p>
          </table:table-cell>
          <table:table-cell table:formula="of:=STDEVPA([.B99:.AI99])" office:value-type="float" office:value="18.1549579288563" calcext:value-type="float">
            <text:p>18.1549579289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3"/>
          <table:table-cell table:formula="of:=AVERAGE([.B100:.AI100])" office:value-type="float" office:value="235.870967741935" calcext:value-type="float">
            <text:p>235.8709677419</text:p>
          </table:table-cell>
          <table:table-cell table:formula="of:=STDEVPA([.B100:.AI100])" office:value-type="float" office:value="13.802154893662" calcext:value-type="float">
            <text:p>13.8021548937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101:.AI101])" office:value-type="float" office:value="239.870967741935" calcext:value-type="float">
            <text:p>239.8709677419</text:p>
          </table:table-cell>
          <table:table-cell table:formula="of:=STDEVPA([.B101:.AI101])" office:value-type="float" office:value="9.73103427677313" calcext:value-type="float">
            <text:p>9.7310342768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83" calcext:value-type="float">
            <text:p>183</text:p>
          </table:table-cell>
          <table:table-cell office:value-type="float" office:value="234" calcext:value-type="float">
            <text:p>234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AVERAGE([.B102:.AI102])" office:value-type="float" office:value="232.41935483871" calcext:value-type="float">
            <text:p>232.4193548387</text:p>
          </table:table-cell>
          <table:table-cell table:formula="of:=STDEVPA([.B102:.AI102])" office:value-type="float" office:value="15.8435377964124" calcext:value-type="float">
            <text:p>15.8435377964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62" calcext:value-type="float">
            <text:p>262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table:formula="of:=AVERAGE([.B103:.AI103])" office:value-type="float" office:value="239.709677419355" calcext:value-type="float">
            <text:p>239.7096774194</text:p>
          </table:table-cell>
          <table:table-cell table:formula="of:=STDEVPA([.B103:.AI103])" office:value-type="float" office:value="11.7010987859759" calcext:value-type="float">
            <text:p>11.701098786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/>
          <table:table-cell table:formula="of:=AVERAGE([.B104:.AI104])" office:value-type="float" office:value="232.774193548387" calcext:value-type="float">
            <text:p>232.7741935484</text:p>
          </table:table-cell>
          <table:table-cell table:formula="of:=STDEVPA([.B104:.AI104])" office:value-type="float" office:value="20.3671298711513" calcext:value-type="float">
            <text:p>20.3671298712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11" calcext:value-type="float">
            <text:p>211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6"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/>
          <table:table-cell table:formula="of:=AVERAGE([.B105:.AI105])" office:value-type="float" office:value="236.935483870968" calcext:value-type="float">
            <text:p>236.935483871</text:p>
          </table:table-cell>
          <table:table-cell table:formula="of:=STDEVPA([.B105:.AI105])" office:value-type="float" office:value="9.52394430309468" calcext:value-type="float">
            <text:p>9.5239443031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office:value-type="float" office:value="207" calcext:value-type="float">
            <text:p>207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106:.AI106])" office:value-type="float" office:value="231.41935483871" calcext:value-type="float">
            <text:p>231.4193548387</text:p>
          </table:table-cell>
          <table:table-cell table:formula="of:=STDEVPA([.B106:.AI106])" office:value-type="float" office:value="13.2147869120979" calcext:value-type="float">
            <text:p>13.2147869121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74" calcext:value-type="float">
            <text:p>27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107:.AI107])" office:value-type="float" office:value="235.387096774194" calcext:value-type="float">
            <text:p>235.3870967742</text:p>
          </table:table-cell>
          <table:table-cell table:formula="of:=STDEVPA([.B107:.AI107])" office:value-type="float" office:value="16.8822820261359" calcext:value-type="float">
            <text:p>16.8822820261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4"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74" calcext:value-type="float">
            <text:p>274</text:p>
          </table:table-cell>
          <table:table-cell office:value-type="float" office:value="253" calcext:value-type="float">
            <text:p>253</text:p>
          </table:table-cell>
          <table:table-cell office:value-type="float" office:value="285" calcext:value-type="float">
            <text:p>28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AVERAGE([.B108:.AI108])" office:value-type="float" office:value="243" calcext:value-type="float">
            <text:p>243</text:p>
          </table:table-cell>
          <table:table-cell table:formula="of:=STDEVPA([.B108:.AI108])" office:value-type="float" office:value="13.5694153248423" calcext:value-type="float">
            <text:p>13.5694153248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3"/>
          <table:table-cell table:formula="of:=AVERAGE([.B109:.AI109])" office:value-type="float" office:value="231.935483870968" calcext:value-type="float">
            <text:p>231.935483871</text:p>
          </table:table-cell>
          <table:table-cell table:formula="of:=STDEVPA([.B109:.AI109])" office:value-type="float" office:value="11.6062705072926" calcext:value-type="float">
            <text:p>11.6062705073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61" calcext:value-type="float">
            <text:p>261</text:p>
          </table:table-cell>
          <table:table-cell office:value-type="float" office:value="172" calcext:value-type="float">
            <text:p>172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formula="of:=AVERAGE([.B110:.AI110])" office:value-type="float" office:value="220.129032258064" calcext:value-type="float">
            <text:p>220.1290322581</text:p>
          </table:table-cell>
          <table:table-cell table:formula="of:=STDEVPA([.B110:.AI110])" office:value-type="float" office:value="58.0865549572826" calcext:value-type="float">
            <text:p>58.0865549573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91" calcext:value-type="float">
            <text:p>191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238" calcext:value-type="float">
            <text:p>238</text:p>
          </table:table-cell>
          <table:table-cell office:value-type="float" office:value="167" calcext:value-type="float">
            <text:p>167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AVERAGE([.B111:.AI111])" office:value-type="float" office:value="200.064516129032" calcext:value-type="float">
            <text:p>200.064516129</text:p>
          </table:table-cell>
          <table:table-cell table:formula="of:=STDEVPA([.B111:.AI111])" office:value-type="float" office:value="84.2687465441412" calcext:value-type="float">
            <text:p>84.2687465441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79" calcext:value-type="float">
            <text:p>27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AVERAGE([.B112:.AI112])" office:value-type="float" office:value="170.193548387097" calcext:value-type="float">
            <text:p>170.1935483871</text:p>
          </table:table-cell>
          <table:table-cell table:formula="of:=STDEVPA([.B112:.AI112])" office:value-type="float" office:value="98.8617214010392" calcext:value-type="float">
            <text:p>98.861721401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46" calcext:value-type="float">
            <text:p>146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19" calcext:value-type="float">
            <text:p>219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113:.AI113])" office:value-type="float" office:value="143.806451612903" calcext:value-type="float">
            <text:p>143.8064516129</text:p>
          </table:table-cell>
          <table:table-cell table:formula="of:=STDEVPA([.B113:.AI113])" office:value-type="float" office:value="109.243858424801" calcext:value-type="float">
            <text:p>109.2438584248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4:.AI114])" office:value-type="float" office:value="108.451612903226" calcext:value-type="float">
            <text:p>108.4516129032</text:p>
          </table:table-cell>
          <table:table-cell table:formula="of:=STDEVPA([.B114:.AI114])" office:value-type="float" office:value="112.679344848393" calcext:value-type="float">
            <text:p>112.6793448484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5:.AI115])" office:value-type="float" office:value="95.0967741935484" calcext:value-type="float">
            <text:p>95.0967741935</text:p>
          </table:table-cell>
          <table:table-cell table:formula="of:=STDEVPA([.B115:.AI115])" office:value-type="float" office:value="107.668054638292" calcext:value-type="float">
            <text:p>107.6680546383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AVERAGE([.B116:.AI116])" office:value-type="float" office:value="28.6451612903226" calcext:value-type="float">
            <text:p>28.6451612903</text:p>
          </table:table-cell>
          <table:table-cell table:formula="of:=STDEVPA([.B116:.AI116])" office:value-type="float" office:value="57.2676502653066" calcext:value-type="float">
            <text:p>57.2676502653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7:.AI117])" office:value-type="string" office:string-value="" calcext:value-type="error">
            <text:p>#DIV/0!</text:p>
          </table:table-cell>
          <table:table-cell table:formula="of:=STDEVPA([.B117:.AI1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8:.AI118])" office:value-type="string" office:string-value="" calcext:value-type="error">
            <text:p>#DIV/0!</text:p>
          </table:table-cell>
          <table:table-cell table:formula="of:=STDEVPA([.B118:.AI1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9:.AI119])" office:value-type="string" office:string-value="" calcext:value-type="error">
            <text:p>#DIV/0!</text:p>
          </table:table-cell>
          <table:table-cell table:formula="of:=STDEVPA([.B119:.AI1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0:.AI120])" office:value-type="string" office:string-value="" calcext:value-type="error">
            <text:p>#DIV/0!</text:p>
          </table:table-cell>
          <table:table-cell table:formula="of:=STDEVPA([.B120:.AI1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1:.AI121])" office:value-type="string" office:string-value="" calcext:value-type="error">
            <text:p>#DIV/0!</text:p>
          </table:table-cell>
          <table:table-cell table:formula="of:=STDEVPA([.B121:.AI1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2:.AI122])" office:value-type="string" office:string-value="" calcext:value-type="error">
            <text:p>#DIV/0!</text:p>
          </table:table-cell>
          <table:table-cell table:formula="of:=STDEVPA([.B122:.AI1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3:.AI123])" office:value-type="string" office:string-value="" calcext:value-type="error">
            <text:p>#DIV/0!</text:p>
          </table:table-cell>
          <table:table-cell table:formula="of:=STDEVPA([.B123:.AI1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4:.AI124])" office:value-type="string" office:string-value="" calcext:value-type="error">
            <text:p>#DIV/0!</text:p>
          </table:table-cell>
          <table:table-cell table:formula="of:=STDEVPA([.B124:.AI1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5:.AI125])" office:value-type="string" office:string-value="" calcext:value-type="error">
            <text:p>#DIV/0!</text:p>
          </table:table-cell>
          <table:table-cell table:formula="of:=STDEVPA([.B125:.AI1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6:.AI126])" office:value-type="string" office:string-value="" calcext:value-type="error">
            <text:p>#DIV/0!</text:p>
          </table:table-cell>
          <table:table-cell table:formula="of:=STDEVPA([.B126:.AI1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7:.AI127])" office:value-type="string" office:string-value="" calcext:value-type="error">
            <text:p>#DIV/0!</text:p>
          </table:table-cell>
          <table:table-cell table:formula="of:=STDEVPA([.B127:.AI1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8:.AI128])" office:value-type="string" office:string-value="" calcext:value-type="error">
            <text:p>#DIV/0!</text:p>
          </table:table-cell>
          <table:table-cell table:formula="of:=STDEVPA([.B128:.AI1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9:.AI129])" office:value-type="string" office:string-value="" calcext:value-type="error">
            <text:p>#DIV/0!</text:p>
          </table:table-cell>
          <table:table-cell table:formula="of:=STDEVPA([.B129:.AI1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3"/>
        <table:table-column table:style-name="co10" table:default-cell-style-name="ce3"/>
        <table:table-column table:style-name="co4" table:number-columns-repeated="987" table:default-cell-style-name="Default"/>
        <table:table-row table:style-name="ro4">
          <table:table-cell office:value-type="string" calcext:value-type="string">
            <text:p>Time</text:p>
          </table:table-cell>
          <table:table-cell office:value-type="string" calcext:value-type="string">
            <text:p>host60eth0.pcap0stat0160421014372101.txt</text:p>
          </table:table-cell>
          <table:table-cell office:value-type="string" calcext:value-type="string">
            <text:p>host60eth0.pcap0stat0160421017165602.txt</text:p>
          </table:table-cell>
          <table:table-cell office:value-type="string" calcext:value-type="string">
            <text:p>host60eth0.pcap0stat0160421017204903.txt</text:p>
          </table:table-cell>
          <table:table-cell office:value-type="string" calcext:value-type="string">
            <text:p>host60eth0.pcap0stat0160421017244304.txt</text:p>
          </table:table-cell>
          <table:table-cell office:value-type="string" calcext:value-type="string">
            <text:p>host60eth0.pcap0stat0160421017281605.txt</text:p>
          </table:table-cell>
          <table:table-cell office:value-type="string" calcext:value-type="string">
            <text:p>host60eth0.pcap0stat0160421017314806.txt</text:p>
          </table:table-cell>
          <table:table-cell office:value-type="string" calcext:value-type="string">
            <text:p>host60eth0.pcap0stat0160421017352407.txt</text:p>
          </table:table-cell>
          <table:table-cell office:value-type="string" calcext:value-type="string">
            <text:p>host60eth0.pcap0stat0160421017390508.txt</text:p>
          </table:table-cell>
          <table:table-cell office:value-type="string" calcext:value-type="string">
            <text:p>host60eth0.pcap0stat0160421017424609.txt</text:p>
          </table:table-cell>
          <table:table-cell office:value-type="string" calcext:value-type="string">
            <text:p>host60eth0.pcap0stat01604210174617010.txt</text:p>
          </table:table-cell>
          <table:table-cell office:value-type="string" calcext:value-type="string">
            <text:p>host60eth0.pcap0stat01604210174943011.txt</text:p>
          </table:table-cell>
          <table:table-cell office:value-type="string" calcext:value-type="string">
            <text:p>host60eth0.pcap0stat01604210175319012.txt</text:p>
          </table:table-cell>
          <table:table-cell office:value-type="string" calcext:value-type="string">
            <text:p>host60eth0.pcap0stat01604210175658013.txt</text:p>
          </table:table-cell>
          <table:table-cell office:value-type="string" calcext:value-type="string">
            <text:p>host60eth0.pcap0stat01604210180027014.txt</text:p>
          </table:table-cell>
          <table:table-cell office:value-type="string" calcext:value-type="string">
            <text:p>host60eth0.pcap0stat01604210180354015.txt</text:p>
          </table:table-cell>
          <table:table-cell office:value-type="string" calcext:value-type="string">
            <text:p>host60eth0.pcap0stat01604210180727016.txt</text:p>
          </table:table-cell>
          <table:table-cell office:value-type="string" calcext:value-type="string">
            <text:p>host60eth0.pcap0stat01604210181115017.txt</text:p>
          </table:table-cell>
          <table:table-cell office:value-type="string" calcext:value-type="string">
            <text:p>host60eth0.pcap0stat01604210181501018.txt</text:p>
          </table:table-cell>
          <table:table-cell office:value-type="string" calcext:value-type="string">
            <text:p>host60eth0.pcap0stat01604210181829019.txt</text:p>
          </table:table-cell>
          <table:table-cell office:value-type="string" calcext:value-type="string">
            <text:p>host60eth0.pcap0stat01604210182200020.txt</text:p>
          </table:table-cell>
          <table:table-cell office:value-type="string" calcext:value-type="string">
            <text:p>host60eth0.pcap0stat01604210182532021.txt</text:p>
          </table:table-cell>
          <table:table-cell office:value-type="string" calcext:value-type="string">
            <text:p>host60eth0.pcap0stat01604210182905022.txt</text:p>
          </table:table-cell>
          <table:table-cell office:value-type="string" calcext:value-type="string">
            <text:p>host60eth0.pcap0stat01604210183245023.txt</text:p>
          </table:table-cell>
          <table:table-cell office:value-type="string" calcext:value-type="string">
            <text:p>host60eth0.pcap0stat01604210183620024.txt</text:p>
          </table:table-cell>
          <table:table-cell office:value-type="string" calcext:value-type="string">
            <text:p>host60eth0.pcap0stat01604210183949025.txt</text:p>
          </table:table-cell>
          <table:table-cell office:value-type="string" calcext:value-type="string">
            <text:p>host60eth0.pcap0stat01604210184321026.txt</text:p>
          </table:table-cell>
          <table:table-cell office:value-type="string" calcext:value-type="string">
            <text:p>host60eth0.pcap0stat01604210184653027.txt</text:p>
          </table:table-cell>
          <table:table-cell office:value-type="string" calcext:value-type="string">
            <text:p>host60eth0.pcap0stat01604210185023028.txt</text:p>
          </table:table-cell>
          <table:table-cell office:value-type="string" calcext:value-type="string">
            <text:p>host60eth0.pcap0stat01604210185352029.txt</text:p>
          </table:table-cell>
          <table:table-cell office:value-type="string" calcext:value-type="string">
            <text:p>host60eth0.pcap0stat01604210185719030.txt</text:p>
          </table:table-cell>
          <table:table-cell office:value-type="string" calcext:value-type="string">
            <text:p>host60eth0.pcap0stat01604210190047031.txt</text:p>
          </table:table-cell>
          <table:table-cell table:number-columns-repeated="3"/>
          <table:table-cell table:style-name="ce2" office:value-type="string" calcext:value-type="string">
            <text:p>mediaAAtaque</text:p>
          </table:table-cell>
          <table:table-cell table:style-name="ce2" office:value-type="string" calcext:value-type="string">
            <text:p>desvAAtaque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:.AI2])" office:value-type="float" office:value="58.6129032258065" calcext:value-type="float">
            <text:p>58.6129032258</text:p>
          </table:table-cell>
          <table:table-cell table:formula="of:=STDEVPA([.B2:.AI2])" office:value-type="float" office:value="114.978448869666" calcext:value-type="float">
            <text:p>114.9784488697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:.AI3])" office:value-type="float" office:value="101.258064516129" calcext:value-type="float">
            <text:p>101.2580645161</text:p>
          </table:table-cell>
          <table:table-cell table:formula="of:=STDEVPA([.B3:.AI3])" office:value-type="float" office:value="123.10681638892" calcext:value-type="float">
            <text:p>123.1068163889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74" calcext:value-type="float">
            <text:p>274</text:p>
          </table:table-cell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289" calcext:value-type="float">
            <text:p>289</text:p>
          </table:table-cell>
          <table:table-cell office:value-type="float" office:value="333" calcext:value-type="float">
            <text:p>333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309" calcext:value-type="float">
            <text:p>309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307" calcext:value-type="float">
            <text:p>307</text:p>
          </table:table-cell>
          <table:table-cell office:value-type="float" office:value="344" calcext:value-type="float">
            <text:p>344</text:p>
          </table:table-cell>
          <table:table-cell office:value-type="float" office:value="331" calcext:value-type="float">
            <text:p>331</text:p>
          </table:table-cell>
          <table:table-cell office:value-type="float" office:value="308" calcext:value-type="float">
            <text:p>308</text:p>
          </table:table-cell>
          <table:table-cell office:value-type="float" office:value="281" calcext:value-type="float">
            <text:p>281</text:p>
          </table:table-cell>
          <table:table-cell table:number-columns-repeated="3"/>
          <table:table-cell table:formula="of:=AVERAGE([.B4:.AI4])" office:value-type="float" office:value="290.806451612903" calcext:value-type="float">
            <text:p>290.8064516129</text:p>
          </table:table-cell>
          <table:table-cell table:formula="of:=STDEVPA([.B4:.AI4])" office:value-type="float" office:value="59.1991822931968" calcext:value-type="float">
            <text:p>59.1991822932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5:.AI5])" office:value-type="float" office:value="309.41935483871" calcext:value-type="float">
            <text:p>309.4193548387</text:p>
          </table:table-cell>
          <table:table-cell table:formula="of:=STDEVPA([.B5:.AI5])" office:value-type="float" office:value="5.65556644747733" calcext:value-type="float">
            <text:p>5.6555664475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6:.AI6])" office:value-type="float" office:value="305.41935483871" calcext:value-type="float">
            <text:p>305.4193548387</text:p>
          </table:table-cell>
          <table:table-cell table:formula="of:=STDEVPA([.B6:.AI6])" office:value-type="float" office:value="3.55395457654625" calcext:value-type="float">
            <text:p>3.5539545765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table:formula="of:=AVERAGE([.B7:.AI7])" office:value-type="float" office:value="305.838709677419" calcext:value-type="float">
            <text:p>305.8387096774</text:p>
          </table:table-cell>
          <table:table-cell table:formula="of:=STDEVPA([.B7:.AI7])" office:value-type="float" office:value="3.52041762729247" calcext:value-type="float">
            <text:p>3.5204176273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AVERAGE([.B8:.AI8])" office:value-type="float" office:value="306.58064516129" calcext:value-type="float">
            <text:p>306.5806451613</text:p>
          </table:table-cell>
          <table:table-cell table:formula="of:=STDEVPA([.B8:.AI8])" office:value-type="float" office:value="2.32481970925513" calcext:value-type="float">
            <text:p>2.3248197093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number-columns-repeated="5"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9:.AI9])" office:value-type="float" office:value="306.935483870968" calcext:value-type="float">
            <text:p>306.935483871</text:p>
          </table:table-cell>
          <table:table-cell table:formula="of:=STDEVPA([.B9:.AI9])" office:value-type="float" office:value="1.84802394676161" calcext:value-type="float">
            <text:p>1.8480239468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10:.AI10])" office:value-type="float" office:value="307.096774193548" calcext:value-type="float">
            <text:p>307.0967741935</text:p>
          </table:table-cell>
          <table:table-cell table:formula="of:=STDEVPA([.B10:.AI10])" office:value-type="float" office:value="1.82022399737624" calcext:value-type="float">
            <text:p>1.8202239974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5" calcext:value-type="float">
            <text:p>29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11:.AI11])" office:value-type="float" office:value="306.258064516129" calcext:value-type="float">
            <text:p>306.2580645161</text:p>
          </table:table-cell>
          <table:table-cell table:formula="of:=STDEVPA([.B11:.AI11])" office:value-type="float" office:value="2.65144807587542" calcext:value-type="float">
            <text:p>2.6514480759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12:.AI12])" office:value-type="float" office:value="307.451612903226" calcext:value-type="float">
            <text:p>307.4516129032</text:p>
          </table:table-cell>
          <table:table-cell table:formula="of:=STDEVPA([.B12:.AI12])" office:value-type="float" office:value="3.05686651367281" calcext:value-type="float">
            <text:p>3.0568665137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/>
          <table:table-cell table:formula="of:=AVERAGE([.B13:.AI13])" office:value-type="float" office:value="306.709677419355" calcext:value-type="float">
            <text:p>306.7096774194</text:p>
          </table:table-cell>
          <table:table-cell table:formula="of:=STDEVPA([.B13:.AI13])" office:value-type="float" office:value="2.27459387920054" calcext:value-type="float">
            <text:p>2.2745938792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14:.AI14])" office:value-type="float" office:value="307.193548387097" calcext:value-type="float">
            <text:p>307.1935483871</text:p>
          </table:table-cell>
          <table:table-cell table:formula="of:=STDEVPA([.B14:.AI14])" office:value-type="float" office:value="2.23490426783081" calcext:value-type="float">
            <text:p>2.2349042678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float" office:value="309" calcext:value-type="float">
            <text:p>309</text:p>
          </table:table-cell>
          <table:table-cell table:number-columns-repeated="3"/>
          <table:table-cell table:formula="of:=AVERAGE([.B15:.AI15])" office:value-type="float" office:value="307.387096774194" calcext:value-type="float">
            <text:p>307.3870967742</text:p>
          </table:table-cell>
          <table:table-cell table:formula="of:=STDEVPA([.B15:.AI15])" office:value-type="float" office:value="1.8952813963314" calcext:value-type="float">
            <text:p>1.8952813963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3"/>
          <table:table-cell table:formula="of:=AVERAGE([.B16:.AI16])" office:value-type="float" office:value="306.58064516129" calcext:value-type="float">
            <text:p>306.5806451613</text:p>
          </table:table-cell>
          <table:table-cell table:formula="of:=STDEVPA([.B16:.AI16])" office:value-type="float" office:value="1.56110369452424" calcext:value-type="float">
            <text:p>1.5611036945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17:.AI17])" office:value-type="float" office:value="307.193548387097" calcext:value-type="float">
            <text:p>307.1935483871</text:p>
          </table:table-cell>
          <table:table-cell table:formula="of:=STDEVPA([.B17:.AI17])" office:value-type="float" office:value="1.83899262112764" calcext:value-type="float">
            <text:p>1.8389926211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/>
          <table:table-cell table:formula="of:=AVERAGE([.B18:.AI18])" office:value-type="float" office:value="307.096774193548" calcext:value-type="float">
            <text:p>307.0967741935</text:p>
          </table:table-cell>
          <table:table-cell table:formula="of:=STDEVPA([.B18:.AI18])" office:value-type="float" office:value="2.41440353563409" calcext:value-type="float">
            <text:p>2.4144035356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6" calcext:value-type="float">
            <text:p>306</text:p>
          </table:table-cell>
          <table:table-cell table:number-columns-repeated="3"/>
          <table:table-cell table:formula="of:=AVERAGE([.B19:.AI19])" office:value-type="float" office:value="306.290322580645" calcext:value-type="float">
            <text:p>306.2903225806</text:p>
          </table:table-cell>
          <table:table-cell table:formula="of:=STDEVPA([.B19:.AI19])" office:value-type="float" office:value="3.40960264818679" calcext:value-type="float">
            <text:p>3.4096026482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20:.AI20])" office:value-type="float" office:value="306.612903225806" calcext:value-type="float">
            <text:p>306.6129032258</text:p>
          </table:table-cell>
          <table:table-cell table:formula="of:=STDEVPA([.B20:.AI20])" office:value-type="float" office:value="4.17115609683732" calcext:value-type="float">
            <text:p>4.1711560968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21:.AI21])" office:value-type="float" office:value="306.903225806452" calcext:value-type="float">
            <text:p>306.9032258065</text:p>
          </table:table-cell>
          <table:table-cell table:formula="of:=STDEVPA([.B21:.AI21])" office:value-type="float" office:value="3.2264515484" calcext:value-type="float">
            <text:p>3.2264515484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22:.AI22])" office:value-type="float" office:value="307.870967741935" calcext:value-type="float">
            <text:p>307.8709677419</text:p>
          </table:table-cell>
          <table:table-cell table:formula="of:=STDEVPA([.B22:.AI22])" office:value-type="float" office:value="2.37923727930139" calcext:value-type="float">
            <text:p>2.3792372793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3"/>
          <table:table-cell table:formula="of:=AVERAGE([.B23:.AI23])" office:value-type="float" office:value="306.967741935484" calcext:value-type="float">
            <text:p>306.9677419355</text:p>
          </table:table-cell>
          <table:table-cell table:formula="of:=STDEVPA([.B23:.AI23])" office:value-type="float" office:value="3.1773784179449" calcext:value-type="float">
            <text:p>3.1773784179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24:.AI24])" office:value-type="float" office:value="306.967741935484" calcext:value-type="float">
            <text:p>306.9677419355</text:p>
          </table:table-cell>
          <table:table-cell table:formula="of:=STDEVPA([.B24:.AI24])" office:value-type="float" office:value="2.91252989426986" calcext:value-type="float">
            <text:p>2.9125298943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05" calcext:value-type="float">
            <text:p>305</text:p>
          </table:table-cell>
          <table:table-cell office:value-type="float" office:value="294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/>
          <table:table-cell table:formula="of:=AVERAGE([.B25:.AI25])" office:value-type="float" office:value="306.806451612903" calcext:value-type="float">
            <text:p>306.8064516129</text:p>
          </table:table-cell>
          <table:table-cell table:formula="of:=STDEVPA([.B25:.AI25])" office:value-type="float" office:value="4.51105705971958" calcext:value-type="float">
            <text:p>4.5110570597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26:.AI26])" office:value-type="float" office:value="308.258064516129" calcext:value-type="float">
            <text:p>308.2580645161</text:p>
          </table:table-cell>
          <table:table-cell table:formula="of:=STDEVPA([.B26:.AI26])" office:value-type="float" office:value="3.80125396912297" calcext:value-type="float">
            <text:p>3.8012539691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27:.AI27])" office:value-type="float" office:value="302.612903225806" calcext:value-type="float">
            <text:p>302.6129032258</text:p>
          </table:table-cell>
          <table:table-cell table:formula="of:=STDEVPA([.B27:.AI27])" office:value-type="float" office:value="21.831728049694" calcext:value-type="float">
            <text:p>21.8317280497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3"/>
          <table:table-cell table:formula="of:=AVERAGE([.B28:.AI28])" office:value-type="float" office:value="301.677419354839" calcext:value-type="float">
            <text:p>301.6774193548</text:p>
          </table:table-cell>
          <table:table-cell table:formula="of:=STDEVPA([.B28:.AI28])" office:value-type="float" office:value="33.373146532344" calcext:value-type="float">
            <text:p>33.3731465323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3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29:.AI29])" office:value-type="float" office:value="301.096774193548" calcext:value-type="float">
            <text:p>301.0967741935</text:p>
          </table:table-cell>
          <table:table-cell table:formula="of:=STDEVPA([.B29:.AI29])" office:value-type="float" office:value="33.2724383068704" calcext:value-type="float">
            <text:p>33.2724383069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52" calcext:value-type="float">
            <text:p>15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41" calcext:value-type="float">
            <text:p>14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30:.AI30])" office:value-type="float" office:value="286.741935483871" calcext:value-type="float">
            <text:p>286.7419354839</text:p>
          </table:table-cell>
          <table:table-cell table:formula="of:=STDEVPA([.B30:.AI30])" office:value-type="float" office:value="51.7979746408975" calcext:value-type="float">
            <text:p>51.7979746409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150" calcext:value-type="float">
            <text:p>15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31:.AI31])" office:value-type="float" office:value="271.41935483871" calcext:value-type="float">
            <text:p>271.4193548387</text:p>
          </table:table-cell>
          <table:table-cell table:formula="of:=STDEVPA([.B31:.AI31])" office:value-type="float" office:value="72.3494094291381" calcext:value-type="float">
            <text:p>72.3494094291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121" calcext:value-type="float">
            <text:p>121</text:p>
          </table:table-cell>
          <table:table-cell office:value-type="float" office:value="263" calcext:value-type="float">
            <text:p>263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16" calcext:value-type="float">
            <text:p>316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109" calcext:value-type="float">
            <text:p>109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32:.AI32])" office:value-type="float" office:value="266.354838709677" calcext:value-type="float">
            <text:p>266.3548387097</text:p>
          </table:table-cell>
          <table:table-cell table:formula="of:=STDEVPA([.B32:.AI32])" office:value-type="float" office:value="74.2656732179974" calcext:value-type="float">
            <text:p>74.265673218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05" calcext:value-type="float">
            <text:p>305</text:p>
          </table:table-cell>
          <table:table-cell office:value-type="float" office:value="223" calcext:value-type="float">
            <text:p>223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33:.AI33])" office:value-type="float" office:value="257.612903225806" calcext:value-type="float">
            <text:p>257.6129032258</text:p>
          </table:table-cell>
          <table:table-cell table:formula="of:=STDEVPA([.B33:.AI33])" office:value-type="float" office:value="78.6136643377189" calcext:value-type="float">
            <text:p>78.6136643377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39" calcext:value-type="float">
            <text:p>23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06" calcext:value-type="float">
            <text:p>306</text:p>
          </table:table-cell>
          <table:table-cell office:value-type="float" office:value="124" calcext:value-type="float">
            <text:p>124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19" calcext:value-type="float">
            <text:p>31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34:.AI34])" office:value-type="float" office:value="246.548387096774" calcext:value-type="float">
            <text:p>246.5483870968</text:p>
          </table:table-cell>
          <table:table-cell table:formula="of:=STDEVPA([.B34:.AI34])" office:value-type="float" office:value="85.6402222013048" calcext:value-type="float">
            <text:p>85.6402222013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9" calcext:value-type="float">
            <text:p>299</text:p>
          </table:table-cell>
          <table:table-cell office:value-type="float" office:value="285" calcext:value-type="float">
            <text:p>285</text:p>
          </table:table-cell>
          <table:table-cell office:value-type="float" office:value="121" calcext:value-type="float">
            <text:p>12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formula="of:=AVERAGE([.B35:.AI35])" office:value-type="float" office:value="239.290322580645" calcext:value-type="float">
            <text:p>239.2903225806</text:p>
          </table:table-cell>
          <table:table-cell table:formula="of:=STDEVPA([.B35:.AI35])" office:value-type="float" office:value="86.6674004077907" calcext:value-type="float">
            <text:p>86.6674004078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95" calcext:value-type="float">
            <text:p>295</text:p>
          </table:table-cell>
          <table:table-cell office:value-type="float" office:value="333" calcext:value-type="float">
            <text:p>333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table:formula="of:=AVERAGE([.B36:.AI36])" office:value-type="float" office:value="241.741935483871" calcext:value-type="float">
            <text:p>241.7419354839</text:p>
          </table:table-cell>
          <table:table-cell table:formula="of:=STDEVPA([.B36:.AI36])" office:value-type="float" office:value="89.5936949617498" calcext:value-type="float">
            <text:p>89.5936949617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121" calcext:value-type="float">
            <text:p>121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43" calcext:value-type="float">
            <text:p>243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table:formula="of:=AVERAGE([.B37:.AI37])" office:value-type="float" office:value="245.225806451613" calcext:value-type="float">
            <text:p>245.2258064516</text:p>
          </table:table-cell>
          <table:table-cell table:formula="of:=STDEVPA([.B37:.AI37])" office:value-type="float" office:value="86.7717471774114" calcext:value-type="float">
            <text:p>86.7717471774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3"/>
          <table:table-cell table:formula="of:=AVERAGE([.B38:.AI38])" office:value-type="float" office:value="249.354838709677" calcext:value-type="float">
            <text:p>249.3548387097</text:p>
          </table:table-cell>
          <table:table-cell table:formula="of:=STDEVPA([.B38:.AI38])" office:value-type="float" office:value="84.7194795694731" calcext:value-type="float">
            <text:p>84.7194795695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10" calcext:value-type="float">
            <text:p>2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80" calcext:value-type="float">
            <text:p>180</text:p>
          </table:table-cell>
          <table:table-cell office:value-type="float" office:value="121" calcext:value-type="float">
            <text:p>121</text:p>
          </table:table-cell>
          <table:table-cell office:value-type="float" office:value="286" calcext:value-type="float">
            <text:p>286</text:p>
          </table:table-cell>
          <table:table-cell office:value-type="float" office:value="244" calcext:value-type="float">
            <text:p>244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39:.AI39])" office:value-type="float" office:value="267.064516129032" calcext:value-type="float">
            <text:p>267.064516129</text:p>
          </table:table-cell>
          <table:table-cell table:formula="of:=STDEVPA([.B39:.AI39])" office:value-type="float" office:value="65.3516223773099" calcext:value-type="float">
            <text:p>65.3516223773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346" calcext:value-type="float">
            <text:p>346</text:p>
          </table:table-cell>
          <table:table-cell office:value-type="float" office:value="182" calcext:value-type="float">
            <text:p>18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office:value-type="float" office:value="118" calcext:value-type="float">
            <text:p>11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40:.AI40])" office:value-type="float" office:value="285.838709677419" calcext:value-type="float">
            <text:p>285.8387096774</text:p>
          </table:table-cell>
          <table:table-cell table:formula="of:=STDEVPA([.B40:.AI40])" office:value-type="float" office:value="59.8800396352755" calcext:value-type="float">
            <text:p>59.8800396353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41:.AI41])" office:value-type="float" office:value="293.290322580645" calcext:value-type="float">
            <text:p>293.2903225806</text:p>
          </table:table-cell>
          <table:table-cell table:formula="of:=STDEVPA([.B41:.AI41])" office:value-type="float" office:value="46.7927438187748" calcext:value-type="float">
            <text:p>46.7927438188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254" calcext:value-type="float">
            <text:p>254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office:value-type="float" office:value="119" calcext:value-type="float">
            <text:p>119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42:.AI42])" office:value-type="float" office:value="292.935483870968" calcext:value-type="float">
            <text:p>292.935483871</text:p>
          </table:table-cell>
          <table:table-cell table:formula="of:=STDEVPA([.B42:.AI42])" office:value-type="float" office:value="46.8456184365342" calcext:value-type="float">
            <text:p>46.8456184365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82" calcext:value-type="float">
            <text:p>282</text:p>
          </table:table-cell>
          <table:table-cell office:value-type="float" office:value="146" calcext:value-type="float">
            <text:p>146</text:p>
          </table:table-cell>
          <table:table-cell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319" calcext:value-type="float">
            <text:p>319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43:.AI43])" office:value-type="float" office:value="283.41935483871" calcext:value-type="float">
            <text:p>283.4193548387</text:p>
          </table:table-cell>
          <table:table-cell table:formula="of:=STDEVPA([.B43:.AI43])" office:value-type="float" office:value="60.8009837534741" calcext:value-type="float">
            <text:p>60.8009837535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28" calcext:value-type="float">
            <text:p>3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table:formula="of:=AVERAGE([.B44:.AI44])" office:value-type="float" office:value="283.516129032258" calcext:value-type="float">
            <text:p>283.5161290323</text:p>
          </table:table-cell>
          <table:table-cell table:formula="of:=STDEVPA([.B44:.AI44])" office:value-type="float" office:value="58.5137816508224" calcext:value-type="float">
            <text:p>58.5137816508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235" calcext:value-type="float">
            <text:p>23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64" calcext:value-type="float">
            <text:p>164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45:.AI45])" office:value-type="float" office:value="275.709677419355" calcext:value-type="float">
            <text:p>275.7096774194</text:p>
          </table:table-cell>
          <table:table-cell table:formula="of:=STDEVPA([.B45:.AI45])" office:value-type="float" office:value="66.3855763329447" calcext:value-type="float">
            <text:p>66.3855763329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19" calcext:value-type="float">
            <text:p>319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table:formula="of:=AVERAGE([.B46:.AI46])" office:value-type="float" office:value="267.064516129032" calcext:value-type="float">
            <text:p>267.064516129</text:p>
          </table:table-cell>
          <table:table-cell table:formula="of:=STDEVPA([.B46:.AI46])" office:value-type="float" office:value="73.620621008445" calcext:value-type="float">
            <text:p>73.6206210084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240" calcext:value-type="float">
            <text:p>240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231" calcext:value-type="float">
            <text:p>231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262" calcext:value-type="float">
            <text:p>26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/>
          <table:table-cell table:formula="of:=AVERAGE([.B47:.AI47])" office:value-type="float" office:value="250.774193548387" calcext:value-type="float">
            <text:p>250.7741935484</text:p>
          </table:table-cell>
          <table:table-cell table:formula="of:=STDEVPA([.B47:.AI47])" office:value-type="float" office:value="80.1549747625707" calcext:value-type="float">
            <text:p>80.1549747626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249" calcext:value-type="float">
            <text:p>24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308" calcext:value-type="float">
            <text:p>308</text:p>
          </table:table-cell>
          <table:table-cell office:value-type="float" office:value="327" calcext:value-type="float">
            <text:p>32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266" calcext:value-type="float">
            <text:p>26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48:.AI48])" office:value-type="float" office:value="253.064516129032" calcext:value-type="float">
            <text:p>253.064516129</text:p>
          </table:table-cell>
          <table:table-cell table:formula="of:=STDEVPA([.B48:.AI48])" office:value-type="float" office:value="84.1300588696515" calcext:value-type="float">
            <text:p>84.130058869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51" calcext:value-type="float">
            <text:p>351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1" calcext:value-type="float">
            <text:p>121</text:p>
          </table:table-cell>
          <table:table-cell office:value-type="float" office:value="308" calcext:value-type="float">
            <text:p>308</text:p>
          </table:table-cell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49:.AI49])" office:value-type="float" office:value="250.516129032258" calcext:value-type="float">
            <text:p>250.5161290323</text:p>
          </table:table-cell>
          <table:table-cell table:formula="of:=STDEVPA([.B49:.AI49])" office:value-type="float" office:value="85.1563537181107" calcext:value-type="float">
            <text:p>85.1563537181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table:formula="of:=AVERAGE([.B50:.AI50])" office:value-type="float" office:value="248.935483870968" calcext:value-type="float">
            <text:p>248.935483871</text:p>
          </table:table-cell>
          <table:table-cell table:formula="of:=STDEVPA([.B50:.AI50])" office:value-type="float" office:value="87.9519427003512" calcext:value-type="float">
            <text:p>87.9519427004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formula="of:=AVERAGE([.B51:.AI51])" office:value-type="float" office:value="242.387096774194" calcext:value-type="float">
            <text:p>242.3870967742</text:p>
          </table:table-cell>
          <table:table-cell table:formula="of:=STDEVPA([.B51:.AI51])" office:value-type="float" office:value="89.3848790775057" calcext:value-type="float">
            <text:p>89.3848790775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213" calcext:value-type="float">
            <text:p>213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/>
          <table:table-cell table:formula="of:=AVERAGE([.B52:.AI52])" office:value-type="float" office:value="250.709677419355" calcext:value-type="float">
            <text:p>250.7096774194</text:p>
          </table:table-cell>
          <table:table-cell table:formula="of:=STDEVPA([.B52:.AI52])" office:value-type="float" office:value="83.182346742403" calcext:value-type="float">
            <text:p>83.1823467424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170" calcext:value-type="float">
            <text:p>170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  <table:table-cell office:value-type="float" office:value="294" calcext:value-type="float">
            <text:p>294</text:p>
          </table:table-cell>
          <table:table-cell office:value-type="float" office:value="121" calcext:value-type="float">
            <text:p>12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  <table:table-cell table:formula="of:=AVERAGE([.B53:.AI53])" office:value-type="float" office:value="260.387096774194" calcext:value-type="float">
            <text:p>260.3870967742</text:p>
          </table:table-cell>
          <table:table-cell table:formula="of:=STDEVPA([.B53:.AI53])" office:value-type="float" office:value="74.786007583511" calcext:value-type="float">
            <text:p>74.7860075835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32" calcext:value-type="float">
            <text:p>332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160" calcext:value-type="float">
            <text:p>16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184" calcext:value-type="float">
            <text:p>18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47" calcext:value-type="float">
            <text:p>347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AVERAGE([.B54:.AI54])" office:value-type="float" office:value="268.451612903226" calcext:value-type="float">
            <text:p>268.4516129032</text:p>
          </table:table-cell>
          <table:table-cell table:formula="of:=STDEVPA([.B54:.AI54])" office:value-type="float" office:value="76.1085128169313" calcext:value-type="float">
            <text:p>76.1085128169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277" calcext:value-type="float">
            <text:p>27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30" calcext:value-type="float">
            <text:p>23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AVERAGE([.B55:.AI55])" office:value-type="float" office:value="279.58064516129" calcext:value-type="float">
            <text:p>279.5806451613</text:p>
          </table:table-cell>
          <table:table-cell table:formula="of:=STDEVPA([.B55:.AI55])" office:value-type="float" office:value="61.0720221005882" calcext:value-type="float">
            <text:p>61.0720221006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336" calcext:value-type="float">
            <text:p>336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313" calcext:value-type="float">
            <text:p>313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formula="of:=AVERAGE([.B56:.AI56])" office:value-type="float" office:value="289.387096774193" calcext:value-type="float">
            <text:p>289.3870967742</text:p>
          </table:table-cell>
          <table:table-cell table:formula="of:=STDEVPA([.B56:.AI56])" office:value-type="float" office:value="56.8215528278208" calcext:value-type="float">
            <text:p>56.8215528278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42" calcext:value-type="float">
            <text:p>342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table:formula="of:=AVERAGE([.B57:.AI57])" office:value-type="float" office:value="293.870967741935" calcext:value-type="float">
            <text:p>293.8709677419</text:p>
          </table:table-cell>
          <table:table-cell table:formula="of:=STDEVPA([.B57:.AI57])" office:value-type="float" office:value="47.0810844391535" calcext:value-type="float">
            <text:p>47.0810844392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38" calcext:value-type="float">
            <text:p>338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58:.AI58])" office:value-type="float" office:value="293.032258064516" calcext:value-type="float">
            <text:p>293.0322580645</text:p>
          </table:table-cell>
          <table:table-cell table:formula="of:=STDEVPA([.B58:.AI58])" office:value-type="float" office:value="46.8666494469683" calcext:value-type="float">
            <text:p>46.866649447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office:value-type="float" office:value="168" calcext:value-type="float">
            <text:p>168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AVERAGE([.B59:.AI59])" office:value-type="float" office:value="291.354838709677" calcext:value-type="float">
            <text:p>291.3548387097</text:p>
          </table:table-cell>
          <table:table-cell table:formula="of:=STDEVPA([.B59:.AI59])" office:value-type="float" office:value="54.3023485425083" calcext:value-type="float">
            <text:p>54.3023485425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23" calcext:value-type="float">
            <text:p>323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17" calcext:value-type="float">
            <text:p>117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3"/>
          <table:table-cell table:formula="of:=AVERAGE([.B60:.AI60])" office:value-type="float" office:value="294.516129032258" calcext:value-type="float">
            <text:p>294.5161290323</text:p>
          </table:table-cell>
          <table:table-cell table:formula="of:=STDEVPA([.B60:.AI60])" office:value-type="float" office:value="47.0098623610956" calcext:value-type="float">
            <text:p>47.0098623611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1" calcext:value-type="float">
            <text:p>121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08" calcext:value-type="float">
            <text:p>308</text:p>
          </table:table-cell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61:.AI61])" office:value-type="float" office:value="293.612903225806" calcext:value-type="float">
            <text:p>293.6129032258</text:p>
          </table:table-cell>
          <table:table-cell table:formula="of:=STDEVPA([.B61:.AI61])" office:value-type="float" office:value="46.3497763639765" calcext:value-type="float">
            <text:p>46.349776364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  <table:table-cell office:value-type="float" office:value="339" calcext:value-type="float">
            <text:p>33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1" calcext:value-type="float">
            <text:p>301</text:p>
          </table:table-cell>
          <table:table-cell office:value-type="float" office:value="313" calcext:value-type="float">
            <text:p>313</text:p>
          </table:table-cell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76" calcext:value-type="float">
            <text:p>17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62:.AI62])" office:value-type="float" office:value="297.451612903226" calcext:value-type="float">
            <text:p>297.4516129032</text:p>
          </table:table-cell>
          <table:table-cell table:formula="of:=STDEVPA([.B62:.AI62])" office:value-type="float" office:value="40.7073257334142" calcext:value-type="float">
            <text:p>40.7073257334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22" calcext:value-type="float">
            <text:p>32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27" calcext:value-type="float">
            <text:p>327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71" calcext:value-type="float">
            <text:p>27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/>
          <table:table-cell table:formula="of:=AVERAGE([.B63:.AI63])" office:value-type="float" office:value="300.58064516129" calcext:value-type="float">
            <text:p>300.5806451613</text:p>
          </table:table-cell>
          <table:table-cell table:formula="of:=STDEVPA([.B63:.AI63])" office:value-type="float" office:value="38.7629472177119" calcext:value-type="float">
            <text:p>38.7629472177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5" calcext:value-type="float">
            <text:p>305</text:p>
          </table:table-cell>
          <table:table-cell office:value-type="float" office:value="243" calcext:value-type="float">
            <text:p>243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291" calcext:value-type="float">
            <text:p>291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64:.AI64])" office:value-type="float" office:value="304.677419354839" calcext:value-type="float">
            <text:p>304.6774193548</text:p>
          </table:table-cell>
          <table:table-cell table:formula="of:=STDEVPA([.B64:.AI64])" office:value-type="float" office:value="13.8036626667595" calcext:value-type="float">
            <text:p>13.8036626668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90" calcext:value-type="float">
            <text:p>290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65:.AI65])" office:value-type="float" office:value="298.483870967742" calcext:value-type="float">
            <text:p>298.4838709677</text:p>
          </table:table-cell>
          <table:table-cell table:formula="of:=STDEVPA([.B65:.AI65])" office:value-type="float" office:value="34.0112609129179" calcext:value-type="float">
            <text:p>34.0112609129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office:value-type="float" office:value="302" calcext:value-type="float">
            <text:p>302</text:p>
          </table:table-cell>
          <table:table-cell office:value-type="float" office:value="257" calcext:value-type="float">
            <text:p>257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40" calcext:value-type="float">
            <text:p>34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/>
          <table:table-cell table:formula="of:=AVERAGE([.B66:.AI66])" office:value-type="float" office:value="294.935483870968" calcext:value-type="float">
            <text:p>294.935483871</text:p>
          </table:table-cell>
          <table:table-cell table:formula="of:=STDEVPA([.B66:.AI66])" office:value-type="float" office:value="47.4252794192262" calcext:value-type="float">
            <text:p>47.4252794192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21" calcext:value-type="float">
            <text:p>321</text:p>
          </table:table-cell>
          <table:table-cell office:value-type="float" office:value="260" calcext:value-type="float">
            <text:p>26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25" calcext:value-type="float">
            <text:p>22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64" calcext:value-type="float">
            <text:p>264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67:.AI67])" office:value-type="float" office:value="283.193548387097" calcext:value-type="float">
            <text:p>283.1935483871</text:p>
          </table:table-cell>
          <table:table-cell table:formula="of:=STDEVPA([.B67:.AI67])" office:value-type="float" office:value="59.5674837446321" calcext:value-type="float">
            <text:p>59.5674837446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07" calcext:value-type="float">
            <text:p>307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46" calcext:value-type="float">
            <text:p>14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68:.AI68])" office:value-type="float" office:value="278.032258064516" calcext:value-type="float">
            <text:p>278.0322580645</text:p>
          </table:table-cell>
          <table:table-cell table:formula="of:=STDEVPA([.B68:.AI68])" office:value-type="float" office:value="69.6921728705403" calcext:value-type="float">
            <text:p>69.6921728705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/>
          <table:table-cell table:formula="of:=AVERAGE([.B69:.AI69])" office:value-type="float" office:value="273.58064516129" calcext:value-type="float">
            <text:p>273.5806451613</text:p>
          </table:table-cell>
          <table:table-cell table:formula="of:=STDEVPA([.B69:.AI69])" office:value-type="float" office:value="66.4946149619547" calcext:value-type="float">
            <text:p>66.494614962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309" calcext:value-type="float">
            <text:p>309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formula="of:=AVERAGE([.B70:.AI70])" office:value-type="float" office:value="276.032258064516" calcext:value-type="float">
            <text:p>276.0322580645</text:p>
          </table:table-cell>
          <table:table-cell table:formula="of:=STDEVPA([.B70:.AI70])" office:value-type="float" office:value="69.6981898552229" calcext:value-type="float">
            <text:p>69.6981898552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table:number-columns-repeated="3"/>
          <table:table-cell table:formula="of:=AVERAGE([.B71:.AI71])" office:value-type="float" office:value="272.806451612903" calcext:value-type="float">
            <text:p>272.8064516129</text:p>
          </table:table-cell>
          <table:table-cell table:formula="of:=STDEVPA([.B71:.AI71])" office:value-type="float" office:value="75.0940998304423" calcext:value-type="float">
            <text:p>75.0940998304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282" calcext:value-type="float">
            <text:p>282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296" calcext:value-type="float">
            <text:p>296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3"/>
          <table:table-cell table:formula="of:=AVERAGE([.B72:.AI72])" office:value-type="float" office:value="276.516129032258" calcext:value-type="float">
            <text:p>276.5161290323</text:p>
          </table:table-cell>
          <table:table-cell table:formula="of:=STDEVPA([.B72:.AI72])" office:value-type="float" office:value="69.080070870456" calcext:value-type="float">
            <text:p>69.0800708705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70" calcext:value-type="float">
            <text:p>27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205" calcext:value-type="float">
            <text:p>205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73:.AI73])" office:value-type="float" office:value="271.516129032258" calcext:value-type="float">
            <text:p>271.5161290323</text:p>
          </table:table-cell>
          <table:table-cell table:formula="of:=STDEVPA([.B73:.AI73])" office:value-type="float" office:value="68.7144023818372" calcext:value-type="float">
            <text:p>68.7144023818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42" calcext:value-type="float">
            <text:p>342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118" calcext:value-type="float">
            <text:p>118</text:p>
          </table:table-cell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90" calcext:value-type="float">
            <text:p>290</text:p>
          </table:table-cell>
          <table:table-cell office:value-type="float" office:value="306" calcext:value-type="float">
            <text:p>306</text:p>
          </table:table-cell>
          <table:table-cell office:value-type="float" office:value="259" calcext:value-type="float">
            <text:p>259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float" office:value="331" calcext:value-type="float">
            <text:p>33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74:.AI74])" office:value-type="float" office:value="264.58064516129" calcext:value-type="float">
            <text:p>264.5806451613</text:p>
          </table:table-cell>
          <table:table-cell table:formula="of:=STDEVPA([.B74:.AI74])" office:value-type="float" office:value="73.4112473555207" calcext:value-type="float">
            <text:p>73.4112473555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278" calcext:value-type="float">
            <text:p>278</text:p>
          </table:table-cell>
          <table:table-cell office:value-type="float" office:value="119" calcext:value-type="float">
            <text:p>119</text:p>
          </table:table-cell>
          <table:table-cell office:value-type="float" office:value="323" calcext:value-type="float">
            <text:p>323</text:p>
          </table:table-cell>
          <table:table-cell office:value-type="float" office:value="305" calcext:value-type="float">
            <text:p>305</text:p>
          </table:table-cell>
          <table:table-cell office:value-type="float" office:value="355" calcext:value-type="float">
            <text:p>35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75:.AI75])" office:value-type="float" office:value="258.903225806452" calcext:value-type="float">
            <text:p>258.9032258065</text:p>
          </table:table-cell>
          <table:table-cell table:formula="of:=STDEVPA([.B75:.AI75])" office:value-type="float" office:value="83.1242190702914" calcext:value-type="float">
            <text:p>83.1242190703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office:value-type="float" office:value="274" calcext:value-type="float">
            <text:p>27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82" calcext:value-type="float">
            <text:p>28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76:.AI76])" office:value-type="float" office:value="272.709677419355" calcext:value-type="float">
            <text:p>272.7096774194</text:p>
          </table:table-cell>
          <table:table-cell table:formula="of:=STDEVPA([.B76:.AI76])" office:value-type="float" office:value="73.3701150150066" calcext:value-type="float">
            <text:p>73.370115015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50" calcext:value-type="float">
            <text:p>35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77:.AI77])" office:value-type="float" office:value="276.838709677419" calcext:value-type="float">
            <text:p>276.8387096774</text:p>
          </table:table-cell>
          <table:table-cell table:formula="of:=STDEVPA([.B77:.AI77])" office:value-type="float" office:value="72.0054194977346" calcext:value-type="float">
            <text:p>72.0054194977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23" calcext:value-type="float">
            <text:p>323</text:p>
          </table:table-cell>
          <table:table-cell office:value-type="float" office:value="306" calcext:value-type="float">
            <text:p>306</text:p>
          </table:table-cell>
          <table:table-cell office:value-type="float" office:value="137" calcext:value-type="float">
            <text:p>137</text:p>
          </table:table-cell>
          <table:table-cell office:value-type="float" office:value="311" calcext:value-type="float">
            <text:p>311</text:p>
          </table:table-cell>
          <table:table-cell office:value-type="float" office:value="226" calcext:value-type="float">
            <text:p>226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43" calcext:value-type="float">
            <text:p>343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216" calcext:value-type="float">
            <text:p>216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78:.AI78])" office:value-type="float" office:value="272.903225806452" calcext:value-type="float">
            <text:p>272.9032258065</text:p>
          </table:table-cell>
          <table:table-cell table:formula="of:=STDEVPA([.B78:.AI78])" office:value-type="float" office:value="69.6657248250574" calcext:value-type="float">
            <text:p>69.6657248251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238" calcext:value-type="float">
            <text:p>238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259" calcext:value-type="float">
            <text:p>259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281" calcext:value-type="float">
            <text:p>281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195" calcext:value-type="float">
            <text:p>195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29" calcext:value-type="float">
            <text:p>329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table:number-columns-repeated="3"/>
          <table:table-cell table:formula="of:=AVERAGE([.B79:.AI79])" office:value-type="float" office:value="267.290322580645" calcext:value-type="float">
            <text:p>267.2903225806</text:p>
          </table:table-cell>
          <table:table-cell table:formula="of:=STDEVPA([.B79:.AI79])" office:value-type="float" office:value="69.2984166594652" calcext:value-type="float">
            <text:p>69.2984166595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08" calcext:value-type="float">
            <text:p>308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office:value-type="float" office:value="275" calcext:value-type="float">
            <text:p>275</text:p>
          </table:table-cell>
          <table:table-cell office:value-type="float" office:value="319" calcext:value-type="float">
            <text:p>319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326" calcext:value-type="float">
            <text:p>326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30" calcext:value-type="float">
            <text:p>230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3"/>
          <table:table-cell table:formula="of:=AVERAGE([.B80:.AI80])" office:value-type="float" office:value="276.903225806452" calcext:value-type="float">
            <text:p>276.9032258065</text:p>
          </table:table-cell>
          <table:table-cell table:formula="of:=STDEVPA([.B80:.AI80])" office:value-type="float" office:value="67.55325490055" calcext:value-type="float">
            <text:p>67.5532549006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02" calcext:value-type="float">
            <text:p>302</text:p>
          </table:table-cell>
          <table:table-cell office:value-type="float" office:value="289" calcext:value-type="float">
            <text:p>289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94" calcext:value-type="float">
            <text:p>94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37" calcext:value-type="float">
            <text:p>337</text:p>
          </table:table-cell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257" calcext:value-type="float">
            <text:p>257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/>
          <table:table-cell table:formula="of:=AVERAGE([.B81:.AI81])" office:value-type="float" office:value="278.806451612903" calcext:value-type="float">
            <text:p>278.8064516129</text:p>
          </table:table-cell>
          <table:table-cell table:formula="of:=STDEVPA([.B81:.AI81])" office:value-type="float" office:value="65.0525441990072" calcext:value-type="float">
            <text:p>65.052544199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144" calcext:value-type="float">
            <text:p>14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156" calcext:value-type="float">
            <text:p>156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326" calcext:value-type="float">
            <text:p>326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118" calcext:value-type="float">
            <text:p>118</text:p>
          </table:table-cell>
          <table:table-cell office:value-type="float" office:value="353" calcext:value-type="float">
            <text:p>353</text:p>
          </table:table-cell>
          <table:table-cell office:value-type="float" office:value="309" calcext:value-type="float">
            <text:p>309</text:p>
          </table:table-cell>
          <table:table-cell office:value-type="float" office:value="265" calcext:value-type="float">
            <text:p>265</text:p>
          </table:table-cell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82:.AI82])" office:value-type="float" office:value="286.645161290323" calcext:value-type="float">
            <text:p>286.6451612903</text:p>
          </table:table-cell>
          <table:table-cell table:formula="of:=STDEVPA([.B82:.AI82])" office:value-type="float" office:value="60.2877767459871" calcext:value-type="float">
            <text:p>60.287776746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89" calcext:value-type="float">
            <text:p>18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office:value-type="float" office:value="319" calcext:value-type="float">
            <text:p>319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52" calcext:value-type="float">
            <text:p>352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3"/>
          <table:table-cell table:formula="of:=AVERAGE([.B83:.AI83])" office:value-type="float" office:value="291.870967741935" calcext:value-type="float">
            <text:p>291.8709677419</text:p>
          </table:table-cell>
          <table:table-cell table:formula="of:=STDEVPA([.B83:.AI83])" office:value-type="float" office:value="50.9191274888403" calcext:value-type="float">
            <text:p>50.9191274888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208" calcext:value-type="float">
            <text:p>2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198" calcext:value-type="float">
            <text:p>198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84:.AI84])" office:value-type="float" office:value="297.193548387097" calcext:value-type="float">
            <text:p>297.1935483871</text:p>
          </table:table-cell>
          <table:table-cell table:formula="of:=STDEVPA([.B84:.AI84])" office:value-type="float" office:value="27.6515406498838" calcext:value-type="float">
            <text:p>27.6515406499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89" calcext:value-type="float">
            <text:p>289</text:p>
          </table:table-cell>
          <table:table-cell office:value-type="float" office:value="320" calcext:value-type="float">
            <text:p>320</text:p>
          </table:table-cell>
          <table:table-cell office:value-type="float" office:value="307" calcext:value-type="float">
            <text:p>307</text:p>
          </table:table-cell>
          <table:table-cell office:value-type="float" office:value="352" calcext:value-type="float">
            <text:p>352</text:p>
          </table:table-cell>
          <table:table-cell office:value-type="float" office:value="347" calcext:value-type="float">
            <text:p>347</text:p>
          </table:table-cell>
          <table:table-cell office:value-type="float" office:value="276" calcext:value-type="float">
            <text:p>276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33" calcext:value-type="float">
            <text:p>333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146" calcext:value-type="float">
            <text:p>14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27" calcext:value-type="float">
            <text:p>327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85:.AI85])" office:value-type="float" office:value="304.741935483871" calcext:value-type="float">
            <text:p>304.7419354839</text:p>
          </table:table-cell>
          <table:table-cell table:formula="of:=STDEVPA([.B85:.AI85])" office:value-type="float" office:value="32.13576817588" calcext:value-type="float">
            <text:p>32.1357681759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139" calcext:value-type="float">
            <text:p>139</text:p>
          </table:table-cell>
          <table:table-cell office:value-type="float" office:value="277" calcext:value-type="float">
            <text:p>277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86:.AI86])" office:value-type="float" office:value="293.612903225806" calcext:value-type="float">
            <text:p>293.6129032258</text:p>
          </table:table-cell>
          <table:table-cell table:formula="of:=STDEVPA([.B86:.AI86])" office:value-type="float" office:value="43.9601560208529" calcext:value-type="float">
            <text:p>43.9601560209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38" calcext:value-type="float">
            <text:p>33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AVERAGE([.B87:.AI87])" office:value-type="float" office:value="294.838709677419" calcext:value-type="float">
            <text:p>294.8387096774</text:p>
          </table:table-cell>
          <table:table-cell table:formula="of:=STDEVPA([.B87:.AI87])" office:value-type="float" office:value="46.8925310609569" calcext:value-type="float">
            <text:p>46.892531061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07" calcext:value-type="float">
            <text:p>307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291" calcext:value-type="float">
            <text:p>291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AVERAGE([.B88:.AI88])" office:value-type="float" office:value="294.290322580645" calcext:value-type="float">
            <text:p>294.2903225806</text:p>
          </table:table-cell>
          <table:table-cell table:formula="of:=STDEVPA([.B88:.AI88])" office:value-type="float" office:value="46.8981006207226" calcext:value-type="float">
            <text:p>46.8981006207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64" calcext:value-type="float">
            <text:p>264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89:.AI89])" office:value-type="float" office:value="294.096774193548" calcext:value-type="float">
            <text:p>294.0967741935</text:p>
          </table:table-cell>
          <table:table-cell table:formula="of:=STDEVPA([.B89:.AI89])" office:value-type="float" office:value="46.6927878928542" calcext:value-type="float">
            <text:p>46.6927878929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44" calcext:value-type="float">
            <text:p>344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12" calcext:value-type="float">
            <text:p>212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266" calcext:value-type="float">
            <text:p>266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3" office:value-type="float" office:value="309" calcext:value-type="float">
            <text:p>309</text:p>
          </table:table-cell>
          <table:table-cell table:number-columns-repeated="3"/>
          <table:table-cell table:formula="of:=AVERAGE([.B90:.AI90])" office:value-type="float" office:value="291.193548387097" calcext:value-type="float">
            <text:p>291.1935483871</text:p>
          </table:table-cell>
          <table:table-cell table:formula="of:=STDEVPA([.B90:.AI90])" office:value-type="float" office:value="49.7668236134298" calcext:value-type="float">
            <text:p>49.7668236134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07" calcext:value-type="float">
            <text:p>307</text:p>
          </table:table-cell>
          <table:table-cell office:value-type="float" office:value="176" calcext:value-type="float">
            <text:p>176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48" calcext:value-type="float">
            <text:p>34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9" calcext:value-type="float">
            <text:p>319</text:p>
          </table:table-cell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48" calcext:value-type="float">
            <text:p>248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91:.AI91])" office:value-type="float" office:value="290.193548387097" calcext:value-type="float">
            <text:p>290.1935483871</text:p>
          </table:table-cell>
          <table:table-cell table:formula="of:=STDEVPA([.B91:.AI91])" office:value-type="float" office:value="55.9276141355308" calcext:value-type="float">
            <text:p>55.9276141355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44" calcext:value-type="float">
            <text:p>344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278" calcext:value-type="float">
            <text:p>278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3"/>
          <table:table-cell table:formula="of:=AVERAGE([.B92:.AI92])" office:value-type="float" office:value="291.58064516129" calcext:value-type="float">
            <text:p>291.5806451613</text:p>
          </table:table-cell>
          <table:table-cell table:formula="of:=STDEVPA([.B92:.AI92])" office:value-type="float" office:value="47.5684730193247" calcext:value-type="float">
            <text:p>47.5684730193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226" calcext:value-type="float">
            <text:p>226</text:p>
          </table:table-cell>
          <table:table-cell office:value-type="float" office:value="259" calcext:value-type="float">
            <text:p>25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93:.AI93])" office:value-type="float" office:value="289.096774193548" calcext:value-type="float">
            <text:p>289.0967741935</text:p>
          </table:table-cell>
          <table:table-cell table:formula="of:=STDEVPA([.B93:.AI93])" office:value-type="float" office:value="53.8242988889265" calcext:value-type="float">
            <text:p>53.8242988889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office:value-type="float" office:value="84" calcext:value-type="float">
            <text:p>84</text:p>
          </table:table-cell>
          <table:table-cell office:value-type="float" office:value="351" calcext:value-type="float">
            <text:p>351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94:.AI94])" office:value-type="float" office:value="281.225806451613" calcext:value-type="float">
            <text:p>281.2258064516</text:p>
          </table:table-cell>
          <table:table-cell table:formula="of:=STDEVPA([.B94:.AI94])" office:value-type="float" office:value="67.4755438025245" calcext:value-type="float">
            <text:p>67.4755438025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79" calcext:value-type="float">
            <text:p>279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38" calcext:value-type="float">
            <text:p>338</text:p>
          </table:table-cell>
          <table:table-cell office:value-type="float" office:value="153" calcext:value-type="float">
            <text:p>15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formula="of:=AVERAGE([.B95:.AI95])" office:value-type="float" office:value="282.483870967742" calcext:value-type="float">
            <text:p>282.4838709677</text:p>
          </table:table-cell>
          <table:table-cell table:formula="of:=STDEVPA([.B95:.AI95])" office:value-type="float" office:value="61.7381938395026" calcext:value-type="float">
            <text:p>61.7381938395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table:formula="of:=AVERAGE([.B96:.AI96])" office:value-type="float" office:value="277.451612903226" calcext:value-type="float">
            <text:p>277.4516129032</text:p>
          </table:table-cell>
          <table:table-cell table:formula="of:=STDEVPA([.B96:.AI96])" office:value-type="float" office:value="70.2712893741233" calcext:value-type="float">
            <text:p>70.2712893741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118" calcext:value-type="float">
            <text:p>118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338" calcext:value-type="float">
            <text:p>338</text:p>
          </table:table-cell>
          <table:table-cell office:value-type="float" office:value="275" calcext:value-type="float">
            <text:p>275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97:.AI97])" office:value-type="float" office:value="276.935483870968" calcext:value-type="float">
            <text:p>276.935483871</text:p>
          </table:table-cell>
          <table:table-cell table:formula="of:=STDEVPA([.B97:.AI97])" office:value-type="float" office:value="69.6488591407252" calcext:value-type="float">
            <text:p>69.6488591407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36" calcext:value-type="float">
            <text:p>336</text:p>
          </table:table-cell>
          <table:table-cell office:value-type="float" office:value="297" calcext:value-type="float">
            <text:p>29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18" calcext:value-type="float">
            <text:p>11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98:.AI98])" office:value-type="float" office:value="273.838709677419" calcext:value-type="float">
            <text:p>273.8387096774</text:p>
          </table:table-cell>
          <table:table-cell table:formula="of:=STDEVPA([.B98:.AI98])" office:value-type="float" office:value="71.1817740237891" calcext:value-type="float">
            <text:p>71.1817740238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293" calcext:value-type="float">
            <text:p>29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99:.AI99])" office:value-type="float" office:value="270.677419354839" calcext:value-type="float">
            <text:p>270.6774193548</text:p>
          </table:table-cell>
          <table:table-cell table:formula="of:=STDEVPA([.B99:.AI99])" office:value-type="float" office:value="68.8272203732507" calcext:value-type="float">
            <text:p>68.8272203733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278" calcext:value-type="float">
            <text:p>278</text:p>
          </table:table-cell>
          <table:table-cell office:value-type="float" office:value="305" calcext:value-type="float">
            <text:p>305</text:p>
          </table:table-cell>
          <table:table-cell office:value-type="float" office:value="203" calcext:value-type="float">
            <text:p>203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 office:value-type="float" office:value="309" calcext:value-type="float">
            <text:p>309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formula="of:=AVERAGE([.B100:.AI100])" office:value-type="float" office:value="257.903225806452" calcext:value-type="float">
            <text:p>257.9032258065</text:p>
          </table:table-cell>
          <table:table-cell table:formula="of:=STDEVPA([.B100:.AI100])" office:value-type="float" office:value="71.4938999602739" calcext:value-type="float">
            <text:p>71.4938999603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343" calcext:value-type="float">
            <text:p>343</text:p>
          </table:table-cell>
          <table:table-cell office:value-type="float" office:value="305" calcext:value-type="float">
            <text:p>305</text:p>
          </table:table-cell>
          <table:table-cell office:value-type="float" office:value="293" calcext:value-type="float">
            <text:p>293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266" calcext:value-type="float">
            <text:p>266</text:p>
          </table:table-cell>
          <table:table-cell office:value-type="float" office:value="308" calcext:value-type="float">
            <text:p>308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53" calcext:value-type="float">
            <text:p>353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formula="of:=AVERAGE([.B101:.AI101])" office:value-type="float" office:value="265.612903225806" calcext:value-type="float">
            <text:p>265.6129032258</text:p>
          </table:table-cell>
          <table:table-cell table:formula="of:=STDEVPA([.B101:.AI101])" office:value-type="float" office:value="83.21975471871" calcext:value-type="float">
            <text:p>83.2197547187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276" calcext:value-type="float">
            <text:p>276</text:p>
          </table:table-cell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344" calcext:value-type="float">
            <text:p>344</text:p>
          </table:table-cell>
          <table:table-cell office:value-type="float" office:value="284" calcext:value-type="float">
            <text:p>284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AVERAGE([.B102:.AI102])" office:value-type="float" office:value="264.677419354839" calcext:value-type="float">
            <text:p>264.6774193548</text:p>
          </table:table-cell>
          <table:table-cell table:formula="of:=STDEVPA([.B102:.AI102])" office:value-type="float" office:value="77.7810770157329" calcext:value-type="float">
            <text:p>77.7810770157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326" calcext:value-type="float">
            <text:p>326</text:p>
          </table:table-cell>
          <table:table-cell office:value-type="float" office:value="304" calcext:value-type="float">
            <text:p>304</text:p>
          </table:table-cell>
          <table:table-cell office:value-type="float" office:value="247" calcext:value-type="float">
            <text:p>247</text:p>
          </table:table-cell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284" calcext:value-type="float">
            <text:p>284</text:p>
          </table:table-cell>
          <table:table-cell office:value-type="float" office:value="350" calcext:value-type="float">
            <text:p>350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240" calcext:value-type="float">
            <text:p>240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office:value-type="float" office:value="323" calcext:value-type="float">
            <text:p>323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table:formula="of:=AVERAGE([.B103:.AI103])" office:value-type="float" office:value="259.935483870968" calcext:value-type="float">
            <text:p>259.935483871</text:p>
          </table:table-cell>
          <table:table-cell table:formula="of:=STDEVPA([.B103:.AI103])" office:value-type="float" office:value="80.4655548361437" calcext:value-type="float">
            <text:p>80.4655548361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121" calcext:value-type="float">
            <text:p>121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  <table:table-cell office:value-type="float" office:value="309" calcext:value-type="float">
            <text:p>309</text:p>
          </table:table-cell>
          <table:table-cell office:value-type="float" office:value="289" calcext:value-type="float">
            <text:p>28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63" calcext:value-type="float">
            <text:p>263</text:p>
          </table:table-cell>
          <table:table-cell office:value-type="float" office:value="348" calcext:value-type="float">
            <text:p>348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formula="of:=AVERAGE([.B104:.AI104])" office:value-type="float" office:value="244.58064516129" calcext:value-type="float">
            <text:p>244.5806451613</text:p>
          </table:table-cell>
          <table:table-cell table:formula="of:=STDEVPA([.B104:.AI104])" office:value-type="float" office:value="86.2295414515154" calcext:value-type="float">
            <text:p>86.2295414515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32" calcext:value-type="float">
            <text:p>232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120" calcext:value-type="float">
            <text:p>120</text:p>
          </table:table-cell>
          <table:table-cell office:value-type="float" office:value="307" calcext:value-type="float">
            <text:p>307</text:p>
          </table:table-cell>
          <table:table-cell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307" calcext:value-type="float">
            <text:p>307</text:p>
          </table:table-cell>
          <table:table-cell office:value-type="float" office:value="320" calcext:value-type="float">
            <text:p>320</text:p>
          </table:table-cell>
          <table:table-cell office:value-type="float" office:value="117" calcext:value-type="float">
            <text:p>11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210" calcext:value-type="float">
            <text:p>210</text:p>
          </table:table-cell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table:formula="of:=AVERAGE([.B105:.AI105])" office:value-type="float" office:value="257.129032258065" calcext:value-type="float">
            <text:p>257.1290322581</text:p>
          </table:table-cell>
          <table:table-cell table:formula="of:=STDEVPA([.B105:.AI105])" office:value-type="float" office:value="79.8445028852892" calcext:value-type="float">
            <text:p>79.8445028853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19" calcext:value-type="float">
            <text:p>319</text:p>
          </table:table-cell>
          <table:table-cell office:value-type="float" office:value="136" calcext:value-type="float">
            <text:p>136</text:p>
          </table:table-cell>
          <table:table-cell office:value-type="float" office:value="303" calcext:value-type="float">
            <text:p>303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2" calcext:value-type="float">
            <text:p>82</text:p>
          </table:table-cell>
          <table:table-cell office:value-type="float" office:value="268" calcext:value-type="float">
            <text:p>268</text:p>
          </table:table-cell>
          <table:table-cell office:value-type="float" office:value="307" calcext:value-type="float">
            <text:p>307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AVERAGE([.B106:.AI106])" office:value-type="float" office:value="254.193548387097" calcext:value-type="float">
            <text:p>254.1935483871</text:p>
          </table:table-cell>
          <table:table-cell table:formula="of:=STDEVPA([.B106:.AI106])" office:value-type="float" office:value="79.4571986039628" calcext:value-type="float">
            <text:p>79.457198604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72" calcext:value-type="float">
            <text:p>372</text:p>
          </table:table-cell>
          <table:table-cell office:value-type="float" office:value="343" calcext:value-type="float">
            <text:p>343</text:p>
          </table:table-cell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AVERAGE([.B107:.AI107])" office:value-type="float" office:value="257.193548387097" calcext:value-type="float">
            <text:p>257.1935483871</text:p>
          </table:table-cell>
          <table:table-cell table:formula="of:=STDEVPA([.B107:.AI107])" office:value-type="float" office:value="86.043657094051" calcext:value-type="float">
            <text:p>86.0436570941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261" calcext:value-type="float">
            <text:p>261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148" calcext:value-type="float">
            <text:p>148</text:p>
          </table:table-cell>
          <table:table-cell office:value-type="float" office:value="306" calcext:value-type="float">
            <text:p>306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341" calcext:value-type="float">
            <text:p>341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296" calcext:value-type="float">
            <text:p>296</text:p>
          </table:table-cell>
          <table:table-cell office:value-type="float" office:value="310" calcext:value-type="float">
            <text:p>310</text:p>
          </table:table-cell>
          <table:table-cell office:value-type="float" office:value="345" calcext:value-type="float">
            <text:p>345</text:p>
          </table:table-cell>
          <table:table-cell office:value-type="float" office:value="151" calcext:value-type="float">
            <text:p>151</text:p>
          </table:table-cell>
          <table:table-cell office:value-type="float" office:value="304" calcext:value-type="float">
            <text:p>30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  <table:table-cell table:formula="of:=AVERAGE([.B108:.AI108])" office:value-type="float" office:value="239.612903225806" calcext:value-type="float">
            <text:p>239.6129032258</text:p>
          </table:table-cell>
          <table:table-cell table:formula="of:=STDEVPA([.B108:.AI108])" office:value-type="float" office:value="87.2644026080453" calcext:value-type="float">
            <text:p>87.264402608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05" calcext:value-type="float">
            <text:p>305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/>
          <table:table-cell table:formula="of:=AVERAGE([.B109:.AI109])" office:value-type="float" office:value="211.290322580645" calcext:value-type="float">
            <text:p>211.2903225806</text:p>
          </table:table-cell>
          <table:table-cell table:formula="of:=STDEVPA([.B109:.AI109])" office:value-type="float" office:value="82.4868292706281" calcext:value-type="float">
            <text:p>82.4868292706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office:value-type="float" office:value="121" calcext:value-type="float">
            <text:p>121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AVERAGE([.B110:.AI110])" office:value-type="float" office:value="148.806451612903" calcext:value-type="float">
            <text:p>148.8064516129</text:p>
          </table:table-cell>
          <table:table-cell table:formula="of:=STDEVPA([.B110:.AI110])" office:value-type="float" office:value="60.9925534084278" calcext:value-type="float">
            <text:p>60.9925534084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formula="of:=AVERAGE([.B111:.AI111])" office:value-type="float" office:value="115.032258064516" calcext:value-type="float">
            <text:p>115.0322580645</text:p>
          </table:table-cell>
          <table:table-cell table:formula="of:=STDEVPA([.B111:.AI111])" office:value-type="float" office:value="18.4731433149154" calcext:value-type="float">
            <text:p>18.4731433149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formula="of:=AVERAGE([.B112:.AI112])" office:value-type="float" office:value="104.161290322581" calcext:value-type="float">
            <text:p>104.1612903226</text:p>
          </table:table-cell>
          <table:table-cell table:formula="of:=STDEVPA([.B112:.AI112])" office:value-type="float" office:value="35.4974753979123" calcext:value-type="float">
            <text:p>35.4974753979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table:formula="of:=AVERAGE([.B113:.AI113])" office:value-type="float" office:value="95.9032258064516" calcext:value-type="float">
            <text:p>95.9032258065</text:p>
          </table:table-cell>
          <table:table-cell table:formula="of:=STDEVPA([.B113:.AI113])" office:value-type="float" office:value="47.4935342551572" calcext:value-type="float">
            <text:p>47.4935342552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AVERAGE([.B114:.AI114])" office:value-type="float" office:value="81.2258064516129" calcext:value-type="float">
            <text:p>81.2258064516</text:p>
          </table:table-cell>
          <table:table-cell table:formula="of:=STDEVPA([.B114:.AI114])" office:value-type="float" office:value="51.8308101655198" calcext:value-type="float">
            <text:p>51.8308101655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5:.AI115])" office:value-type="float" office:value="69.0322580645161" calcext:value-type="float">
            <text:p>69.0322580645</text:p>
          </table:table-cell>
          <table:table-cell table:formula="of:=STDEVPA([.B115:.AI115])" office:value-type="float" office:value="57.2225332736675" calcext:value-type="float">
            <text:p>57.2225332737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6:.AI116])" office:value-type="float" office:value="45.6451612903226" calcext:value-type="float">
            <text:p>45.6451612903</text:p>
          </table:table-cell>
          <table:table-cell table:formula="of:=STDEVPA([.B116:.AI116])" office:value-type="float" office:value="52.7388871566548" calcext:value-type="float">
            <text:p>52.7388871567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7:.AI117])" office:value-type="float" office:value="37.1290322580645" calcext:value-type="float">
            <text:p>37.1290322581</text:p>
          </table:table-cell>
          <table:table-cell table:formula="of:=STDEVPA([.B117:.AI117])" office:value-type="float" office:value="51.8681591279423" calcext:value-type="float">
            <text:p>51.8681591279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18:.AI118])" office:value-type="float" office:value="7.29032258064516" calcext:value-type="float">
            <text:p>7.2903225806</text:p>
          </table:table-cell>
          <table:table-cell table:formula="of:=STDEVPA([.B118:.AI118])" office:value-type="float" office:value="17.0411145107035" calcext:value-type="float">
            <text:p>17.0411145107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19:.AI119])" office:value-type="float" office:value="0" calcext:value-type="float">
            <text:p>0</text:p>
          </table:table-cell>
          <table:table-cell table:formula="of:=STDEVPA([.B119:.AI1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0:.AI120])" office:value-type="float" office:value="0" calcext:value-type="float">
            <text:p>0</text:p>
          </table:table-cell>
          <table:table-cell table:formula="of:=STDEVPA([.B120:.AI1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1:.AI121])" office:value-type="float" office:value="0" calcext:value-type="float">
            <text:p>0</text:p>
          </table:table-cell>
          <table:table-cell table:formula="of:=STDEVPA([.B121:.AI1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/>
          <table:table-cell table:formula="of:=AVERAGE([.B122:.AI122])" office:value-type="float" office:value="0.0645161290322581" calcext:value-type="float">
            <text:p>0.064516129</text:p>
          </table:table-cell>
          <table:table-cell table:formula="of:=STDEVPA([.B122:.AI122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table:formula="of:=AVERAGE([.B123:.AI123])" office:value-type="float" office:value="0.0645161290322581" calcext:value-type="float">
            <text:p>0.064516129</text:p>
          </table:table-cell>
          <table:table-cell table:formula="of:=STDEVPA([.B123:.AI123])" office:value-type="float" office:value="0.353369391938817" calcext:value-type="float">
            <text:p>0.3533693919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4:.AI124])" office:value-type="string" office:string-value="" calcext:value-type="error">
            <text:p>#DIV/0!</text:p>
          </table:table-cell>
          <table:table-cell table:formula="of:=STDEVPA([.B124:.AI1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5:.AI125])" office:value-type="string" office:string-value="" calcext:value-type="error">
            <text:p>#DIV/0!</text:p>
          </table:table-cell>
          <table:table-cell table:formula="of:=STDEVPA([.B125:.AI1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6:.AI126])" office:value-type="string" office:string-value="" calcext:value-type="error">
            <text:p>#DIV/0!</text:p>
          </table:table-cell>
          <table:table-cell table:formula="of:=STDEVPA([.B126:.AI1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7:.AI127])" office:value-type="string" office:string-value="" calcext:value-type="error">
            <text:p>#DIV/0!</text:p>
          </table:table-cell>
          <table:table-cell table:formula="of:=STDEVPA([.B127:.AI1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8:.AI128])" office:value-type="string" office:string-value="" calcext:value-type="error">
            <text:p>#DIV/0!</text:p>
          </table:table-cell>
          <table:table-cell table:formula="of:=STDEVPA([.B128:.AI1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9:.AI129])" office:value-type="string" office:string-value="" calcext:value-type="error">
            <text:p>#DIV/0!</text:p>
          </table:table-cell>
          <table:table-cell table:formula="of:=STDEVPA([.B129:.AI1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176.48mm" svg:y="60.33mm">
            <loext:p draw:notify-on-update-of-ranges="medias.A1:medias.A142 medias.B1:medias.B1 medias.B1:medias.B142 medias.D1:medias.D1 medias.D1:medias.D142 medias.F1:medias.F1 medias.F1:medias.F142 medias.H1:medias.H1 medias.H1:medias.H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4" table:number-columns-repeated="1015" table:default-cell-style-name="Default"/>
        <table:table-row table:style-name="ro2">
          <table:table-cell table:style-name="ce6" office:value-type="string" calcext:value-type="string">
            <text:p>Time</text:p>
          </table:table-cell>
          <table:table-cell table:style-name="ce7" office:value-type="string" calcext:value-type="string">
            <text:p>mediaVNormal</text:p>
          </table:table-cell>
          <table:table-cell table:style-name="ce7" office:value-type="string" calcext:value-type="string">
            <text:p>desvVNormal</text:p>
          </table:table-cell>
          <table:table-cell table:style-name="ce7" office:value-type="string" calcext:value-type="string">
            <text:p>mediaANormal</text:p>
          </table:table-cell>
          <table:table-cell table:style-name="ce7" office:value-type="string" calcext:value-type="string">
            <text:p>desvANormal</text:p>
          </table:table-cell>
          <table:table-cell table:style-name="ce9" office:value-type="string" calcext:value-type="string">
            <text:p>mediaVAtaque</text:p>
          </table:table-cell>
          <table:table-cell table:style-name="ce9" office:value-type="string" calcext:value-type="string">
            <text:p>desvVAtaque</text:p>
          </table:table-cell>
          <table:table-cell table:style-name="ce9" office:value-type="string" calcext:value-type="string">
            <text:p>mediaAAtaque</text:p>
          </table:table-cell>
          <table:table-cell table:style-name="ce9" office:value-type="string" calcext:value-type="string">
            <text:p>desvAAtaque</text:p>
          </table:table-cell>
          <table:table-cell table:style-name="ce6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1.806451612903" calcext:value-type="float">
            <text:p>141.81</text:p>
          </table:table-cell>
          <table:table-cell office:value-type="float" office:value="5.17075744647139" calcext:value-type="float">
            <text:p>5.17</text:p>
          </table:table-cell>
          <table:table-cell office:value-type="float" office:value="31.2903225806452" calcext:value-type="float">
            <text:p>31.29</text:p>
          </table:table-cell>
          <table:table-cell office:value-type="float" office:value="58.8492845618732" calcext:value-type="float">
            <text:p>58.85</text:p>
          </table:table-cell>
          <table:table-cell office:value-type="float" office:value="261.483870967742" calcext:value-type="float">
            <text:p>261.48</text:p>
          </table:table-cell>
          <table:table-cell office:value-type="float" office:value="2.09255157938411" calcext:value-type="float">
            <text:p>2.09</text:p>
          </table:table-cell>
          <table:table-cell office:value-type="float" office:value="58.6129032258065" calcext:value-type="float">
            <text:p>58.61</text:p>
          </table:table-cell>
          <table:table-cell office:value-type="float" office:value="114.978448869666" calcext:value-type="float">
            <text:p>114.9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.00</text:p>
          </table:table-cell>
          <table:table-cell office:value-type="float" office:value="8.78414994877596" calcext:value-type="float">
            <text:p>8.78</text:p>
          </table:table-cell>
          <table:table-cell office:value-type="float" office:value="45.741935483871" calcext:value-type="float">
            <text:p>45.74</text:p>
          </table:table-cell>
          <table:table-cell office:value-type="float" office:value="44.6592603133748" calcext:value-type="float">
            <text:p>44.66</text:p>
          </table:table-cell>
          <table:table-cell office:value-type="float" office:value="235.354838709677" calcext:value-type="float">
            <text:p>235.35</text:p>
          </table:table-cell>
          <table:table-cell office:value-type="float" office:value="1.17907528274175" calcext:value-type="float">
            <text:p>1.18</text:p>
          </table:table-cell>
          <table:table-cell office:value-type="float" office:value="101.258064516129" calcext:value-type="float">
            <text:p>101.26</text:p>
          </table:table-cell>
          <table:table-cell office:value-type="float" office:value="123.10681638892" calcext:value-type="float">
            <text:p>123.1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.6774193548387" calcext:value-type="float">
            <text:p>41.68</text:p>
          </table:table-cell>
          <table:table-cell office:value-type="float" office:value="6.82683082745736" calcext:value-type="float">
            <text:p>6.83</text:p>
          </table:table-cell>
          <table:table-cell office:value-type="float" office:value="103.774193548387" calcext:value-type="float">
            <text:p>103.77</text:p>
          </table:table-cell>
          <table:table-cell office:value-type="float" office:value="38.4680090610865" calcext:value-type="float">
            <text:p>38.47</text:p>
          </table:table-cell>
          <table:table-cell table:style-name="ce11" office:value-type="float" office:value="234.741935483871" calcext:value-type="float">
            <text:p>234.74</text:p>
          </table:table-cell>
          <table:table-cell office:value-type="float" office:value="1.19049303788683" calcext:value-type="float">
            <text:p>1.19</text:p>
          </table:table-cell>
          <table:table-cell office:value-type="float" office:value="290.806451612903" calcext:value-type="float">
            <text:p>290.81</text:p>
          </table:table-cell>
          <table:table-cell office:value-type="float" office:value="59.1991822931968" calcext:value-type="float">
            <text:p>59.20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.3225806451613" calcext:value-type="float">
            <text:p>30.32</text:p>
          </table:table-cell>
          <table:table-cell office:value-type="float" office:value="9.56602555679075" calcext:value-type="float">
            <text:p>9.57</text:p>
          </table:table-cell>
          <table:table-cell office:value-type="float" office:value="59.741935483871" calcext:value-type="float">
            <text:p>59.74</text:p>
          </table:table-cell>
          <table:table-cell office:value-type="float" office:value="19.9951086630568" calcext:value-type="float">
            <text:p>20.00</text:p>
          </table:table-cell>
          <table:table-cell office:value-type="float" office:value="235.193548387097" calcext:value-type="float">
            <text:p>235.19</text:p>
          </table:table-cell>
          <table:table-cell office:value-type="float" office:value="1.53285217684087" calcext:value-type="float">
            <text:p>1.53</text:p>
          </table:table-cell>
          <table:table-cell office:value-type="float" office:value="309.41935483871" calcext:value-type="float">
            <text:p>309.42</text:p>
          </table:table-cell>
          <table:table-cell office:value-type="float" office:value="5.65556644747733" calcext:value-type="float">
            <text:p>5.66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.0322580645161" calcext:value-type="float">
            <text:p>26.03</text:p>
          </table:table-cell>
          <table:table-cell office:value-type="float" office:value="7.85958987261173" calcext:value-type="float">
            <text:p>7.86</text:p>
          </table:table-cell>
          <table:table-cell office:value-type="float" office:value="43.7096774193548" calcext:value-type="float">
            <text:p>43.71</text:p>
          </table:table-cell>
          <table:table-cell office:value-type="float" office:value="14.0188664315263" calcext:value-type="float">
            <text:p>14.02</text:p>
          </table:table-cell>
          <table:table-cell office:value-type="float" office:value="235.677419354839" calcext:value-type="float">
            <text:p>235.68</text:p>
          </table:table-cell>
          <table:table-cell office:value-type="float" office:value="1.61419303267056" calcext:value-type="float">
            <text:p>1.61</text:p>
          </table:table-cell>
          <table:table-cell office:value-type="float" office:value="305.41935483871" calcext:value-type="float">
            <text:p>305.42</text:p>
          </table:table-cell>
          <table:table-cell office:value-type="float" office:value="3.55395457654625" calcext:value-type="float">
            <text:p>3.5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.9354838709677" calcext:value-type="float">
            <text:p>25.94</text:p>
          </table:table-cell>
          <table:table-cell office:value-type="float" office:value="7.61126280850047" calcext:value-type="float">
            <text:p>7.61</text:p>
          </table:table-cell>
          <table:table-cell office:value-type="float" office:value="32.6451612903226" calcext:value-type="float">
            <text:p>32.65</text:p>
          </table:table-cell>
          <table:table-cell office:value-type="float" office:value="10.7929140048423" calcext:value-type="float">
            <text:p>10.79</text:p>
          </table:table-cell>
          <table:table-cell office:value-type="float" office:value="235.548387096774" calcext:value-type="float">
            <text:p>235.55</text:p>
          </table:table-cell>
          <table:table-cell office:value-type="float" office:value="2.82658701842642" calcext:value-type="float">
            <text:p>2.83</text:p>
          </table:table-cell>
          <table:table-cell office:value-type="float" office:value="305.838709677419" calcext:value-type="float">
            <text:p>305.84</text:p>
          </table:table-cell>
          <table:table-cell office:value-type="float" office:value="3.52041762729247" calcext:value-type="float">
            <text:p>3.5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.00</text:p>
          </table:table-cell>
          <table:table-cell office:value-type="float" office:value="13.6806904183444" calcext:value-type="float">
            <text:p>13.68</text:p>
          </table:table-cell>
          <table:table-cell office:value-type="float" office:value="25.9677419354839" calcext:value-type="float">
            <text:p>25.97</text:p>
          </table:table-cell>
          <table:table-cell office:value-type="float" office:value="11.8878736560596" calcext:value-type="float">
            <text:p>11.89</text:p>
          </table:table-cell>
          <table:table-cell office:value-type="float" office:value="235.806451612903" calcext:value-type="float">
            <text:p>235.81</text:p>
          </table:table-cell>
          <table:table-cell office:value-type="float" office:value="4.26099605831184" calcext:value-type="float">
            <text:p>4.26</text:p>
          </table:table-cell>
          <table:table-cell office:value-type="float" office:value="306.58064516129" calcext:value-type="float">
            <text:p>306.58</text:p>
          </table:table-cell>
          <table:table-cell office:value-type="float" office:value="2.32481970925513" calcext:value-type="float">
            <text:p>2.3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.6774193548387" calcext:value-type="float">
            <text:p>16.68</text:p>
          </table:table-cell>
          <table:table-cell office:value-type="float" office:value="14.1247599963034" calcext:value-type="float">
            <text:p>14.12</text:p>
          </table:table-cell>
          <table:table-cell office:value-type="float" office:value="24.6774193548387" calcext:value-type="float">
            <text:p>24.68</text:p>
          </table:table-cell>
          <table:table-cell office:value-type="float" office:value="11.8059227803298" calcext:value-type="float">
            <text:p>11.81</text:p>
          </table:table-cell>
          <table:table-cell office:value-type="float" office:value="236.516129032258" calcext:value-type="float">
            <text:p>236.52</text:p>
          </table:table-cell>
          <table:table-cell office:value-type="float" office:value="3.15073947021285" calcext:value-type="float">
            <text:p>3.15</text:p>
          </table:table-cell>
          <table:table-cell office:value-type="float" office:value="306.935483870968" calcext:value-type="float">
            <text:p>306.94</text:p>
          </table:table-cell>
          <table:table-cell office:value-type="float" office:value="1.84802394676161" calcext:value-type="float">
            <text:p>1.8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.0322580645161" calcext:value-type="float">
            <text:p>19.03</text:p>
          </table:table-cell>
          <table:table-cell office:value-type="float" office:value="14.474636038586" calcext:value-type="float">
            <text:p>14.47</text:p>
          </table:table-cell>
          <table:table-cell office:value-type="float" office:value="21.3548387096774" calcext:value-type="float">
            <text:p>21.35</text:p>
          </table:table-cell>
          <table:table-cell office:value-type="float" office:value="16.3185000636953" calcext:value-type="float">
            <text:p>16.32</text:p>
          </table:table-cell>
          <table:table-cell office:value-type="float" office:value="235.967741935484" calcext:value-type="float">
            <text:p>235.97</text:p>
          </table:table-cell>
          <table:table-cell office:value-type="float" office:value="2.11726955889315" calcext:value-type="float">
            <text:p>2.12</text:p>
          </table:table-cell>
          <table:table-cell office:value-type="float" office:value="307.096774193548" calcext:value-type="float">
            <text:p>307.10</text:p>
          </table:table-cell>
          <table:table-cell office:value-type="float" office:value="1.82022399737624" calcext:value-type="float">
            <text:p>1.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.8709677419355" calcext:value-type="float">
            <text:p>13.87</text:p>
          </table:table-cell>
          <table:table-cell office:value-type="float" office:value="16.0558339020208" calcext:value-type="float">
            <text:p>16.06</text:p>
          </table:table-cell>
          <table:table-cell office:value-type="float" office:value="20" calcext:value-type="float">
            <text:p>20.00</text:p>
          </table:table-cell>
          <table:table-cell office:value-type="float" office:value="16.6694621311527" calcext:value-type="float">
            <text:p>16.67</text:p>
          </table:table-cell>
          <table:table-cell office:value-type="float" office:value="236.483870967742" calcext:value-type="float">
            <text:p>236.48</text:p>
          </table:table-cell>
          <table:table-cell office:value-type="float" office:value="2.18308700847595" calcext:value-type="float">
            <text:p>2.18</text:p>
          </table:table-cell>
          <table:table-cell office:value-type="float" office:value="306.258064516129" calcext:value-type="float">
            <text:p>306.26</text:p>
          </table:table-cell>
          <table:table-cell office:value-type="float" office:value="2.65144807587542" calcext:value-type="float">
            <text:p>2.65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.00</text:p>
          </table:table-cell>
          <table:table-cell office:value-type="float" office:value="15.3979470772421" calcext:value-type="float">
            <text:p>15.40</text:p>
          </table:table-cell>
          <table:table-cell office:value-type="float" office:value="17.3870967741935" calcext:value-type="float">
            <text:p>17.39</text:p>
          </table:table-cell>
          <table:table-cell office:value-type="float" office:value="16.82869557622" calcext:value-type="float">
            <text:p>16.83</text:p>
          </table:table-cell>
          <table:table-cell office:value-type="float" office:value="236.548387096774" calcext:value-type="float">
            <text:p>236.55</text:p>
          </table:table-cell>
          <table:table-cell office:value-type="float" office:value="2.16778033760148" calcext:value-type="float">
            <text:p>2.17</text:p>
          </table:table-cell>
          <table:table-cell office:value-type="float" office:value="307.451612903226" calcext:value-type="float">
            <text:p>307.45</text:p>
          </table:table-cell>
          <table:table-cell office:value-type="float" office:value="3.05686651367281" calcext:value-type="float">
            <text:p>3.0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70967741935484" calcext:value-type="float">
            <text:p>9.71</text:p>
          </table:table-cell>
          <table:table-cell office:value-type="float" office:value="14.2742573353778" calcext:value-type="float">
            <text:p>14.27</text:p>
          </table:table-cell>
          <table:table-cell office:value-type="float" office:value="14.6774193548387" calcext:value-type="float">
            <text:p>14.68</text:p>
          </table:table-cell>
          <table:table-cell office:value-type="float" office:value="17.4529544532358" calcext:value-type="float">
            <text:p>17.45</text:p>
          </table:table-cell>
          <table:table-cell office:value-type="float" office:value="236.451612903226" calcext:value-type="float">
            <text:p>236.45</text:p>
          </table:table-cell>
          <table:table-cell office:value-type="float" office:value="1.75680629731485" calcext:value-type="float">
            <text:p>1.76</text:p>
          </table:table-cell>
          <table:table-cell office:value-type="float" office:value="306.709677419355" calcext:value-type="float">
            <text:p>306.71</text:p>
          </table:table-cell>
          <table:table-cell office:value-type="float" office:value="2.27459387920054" calcext:value-type="float">
            <text:p>2.27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.5161290322581" calcext:value-type="float">
            <text:p>18.52</text:p>
          </table:table-cell>
          <table:table-cell office:value-type="float" office:value="18.8694512762619" calcext:value-type="float">
            <text:p>18.87</text:p>
          </table:table-cell>
          <table:table-cell office:value-type="float" office:value="17.8064516129032" calcext:value-type="float">
            <text:p>17.81</text:p>
          </table:table-cell>
          <table:table-cell office:value-type="float" office:value="17.7916605234908" calcext:value-type="float">
            <text:p>17.79</text:p>
          </table:table-cell>
          <table:table-cell office:value-type="float" office:value="236.225806451613" calcext:value-type="float">
            <text:p>236.23</text:p>
          </table:table-cell>
          <table:table-cell office:value-type="float" office:value="1.80875429275822" calcext:value-type="float">
            <text:p>1.81</text:p>
          </table:table-cell>
          <table:table-cell office:value-type="float" office:value="307.193548387097" calcext:value-type="float">
            <text:p>307.19</text:p>
          </table:table-cell>
          <table:table-cell office:value-type="float" office:value="2.23490426783081" calcext:value-type="float">
            <text:p>2.23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.45161290322581" calcext:value-type="float">
            <text:p>8.45</text:p>
          </table:table-cell>
          <table:table-cell office:value-type="float" office:value="15.4853493917845" calcext:value-type="float">
            <text:p>15.49</text:p>
          </table:table-cell>
          <table:table-cell office:value-type="float" office:value="7.41935483870968" calcext:value-type="float">
            <text:p>7.42</text:p>
          </table:table-cell>
          <table:table-cell office:value-type="float" office:value="14.1803457657202" calcext:value-type="float">
            <text:p>14.18</text:p>
          </table:table-cell>
          <table:table-cell office:value-type="float" office:value="236.258064516129" calcext:value-type="float">
            <text:p>236.26</text:p>
          </table:table-cell>
          <table:table-cell office:value-type="float" office:value="2.75877183912585" calcext:value-type="float">
            <text:p>2.76</text:p>
          </table:table-cell>
          <table:table-cell office:value-type="float" office:value="307.387096774194" calcext:value-type="float">
            <text:p>307.39</text:p>
          </table:table-cell>
          <table:table-cell office:value-type="float" office:value="1.8952813963314" calcext:value-type="float">
            <text:p>1.90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.00</text:p>
          </table:table-cell>
          <table:table-cell office:value-type="float" office:value="18.4040668717367" calcext:value-type="float">
            <text:p>18.40</text:p>
          </table:table-cell>
          <table:table-cell office:value-type="float" office:value="16.2903225806452" calcext:value-type="float">
            <text:p>16.29</text:p>
          </table:table-cell>
          <table:table-cell office:value-type="float" office:value="19.6258446268001" calcext:value-type="float">
            <text:p>19.63</text:p>
          </table:table-cell>
          <table:table-cell office:value-type="float" office:value="236.838709677419" calcext:value-type="float">
            <text:p>236.84</text:p>
          </table:table-cell>
          <table:table-cell office:value-type="float" office:value="2.72499510734747" calcext:value-type="float">
            <text:p>2.72</text:p>
          </table:table-cell>
          <table:table-cell office:value-type="float" office:value="306.58064516129" calcext:value-type="float">
            <text:p>306.58</text:p>
          </table:table-cell>
          <table:table-cell office:value-type="float" office:value="1.56110369452424" calcext:value-type="float">
            <text:p>1.5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.3225806451613" calcext:value-type="float">
            <text:p>14.32</text:p>
          </table:table-cell>
          <table:table-cell office:value-type="float" office:value="19.5173819912375" calcext:value-type="float">
            <text:p>19.52</text:p>
          </table:table-cell>
          <table:table-cell office:value-type="float" office:value="15.6774193548387" calcext:value-type="float">
            <text:p>15.68</text:p>
          </table:table-cell>
          <table:table-cell office:value-type="float" office:value="21.4466887387401" calcext:value-type="float">
            <text:p>21.45</text:p>
          </table:table-cell>
          <table:table-cell office:value-type="float" office:value="236.709677419355" calcext:value-type="float">
            <text:p>236.71</text:p>
          </table:table-cell>
          <table:table-cell office:value-type="float" office:value="1.56974516910922" calcext:value-type="float">
            <text:p>1.57</text:p>
          </table:table-cell>
          <table:table-cell office:value-type="float" office:value="307.193548387097" calcext:value-type="float">
            <text:p>307.19</text:p>
          </table:table-cell>
          <table:table-cell office:value-type="float" office:value="1.83899262112764" calcext:value-type="float">
            <text:p>1.84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.19354838709677" calcext:value-type="float">
            <text:p>6.19</text:p>
          </table:table-cell>
          <table:table-cell office:value-type="float" office:value="14.2792864980299" calcext:value-type="float">
            <text:p>14.28</text:p>
          </table:table-cell>
          <table:table-cell office:value-type="float" office:value="6.48387096774194" calcext:value-type="float">
            <text:p>6.48</text:p>
          </table:table-cell>
          <table:table-cell office:value-type="float" office:value="14.3950506004599" calcext:value-type="float">
            <text:p>14.40</text:p>
          </table:table-cell>
          <table:table-cell office:value-type="float" office:value="236.483870967742" calcext:value-type="float">
            <text:p>236.48</text:p>
          </table:table-cell>
          <table:table-cell office:value-type="float" office:value="2.36739911379468" calcext:value-type="float">
            <text:p>2.37</text:p>
          </table:table-cell>
          <table:table-cell office:value-type="float" office:value="307.096774193548" calcext:value-type="float">
            <text:p>307.10</text:p>
          </table:table-cell>
          <table:table-cell office:value-type="float" office:value="2.41440353563409" calcext:value-type="float">
            <text:p>2.41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.16129032258065" calcext:value-type="float">
            <text:p>9.16</text:p>
          </table:table-cell>
          <table:table-cell office:value-type="float" office:value="16.7776671341429" calcext:value-type="float">
            <text:p>16.78</text:p>
          </table:table-cell>
          <table:table-cell office:value-type="float" office:value="15.1290322580645" calcext:value-type="float">
            <text:p>15.13</text:p>
          </table:table-cell>
          <table:table-cell office:value-type="float" office:value="21.350745149018" calcext:value-type="float">
            <text:p>21.35</text:p>
          </table:table-cell>
          <table:table-cell office:value-type="float" office:value="237" calcext:value-type="float">
            <text:p>237.00</text:p>
          </table:table-cell>
          <table:table-cell office:value-type="float" office:value="2.2288431832419" calcext:value-type="float">
            <text:p>2.23</text:p>
          </table:table-cell>
          <table:table-cell office:value-type="float" office:value="306.290322580645" calcext:value-type="float">
            <text:p>306.29</text:p>
          </table:table-cell>
          <table:table-cell office:value-type="float" office:value="3.40960264818679" calcext:value-type="float">
            <text:p>3.41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.32258064516129" calcext:value-type="float">
            <text:p>5.32</text:p>
          </table:table-cell>
          <table:table-cell office:value-type="float" office:value="13.4365584513926" calcext:value-type="float">
            <text:p>13.44</text:p>
          </table:table-cell>
          <table:table-cell office:value-type="float" office:value="8.12903225806452" calcext:value-type="float">
            <text:p>8.13</text:p>
          </table:table-cell>
          <table:table-cell office:value-type="float" office:value="15.1885821621287" calcext:value-type="float">
            <text:p>15.19</text:p>
          </table:table-cell>
          <table:table-cell office:value-type="float" office:value="236.709677419355" calcext:value-type="float">
            <text:p>236.71</text:p>
          </table:table-cell>
          <table:table-cell office:value-type="float" office:value="1.08341004024172" calcext:value-type="float">
            <text:p>1.08</text:p>
          </table:table-cell>
          <table:table-cell office:value-type="float" office:value="306.612903225806" calcext:value-type="float">
            <text:p>306.61</text:p>
          </table:table-cell>
          <table:table-cell office:value-type="float" office:value="4.17115609683732" calcext:value-type="float">
            <text:p>4.17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.6774193548387" calcext:value-type="float">
            <text:p>13.68</text:p>
          </table:table-cell>
          <table:table-cell office:value-type="float" office:value="18.7777959075798" calcext:value-type="float">
            <text:p>18.78</text:p>
          </table:table-cell>
          <table:table-cell office:value-type="float" office:value="10.0322580645161" calcext:value-type="float">
            <text:p>10.03</text:p>
          </table:table-cell>
          <table:table-cell office:value-type="float" office:value="16.479672465755" calcext:value-type="float">
            <text:p>16.48</text:p>
          </table:table-cell>
          <table:table-cell office:value-type="float" office:value="235.838709677419" calcext:value-type="float">
            <text:p>235.84</text:p>
          </table:table-cell>
          <table:table-cell office:value-type="float" office:value="3.33211909899787" calcext:value-type="float">
            <text:p>3.33</text:p>
          </table:table-cell>
          <table:table-cell office:value-type="float" office:value="306.903225806452" calcext:value-type="float">
            <text:p>306.90</text:p>
          </table:table-cell>
          <table:table-cell office:value-type="float" office:value="3.2264515484" calcext:value-type="float">
            <text:p>3.23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.16129032258065" calcext:value-type="float">
            <text:p>8.16</text:p>
          </table:table-cell>
          <table:table-cell office:value-type="float" office:value="17.7565921864811" calcext:value-type="float">
            <text:p>17.76</text:p>
          </table:table-cell>
          <table:table-cell office:value-type="float" office:value="6.61290322580645" calcext:value-type="float">
            <text:p>6.61</text:p>
          </table:table-cell>
          <table:table-cell office:value-type="float" office:value="15.0968431208793" calcext:value-type="float">
            <text:p>15.10</text:p>
          </table:table-cell>
          <table:table-cell office:value-type="float" office:value="237.322580645161" calcext:value-type="float">
            <text:p>237.32</text:p>
          </table:table-cell>
          <table:table-cell office:value-type="float" office:value="3.04150956550275" calcext:value-type="float">
            <text:p>3.04</text:p>
          </table:table-cell>
          <table:table-cell office:value-type="float" office:value="307.870967741935" calcext:value-type="float">
            <text:p>307.87</text:p>
          </table:table-cell>
          <table:table-cell office:value-type="float" office:value="2.37923727930139" calcext:value-type="float">
            <text:p>2.38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.61290322580645" calcext:value-type="float">
            <text:p>5.61</text:p>
          </table:table-cell>
          <table:table-cell office:value-type="float" office:value="13.7457968223365" calcext:value-type="float">
            <text:p>13.75</text:p>
          </table:table-cell>
          <table:table-cell office:value-type="float" office:value="7.67741935483871" calcext:value-type="float">
            <text:p>7.68</text:p>
          </table:table-cell>
          <table:table-cell office:value-type="float" office:value="16.3596417201367" calcext:value-type="float">
            <text:p>16.36</text:p>
          </table:table-cell>
          <table:table-cell office:value-type="float" office:value="236.903225806452" calcext:value-type="float">
            <text:p>236.90</text:p>
          </table:table-cell>
          <table:table-cell office:value-type="float" office:value="1.227503070351" calcext:value-type="float">
            <text:p>1.23</text:p>
          </table:table-cell>
          <table:table-cell office:value-type="float" office:value="306.967741935484" calcext:value-type="float">
            <text:p>306.97</text:p>
          </table:table-cell>
          <table:table-cell office:value-type="float" office:value="3.1773784179449" calcext:value-type="float">
            <text:p>3.18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.9677419354839" calcext:value-type="float">
            <text:p>11.97</text:p>
          </table:table-cell>
          <table:table-cell office:value-type="float" office:value="17.8424717493668" calcext:value-type="float">
            <text:p>17.84</text:p>
          </table:table-cell>
          <table:table-cell office:value-type="float" office:value="13.0645161290323" calcext:value-type="float">
            <text:p>13.06</text:p>
          </table:table-cell>
          <table:table-cell office:value-type="float" office:value="21.1659121624629" calcext:value-type="float">
            <text:p>21.17</text:p>
          </table:table-cell>
          <table:table-cell office:value-type="float" office:value="236.387096774194" calcext:value-type="float">
            <text:p>236.39</text:p>
          </table:table-cell>
          <table:table-cell office:value-type="float" office:value="1.57965736086391" calcext:value-type="float">
            <text:p>1.58</text:p>
          </table:table-cell>
          <table:table-cell office:value-type="float" office:value="306.967741935484" calcext:value-type="float">
            <text:p>306.97</text:p>
          </table:table-cell>
          <table:table-cell office:value-type="float" office:value="2.91252989426986" calcext:value-type="float">
            <text:p>2.91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.7096774193548" calcext:value-type="float">
            <text:p>13.71</text:p>
          </table:table-cell>
          <table:table-cell office:value-type="float" office:value="17.2012631726467" calcext:value-type="float">
            <text:p>17.20</text:p>
          </table:table-cell>
          <table:table-cell office:value-type="float" office:value="14.7741935483871" calcext:value-type="float">
            <text:p>14.77</text:p>
          </table:table-cell>
          <table:table-cell office:value-type="float" office:value="20.1937545078628" calcext:value-type="float">
            <text:p>20.19</text:p>
          </table:table-cell>
          <table:table-cell office:value-type="float" office:value="235.290322580645" calcext:value-type="float">
            <text:p>235.29</text:p>
          </table:table-cell>
          <table:table-cell office:value-type="float" office:value="4.86722778874737" calcext:value-type="float">
            <text:p>4.87</text:p>
          </table:table-cell>
          <table:table-cell office:value-type="float" office:value="306.806451612903" calcext:value-type="float">
            <text:p>306.81</text:p>
          </table:table-cell>
          <table:table-cell office:value-type="float" office:value="4.51105705971958" calcext:value-type="float">
            <text:p>4.51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.19354838709677" calcext:value-type="float">
            <text:p>7.19</text:p>
          </table:table-cell>
          <table:table-cell office:value-type="float" office:value="14.0239871805848" calcext:value-type="float">
            <text:p>14.02</text:p>
          </table:table-cell>
          <table:table-cell office:value-type="float" office:value="6.35483870967742" calcext:value-type="float">
            <text:p>6.35</text:p>
          </table:table-cell>
          <table:table-cell office:value-type="float" office:value="14.9742755484128" calcext:value-type="float">
            <text:p>14.97</text:p>
          </table:table-cell>
          <table:table-cell office:value-type="float" office:value="238.58064516129" calcext:value-type="float">
            <text:p>238.58</text:p>
          </table:table-cell>
          <table:table-cell office:value-type="float" office:value="4.10172421296834" calcext:value-type="float">
            <text:p>4.10</text:p>
          </table:table-cell>
          <table:table-cell office:value-type="float" office:value="308.258064516129" calcext:value-type="float">
            <text:p>308.26</text:p>
          </table:table-cell>
          <table:table-cell office:value-type="float" office:value="3.80125396912297" calcext:value-type="float">
            <text:p>3.80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.64516129032258" calcext:value-type="float">
            <text:p>7.65</text:p>
          </table:table-cell>
          <table:table-cell office:value-type="float" office:value="14.2614942598023" calcext:value-type="float">
            <text:p>14.26</text:p>
          </table:table-cell>
          <table:table-cell office:value-type="float" office:value="15.258064516129" calcext:value-type="float">
            <text:p>15.26</text:p>
          </table:table-cell>
          <table:table-cell office:value-type="float" office:value="21.5480973517317" calcext:value-type="float">
            <text:p>21.55</text:p>
          </table:table-cell>
          <table:table-cell office:value-type="float" office:value="236.838709677419" calcext:value-type="float">
            <text:p>236.84</text:p>
          </table:table-cell>
          <table:table-cell office:value-type="float" office:value="1.10997745381195" calcext:value-type="float">
            <text:p>1.11</text:p>
          </table:table-cell>
          <table:table-cell office:value-type="float" office:value="302.612903225806" calcext:value-type="float">
            <text:p>302.61</text:p>
          </table:table-cell>
          <table:table-cell office:value-type="float" office:value="21.831728049694" calcext:value-type="float">
            <text:p>21.83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.48387096774194" calcext:value-type="float">
            <text:p>5.48</text:p>
          </table:table-cell>
          <table:table-cell office:value-type="float" office:value="12.6232529107147" calcext:value-type="float">
            <text:p>12.62</text:p>
          </table:table-cell>
          <table:table-cell office:value-type="float" office:value="7.7741935483871" calcext:value-type="float">
            <text:p>7.77</text:p>
          </table:table-cell>
          <table:table-cell office:value-type="float" office:value="16.4016318570879" calcext:value-type="float">
            <text:p>16.40</text:p>
          </table:table-cell>
          <table:table-cell office:value-type="float" office:value="236.838709677419" calcext:value-type="float">
            <text:p>236.84</text:p>
          </table:table-cell>
          <table:table-cell office:value-type="float" office:value="1.22070244699513" calcext:value-type="float">
            <text:p>1.22</text:p>
          </table:table-cell>
          <table:table-cell office:value-type="float" office:value="301.677419354839" calcext:value-type="float">
            <text:p>301.68</text:p>
          </table:table-cell>
          <table:table-cell office:value-type="float" office:value="33.373146532344" calcext:value-type="float">
            <text:p>33.37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.12903225806452" calcext:value-type="float">
            <text:p>9.13</text:p>
          </table:table-cell>
          <table:table-cell office:value-type="float" office:value="15.7924888955189" calcext:value-type="float">
            <text:p>15.79</text:p>
          </table:table-cell>
          <table:table-cell office:value-type="float" office:value="10.2903225806452" calcext:value-type="float">
            <text:p>10.29</text:p>
          </table:table-cell>
          <table:table-cell office:value-type="float" office:value="17.7240378935157" calcext:value-type="float">
            <text:p>17.72</text:p>
          </table:table-cell>
          <table:table-cell office:value-type="float" office:value="236.774193548387" calcext:value-type="float">
            <text:p>236.77</text:p>
          </table:table-cell>
          <table:table-cell office:value-type="float" office:value="1.09867008812428" calcext:value-type="float">
            <text:p>1.10</text:p>
          </table:table-cell>
          <table:table-cell office:value-type="float" office:value="301.096774193548" calcext:value-type="float">
            <text:p>301.10</text:p>
          </table:table-cell>
          <table:table-cell office:value-type="float" office:value="33.2724383068704" calcext:value-type="float">
            <text:p>33.27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.00</text:p>
          </table:table-cell>
          <table:table-cell office:value-type="float" office:value="19.0296881807891" calcext:value-type="float">
            <text:p>19.03</text:p>
          </table:table-cell>
          <table:table-cell office:value-type="float" office:value="9.64516129032258" calcext:value-type="float">
            <text:p>9.65</text:p>
          </table:table-cell>
          <table:table-cell office:value-type="float" office:value="17.6004919049601" calcext:value-type="float">
            <text:p>17.60</text:p>
          </table:table-cell>
          <table:table-cell office:value-type="float" office:value="236.838709677419" calcext:value-type="float">
            <text:p>236.84</text:p>
          </table:table-cell>
          <table:table-cell office:value-type="float" office:value="1.10997745381195" calcext:value-type="float">
            <text:p>1.11</text:p>
          </table:table-cell>
          <table:table-cell office:value-type="float" office:value="286.741935483871" calcext:value-type="float">
            <text:p>286.74</text:p>
          </table:table-cell>
          <table:table-cell office:value-type="float" office:value="51.7979746408975" calcext:value-type="float">
            <text:p>51.80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.74193548387097" calcext:value-type="float">
            <text:p>3.74</text:p>
          </table:table-cell>
          <table:table-cell office:value-type="float" office:value="11.4496590791209" calcext:value-type="float">
            <text:p>11.45</text:p>
          </table:table-cell>
          <table:table-cell office:value-type="float" office:value="7.74193548387097" calcext:value-type="float">
            <text:p>7.74</text:p>
          </table:table-cell>
          <table:table-cell office:value-type="float" office:value="16.5001813126607" calcext:value-type="float">
            <text:p>16.50</text:p>
          </table:table-cell>
          <table:table-cell office:value-type="float" office:value="236.483870967742" calcext:value-type="float">
            <text:p>236.48</text:p>
          </table:table-cell>
          <table:table-cell office:value-type="float" office:value="2.79251265907473" calcext:value-type="float">
            <text:p>2.79</text:p>
          </table:table-cell>
          <table:table-cell office:value-type="float" office:value="271.41935483871" calcext:value-type="float">
            <text:p>271.42</text:p>
          </table:table-cell>
          <table:table-cell office:value-type="float" office:value="72.3494094291381" calcext:value-type="float">
            <text:p>72.3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.3225806451613" calcext:value-type="float">
            <text:p>11.32</text:p>
          </table:table-cell>
          <table:table-cell office:value-type="float" office:value="16.0027963217203" calcext:value-type="float">
            <text:p>16.00</text:p>
          </table:table-cell>
          <table:table-cell office:value-type="float" office:value="11.6451612903226" calcext:value-type="float">
            <text:p>11.65</text:p>
          </table:table-cell>
          <table:table-cell office:value-type="float" office:value="18.8158279066507" calcext:value-type="float">
            <text:p>18.82</text:p>
          </table:table-cell>
          <table:table-cell office:value-type="float" office:value="236.709677419355" calcext:value-type="float">
            <text:p>236.71</text:p>
          </table:table-cell>
          <table:table-cell office:value-type="float" office:value="4.13633426916446" calcext:value-type="float">
            <text:p>4.14</text:p>
          </table:table-cell>
          <table:table-cell office:value-type="float" office:value="266.354838709677" calcext:value-type="float">
            <text:p>266.35</text:p>
          </table:table-cell>
          <table:table-cell office:value-type="float" office:value="74.2656732179974" calcext:value-type="float">
            <text:p>74.27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.90322580645161" calcext:value-type="float">
            <text:p>9.90</text:p>
          </table:table-cell>
          <table:table-cell office:value-type="float" office:value="20.2123482518048" calcext:value-type="float">
            <text:p>20.21</text:p>
          </table:table-cell>
          <table:table-cell office:value-type="float" office:value="17.1612903225806" calcext:value-type="float">
            <text:p>17.16</text:p>
          </table:table-cell>
          <table:table-cell office:value-type="float" office:value="24.1582107516712" calcext:value-type="float">
            <text:p>24.16</text:p>
          </table:table-cell>
          <table:table-cell office:value-type="float" office:value="236.935483870968" calcext:value-type="float">
            <text:p>236.94</text:p>
          </table:table-cell>
          <table:table-cell office:value-type="float" office:value="4.27245856448295" calcext:value-type="float">
            <text:p>4.27</text:p>
          </table:table-cell>
          <table:table-cell office:value-type="float" office:value="257.612903225806" calcext:value-type="float">
            <text:p>257.61</text:p>
          </table:table-cell>
          <table:table-cell office:value-type="float" office:value="78.6136643377189" calcext:value-type="float">
            <text:p>78.61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.0967741935484" calcext:value-type="float">
            <text:p>13.10</text:p>
          </table:table-cell>
          <table:table-cell office:value-type="float" office:value="16.4852912714289" calcext:value-type="float">
            <text:p>16.49</text:p>
          </table:table-cell>
          <table:table-cell office:value-type="float" office:value="8.51612903225806" calcext:value-type="float">
            <text:p>8.52</text:p>
          </table:table-cell>
          <table:table-cell office:value-type="float" office:value="15.967448677659" calcext:value-type="float">
            <text:p>15.97</text:p>
          </table:table-cell>
          <table:table-cell office:value-type="float" office:value="237" calcext:value-type="float">
            <text:p>237.00</text:p>
          </table:table-cell>
          <table:table-cell office:value-type="float" office:value="2.79400279400419" calcext:value-type="float">
            <text:p>2.79</text:p>
          </table:table-cell>
          <table:table-cell office:value-type="float" office:value="246.548387096774" calcext:value-type="float">
            <text:p>246.55</text:p>
          </table:table-cell>
          <table:table-cell office:value-type="float" office:value="85.6402222013048" calcext:value-type="float">
            <text:p>85.64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.12903225806452" calcext:value-type="float">
            <text:p>7.13</text:p>
          </table:table-cell>
          <table:table-cell office:value-type="float" office:value="15.8108617942343" calcext:value-type="float">
            <text:p>15.81</text:p>
          </table:table-cell>
          <table:table-cell office:value-type="float" office:value="12.0967741935484" calcext:value-type="float">
            <text:p>12.10</text:p>
          </table:table-cell>
          <table:table-cell office:value-type="float" office:value="21.4376136712264" calcext:value-type="float">
            <text:p>21.44</text:p>
          </table:table-cell>
          <table:table-cell office:value-type="float" office:value="235.774193548387" calcext:value-type="float">
            <text:p>235.77</text:p>
          </table:table-cell>
          <table:table-cell office:value-type="float" office:value="3.23996891083606" calcext:value-type="float">
            <text:p>3.24</text:p>
          </table:table-cell>
          <table:table-cell office:value-type="float" office:value="239.290322580645" calcext:value-type="float">
            <text:p>239.29</text:p>
          </table:table-cell>
          <table:table-cell office:value-type="float" office:value="86.6674004077907" calcext:value-type="float">
            <text:p>86.67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.7741935483871" calcext:value-type="float">
            <text:p>11.77</text:p>
          </table:table-cell>
          <table:table-cell office:value-type="float" office:value="20.2909636290344" calcext:value-type="float">
            <text:p>20.29</text:p>
          </table:table-cell>
          <table:table-cell office:value-type="float" office:value="13.258064516129" calcext:value-type="float">
            <text:p>13.26</text:p>
          </table:table-cell>
          <table:table-cell office:value-type="float" office:value="18.2809044421124" calcext:value-type="float">
            <text:p>18.28</text:p>
          </table:table-cell>
          <table:table-cell office:value-type="float" office:value="236.677419354839" calcext:value-type="float">
            <text:p>236.68</text:p>
          </table:table-cell>
          <table:table-cell office:value-type="float" office:value="7.26630356741438" calcext:value-type="float">
            <text:p>7.27</text:p>
          </table:table-cell>
          <table:table-cell office:value-type="float" office:value="241.741935483871" calcext:value-type="float">
            <text:p>241.74</text:p>
          </table:table-cell>
          <table:table-cell office:value-type="float" office:value="89.5936949617498" calcext:value-type="float">
            <text:p>89.59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.0645161290323" calcext:value-type="float">
            <text:p>15.06</text:p>
          </table:table-cell>
          <table:table-cell office:value-type="float" office:value="29.3311850819952" calcext:value-type="float">
            <text:p>29.33</text:p>
          </table:table-cell>
          <table:table-cell office:value-type="float" office:value="7.16129032258065" calcext:value-type="float">
            <text:p>7.16</text:p>
          </table:table-cell>
          <table:table-cell office:value-type="float" office:value="14.2649961256251" calcext:value-type="float">
            <text:p>14.26</text:p>
          </table:table-cell>
          <table:table-cell office:value-type="float" office:value="235.645161290323" calcext:value-type="float">
            <text:p>235.65</text:p>
          </table:table-cell>
          <table:table-cell office:value-type="float" office:value="4.76917783606881" calcext:value-type="float">
            <text:p>4.77</text:p>
          </table:table-cell>
          <table:table-cell office:value-type="float" office:value="245.225806451613" calcext:value-type="float">
            <text:p>245.23</text:p>
          </table:table-cell>
          <table:table-cell office:value-type="float" office:value="86.7717471774114" calcext:value-type="float">
            <text:p>86.77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.7741935483871" calcext:value-type="float">
            <text:p>24.77</text:p>
          </table:table-cell>
          <table:table-cell office:value-type="float" office:value="31.210740166952" calcext:value-type="float">
            <text:p>31.21</text:p>
          </table:table-cell>
          <table:table-cell office:value-type="float" office:value="17.8709677419355" calcext:value-type="float">
            <text:p>17.87</text:p>
          </table:table-cell>
          <table:table-cell office:value-type="float" office:value="26.8048406021867" calcext:value-type="float">
            <text:p>26.80</text:p>
          </table:table-cell>
          <table:table-cell office:value-type="float" office:value="235.774193548387" calcext:value-type="float">
            <text:p>235.77</text:p>
          </table:table-cell>
          <table:table-cell office:value-type="float" office:value="8.88532562410686" calcext:value-type="float">
            <text:p>8.89</text:p>
          </table:table-cell>
          <table:table-cell office:value-type="float" office:value="249.354838709677" calcext:value-type="float">
            <text:p>249.35</text:p>
          </table:table-cell>
          <table:table-cell office:value-type="float" office:value="84.7194795694731" calcext:value-type="float">
            <text:p>84.72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.741935483871" calcext:value-type="float">
            <text:p>12.74</text:p>
          </table:table-cell>
          <table:table-cell office:value-type="float" office:value="27.0101148818609" calcext:value-type="float">
            <text:p>27.01</text:p>
          </table:table-cell>
          <table:table-cell office:value-type="float" office:value="17.1935483870968" calcext:value-type="float">
            <text:p>17.19</text:p>
          </table:table-cell>
          <table:table-cell office:value-type="float" office:value="35.1883589207849" calcext:value-type="float">
            <text:p>35.19</text:p>
          </table:table-cell>
          <table:table-cell office:value-type="float" office:value="236.870967741935" calcext:value-type="float">
            <text:p>236.87</text:p>
          </table:table-cell>
          <table:table-cell office:value-type="float" office:value="10.8857466307386" calcext:value-type="float">
            <text:p>10.89</text:p>
          </table:table-cell>
          <table:table-cell office:value-type="float" office:value="267.064516129032" calcext:value-type="float">
            <text:p>267.06</text:p>
          </table:table-cell>
          <table:table-cell office:value-type="float" office:value="65.3516223773099" calcext:value-type="float">
            <text:p>65.35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.2258064516129" calcext:value-type="float">
            <text:p>20.23</text:p>
          </table:table-cell>
          <table:table-cell office:value-type="float" office:value="25.9126444130789" calcext:value-type="float">
            <text:p>25.91</text:p>
          </table:table-cell>
          <table:table-cell office:value-type="float" office:value="23.6129032258065" calcext:value-type="float">
            <text:p>23.61</text:p>
          </table:table-cell>
          <table:table-cell office:value-type="float" office:value="36.3936164371958" calcext:value-type="float">
            <text:p>36.39</text:p>
          </table:table-cell>
          <table:table-cell office:value-type="float" office:value="236.806451612903" calcext:value-type="float">
            <text:p>236.81</text:p>
          </table:table-cell>
          <table:table-cell office:value-type="float" office:value="6.74139525540479" calcext:value-type="float">
            <text:p>6.74</text:p>
          </table:table-cell>
          <table:table-cell office:value-type="float" office:value="285.838709677419" calcext:value-type="float">
            <text:p>285.84</text:p>
          </table:table-cell>
          <table:table-cell office:value-type="float" office:value="59.8800396352755" calcext:value-type="float">
            <text:p>59.88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.5161290322581" calcext:value-type="float">
            <text:p>17.52</text:p>
          </table:table-cell>
          <table:table-cell office:value-type="float" office:value="27.0732232523886" calcext:value-type="float">
            <text:p>27.07</text:p>
          </table:table-cell>
          <table:table-cell office:value-type="float" office:value="19.3870967741935" calcext:value-type="float">
            <text:p>19.39</text:p>
          </table:table-cell>
          <table:table-cell office:value-type="float" office:value="31.3848920088948" calcext:value-type="float">
            <text:p>31.38</text:p>
          </table:table-cell>
          <table:table-cell office:value-type="float" office:value="236.322580645161" calcext:value-type="float">
            <text:p>236.32</text:p>
          </table:table-cell>
          <table:table-cell office:value-type="float" office:value="3.37339779674874" calcext:value-type="float">
            <text:p>3.37</text:p>
          </table:table-cell>
          <table:table-cell office:value-type="float" office:value="293.290322580645" calcext:value-type="float">
            <text:p>293.29</text:p>
          </table:table-cell>
          <table:table-cell office:value-type="float" office:value="46.7927438187748" calcext:value-type="float">
            <text:p>46.79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.1935483870968" calcext:value-type="float">
            <text:p>17.19</text:p>
          </table:table-cell>
          <table:table-cell office:value-type="float" office:value="25.0990545443818" calcext:value-type="float">
            <text:p>25.10</text:p>
          </table:table-cell>
          <table:table-cell office:value-type="float" office:value="24.4193548387097" calcext:value-type="float">
            <text:p>24.42</text:p>
          </table:table-cell>
          <table:table-cell office:value-type="float" office:value="27.6904247961316" calcext:value-type="float">
            <text:p>27.69</text:p>
          </table:table-cell>
          <table:table-cell office:value-type="float" office:value="236.870967741935" calcext:value-type="float">
            <text:p>236.87</text:p>
          </table:table-cell>
          <table:table-cell office:value-type="float" office:value="4.56311958574374" calcext:value-type="float">
            <text:p>4.56</text:p>
          </table:table-cell>
          <table:table-cell office:value-type="float" office:value="292.935483870968" calcext:value-type="float">
            <text:p>292.94</text:p>
          </table:table-cell>
          <table:table-cell office:value-type="float" office:value="46.8456184365342" calcext:value-type="float">
            <text:p>46.8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3.0645161290323" calcext:value-type="float">
            <text:p>13.06</text:p>
          </table:table-cell>
          <table:table-cell office:value-type="float" office:value="27.9884025335276" calcext:value-type="float">
            <text:p>27.99</text:p>
          </table:table-cell>
          <table:table-cell office:value-type="float" office:value="17.258064516129" calcext:value-type="float">
            <text:p>17.26</text:p>
          </table:table-cell>
          <table:table-cell office:value-type="float" office:value="28.8309508217499" calcext:value-type="float">
            <text:p>28.83</text:p>
          </table:table-cell>
          <table:table-cell office:value-type="float" office:value="237.225806451613" calcext:value-type="float">
            <text:p>237.23</text:p>
          </table:table-cell>
          <table:table-cell office:value-type="float" office:value="2.755752662474" calcext:value-type="float">
            <text:p>2.76</text:p>
          </table:table-cell>
          <table:table-cell office:value-type="float" office:value="283.41935483871" calcext:value-type="float">
            <text:p>283.42</text:p>
          </table:table-cell>
          <table:table-cell office:value-type="float" office:value="60.8009837534741" calcext:value-type="float">
            <text:p>60.80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.1290322580645" calcext:value-type="float">
            <text:p>18.13</text:p>
          </table:table-cell>
          <table:table-cell office:value-type="float" office:value="26.3753818935616" calcext:value-type="float">
            <text:p>26.38</text:p>
          </table:table-cell>
          <table:table-cell office:value-type="float" office:value="24.1290322580645" calcext:value-type="float">
            <text:p>24.13</text:p>
          </table:table-cell>
          <table:table-cell office:value-type="float" office:value="32.0662036292497" calcext:value-type="float">
            <text:p>32.07</text:p>
          </table:table-cell>
          <table:table-cell office:value-type="float" office:value="234.516129032258" calcext:value-type="float">
            <text:p>234.52</text:p>
          </table:table-cell>
          <table:table-cell office:value-type="float" office:value="6.3999544743438" calcext:value-type="float">
            <text:p>6.40</text:p>
          </table:table-cell>
          <table:table-cell office:value-type="float" office:value="283.516129032258" calcext:value-type="float">
            <text:p>283.52</text:p>
          </table:table-cell>
          <table:table-cell office:value-type="float" office:value="58.5137816508224" calcext:value-type="float">
            <text:p>58.51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.1935483870968" calcext:value-type="float">
            <text:p>10.19</text:p>
          </table:table-cell>
          <table:table-cell office:value-type="float" office:value="20.5055765111374" calcext:value-type="float">
            <text:p>20.51</text:p>
          </table:table-cell>
          <table:table-cell office:value-type="float" office:value="10.741935483871" calcext:value-type="float">
            <text:p>10.74</text:p>
          </table:table-cell>
          <table:table-cell office:value-type="float" office:value="19.3123188864008" calcext:value-type="float">
            <text:p>19.31</text:p>
          </table:table-cell>
          <table:table-cell office:value-type="float" office:value="238.161290322581" calcext:value-type="float">
            <text:p>238.16</text:p>
          </table:table-cell>
          <table:table-cell office:value-type="float" office:value="6.04870966881766" calcext:value-type="float">
            <text:p>6.05</text:p>
          </table:table-cell>
          <table:table-cell office:value-type="float" office:value="275.709677419355" calcext:value-type="float">
            <text:p>275.71</text:p>
          </table:table-cell>
          <table:table-cell office:value-type="float" office:value="66.3855763329447" calcext:value-type="float">
            <text:p>66.39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.7096774193548" calcext:value-type="float">
            <text:p>10.71</text:p>
          </table:table-cell>
          <table:table-cell office:value-type="float" office:value="20.4658544085053" calcext:value-type="float">
            <text:p>20.47</text:p>
          </table:table-cell>
          <table:table-cell office:value-type="float" office:value="19.741935483871" calcext:value-type="float">
            <text:p>19.74</text:p>
          </table:table-cell>
          <table:table-cell office:value-type="float" office:value="29.9213676394511" calcext:value-type="float">
            <text:p>29.92</text:p>
          </table:table-cell>
          <table:table-cell office:value-type="float" office:value="236.451612903226" calcext:value-type="float">
            <text:p>236.45</text:p>
          </table:table-cell>
          <table:table-cell office:value-type="float" office:value="3.5180521523892" calcext:value-type="float">
            <text:p>3.52</text:p>
          </table:table-cell>
          <table:table-cell office:value-type="float" office:value="267.064516129032" calcext:value-type="float">
            <text:p>267.06</text:p>
          </table:table-cell>
          <table:table-cell office:value-type="float" office:value="73.620621008445" calcext:value-type="float">
            <text:p>73.62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.4516129032258" calcext:value-type="float">
            <text:p>12.45</text:p>
          </table:table-cell>
          <table:table-cell office:value-type="float" office:value="27.4893982023538" calcext:value-type="float">
            <text:p>27.49</text:p>
          </table:table-cell>
          <table:table-cell office:value-type="float" office:value="13.3225806451613" calcext:value-type="float">
            <text:p>13.32</text:p>
          </table:table-cell>
          <table:table-cell office:value-type="float" office:value="26.2634138959371" calcext:value-type="float">
            <text:p>26.26</text:p>
          </table:table-cell>
          <table:table-cell office:value-type="float" office:value="236.645161290323" calcext:value-type="float">
            <text:p>236.65</text:p>
          </table:table-cell>
          <table:table-cell office:value-type="float" office:value="3.52455338828747" calcext:value-type="float">
            <text:p>3.52</text:p>
          </table:table-cell>
          <table:table-cell office:value-type="float" office:value="250.774193548387" calcext:value-type="float">
            <text:p>250.77</text:p>
          </table:table-cell>
          <table:table-cell office:value-type="float" office:value="80.1549747625707" calcext:value-type="float">
            <text:p>80.15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.93548387096774" calcext:value-type="float">
            <text:p>7.94</text:p>
          </table:table-cell>
          <table:table-cell office:value-type="float" office:value="16.8827751194408" calcext:value-type="float">
            <text:p>16.88</text:p>
          </table:table-cell>
          <table:table-cell office:value-type="float" office:value="13.1935483870968" calcext:value-type="float">
            <text:p>13.19</text:p>
          </table:table-cell>
          <table:table-cell office:value-type="float" office:value="25.9334375697311" calcext:value-type="float">
            <text:p>25.93</text:p>
          </table:table-cell>
          <table:table-cell office:value-type="float" office:value="236.935483870968" calcext:value-type="float">
            <text:p>236.94</text:p>
          </table:table-cell>
          <table:table-cell office:value-type="float" office:value="2.50078031526636" calcext:value-type="float">
            <text:p>2.50</text:p>
          </table:table-cell>
          <table:table-cell office:value-type="float" office:value="253.064516129032" calcext:value-type="float">
            <text:p>253.06</text:p>
          </table:table-cell>
          <table:table-cell office:value-type="float" office:value="84.1300588696515" calcext:value-type="float">
            <text:p>84.13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8.9032258064516" calcext:value-type="float">
            <text:p>18.90</text:p>
          </table:table-cell>
          <table:table-cell office:value-type="float" office:value="30.5955455736454" calcext:value-type="float">
            <text:p>30.60</text:p>
          </table:table-cell>
          <table:table-cell office:value-type="float" office:value="10.8387096774194" calcext:value-type="float">
            <text:p>10.84</text:p>
          </table:table-cell>
          <table:table-cell office:value-type="float" office:value="23.3031865108803" calcext:value-type="float">
            <text:p>23.30</text:p>
          </table:table-cell>
          <table:table-cell office:value-type="float" office:value="236.064516129032" calcext:value-type="float">
            <text:p>236.06</text:p>
          </table:table-cell>
          <table:table-cell office:value-type="float" office:value="3.19208177467174" calcext:value-type="float">
            <text:p>3.19</text:p>
          </table:table-cell>
          <table:table-cell office:value-type="float" office:value="250.516129032258" calcext:value-type="float">
            <text:p>250.52</text:p>
          </table:table-cell>
          <table:table-cell office:value-type="float" office:value="85.1563537181107" calcext:value-type="float">
            <text:p>85.16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.741935483871" calcext:value-type="float">
            <text:p>17.74</text:p>
          </table:table-cell>
          <table:table-cell office:value-type="float" office:value="25.685401579855" calcext:value-type="float">
            <text:p>25.69</text:p>
          </table:table-cell>
          <table:table-cell office:value-type="float" office:value="15.3225806451613" calcext:value-type="float">
            <text:p>15.32</text:p>
          </table:table-cell>
          <table:table-cell office:value-type="float" office:value="25.8311978126653" calcext:value-type="float">
            <text:p>25.83</text:p>
          </table:table-cell>
          <table:table-cell office:value-type="float" office:value="236.516129032258" calcext:value-type="float">
            <text:p>236.52</text:p>
          </table:table-cell>
          <table:table-cell office:value-type="float" office:value="2.96072100789259" calcext:value-type="float">
            <text:p>2.96</text:p>
          </table:table-cell>
          <table:table-cell office:value-type="float" office:value="248.935483870968" calcext:value-type="float">
            <text:p>248.94</text:p>
          </table:table-cell>
          <table:table-cell office:value-type="float" office:value="87.9519427003512" calcext:value-type="float">
            <text:p>87.95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.0967741935484" calcext:value-type="float">
            <text:p>24.10</text:p>
          </table:table-cell>
          <table:table-cell office:value-type="float" office:value="37.1807744620008" calcext:value-type="float">
            <text:p>37.18</text:p>
          </table:table-cell>
          <table:table-cell office:value-type="float" office:value="14.7096774193548" calcext:value-type="float">
            <text:p>14.71</text:p>
          </table:table-cell>
          <table:table-cell office:value-type="float" office:value="25.8297072634456" calcext:value-type="float">
            <text:p>25.83</text:p>
          </table:table-cell>
          <table:table-cell office:value-type="float" office:value="233.58064516129" calcext:value-type="float">
            <text:p>233.58</text:p>
          </table:table-cell>
          <table:table-cell office:value-type="float" office:value="8.32708055392217" calcext:value-type="float">
            <text:p>8.33</text:p>
          </table:table-cell>
          <table:table-cell office:value-type="float" office:value="242.387096774194" calcext:value-type="float">
            <text:p>242.39</text:p>
          </table:table-cell>
          <table:table-cell office:value-type="float" office:value="89.3848790775057" calcext:value-type="float">
            <text:p>89.38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9.1612903225806" calcext:value-type="float">
            <text:p>19.16</text:p>
          </table:table-cell>
          <table:table-cell office:value-type="float" office:value="32.1770272431441" calcext:value-type="float">
            <text:p>32.18</text:p>
          </table:table-cell>
          <table:table-cell office:value-type="float" office:value="24.2903225806452" calcext:value-type="float">
            <text:p>24.29</text:p>
          </table:table-cell>
          <table:table-cell office:value-type="float" office:value="29.2411481487515" calcext:value-type="float">
            <text:p>29.24</text:p>
          </table:table-cell>
          <table:table-cell office:value-type="float" office:value="237.129032258064" calcext:value-type="float">
            <text:p>237.13</text:p>
          </table:table-cell>
          <table:table-cell office:value-type="float" office:value="6.44451222150699" calcext:value-type="float">
            <text:p>6.44</text:p>
          </table:table-cell>
          <table:table-cell office:value-type="float" office:value="250.709677419355" calcext:value-type="float">
            <text:p>250.71</text:p>
          </table:table-cell>
          <table:table-cell office:value-type="float" office:value="83.182346742403" calcext:value-type="float">
            <text:p>83.18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8.8387096774194" calcext:value-type="float">
            <text:p>18.84</text:p>
          </table:table-cell>
          <table:table-cell office:value-type="float" office:value="34.8796056264638" calcext:value-type="float">
            <text:p>34.88</text:p>
          </table:table-cell>
          <table:table-cell office:value-type="float" office:value="24.741935483871" calcext:value-type="float">
            <text:p>24.74</text:p>
          </table:table-cell>
          <table:table-cell office:value-type="float" office:value="37.5851444073968" calcext:value-type="float">
            <text:p>37.59</text:p>
          </table:table-cell>
          <table:table-cell office:value-type="float" office:value="237.032258064516" calcext:value-type="float">
            <text:p>237.03</text:p>
          </table:table-cell>
          <table:table-cell office:value-type="float" office:value="3.0741783163147" calcext:value-type="float">
            <text:p>3.07</text:p>
          </table:table-cell>
          <table:table-cell office:value-type="float" office:value="260.387096774194" calcext:value-type="float">
            <text:p>260.39</text:p>
          </table:table-cell>
          <table:table-cell office:value-type="float" office:value="74.786007583511" calcext:value-type="float">
            <text:p>74.79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2.3548387096774" calcext:value-type="float">
            <text:p>22.35</text:p>
          </table:table-cell>
          <table:table-cell office:value-type="float" office:value="44.870817003063" calcext:value-type="float">
            <text:p>44.87</text:p>
          </table:table-cell>
          <table:table-cell office:value-type="float" office:value="13.0967741935484" calcext:value-type="float">
            <text:p>13.10</text:p>
          </table:table-cell>
          <table:table-cell office:value-type="float" office:value="29.4140133804036" calcext:value-type="float">
            <text:p>29.41</text:p>
          </table:table-cell>
          <table:table-cell office:value-type="float" office:value="233.709677419355" calcext:value-type="float">
            <text:p>233.71</text:p>
          </table:table-cell>
          <table:table-cell office:value-type="float" office:value="12.9868259510566" calcext:value-type="float">
            <text:p>12.99</text:p>
          </table:table-cell>
          <table:table-cell office:value-type="float" office:value="268.451612903226" calcext:value-type="float">
            <text:p>268.45</text:p>
          </table:table-cell>
          <table:table-cell office:value-type="float" office:value="76.1085128169313" calcext:value-type="float">
            <text:p>76.11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8.8387096774194" calcext:value-type="float">
            <text:p>18.84</text:p>
          </table:table-cell>
          <table:table-cell office:value-type="float" office:value="33.7840359076004" calcext:value-type="float">
            <text:p>33.78</text:p>
          </table:table-cell>
          <table:table-cell office:value-type="float" office:value="22.9677419354839" calcext:value-type="float">
            <text:p>22.97</text:p>
          </table:table-cell>
          <table:table-cell office:value-type="float" office:value="42.2782517651866" calcext:value-type="float">
            <text:p>42.28</text:p>
          </table:table-cell>
          <table:table-cell office:value-type="float" office:value="237.483870967742" calcext:value-type="float">
            <text:p>237.48</text:p>
          </table:table-cell>
          <table:table-cell office:value-type="float" office:value="12.3728917206827" calcext:value-type="float">
            <text:p>12.37</text:p>
          </table:table-cell>
          <table:table-cell office:value-type="float" office:value="279.58064516129" calcext:value-type="float">
            <text:p>279.58</text:p>
          </table:table-cell>
          <table:table-cell office:value-type="float" office:value="61.0720221005882" calcext:value-type="float">
            <text:p>61.07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.8709677419355" calcext:value-type="float">
            <text:p>15.87</text:p>
          </table:table-cell>
          <table:table-cell office:value-type="float" office:value="25.7240215782884" calcext:value-type="float">
            <text:p>25.72</text:p>
          </table:table-cell>
          <table:table-cell office:value-type="float" office:value="24.4838709677419" calcext:value-type="float">
            <text:p>24.48</text:p>
          </table:table-cell>
          <table:table-cell office:value-type="float" office:value="43.735178848229" calcext:value-type="float">
            <text:p>43.74</text:p>
          </table:table-cell>
          <table:table-cell office:value-type="float" office:value="238.41935483871" calcext:value-type="float">
            <text:p>238.42</text:p>
          </table:table-cell>
          <table:table-cell office:value-type="float" office:value="8.02726882227431" calcext:value-type="float">
            <text:p>8.03</text:p>
          </table:table-cell>
          <table:table-cell office:value-type="float" office:value="289.387096774193" calcext:value-type="float">
            <text:p>289.39</text:p>
          </table:table-cell>
          <table:table-cell office:value-type="float" office:value="56.8215528278208" calcext:value-type="float">
            <text:p>56.82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.741935483871" calcext:value-type="float">
            <text:p>23.74</text:p>
          </table:table-cell>
          <table:table-cell office:value-type="float" office:value="30.3176385814781" calcext:value-type="float">
            <text:p>30.32</text:p>
          </table:table-cell>
          <table:table-cell office:value-type="float" office:value="29.3870967741935" calcext:value-type="float">
            <text:p>29.39</text:p>
          </table:table-cell>
          <table:table-cell office:value-type="float" office:value="38.7678595008927" calcext:value-type="float">
            <text:p>38.77</text:p>
          </table:table-cell>
          <table:table-cell office:value-type="float" office:value="235.451612903226" calcext:value-type="float">
            <text:p>235.45</text:p>
          </table:table-cell>
          <table:table-cell office:value-type="float" office:value="3.59065731854048" calcext:value-type="float">
            <text:p>3.59</text:p>
          </table:table-cell>
          <table:table-cell office:value-type="float" office:value="293.870967741935" calcext:value-type="float">
            <text:p>293.87</text:p>
          </table:table-cell>
          <table:table-cell office:value-type="float" office:value="47.0810844391535" calcext:value-type="float">
            <text:p>47.08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.4193548387097" calcext:value-type="float">
            <text:p>15.42</text:p>
          </table:table-cell>
          <table:table-cell office:value-type="float" office:value="25.1277692340673" calcext:value-type="float">
            <text:p>25.13</text:p>
          </table:table-cell>
          <table:table-cell office:value-type="float" office:value="23.2258064516129" calcext:value-type="float">
            <text:p>23.23</text:p>
          </table:table-cell>
          <table:table-cell office:value-type="float" office:value="32.8817133976096" calcext:value-type="float">
            <text:p>32.88</text:p>
          </table:table-cell>
          <table:table-cell office:value-type="float" office:value="237.258064516129" calcext:value-type="float">
            <text:p>237.26</text:p>
          </table:table-cell>
          <table:table-cell office:value-type="float" office:value="3.51923508858685" calcext:value-type="float">
            <text:p>3.52</text:p>
          </table:table-cell>
          <table:table-cell office:value-type="float" office:value="293.032258064516" calcext:value-type="float">
            <text:p>293.03</text:p>
          </table:table-cell>
          <table:table-cell office:value-type="float" office:value="46.8666494469683" calcext:value-type="float">
            <text:p>46.87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.3548387096774" calcext:value-type="float">
            <text:p>17.35</text:p>
          </table:table-cell>
          <table:table-cell office:value-type="float" office:value="24.1668239496359" calcext:value-type="float">
            <text:p>24.17</text:p>
          </table:table-cell>
          <table:table-cell office:value-type="float" office:value="18.4838709677419" calcext:value-type="float">
            <text:p>18.48</text:p>
          </table:table-cell>
          <table:table-cell office:value-type="float" office:value="29.0015249518321" calcext:value-type="float">
            <text:p>29.00</text:p>
          </table:table-cell>
          <table:table-cell office:value-type="float" office:value="232.838709677419" calcext:value-type="float">
            <text:p>232.84</text:p>
          </table:table-cell>
          <table:table-cell office:value-type="float" office:value="10.9458985519354" calcext:value-type="float">
            <text:p>10.95</text:p>
          </table:table-cell>
          <table:table-cell office:value-type="float" office:value="291.354838709677" calcext:value-type="float">
            <text:p>291.35</text:p>
          </table:table-cell>
          <table:table-cell office:value-type="float" office:value="54.3023485425083" calcext:value-type="float">
            <text:p>54.30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.3225806451613" calcext:value-type="float">
            <text:p>23.32</text:p>
          </table:table-cell>
          <table:table-cell office:value-type="float" office:value="33.8967950685742" calcext:value-type="float">
            <text:p>33.90</text:p>
          </table:table-cell>
          <table:table-cell office:value-type="float" office:value="16.6129032258065" calcext:value-type="float">
            <text:p>16.61</text:p>
          </table:table-cell>
          <table:table-cell office:value-type="float" office:value="28.1696214998045" calcext:value-type="float">
            <text:p>28.17</text:p>
          </table:table-cell>
          <table:table-cell office:value-type="float" office:value="237.935483870968" calcext:value-type="float">
            <text:p>237.94</text:p>
          </table:table-cell>
          <table:table-cell office:value-type="float" office:value="14.908182390393" calcext:value-type="float">
            <text:p>14.91</text:p>
          </table:table-cell>
          <table:table-cell office:value-type="float" office:value="294.516129032258" calcext:value-type="float">
            <text:p>294.52</text:p>
          </table:table-cell>
          <table:table-cell office:value-type="float" office:value="47.0098623610956" calcext:value-type="float">
            <text:p>47.01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7.8709677419355" calcext:value-type="float">
            <text:p>17.87</text:p>
          </table:table-cell>
          <table:table-cell office:value-type="float" office:value="30.3992168144912" calcext:value-type="float">
            <text:p>30.40</text:p>
          </table:table-cell>
          <table:table-cell office:value-type="float" office:value="25.9032258064516" calcext:value-type="float">
            <text:p>25.90</text:p>
          </table:table-cell>
          <table:table-cell office:value-type="float" office:value="36.1353681080441" calcext:value-type="float">
            <text:p>36.14</text:p>
          </table:table-cell>
          <table:table-cell office:value-type="float" office:value="235.612903225806" calcext:value-type="float">
            <text:p>235.61</text:p>
          </table:table-cell>
          <table:table-cell office:value-type="float" office:value="6.18362780749314" calcext:value-type="float">
            <text:p>6.18</text:p>
          </table:table-cell>
          <table:table-cell office:value-type="float" office:value="293.612903225806" calcext:value-type="float">
            <text:p>293.61</text:p>
          </table:table-cell>
          <table:table-cell office:value-type="float" office:value="46.3497763639765" calcext:value-type="float">
            <text:p>46.35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.6451612903226" calcext:value-type="float">
            <text:p>14.65</text:p>
          </table:table-cell>
          <table:table-cell office:value-type="float" office:value="26.9677805216578" calcext:value-type="float">
            <text:p>26.97</text:p>
          </table:table-cell>
          <table:table-cell office:value-type="float" office:value="22.1290322580645" calcext:value-type="float">
            <text:p>22.13</text:p>
          </table:table-cell>
          <table:table-cell office:value-type="float" office:value="36.5025336597284" calcext:value-type="float">
            <text:p>36.50</text:p>
          </table:table-cell>
          <table:table-cell office:value-type="float" office:value="237.806451612903" calcext:value-type="float">
            <text:p>237.81</text:p>
          </table:table-cell>
          <table:table-cell office:value-type="float" office:value="10.3375898945694" calcext:value-type="float">
            <text:p>10.34</text:p>
          </table:table-cell>
          <table:table-cell office:value-type="float" office:value="297.451612903226" calcext:value-type="float">
            <text:p>297.45</text:p>
          </table:table-cell>
          <table:table-cell office:value-type="float" office:value="40.7073257334142" calcext:value-type="float">
            <text:p>40.71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1.0322580645161" calcext:value-type="float">
            <text:p>11.03</text:p>
          </table:table-cell>
          <table:table-cell office:value-type="float" office:value="24.9198507101723" calcext:value-type="float">
            <text:p>24.92</text:p>
          </table:table-cell>
          <table:table-cell office:value-type="float" office:value="12.8387096774194" calcext:value-type="float">
            <text:p>12.84</text:p>
          </table:table-cell>
          <table:table-cell office:value-type="float" office:value="30.0645507406695" calcext:value-type="float">
            <text:p>30.06</text:p>
          </table:table-cell>
          <table:table-cell office:value-type="float" office:value="236.709677419355" calcext:value-type="float">
            <text:p>236.71</text:p>
          </table:table-cell>
          <table:table-cell office:value-type="float" office:value="6.79275490878189" calcext:value-type="float">
            <text:p>6.79</text:p>
          </table:table-cell>
          <table:table-cell office:value-type="float" office:value="300.58064516129" calcext:value-type="float">
            <text:p>300.58</text:p>
          </table:table-cell>
          <table:table-cell office:value-type="float" office:value="38.7629472177119" calcext:value-type="float">
            <text:p>38.76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.5483870967742" calcext:value-type="float">
            <text:p>20.55</text:p>
          </table:table-cell>
          <table:table-cell office:value-type="float" office:value="29.6570056018727" calcext:value-type="float">
            <text:p>29.66</text:p>
          </table:table-cell>
          <table:table-cell office:value-type="float" office:value="18.9677419354839" calcext:value-type="float">
            <text:p>18.97</text:p>
          </table:table-cell>
          <table:table-cell office:value-type="float" office:value="33.3944981666796" calcext:value-type="float">
            <text:p>33.39</text:p>
          </table:table-cell>
          <table:table-cell office:value-type="float" office:value="235.935483870968" calcext:value-type="float">
            <text:p>235.94</text:p>
          </table:table-cell>
          <table:table-cell office:value-type="float" office:value="7.38322197291621" calcext:value-type="float">
            <text:p>7.38</text:p>
          </table:table-cell>
          <table:table-cell office:value-type="float" office:value="304.677419354839" calcext:value-type="float">
            <text:p>304.68</text:p>
          </table:table-cell>
          <table:table-cell office:value-type="float" office:value="13.8036626667595" calcext:value-type="float">
            <text:p>13.80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6.8709677419355" calcext:value-type="float">
            <text:p>16.87</text:p>
          </table:table-cell>
          <table:table-cell office:value-type="float" office:value="28.2908191371436" calcext:value-type="float">
            <text:p>28.29</text:p>
          </table:table-cell>
          <table:table-cell office:value-type="float" office:value="18.7096774193548" calcext:value-type="float">
            <text:p>18.71</text:p>
          </table:table-cell>
          <table:table-cell office:value-type="float" office:value="30.4918746960004" calcext:value-type="float">
            <text:p>30.49</text:p>
          </table:table-cell>
          <table:table-cell office:value-type="float" office:value="235.193548387097" calcext:value-type="float">
            <text:p>235.19</text:p>
          </table:table-cell>
          <table:table-cell office:value-type="float" office:value="10.6874039662577" calcext:value-type="float">
            <text:p>10.69</text:p>
          </table:table-cell>
          <table:table-cell office:value-type="float" office:value="298.483870967742" calcext:value-type="float">
            <text:p>298.48</text:p>
          </table:table-cell>
          <table:table-cell office:value-type="float" office:value="34.0112609129179" calcext:value-type="float">
            <text:p>34.01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.96774193548387" calcext:value-type="float">
            <text:p>9.97</text:p>
          </table:table-cell>
          <table:table-cell office:value-type="float" office:value="19.9037747610812" calcext:value-type="float">
            <text:p>19.90</text:p>
          </table:table-cell>
          <table:table-cell office:value-type="float" office:value="21.6451612903226" calcext:value-type="float">
            <text:p>21.65</text:p>
          </table:table-cell>
          <table:table-cell office:value-type="float" office:value="29.6903898724897" calcext:value-type="float">
            <text:p>29.69</text:p>
          </table:table-cell>
          <table:table-cell office:value-type="float" office:value="239.451612903226" calcext:value-type="float">
            <text:p>239.45</text:p>
          </table:table-cell>
          <table:table-cell office:value-type="float" office:value="8.70238643457114" calcext:value-type="float">
            <text:p>8.70</text:p>
          </table:table-cell>
          <table:table-cell office:value-type="float" office:value="294.935483870968" calcext:value-type="float">
            <text:p>294.94</text:p>
          </table:table-cell>
          <table:table-cell office:value-type="float" office:value="47.4252794192262" calcext:value-type="float">
            <text:p>47.43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4.9032258064516" calcext:value-type="float">
            <text:p>14.90</text:p>
          </table:table-cell>
          <table:table-cell office:value-type="float" office:value="27.2460175707412" calcext:value-type="float">
            <text:p>27.25</text:p>
          </table:table-cell>
          <table:table-cell office:value-type="float" office:value="19.7096774193548" calcext:value-type="float">
            <text:p>19.71</text:p>
          </table:table-cell>
          <table:table-cell office:value-type="float" office:value="30.3837749023273" calcext:value-type="float">
            <text:p>30.38</text:p>
          </table:table-cell>
          <table:table-cell office:value-type="float" office:value="234" calcext:value-type="float">
            <text:p>234.00</text:p>
          </table:table-cell>
          <table:table-cell office:value-type="float" office:value="9.52754918897757" calcext:value-type="float">
            <text:p>9.53</text:p>
          </table:table-cell>
          <table:table-cell office:value-type="float" office:value="283.193548387097" calcext:value-type="float">
            <text:p>283.19</text:p>
          </table:table-cell>
          <table:table-cell office:value-type="float" office:value="59.5674837446321" calcext:value-type="float">
            <text:p>59.57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2.7096774193548" calcext:value-type="float">
            <text:p>22.71</text:p>
          </table:table-cell>
          <table:table-cell office:value-type="float" office:value="26.6072916859962" calcext:value-type="float">
            <text:p>26.61</text:p>
          </table:table-cell>
          <table:table-cell office:value-type="float" office:value="11.4516129032258" calcext:value-type="float">
            <text:p>11.45</text:p>
          </table:table-cell>
          <table:table-cell office:value-type="float" office:value="20.543955566097" calcext:value-type="float">
            <text:p>20.54</text:p>
          </table:table-cell>
          <table:table-cell office:value-type="float" office:value="235.483870967742" calcext:value-type="float">
            <text:p>235.48</text:p>
          </table:table-cell>
          <table:table-cell office:value-type="float" office:value="13.4401204097475" calcext:value-type="float">
            <text:p>13.44</text:p>
          </table:table-cell>
          <table:table-cell office:value-type="float" office:value="278.032258064516" calcext:value-type="float">
            <text:p>278.03</text:p>
          </table:table-cell>
          <table:table-cell office:value-type="float" office:value="69.6921728705403" calcext:value-type="float">
            <text:p>69.69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3.7096774193548" calcext:value-type="float">
            <text:p>13.71</text:p>
          </table:table-cell>
          <table:table-cell office:value-type="float" office:value="24.4991027464234" calcext:value-type="float">
            <text:p>24.50</text:p>
          </table:table-cell>
          <table:table-cell office:value-type="float" office:value="24.8064516129032" calcext:value-type="float">
            <text:p>24.81</text:p>
          </table:table-cell>
          <table:table-cell office:value-type="float" office:value="37.8250807344841" calcext:value-type="float">
            <text:p>37.83</text:p>
          </table:table-cell>
          <table:table-cell office:value-type="float" office:value="238.322580645161" calcext:value-type="float">
            <text:p>238.32</text:p>
          </table:table-cell>
          <table:table-cell office:value-type="float" office:value="12.1798010915857" calcext:value-type="float">
            <text:p>12.18</text:p>
          </table:table-cell>
          <table:table-cell office:value-type="float" office:value="273.58064516129" calcext:value-type="float">
            <text:p>273.58</text:p>
          </table:table-cell>
          <table:table-cell office:value-type="float" office:value="66.4946149619547" calcext:value-type="float">
            <text:p>66.49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1.8387096774194" calcext:value-type="float">
            <text:p>11.84</text:p>
          </table:table-cell>
          <table:table-cell office:value-type="float" office:value="23.2782561898071" calcext:value-type="float">
            <text:p>23.28</text:p>
          </table:table-cell>
          <table:table-cell office:value-type="float" office:value="23.2258064516129" calcext:value-type="float">
            <text:p>23.23</text:p>
          </table:table-cell>
          <table:table-cell office:value-type="float" office:value="28.3112990978461" calcext:value-type="float">
            <text:p>28.31</text:p>
          </table:table-cell>
          <table:table-cell office:value-type="float" office:value="236.258064516129" calcext:value-type="float">
            <text:p>236.26</text:p>
          </table:table-cell>
          <table:table-cell office:value-type="float" office:value="10.4324794997147" calcext:value-type="float">
            <text:p>10.43</text:p>
          </table:table-cell>
          <table:table-cell office:value-type="float" office:value="276.032258064516" calcext:value-type="float">
            <text:p>276.03</text:p>
          </table:table-cell>
          <table:table-cell office:value-type="float" office:value="69.6981898552229" calcext:value-type="float">
            <text:p>69.70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3.6774193548387" calcext:value-type="float">
            <text:p>13.68</text:p>
          </table:table-cell>
          <table:table-cell office:value-type="float" office:value="28.113120684666" calcext:value-type="float">
            <text:p>28.11</text:p>
          </table:table-cell>
          <table:table-cell office:value-type="float" office:value="10" calcext:value-type="float">
            <text:p>10.00</text:p>
          </table:table-cell>
          <table:table-cell office:value-type="float" office:value="23.6261200451343" calcext:value-type="float">
            <text:p>23.63</text:p>
          </table:table-cell>
          <table:table-cell office:value-type="float" office:value="236.838709677419" calcext:value-type="float">
            <text:p>236.84</text:p>
          </table:table-cell>
          <table:table-cell office:value-type="float" office:value="8.83941603016978" calcext:value-type="float">
            <text:p>8.84</text:p>
          </table:table-cell>
          <table:table-cell office:value-type="float" office:value="272.806451612903" calcext:value-type="float">
            <text:p>272.81</text:p>
          </table:table-cell>
          <table:table-cell office:value-type="float" office:value="75.0940998304423" calcext:value-type="float">
            <text:p>75.09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.1935483870968" calcext:value-type="float">
            <text:p>13.19</text:p>
          </table:table-cell>
          <table:table-cell office:value-type="float" office:value="25.263028392059" calcext:value-type="float">
            <text:p>25.26</text:p>
          </table:table-cell>
          <table:table-cell office:value-type="float" office:value="10.5806451612903" calcext:value-type="float">
            <text:p>10.58</text:p>
          </table:table-cell>
          <table:table-cell office:value-type="float" office:value="28.1525500976931" calcext:value-type="float">
            <text:p>28.15</text:p>
          </table:table-cell>
          <table:table-cell office:value-type="float" office:value="238.032258064516" calcext:value-type="float">
            <text:p>238.03</text:p>
          </table:table-cell>
          <table:table-cell office:value-type="float" office:value="8.85176807914391" calcext:value-type="float">
            <text:p>8.85</text:p>
          </table:table-cell>
          <table:table-cell office:value-type="float" office:value="276.516129032258" calcext:value-type="float">
            <text:p>276.52</text:p>
          </table:table-cell>
          <table:table-cell office:value-type="float" office:value="69.080070870456" calcext:value-type="float">
            <text:p>69.08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.7741935483871" calcext:value-type="float">
            <text:p>10.77</text:p>
          </table:table-cell>
          <table:table-cell office:value-type="float" office:value="21.9025844364266" calcext:value-type="float">
            <text:p>21.90</text:p>
          </table:table-cell>
          <table:table-cell office:value-type="float" office:value="24.4838709677419" calcext:value-type="float">
            <text:p>24.48</text:p>
          </table:table-cell>
          <table:table-cell office:value-type="float" office:value="38.0719784921395" calcext:value-type="float">
            <text:p>38.07</text:p>
          </table:table-cell>
          <table:table-cell office:value-type="float" office:value="235.58064516129" calcext:value-type="float">
            <text:p>235.58</text:p>
          </table:table-cell>
          <table:table-cell office:value-type="float" office:value="7.02426298991637" calcext:value-type="float">
            <text:p>7.02</text:p>
          </table:table-cell>
          <table:table-cell office:value-type="float" office:value="271.516129032258" calcext:value-type="float">
            <text:p>271.52</text:p>
          </table:table-cell>
          <table:table-cell office:value-type="float" office:value="68.7144023818372" calcext:value-type="float">
            <text:p>68.71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4.9032258064516" calcext:value-type="float">
            <text:p>14.90</text:p>
          </table:table-cell>
          <table:table-cell office:value-type="float" office:value="23.0404340778857" calcext:value-type="float">
            <text:p>23.04</text:p>
          </table:table-cell>
          <table:table-cell office:value-type="float" office:value="19.0645161290323" calcext:value-type="float">
            <text:p>19.06</text:p>
          </table:table-cell>
          <table:table-cell office:value-type="float" office:value="27.9318704360483" calcext:value-type="float">
            <text:p>27.93</text:p>
          </table:table-cell>
          <table:table-cell office:value-type="float" office:value="235.516129032258" calcext:value-type="float">
            <text:p>235.52</text:p>
          </table:table-cell>
          <table:table-cell office:value-type="float" office:value="8.99415927947916" calcext:value-type="float">
            <text:p>8.99</text:p>
          </table:table-cell>
          <table:table-cell office:value-type="float" office:value="264.58064516129" calcext:value-type="float">
            <text:p>264.58</text:p>
          </table:table-cell>
          <table:table-cell office:value-type="float" office:value="73.4112473555207" calcext:value-type="float">
            <text:p>73.41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8.3870967741935" calcext:value-type="float">
            <text:p>18.39</text:p>
          </table:table-cell>
          <table:table-cell office:value-type="float" office:value="31.1071793594391" calcext:value-type="float">
            <text:p>31.11</text:p>
          </table:table-cell>
          <table:table-cell office:value-type="float" office:value="20.1935483870968" calcext:value-type="float">
            <text:p>20.19</text:p>
          </table:table-cell>
          <table:table-cell office:value-type="float" office:value="41.082465732168" calcext:value-type="float">
            <text:p>41.08</text:p>
          </table:table-cell>
          <table:table-cell office:value-type="float" office:value="235.032258064516" calcext:value-type="float">
            <text:p>235.03</text:p>
          </table:table-cell>
          <table:table-cell office:value-type="float" office:value="12.4602176519274" calcext:value-type="float">
            <text:p>12.46</text:p>
          </table:table-cell>
          <table:table-cell office:value-type="float" office:value="258.903225806452" calcext:value-type="float">
            <text:p>258.90</text:p>
          </table:table-cell>
          <table:table-cell office:value-type="float" office:value="83.1242190702914" calcext:value-type="float">
            <text:p>83.12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9.5483870967742" calcext:value-type="float">
            <text:p>29.55</text:p>
          </table:table-cell>
          <table:table-cell office:value-type="float" office:value="37.4517657188958" calcext:value-type="float">
            <text:p>37.45</text:p>
          </table:table-cell>
          <table:table-cell office:value-type="float" office:value="15.6451612903226" calcext:value-type="float">
            <text:p>15.65</text:p>
          </table:table-cell>
          <table:table-cell office:value-type="float" office:value="36.5712282354777" calcext:value-type="float">
            <text:p>36.57</text:p>
          </table:table-cell>
          <table:table-cell office:value-type="float" office:value="237.709677419355" calcext:value-type="float">
            <text:p>237.71</text:p>
          </table:table-cell>
          <table:table-cell office:value-type="float" office:value="15.1980337191427" calcext:value-type="float">
            <text:p>15.20</text:p>
          </table:table-cell>
          <table:table-cell office:value-type="float" office:value="272.709677419355" calcext:value-type="float">
            <text:p>272.71</text:p>
          </table:table-cell>
          <table:table-cell office:value-type="float" office:value="73.3701150150066" calcext:value-type="float">
            <text:p>73.37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1.0967741935484" calcext:value-type="float">
            <text:p>31.10</text:p>
          </table:table-cell>
          <table:table-cell office:value-type="float" office:value="36.933553971274" calcext:value-type="float">
            <text:p>36.93</text:p>
          </table:table-cell>
          <table:table-cell office:value-type="float" office:value="22.9354838709677" calcext:value-type="float">
            <text:p>22.94</text:p>
          </table:table-cell>
          <table:table-cell office:value-type="float" office:value="34.1938831389579" calcext:value-type="float">
            <text:p>34.19</text:p>
          </table:table-cell>
          <table:table-cell office:value-type="float" office:value="232.967741935484" calcext:value-type="float">
            <text:p>232.97</text:p>
          </table:table-cell>
          <table:table-cell office:value-type="float" office:value="12.7519356429948" calcext:value-type="float">
            <text:p>12.75</text:p>
          </table:table-cell>
          <table:table-cell office:value-type="float" office:value="276.838709677419" calcext:value-type="float">
            <text:p>276.84</text:p>
          </table:table-cell>
          <table:table-cell office:value-type="float" office:value="72.0054194977346" calcext:value-type="float">
            <text:p>72.01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8.3870967741935" calcext:value-type="float">
            <text:p>18.39</text:p>
          </table:table-cell>
          <table:table-cell office:value-type="float" office:value="30.7903183561734" calcext:value-type="float">
            <text:p>30.79</text:p>
          </table:table-cell>
          <table:table-cell office:value-type="float" office:value="37.741935483871" calcext:value-type="float">
            <text:p>37.74</text:p>
          </table:table-cell>
          <table:table-cell office:value-type="float" office:value="38.9242173078419" calcext:value-type="float">
            <text:p>38.92</text:p>
          </table:table-cell>
          <table:table-cell office:value-type="float" office:value="240.741935483871" calcext:value-type="float">
            <text:p>240.74</text:p>
          </table:table-cell>
          <table:table-cell office:value-type="float" office:value="9.23166969113173" calcext:value-type="float">
            <text:p>9.23</text:p>
          </table:table-cell>
          <table:table-cell office:value-type="float" office:value="272.903225806452" calcext:value-type="float">
            <text:p>272.90</text:p>
          </table:table-cell>
          <table:table-cell office:value-type="float" office:value="69.6657248250574" calcext:value-type="float">
            <text:p>69.67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9.0322580645161" calcext:value-type="float">
            <text:p>19.03</text:p>
          </table:table-cell>
          <table:table-cell office:value-type="float" office:value="30.1955816795382" calcext:value-type="float">
            <text:p>30.20</text:p>
          </table:table-cell>
          <table:table-cell office:value-type="float" office:value="26.7741935483871" calcext:value-type="float">
            <text:p>26.77</text:p>
          </table:table-cell>
          <table:table-cell office:value-type="float" office:value="40.817224129526" calcext:value-type="float">
            <text:p>40.82</text:p>
          </table:table-cell>
          <table:table-cell office:value-type="float" office:value="232.387096774194" calcext:value-type="float">
            <text:p>232.39</text:p>
          </table:table-cell>
          <table:table-cell office:value-type="float" office:value="12.5561382478974" calcext:value-type="float">
            <text:p>12.56</text:p>
          </table:table-cell>
          <table:table-cell office:value-type="float" office:value="267.290322580645" calcext:value-type="float">
            <text:p>267.29</text:p>
          </table:table-cell>
          <table:table-cell office:value-type="float" office:value="69.2984166594652" calcext:value-type="float">
            <text:p>69.30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8.5483870967742" calcext:value-type="float">
            <text:p>18.55</text:p>
          </table:table-cell>
          <table:table-cell office:value-type="float" office:value="30.1467793279839" calcext:value-type="float">
            <text:p>30.15</text:p>
          </table:table-cell>
          <table:table-cell office:value-type="float" office:value="17.9032258064516" calcext:value-type="float">
            <text:p>17.90</text:p>
          </table:table-cell>
          <table:table-cell office:value-type="float" office:value="34.4695797055613" calcext:value-type="float">
            <text:p>34.47</text:p>
          </table:table-cell>
          <table:table-cell office:value-type="float" office:value="239.677419354839" calcext:value-type="float">
            <text:p>239.68</text:p>
          </table:table-cell>
          <table:table-cell office:value-type="float" office:value="15.7672324504563" calcext:value-type="float">
            <text:p>15.77</text:p>
          </table:table-cell>
          <table:table-cell office:value-type="float" office:value="276.903225806452" calcext:value-type="float">
            <text:p>276.90</text:p>
          </table:table-cell>
          <table:table-cell office:value-type="float" office:value="67.55325490055" calcext:value-type="float">
            <text:p>67.55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6.9032258064516" calcext:value-type="float">
            <text:p>16.90</text:p>
          </table:table-cell>
          <table:table-cell office:value-type="float" office:value="28.5050701078288" calcext:value-type="float">
            <text:p>28.51</text:p>
          </table:table-cell>
          <table:table-cell office:value-type="float" office:value="26.0645161290323" calcext:value-type="float">
            <text:p>26.06</text:p>
          </table:table-cell>
          <table:table-cell office:value-type="float" office:value="38.3085398412138" calcext:value-type="float">
            <text:p>38.31</text:p>
          </table:table-cell>
          <table:table-cell office:value-type="float" office:value="236.225806451613" calcext:value-type="float">
            <text:p>236.23</text:p>
          </table:table-cell>
          <table:table-cell office:value-type="float" office:value="12.2913808705318" calcext:value-type="float">
            <text:p>12.29</text:p>
          </table:table-cell>
          <table:table-cell office:value-type="float" office:value="278.806451612903" calcext:value-type="float">
            <text:p>278.81</text:p>
          </table:table-cell>
          <table:table-cell office:value-type="float" office:value="65.0525441990072" calcext:value-type="float">
            <text:p>65.05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.4516129032258" calcext:value-type="float">
            <text:p>17.45</text:p>
          </table:table-cell>
          <table:table-cell office:value-type="float" office:value="28.635460432351" calcext:value-type="float">
            <text:p>28.64</text:p>
          </table:table-cell>
          <table:table-cell office:value-type="float" office:value="22" calcext:value-type="float">
            <text:p>22.00</text:p>
          </table:table-cell>
          <table:table-cell office:value-type="float" office:value="30.284670880209" calcext:value-type="float">
            <text:p>30.28</text:p>
          </table:table-cell>
          <table:table-cell office:value-type="float" office:value="236.064516129032" calcext:value-type="float">
            <text:p>236.06</text:p>
          </table:table-cell>
          <table:table-cell office:value-type="float" office:value="10.3796807828067" calcext:value-type="float">
            <text:p>10.38</text:p>
          </table:table-cell>
          <table:table-cell office:value-type="float" office:value="286.645161290323" calcext:value-type="float">
            <text:p>286.65</text:p>
          </table:table-cell>
          <table:table-cell office:value-type="float" office:value="60.2877767459871" calcext:value-type="float">
            <text:p>60.29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.8387096774194" calcext:value-type="float">
            <text:p>23.84</text:p>
          </table:table-cell>
          <table:table-cell office:value-type="float" office:value="33.4934724253736" calcext:value-type="float">
            <text:p>33.49</text:p>
          </table:table-cell>
          <table:table-cell office:value-type="float" office:value="25.1290322580645" calcext:value-type="float">
            <text:p>25.13</text:p>
          </table:table-cell>
          <table:table-cell office:value-type="float" office:value="34.9882394393241" calcext:value-type="float">
            <text:p>34.99</text:p>
          </table:table-cell>
          <table:table-cell office:value-type="float" office:value="235.516129032258" calcext:value-type="float">
            <text:p>235.52</text:p>
          </table:table-cell>
          <table:table-cell office:value-type="float" office:value="8.52650882586444" calcext:value-type="float">
            <text:p>8.53</text:p>
          </table:table-cell>
          <table:table-cell office:value-type="float" office:value="291.870967741935" calcext:value-type="float">
            <text:p>291.87</text:p>
          </table:table-cell>
          <table:table-cell office:value-type="float" office:value="50.9191274888403" calcext:value-type="float">
            <text:p>50.92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2.3225806451613" calcext:value-type="float">
            <text:p>22.32</text:p>
          </table:table-cell>
          <table:table-cell office:value-type="float" office:value="31.4102788772517" calcext:value-type="float">
            <text:p>31.41</text:p>
          </table:table-cell>
          <table:table-cell office:value-type="float" office:value="20.8064516129032" calcext:value-type="float">
            <text:p>20.81</text:p>
          </table:table-cell>
          <table:table-cell office:value-type="float" office:value="36.1211396909101" calcext:value-type="float">
            <text:p>36.12</text:p>
          </table:table-cell>
          <table:table-cell office:value-type="float" office:value="236.451612903226" calcext:value-type="float">
            <text:p>236.45</text:p>
          </table:table-cell>
          <table:table-cell office:value-type="float" office:value="8.92925134916739" calcext:value-type="float">
            <text:p>8.93</text:p>
          </table:table-cell>
          <table:table-cell office:value-type="float" office:value="297.193548387097" calcext:value-type="float">
            <text:p>297.19</text:p>
          </table:table-cell>
          <table:table-cell office:value-type="float" office:value="27.6515406498838" calcext:value-type="float">
            <text:p>27.65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5.6129032258065" calcext:value-type="float">
            <text:p>25.61</text:p>
          </table:table-cell>
          <table:table-cell office:value-type="float" office:value="32.7578381847615" calcext:value-type="float">
            <text:p>32.76</text:p>
          </table:table-cell>
          <table:table-cell office:value-type="float" office:value="13.4193548387097" calcext:value-type="float">
            <text:p>13.42</text:p>
          </table:table-cell>
          <table:table-cell office:value-type="float" office:value="25.1136438865647" calcext:value-type="float">
            <text:p>25.11</text:p>
          </table:table-cell>
          <table:table-cell office:value-type="float" office:value="234.58064516129" calcext:value-type="float">
            <text:p>234.58</text:p>
          </table:table-cell>
          <table:table-cell office:value-type="float" office:value="12.0396500687236" calcext:value-type="float">
            <text:p>12.04</text:p>
          </table:table-cell>
          <table:table-cell office:value-type="float" office:value="304.741935483871" calcext:value-type="float">
            <text:p>304.74</text:p>
          </table:table-cell>
          <table:table-cell office:value-type="float" office:value="32.13576817588" calcext:value-type="float">
            <text:p>32.14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9.1612903225806" calcext:value-type="float">
            <text:p>19.16</text:p>
          </table:table-cell>
          <table:table-cell office:value-type="float" office:value="30.6384712561791" calcext:value-type="float">
            <text:p>30.64</text:p>
          </table:table-cell>
          <table:table-cell office:value-type="float" office:value="38.4516129032258" calcext:value-type="float">
            <text:p>38.45</text:p>
          </table:table-cell>
          <table:table-cell office:value-type="float" office:value="43.1044034197521" calcext:value-type="float">
            <text:p>43.10</text:p>
          </table:table-cell>
          <table:table-cell office:value-type="float" office:value="238.129032258065" calcext:value-type="float">
            <text:p>238.13</text:p>
          </table:table-cell>
          <table:table-cell office:value-type="float" office:value="12.9707908468415" calcext:value-type="float">
            <text:p>12.97</text:p>
          </table:table-cell>
          <table:table-cell office:value-type="float" office:value="293.612903225806" calcext:value-type="float">
            <text:p>293.61</text:p>
          </table:table-cell>
          <table:table-cell office:value-type="float" office:value="43.9601560208529" calcext:value-type="float">
            <text:p>43.96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0.0967741935484" calcext:value-type="float">
            <text:p>10.10</text:p>
          </table:table-cell>
          <table:table-cell office:value-type="float" office:value="20.3507229620484" calcext:value-type="float">
            <text:p>20.35</text:p>
          </table:table-cell>
          <table:table-cell office:value-type="float" office:value="22.7741935483871" calcext:value-type="float">
            <text:p>22.77</text:p>
          </table:table-cell>
          <table:table-cell office:value-type="float" office:value="31.5796072187665" calcext:value-type="float">
            <text:p>31.58</text:p>
          </table:table-cell>
          <table:table-cell office:value-type="float" office:value="238.064516129032" calcext:value-type="float">
            <text:p>238.06</text:p>
          </table:table-cell>
          <table:table-cell office:value-type="float" office:value="8.06799924780878" calcext:value-type="float">
            <text:p>8.07</text:p>
          </table:table-cell>
          <table:table-cell office:value-type="float" office:value="294.838709677419" calcext:value-type="float">
            <text:p>294.84</text:p>
          </table:table-cell>
          <table:table-cell office:value-type="float" office:value="46.8925310609569" calcext:value-type="float">
            <text:p>46.89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2.7096774193548" calcext:value-type="float">
            <text:p>22.71</text:p>
          </table:table-cell>
          <table:table-cell office:value-type="float" office:value="34.6430587455955" calcext:value-type="float">
            <text:p>34.64</text:p>
          </table:table-cell>
          <table:table-cell office:value-type="float" office:value="21.9354838709677" calcext:value-type="float">
            <text:p>21.94</text:p>
          </table:table-cell>
          <table:table-cell office:value-type="float" office:value="36.7738822850438" calcext:value-type="float">
            <text:p>36.77</text:p>
          </table:table-cell>
          <table:table-cell office:value-type="float" office:value="235.774193548387" calcext:value-type="float">
            <text:p>235.77</text:p>
          </table:table-cell>
          <table:table-cell office:value-type="float" office:value="6.08387438853254" calcext:value-type="float">
            <text:p>6.08</text:p>
          </table:table-cell>
          <table:table-cell office:value-type="float" office:value="294.290322580645" calcext:value-type="float">
            <text:p>294.29</text:p>
          </table:table-cell>
          <table:table-cell office:value-type="float" office:value="46.8981006207226" calcext:value-type="float">
            <text:p>46.90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.90322580645161" calcext:value-type="float">
            <text:p>9.90</text:p>
          </table:table-cell>
          <table:table-cell office:value-type="float" office:value="20.5824147282525" calcext:value-type="float">
            <text:p>20.58</text:p>
          </table:table-cell>
          <table:table-cell office:value-type="float" office:value="11.9354838709677" calcext:value-type="float">
            <text:p>11.94</text:p>
          </table:table-cell>
          <table:table-cell office:value-type="float" office:value="24.6353214607715" calcext:value-type="float">
            <text:p>24.64</text:p>
          </table:table-cell>
          <table:table-cell office:value-type="float" office:value="237.548387096774" calcext:value-type="float">
            <text:p>237.55</text:p>
          </table:table-cell>
          <table:table-cell office:value-type="float" office:value="5.21683818268783" calcext:value-type="float">
            <text:p>5.22</text:p>
          </table:table-cell>
          <table:table-cell office:value-type="float" office:value="294.096774193548" calcext:value-type="float">
            <text:p>294.10</text:p>
          </table:table-cell>
          <table:table-cell office:value-type="float" office:value="46.6927878928542" calcext:value-type="float">
            <text:p>46.69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4.258064516129" calcext:value-type="float">
            <text:p>24.26</text:p>
          </table:table-cell>
          <table:table-cell office:value-type="float" office:value="36.9751160803739" calcext:value-type="float">
            <text:p>36.98</text:p>
          </table:table-cell>
          <table:table-cell office:value-type="float" office:value="24.741935483871" calcext:value-type="float">
            <text:p>24.74</text:p>
          </table:table-cell>
          <table:table-cell office:value-type="float" office:value="37.4845927419266" calcext:value-type="float">
            <text:p>37.48</text:p>
          </table:table-cell>
          <table:table-cell office:value-type="float" office:value="230.741935483871" calcext:value-type="float">
            <text:p>230.74</text:p>
          </table:table-cell>
          <table:table-cell office:value-type="float" office:value="14.0298477722307" calcext:value-type="float">
            <text:p>14.03</text:p>
          </table:table-cell>
          <table:table-cell office:value-type="float" office:value="291.193548387097" calcext:value-type="float">
            <text:p>291.19</text:p>
          </table:table-cell>
          <table:table-cell office:value-type="float" office:value="49.7668236134298" calcext:value-type="float">
            <text:p>49.77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.6451612903226" calcext:value-type="float">
            <text:p>13.65</text:p>
          </table:table-cell>
          <table:table-cell office:value-type="float" office:value="24.5561218792418" calcext:value-type="float">
            <text:p>24.56</text:p>
          </table:table-cell>
          <table:table-cell office:value-type="float" office:value="12.0967741935484" calcext:value-type="float">
            <text:p>12.10</text:p>
          </table:table-cell>
          <table:table-cell office:value-type="float" office:value="23.8738010524287" calcext:value-type="float">
            <text:p>23.87</text:p>
          </table:table-cell>
          <table:table-cell office:value-type="float" office:value="240.258064516129" calcext:value-type="float">
            <text:p>240.26</text:p>
          </table:table-cell>
          <table:table-cell office:value-type="float" office:value="15.8337486481851" calcext:value-type="float">
            <text:p>15.83</text:p>
          </table:table-cell>
          <table:table-cell office:value-type="float" office:value="290.193548387097" calcext:value-type="float">
            <text:p>290.19</text:p>
          </table:table-cell>
          <table:table-cell office:value-type="float" office:value="55.9276141355308" calcext:value-type="float">
            <text:p>55.93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6.1612903225806" calcext:value-type="float">
            <text:p>16.16</text:p>
          </table:table-cell>
          <table:table-cell office:value-type="float" office:value="25.3607478954967" calcext:value-type="float">
            <text:p>25.36</text:p>
          </table:table-cell>
          <table:table-cell office:value-type="float" office:value="24" calcext:value-type="float">
            <text:p>24.00</text:p>
          </table:table-cell>
          <table:table-cell office:value-type="float" office:value="40.0161257817476" calcext:value-type="float">
            <text:p>40.02</text:p>
          </table:table-cell>
          <table:table-cell office:value-type="float" office:value="234.903225806452" calcext:value-type="float">
            <text:p>234.90</text:p>
          </table:table-cell>
          <table:table-cell office:value-type="float" office:value="14.0146348362764" calcext:value-type="float">
            <text:p>14.01</text:p>
          </table:table-cell>
          <table:table-cell office:value-type="float" office:value="291.58064516129" calcext:value-type="float">
            <text:p>291.58</text:p>
          </table:table-cell>
          <table:table-cell office:value-type="float" office:value="47.5684730193247" calcext:value-type="float">
            <text:p>47.57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.5483870967742" calcext:value-type="float">
            <text:p>15.55</text:p>
          </table:table-cell>
          <table:table-cell office:value-type="float" office:value="27.1671513100246" calcext:value-type="float">
            <text:p>27.17</text:p>
          </table:table-cell>
          <table:table-cell office:value-type="float" office:value="10.7096774193548" calcext:value-type="float">
            <text:p>10.71</text:p>
          </table:table-cell>
          <table:table-cell office:value-type="float" office:value="23.7204057360543" calcext:value-type="float">
            <text:p>23.72</text:p>
          </table:table-cell>
          <table:table-cell office:value-type="float" office:value="235.290322580645" calcext:value-type="float">
            <text:p>235.29</text:p>
          </table:table-cell>
          <table:table-cell office:value-type="float" office:value="17.9033129901975" calcext:value-type="float">
            <text:p>17.90</text:p>
          </table:table-cell>
          <table:table-cell office:value-type="float" office:value="289.096774193548" calcext:value-type="float">
            <text:p>289.10</text:p>
          </table:table-cell>
          <table:table-cell office:value-type="float" office:value="53.8242988889265" calcext:value-type="float">
            <text:p>53.82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5.6129032258065" calcext:value-type="float">
            <text:p>15.61</text:p>
          </table:table-cell>
          <table:table-cell office:value-type="float" office:value="29.5249237734722" calcext:value-type="float">
            <text:p>29.52</text:p>
          </table:table-cell>
          <table:table-cell office:value-type="float" office:value="22.2903225806452" calcext:value-type="float">
            <text:p>22.29</text:p>
          </table:table-cell>
          <table:table-cell office:value-type="float" office:value="35.3363502399871" calcext:value-type="float">
            <text:p>35.34</text:p>
          </table:table-cell>
          <table:table-cell office:value-type="float" office:value="239" calcext:value-type="float">
            <text:p>239.00</text:p>
          </table:table-cell>
          <table:table-cell office:value-type="float" office:value="13.9121668728051" calcext:value-type="float">
            <text:p>13.91</text:p>
          </table:table-cell>
          <table:table-cell office:value-type="float" office:value="281.225806451613" calcext:value-type="float">
            <text:p>281.23</text:p>
          </table:table-cell>
          <table:table-cell office:value-type="float" office:value="67.4755438025245" calcext:value-type="float">
            <text:p>67.48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.5806451612903" calcext:value-type="float">
            <text:p>10.58</text:p>
          </table:table-cell>
          <table:table-cell office:value-type="float" office:value="21.6463871582101" calcext:value-type="float">
            <text:p>21.65</text:p>
          </table:table-cell>
          <table:table-cell office:value-type="float" office:value="16.3225806451613" calcext:value-type="float">
            <text:p>16.32</text:p>
          </table:table-cell>
          <table:table-cell office:value-type="float" office:value="30.4783234412899" calcext:value-type="float">
            <text:p>30.48</text:p>
          </table:table-cell>
          <table:table-cell office:value-type="float" office:value="237.258064516129" calcext:value-type="float">
            <text:p>237.26</text:p>
          </table:table-cell>
          <table:table-cell office:value-type="float" office:value="12.7024705291618" calcext:value-type="float">
            <text:p>12.70</text:p>
          </table:table-cell>
          <table:table-cell office:value-type="float" office:value="282.483870967742" calcext:value-type="float">
            <text:p>282.48</text:p>
          </table:table-cell>
          <table:table-cell office:value-type="float" office:value="61.7381938395026" calcext:value-type="float">
            <text:p>61.74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6.7741935483871" calcext:value-type="float">
            <text:p>26.77</text:p>
          </table:table-cell>
          <table:table-cell office:value-type="float" office:value="39.8324795964455" calcext:value-type="float">
            <text:p>39.83</text:p>
          </table:table-cell>
          <table:table-cell office:value-type="float" office:value="26.3225806451613" calcext:value-type="float">
            <text:p>26.32</text:p>
          </table:table-cell>
          <table:table-cell office:value-type="float" office:value="37.0190771192317" calcext:value-type="float">
            <text:p>37.02</text:p>
          </table:table-cell>
          <table:table-cell office:value-type="float" office:value="233.709677419355" calcext:value-type="float">
            <text:p>233.71</text:p>
          </table:table-cell>
          <table:table-cell office:value-type="float" office:value="15.5981668658006" calcext:value-type="float">
            <text:p>15.60</text:p>
          </table:table-cell>
          <table:table-cell office:value-type="float" office:value="277.451612903226" calcext:value-type="float">
            <text:p>277.45</text:p>
          </table:table-cell>
          <table:table-cell office:value-type="float" office:value="70.2712893741233" calcext:value-type="float">
            <text:p>70.27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9.741935483871" calcext:value-type="float">
            <text:p>19.74</text:p>
          </table:table-cell>
          <table:table-cell office:value-type="float" office:value="33.9040084621611" calcext:value-type="float">
            <text:p>33.90</text:p>
          </table:table-cell>
          <table:table-cell office:value-type="float" office:value="16.0645161290323" calcext:value-type="float">
            <text:p>16.06</text:p>
          </table:table-cell>
          <table:table-cell office:value-type="float" office:value="31.9212089308124" calcext:value-type="float">
            <text:p>31.92</text:p>
          </table:table-cell>
          <table:table-cell office:value-type="float" office:value="236.709677419355" calcext:value-type="float">
            <text:p>236.71</text:p>
          </table:table-cell>
          <table:table-cell office:value-type="float" office:value="13.7563910036146" calcext:value-type="float">
            <text:p>13.76</text:p>
          </table:table-cell>
          <table:table-cell office:value-type="float" office:value="276.935483870968" calcext:value-type="float">
            <text:p>276.94</text:p>
          </table:table-cell>
          <table:table-cell office:value-type="float" office:value="69.6488591407252" calcext:value-type="float">
            <text:p>69.65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.5161290322581" calcext:value-type="float">
            <text:p>21.52</text:p>
          </table:table-cell>
          <table:table-cell office:value-type="float" office:value="36.6587321532009" calcext:value-type="float">
            <text:p>36.66</text:p>
          </table:table-cell>
          <table:table-cell office:value-type="float" office:value="22.4516129032258" calcext:value-type="float">
            <text:p>22.45</text:p>
          </table:table-cell>
          <table:table-cell office:value-type="float" office:value="36.8885319268892" calcext:value-type="float">
            <text:p>36.89</text:p>
          </table:table-cell>
          <table:table-cell office:value-type="float" office:value="236.838709677419" calcext:value-type="float">
            <text:p>236.84</text:p>
          </table:table-cell>
          <table:table-cell office:value-type="float" office:value="10.6834112414726" calcext:value-type="float">
            <text:p>10.68</text:p>
          </table:table-cell>
          <table:table-cell office:value-type="float" office:value="273.838709677419" calcext:value-type="float">
            <text:p>273.84</text:p>
          </table:table-cell>
          <table:table-cell office:value-type="float" office:value="71.1817740237891" calcext:value-type="float">
            <text:p>71.18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6.8709677419355" calcext:value-type="float">
            <text:p>26.87</text:p>
          </table:table-cell>
          <table:table-cell office:value-type="float" office:value="41.9729113376741" calcext:value-type="float">
            <text:p>41.97</text:p>
          </table:table-cell>
          <table:table-cell office:value-type="float" office:value="17.8064516129032" calcext:value-type="float">
            <text:p>17.81</text:p>
          </table:table-cell>
          <table:table-cell office:value-type="float" office:value="32.4429219427465" calcext:value-type="float">
            <text:p>32.44</text:p>
          </table:table-cell>
          <table:table-cell office:value-type="float" office:value="234.451612903226" calcext:value-type="float">
            <text:p>234.45</text:p>
          </table:table-cell>
          <table:table-cell office:value-type="float" office:value="18.1549579288563" calcext:value-type="float">
            <text:p>18.15</text:p>
          </table:table-cell>
          <table:table-cell office:value-type="float" office:value="270.677419354839" calcext:value-type="float">
            <text:p>270.68</text:p>
          </table:table-cell>
          <table:table-cell office:value-type="float" office:value="68.8272203732507" calcext:value-type="float">
            <text:p>68.83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2.2903225806452" calcext:value-type="float">
            <text:p>22.29</text:p>
          </table:table-cell>
          <table:table-cell office:value-type="float" office:value="34.271396470307" calcext:value-type="float">
            <text:p>34.27</text:p>
          </table:table-cell>
          <table:table-cell office:value-type="float" office:value="27.2258064516129" calcext:value-type="float">
            <text:p>27.23</text:p>
          </table:table-cell>
          <table:table-cell office:value-type="float" office:value="44.5353862041145" calcext:value-type="float">
            <text:p>44.54</text:p>
          </table:table-cell>
          <table:table-cell office:value-type="float" office:value="235.870967741935" calcext:value-type="float">
            <text:p>235.87</text:p>
          </table:table-cell>
          <table:table-cell office:value-type="float" office:value="13.802154893662" calcext:value-type="float">
            <text:p>13.80</text:p>
          </table:table-cell>
          <table:table-cell office:value-type="float" office:value="257.903225806452" calcext:value-type="float">
            <text:p>257.90</text:p>
          </table:table-cell>
          <table:table-cell office:value-type="float" office:value="71.4938999602739" calcext:value-type="float">
            <text:p>71.49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6.7096774193548" calcext:value-type="float">
            <text:p>16.71</text:p>
          </table:table-cell>
          <table:table-cell office:value-type="float" office:value="28.4584513762547" calcext:value-type="float">
            <text:p>28.46</text:p>
          </table:table-cell>
          <table:table-cell office:value-type="float" office:value="19.4838709677419" calcext:value-type="float">
            <text:p>19.48</text:p>
          </table:table-cell>
          <table:table-cell office:value-type="float" office:value="34.4307354888903" calcext:value-type="float">
            <text:p>34.43</text:p>
          </table:table-cell>
          <table:table-cell office:value-type="float" office:value="239.870967741935" calcext:value-type="float">
            <text:p>239.87</text:p>
          </table:table-cell>
          <table:table-cell office:value-type="float" office:value="9.73103427677313" calcext:value-type="float">
            <text:p>9.73</text:p>
          </table:table-cell>
          <table:table-cell office:value-type="float" office:value="265.612903225806" calcext:value-type="float">
            <text:p>265.61</text:p>
          </table:table-cell>
          <table:table-cell office:value-type="float" office:value="83.21975471871" calcext:value-type="float">
            <text:p>83.22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1.6129032258064" calcext:value-type="float">
            <text:p>31.61</text:p>
          </table:table-cell>
          <table:table-cell office:value-type="float" office:value="48.8841140627537" calcext:value-type="float">
            <text:p>48.88</text:p>
          </table:table-cell>
          <table:table-cell office:value-type="float" office:value="30.2258064516129" calcext:value-type="float">
            <text:p>30.23</text:p>
          </table:table-cell>
          <table:table-cell office:value-type="float" office:value="43.1775850431226" calcext:value-type="float">
            <text:p>43.18</text:p>
          </table:table-cell>
          <table:table-cell office:value-type="float" office:value="232.41935483871" calcext:value-type="float">
            <text:p>232.42</text:p>
          </table:table-cell>
          <table:table-cell office:value-type="float" office:value="15.8435377964124" calcext:value-type="float">
            <text:p>15.84</text:p>
          </table:table-cell>
          <table:table-cell office:value-type="float" office:value="264.677419354839" calcext:value-type="float">
            <text:p>264.68</text:p>
          </table:table-cell>
          <table:table-cell office:value-type="float" office:value="77.7810770157329" calcext:value-type="float">
            <text:p>77.78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9.258064516129" calcext:value-type="float">
            <text:p>19.26</text:p>
          </table:table-cell>
          <table:table-cell office:value-type="float" office:value="27.8266149482776" calcext:value-type="float">
            <text:p>27.83</text:p>
          </table:table-cell>
          <table:table-cell office:value-type="float" office:value="27.1290322580645" calcext:value-type="float">
            <text:p>27.13</text:p>
          </table:table-cell>
          <table:table-cell office:value-type="float" office:value="37.449959675661" calcext:value-type="float">
            <text:p>37.45</text:p>
          </table:table-cell>
          <table:table-cell office:value-type="float" office:value="239.709677419355" calcext:value-type="float">
            <text:p>239.71</text:p>
          </table:table-cell>
          <table:table-cell office:value-type="float" office:value="11.7010987859759" calcext:value-type="float">
            <text:p>11.70</text:p>
          </table:table-cell>
          <table:table-cell office:value-type="float" office:value="259.935483870968" calcext:value-type="float">
            <text:p>259.94</text:p>
          </table:table-cell>
          <table:table-cell office:value-type="float" office:value="80.4655548361437" calcext:value-type="float">
            <text:p>80.47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0.4516129032258" calcext:value-type="float">
            <text:p>30.45</text:p>
          </table:table-cell>
          <table:table-cell office:value-type="float" office:value="44.3605744092057" calcext:value-type="float">
            <text:p>44.36</text:p>
          </table:table-cell>
          <table:table-cell office:value-type="float" office:value="35.6451612903226" calcext:value-type="float">
            <text:p>35.65</text:p>
          </table:table-cell>
          <table:table-cell office:value-type="float" office:value="42.7125035611103" calcext:value-type="float">
            <text:p>42.71</text:p>
          </table:table-cell>
          <table:table-cell office:value-type="float" office:value="232.774193548387" calcext:value-type="float">
            <text:p>232.77</text:p>
          </table:table-cell>
          <table:table-cell office:value-type="float" office:value="20.3671298711513" calcext:value-type="float">
            <text:p>20.37</text:p>
          </table:table-cell>
          <table:table-cell office:value-type="float" office:value="244.58064516129" calcext:value-type="float">
            <text:p>244.58</text:p>
          </table:table-cell>
          <table:table-cell office:value-type="float" office:value="86.2295414515154" calcext:value-type="float">
            <text:p>86.23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9.3225806451613" calcext:value-type="float">
            <text:p>19.32</text:p>
          </table:table-cell>
          <table:table-cell office:value-type="float" office:value="30.5913619441557" calcext:value-type="float">
            <text:p>30.59</text:p>
          </table:table-cell>
          <table:table-cell office:value-type="float" office:value="18" calcext:value-type="float">
            <text:p>18.00</text:p>
          </table:table-cell>
          <table:table-cell office:value-type="float" office:value="31.2781486128121" calcext:value-type="float">
            <text:p>31.28</text:p>
          </table:table-cell>
          <table:table-cell office:value-type="float" office:value="236.935483870968" calcext:value-type="float">
            <text:p>236.94</text:p>
          </table:table-cell>
          <table:table-cell office:value-type="float" office:value="9.52394430309468" calcext:value-type="float">
            <text:p>9.52</text:p>
          </table:table-cell>
          <table:table-cell office:value-type="float" office:value="257.129032258065" calcext:value-type="float">
            <text:p>257.13</text:p>
          </table:table-cell>
          <table:table-cell office:value-type="float" office:value="79.8445028852892" calcext:value-type="float">
            <text:p>79.84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1.1612903225806" calcext:value-type="float">
            <text:p>31.16</text:p>
          </table:table-cell>
          <table:table-cell office:value-type="float" office:value="38.2150930951444" calcext:value-type="float">
            <text:p>38.22</text:p>
          </table:table-cell>
          <table:table-cell office:value-type="float" office:value="30.6774193548387" calcext:value-type="float">
            <text:p>30.68</text:p>
          </table:table-cell>
          <table:table-cell office:value-type="float" office:value="46.7445957523429" calcext:value-type="float">
            <text:p>46.74</text:p>
          </table:table-cell>
          <table:table-cell office:value-type="float" office:value="231.41935483871" calcext:value-type="float">
            <text:p>231.42</text:p>
          </table:table-cell>
          <table:table-cell office:value-type="float" office:value="13.2147869120979" calcext:value-type="float">
            <text:p>13.21</text:p>
          </table:table-cell>
          <table:table-cell office:value-type="float" office:value="254.193548387097" calcext:value-type="float">
            <text:p>254.19</text:p>
          </table:table-cell>
          <table:table-cell office:value-type="float" office:value="79.4571986039628" calcext:value-type="float">
            <text:p>79.46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2.7096774193548" calcext:value-type="float">
            <text:p>32.71</text:p>
          </table:table-cell>
          <table:table-cell office:value-type="float" office:value="34.895413829722" calcext:value-type="float">
            <text:p>34.90</text:p>
          </table:table-cell>
          <table:table-cell office:value-type="float" office:value="19.5483870967742" calcext:value-type="float">
            <text:p>19.55</text:p>
          </table:table-cell>
          <table:table-cell office:value-type="float" office:value="33.287446737498" calcext:value-type="float">
            <text:p>33.29</text:p>
          </table:table-cell>
          <table:table-cell office:value-type="float" office:value="235.387096774194" calcext:value-type="float">
            <text:p>235.39</text:p>
          </table:table-cell>
          <table:table-cell office:value-type="float" office:value="16.8822820261359" calcext:value-type="float">
            <text:p>16.88</text:p>
          </table:table-cell>
          <table:table-cell office:value-type="float" office:value="257.193548387097" calcext:value-type="float">
            <text:p>257.19</text:p>
          </table:table-cell>
          <table:table-cell office:value-type="float" office:value="86.043657094051" calcext:value-type="float">
            <text:p>86.04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.8709677419355" calcext:value-type="float">
            <text:p>10.87</text:p>
          </table:table-cell>
          <table:table-cell office:value-type="float" office:value="21.3129400879491" calcext:value-type="float">
            <text:p>21.31</text:p>
          </table:table-cell>
          <table:table-cell office:value-type="float" office:value="39.6451612903226" calcext:value-type="float">
            <text:p>39.65</text:p>
          </table:table-cell>
          <table:table-cell office:value-type="float" office:value="43.7555883156078" calcext:value-type="float">
            <text:p>43.76</text:p>
          </table:table-cell>
          <table:table-cell office:value-type="float" office:value="243" calcext:value-type="float">
            <text:p>243.00</text:p>
          </table:table-cell>
          <table:table-cell office:value-type="float" office:value="13.5694153248423" calcext:value-type="float">
            <text:p>13.57</text:p>
          </table:table-cell>
          <table:table-cell office:value-type="float" office:value="239.612903225806" calcext:value-type="float">
            <text:p>239.61</text:p>
          </table:table-cell>
          <table:table-cell office:value-type="float" office:value="87.2644026080453" calcext:value-type="float">
            <text:p>87.26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5.5161290322581" calcext:value-type="float">
            <text:p>15.52</text:p>
          </table:table-cell>
          <table:table-cell office:value-type="float" office:value="26.0295997363571" calcext:value-type="float">
            <text:p>26.03</text:p>
          </table:table-cell>
          <table:table-cell office:value-type="float" office:value="32.4516129032258" calcext:value-type="float">
            <text:p>32.45</text:p>
          </table:table-cell>
          <table:table-cell office:value-type="float" office:value="41.7541488838109" calcext:value-type="float">
            <text:p>41.75</text:p>
          </table:table-cell>
          <table:table-cell office:value-type="float" office:value="231.935483870968" calcext:value-type="float">
            <text:p>231.94</text:p>
          </table:table-cell>
          <table:table-cell office:value-type="float" office:value="11.6062705072926" calcext:value-type="float">
            <text:p>11.61</text:p>
          </table:table-cell>
          <table:table-cell office:value-type="float" office:value="211.290322580645" calcext:value-type="float">
            <text:p>211.29</text:p>
          </table:table-cell>
          <table:table-cell office:value-type="float" office:value="82.4868292706281" calcext:value-type="float">
            <text:p>82.49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7.258064516129" calcext:value-type="float">
            <text:p>27.26</text:p>
          </table:table-cell>
          <table:table-cell office:value-type="float" office:value="44.5963746117548" calcext:value-type="float">
            <text:p>44.60</text:p>
          </table:table-cell>
          <table:table-cell office:value-type="float" office:value="12.0645161290323" calcext:value-type="float">
            <text:p>12.06</text:p>
          </table:table-cell>
          <table:table-cell office:value-type="float" office:value="25.602337952555" calcext:value-type="float">
            <text:p>25.60</text:p>
          </table:table-cell>
          <table:table-cell office:value-type="float" office:value="220.129032258064" calcext:value-type="float">
            <text:p>220.13</text:p>
          </table:table-cell>
          <table:table-cell office:value-type="float" office:value="58.0865549572826" calcext:value-type="float">
            <text:p>58.09</text:p>
          </table:table-cell>
          <table:table-cell office:value-type="float" office:value="148.806451612903" calcext:value-type="float">
            <text:p>148.81</text:p>
          </table:table-cell>
          <table:table-cell office:value-type="float" office:value="60.9925534084278" calcext:value-type="float">
            <text:p>60.99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3.551724137931" calcext:value-type="float">
            <text:p>33.55</text:p>
          </table:table-cell>
          <table:table-cell office:value-type="float" office:value="50.9805006488755" calcext:value-type="float">
            <text:p>50.98</text:p>
          </table:table-cell>
          <table:table-cell office:value-type="float" office:value="25.4193548387097" calcext:value-type="float">
            <text:p>25.42</text:p>
          </table:table-cell>
          <table:table-cell office:value-type="float" office:value="38.4932119642633" calcext:value-type="float">
            <text:p>38.49</text:p>
          </table:table-cell>
          <table:table-cell office:value-type="float" office:value="200.064516129032" calcext:value-type="float">
            <text:p>200.06</text:p>
          </table:table-cell>
          <table:table-cell office:value-type="float" office:value="84.2687465441412" calcext:value-type="float">
            <text:p>84.27</text:p>
          </table:table-cell>
          <table:table-cell office:value-type="float" office:value="115.032258064516" calcext:value-type="float">
            <text:p>115.03</text:p>
          </table:table-cell>
          <table:table-cell office:value-type="float" office:value="18.4731433149154" calcext:value-type="float">
            <text:p>18.47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1.9230769230769" calcext:value-type="float">
            <text:p>41.92</text:p>
          </table:table-cell>
          <table:table-cell office:value-type="float" office:value="61.9417503550291" calcext:value-type="float">
            <text:p>61.94</text:p>
          </table:table-cell>
          <table:table-cell office:value-type="float" office:value="39.4838709677419" calcext:value-type="float">
            <text:p>39.48</text:p>
          </table:table-cell>
          <table:table-cell office:value-type="float" office:value="47.0708943477074" calcext:value-type="float">
            <text:p>47.07</text:p>
          </table:table-cell>
          <table:table-cell office:value-type="float" office:value="170.193548387097" calcext:value-type="float">
            <text:p>170.19</text:p>
          </table:table-cell>
          <table:table-cell office:value-type="float" office:value="98.8617214010392" calcext:value-type="float">
            <text:p>98.86</text:p>
          </table:table-cell>
          <table:table-cell office:value-type="float" office:value="104.161290322581" calcext:value-type="float">
            <text:p>104.16</text:p>
          </table:table-cell>
          <table:table-cell office:value-type="float" office:value="35.4974753979123" calcext:value-type="float">
            <text:p>35.50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0.7619047619048" calcext:value-type="float">
            <text:p>50.76</text:p>
          </table:table-cell>
          <table:table-cell office:value-type="float" office:value="53.9029458883487" calcext:value-type="float">
            <text:p>53.90</text:p>
          </table:table-cell>
          <table:table-cell office:value-type="float" office:value="30.7096774193548" calcext:value-type="float">
            <text:p>30.71</text:p>
          </table:table-cell>
          <table:table-cell office:value-type="float" office:value="48.7820654169906" calcext:value-type="float">
            <text:p>48.78</text:p>
          </table:table-cell>
          <table:table-cell office:value-type="float" office:value="143.806451612903" calcext:value-type="float">
            <text:p>143.81</text:p>
          </table:table-cell>
          <table:table-cell office:value-type="float" office:value="109.243858424801" calcext:value-type="float">
            <text:p>109.24</text:p>
          </table:table-cell>
          <table:table-cell office:value-type="float" office:value="95.9032258064516" calcext:value-type="float">
            <text:p>95.90</text:p>
          </table:table-cell>
          <table:table-cell office:value-type="float" office:value="47.4935342551572" calcext:value-type="float">
            <text:p>47.49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1.6315789473684" calcext:value-type="float">
            <text:p>31.63</text:p>
          </table:table-cell>
          <table:table-cell office:value-type="float" office:value="35.7470300317021" calcext:value-type="float">
            <text:p>35.75</text:p>
          </table:table-cell>
          <table:table-cell office:value-type="float" office:value="19.4838709677419" calcext:value-type="float">
            <text:p>19.48</text:p>
          </table:table-cell>
          <table:table-cell office:value-type="float" office:value="32.8337660262605" calcext:value-type="float">
            <text:p>32.83</text:p>
          </table:table-cell>
          <table:table-cell office:value-type="float" office:value="108.451612903226" calcext:value-type="float">
            <text:p>108.45</text:p>
          </table:table-cell>
          <table:table-cell office:value-type="float" office:value="112.679344848393" calcext:value-type="float">
            <text:p>112.68</text:p>
          </table:table-cell>
          <table:table-cell office:value-type="float" office:value="81.2258064516129" calcext:value-type="float">
            <text:p>81.23</text:p>
          </table:table-cell>
          <table:table-cell office:value-type="float" office:value="51.8308101655198" calcext:value-type="float">
            <text:p>51.83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.2142857142857" calcext:value-type="float">
            <text:p>44.21</text:p>
          </table:table-cell>
          <table:table-cell office:value-type="float" office:value="43.1325667478297" calcext:value-type="float">
            <text:p>43.13</text:p>
          </table:table-cell>
          <table:table-cell office:value-type="float" office:value="21.9354838709677" calcext:value-type="float">
            <text:p>21.94</text:p>
          </table:table-cell>
          <table:table-cell office:value-type="float" office:value="39.8529033093603" calcext:value-type="float">
            <text:p>39.85</text:p>
          </table:table-cell>
          <table:table-cell office:value-type="float" office:value="95.0967741935484" calcext:value-type="float">
            <text:p>95.10</text:p>
          </table:table-cell>
          <table:table-cell office:value-type="float" office:value="107.668054638292" calcext:value-type="float">
            <text:p>107.67</text:p>
          </table:table-cell>
          <table:table-cell office:value-type="float" office:value="69.0322580645161" calcext:value-type="float">
            <text:p>69.03</text:p>
          </table:table-cell>
          <table:table-cell office:value-type="float" office:value="57.2225332736675" calcext:value-type="float">
            <text:p>57.22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5.1" calcext:value-type="float">
            <text:p>95.10</text:p>
          </table:table-cell>
          <table:table-cell office:value-type="float" office:value="48.6643454941349" calcext:value-type="float">
            <text:p>48.66</text:p>
          </table:table-cell>
          <table:table-cell office:value-type="float" office:value="16.4838709677419" calcext:value-type="float">
            <text:p>16.48</text:p>
          </table:table-cell>
          <table:table-cell office:value-type="float" office:value="36.168843273255" calcext:value-type="float">
            <text:p>36.17</text:p>
          </table:table-cell>
          <table:table-cell office:value-type="float" office:value="28.6451612903226" calcext:value-type="float">
            <text:p>28.65</text:p>
          </table:table-cell>
          <table:table-cell office:value-type="float" office:value="57.2676502653066" calcext:value-type="float">
            <text:p>57.27</text:p>
          </table:table-cell>
          <table:table-cell office:value-type="float" office:value="45.6451612903226" calcext:value-type="float">
            <text:p>45.65</text:p>
          </table:table-cell>
          <table:table-cell office:value-type="float" office:value="52.7388871566548" calcext:value-type="float">
            <text:p>52.74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7.3548387096774" calcext:value-type="float">
            <text:p>17.35</text:p>
          </table:table-cell>
          <table:table-cell office:value-type="float" office:value="36.4802627918314" calcext:value-type="float">
            <text:p>36.48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37.1290322580645" calcext:value-type="float">
            <text:p>37.13</text:p>
          </table:table-cell>
          <table:table-cell office:value-type="float" office:value="51.8681591279423" calcext:value-type="float">
            <text:p>51.87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80645161290323" calcext:value-type="float">
            <text:p>6.81</text:p>
          </table:table-cell>
          <table:table-cell office:value-type="float" office:value="21.5337984226128" calcext:value-type="float">
            <text:p>21.53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7.29032258064516" calcext:value-type="float">
            <text:p>7.29</text:p>
          </table:table-cell>
          <table:table-cell office:value-type="float" office:value="17.0411145107035" calcext:value-type="float">
            <text:p>17.04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353369391938817" calcext:value-type="float">
            <text:p>0.35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3">
          <table:table-cell table:style-name="ce1"/>
          <table:table-cell table:number-columns-repeated="1023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1">
        <table:table-column table:style-name="co18" table:default-cell-style-name="ce15"/>
        <table:table-column table:style-name="co19" table:default-cell-style-name="ce15"/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ce12"/>
        <table:table-row table:style-name="ro2">
          <table:table-cell table:style-name="ce13"/>
          <table:table-cell table:style-name="ce13" office:value-type="string" calcext:value-type="string">
            <text:p>Host</text:p>
          </table:table-cell>
          <table:table-cell table:style-name="ce13" office:value-type="string" calcext:value-type="string">
            <text:p>Quantidade de Pacotes</text:p>
          </table:table-cell>
          <table:table-cell table:style-name="ce13" office:value-type="string" calcext:value-type="string">
            <text:p>Pacotes por Segundo</text:p>
          </table:table-cell>
          <table:table-cell table:style-name="Default" office:value-type="string" calcext:value-type="string">
            <text:p>Qtd%</text:p>
          </table:table-cell>
          <table:table-cell table:style-name="Default" office:value-type="string" calcext:value-type="string">
            <text:p>pkgs%</text:p>
          </table:table-cell>
        </table:table-row>
        <table:table-row table:style-name="ro2">
          <table:table-cell table:style-name="ce14" table:number-columns-spanned="1" table:number-rows-spanned="4"/>
          <table:table-cell office:value-type="string" calcext:value-type="string">
            <text:p>Client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Servidor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tacant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Vítima</text:p>
          </table:table-cell>
          <table:table-cell table:number-columns-repeated="4"/>
        </table:table-row>
        <table:table-row table:style-name="ro2">
          <table:table-cell table:style-name="ce14" table:number-columns-spanned="1" table:number-rows-spanned="4"/>
          <table:table-cell office:value-type="string" calcext:value-type="string">
            <text:p>Cliente</text:p>
          </table:table-cell>
          <table:table-cell table:style-name="ce16" table:formula="of:=SUM([medias.D2:.D500])" office:value-type="float" office:value="2415.93548387097" calcext:value-type="float">
            <text:p>2.416</text:p>
          </table:table-cell>
          <table:table-cell table:style-name="ce17" table:formula="of:=AVERAGE([medias.D2:.D500])" office:value-type="float" office:value="19.8027498677948" calcext:value-type="float">
            <text:p>20</text:p>
          </table:table-cell>
          <table:table-cell table:formula="of:=100-(([.C6]*100)/[.C2])" office:value-type="string" office:string-value="" calcext:value-type="error">
            <text:p>#DIV/0!</text:p>
          </table:table-cell>
          <table:table-cell table:formula="of:=100-(([.D6]*100)/[.D2])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office:value-type="string" calcext:value-type="string">
            <text:p>Servidor</text:p>
          </table:table-cell>
          <table:table-cell table:style-name="ce16" table:formula="of:=SUM([medias.B2:.B500])" office:value-type="float" office:value="2311.92450596844" calcext:value-type="float">
            <text:p>2.312</text:p>
          </table:table-cell>
          <table:table-cell table:style-name="ce16" table:formula="of:=AVERAGE([medias.B2:.B500])" office:value-type="float" office:value="18.9502008685937" calcext:value-type="float">
            <text:p>19</text:p>
          </table:table-cell>
          <table:table-cell table:formula="of:=100-(([.C7]*100)/[.C3])" office:value-type="string" office:string-value="" calcext:value-type="error">
            <text:p>#DIV/0!</text:p>
          </table:table-cell>
          <table:table-cell table:formula="of:=100-(([.D7]*100)/[.D3])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office:value-type="string" calcext:value-type="string">
            <text:p>Atacante</text:p>
          </table:table-cell>
          <table:table-cell table:style-name="ce16" table:formula="of:=SUM([medias.H2:.H500])" office:value-type="float" office:value="30718.8064516129" calcext:value-type="float">
            <text:p>30.719</text:p>
          </table:table-cell>
          <table:table-cell table:style-name="ce17" table:formula="of:=AVERAGE([medias.H2:.H500])" office:value-type="float" office:value="251.793495505024" calcext:value-type="float">
            <text:p>252</text:p>
          </table:table-cell>
          <table:table-cell table:formula="of:=100-(([.C8]*100)/[.C4])" office:value-type="string" office:string-value="" calcext:value-type="error">
            <text:p>#DIV/0!</text:p>
          </table:table-cell>
          <table:table-cell table:formula="of:=100-(([.D8]*100)/[.D4])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office:value-type="string" calcext:value-type="string">
            <text:p>Vítima</text:p>
          </table:table-cell>
          <table:table-cell table:style-name="ce16" table:formula="of:=SUM([medias.F2:.F500])" office:value-type="float" office:value="26513.3225806452" calcext:value-type="float">
            <text:p>26.513</text:p>
          </table:table-cell>
          <table:table-cell table:style-name="ce17" table:formula="of:=AVERAGE([medias.F2:.F500])" office:value-type="float" office:value="217.322316234796" calcext:value-type="float">
            <text:p>217</text:p>
          </table:table-cell>
          <table:table-cell table:formula="of:=100-(([.C9]*100)/[.C5])" office:value-type="string" office:string-value="" calcext:value-type="error">
            <text:p>#DIV/0!</text:p>
          </table:table-cell>
          <table:table-cell table:formula="of:=100-(([.D9]*100)/[.D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09:06:09.4732938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4-22T10:08:36.448411285</dc:date>
    <meta:editing-duration>PT12H55M3S</meta:editing-duration>
    <meta:editing-cycles>35</meta:editing-cycles>
    <meta:generator>LibreOffice/5.1.1.3$Linux_X86_64 LibreOffice_project/89f508ef3ecebd2cfb8e1def0f0ba9a803b88a6d</meta:generator>
    <meta:document-statistic meta:table-count="6" meta:cell-count="1747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454cm" style:legend-expansion="high" chart:style-name="ch2"/>
        <chart:plot-area chart:style-name="ch3" table:cell-range-address="medias.A1:medias.B142 medias.D1:medias.D142 medias.F1:medias.F142 medias.H1:medias.H142" chart:data-source-has-labels="both" svg:x="0.32cm" svg:y="0.18cm" svg:width="11.767cm" svg:height="8.64cm">
          <chartooo:coordinate-region svg:x="1.603cm" svg:y="0.369cm" svg:width="10.484cm" svg:height="7.406cm"/>
          <chart:axis chart:dimension="x" chart:name="primary-x" chart:style-name="ch4" chartooo:axis-type="auto">
            <chartooo:date-scale/>
            <chart:categories table:cell-range-address="medias.A1:medias.A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s.B1:medias.B142" chart:label-cell-address="medias.B1:medias.B1" chart:class="chart:line">
            <chart:data-point chart:repeated="142"/>
          </chart:series>
          <chart:series chart:style-name="ch8" chart:values-cell-range-address="medias.D1:medias.D142" chart:label-cell-address="medias.D1:medias.D1" chart:class="chart:line">
            <chart:data-point chart:repeated="142"/>
          </chart:series>
          <chart:series chart:style-name="ch9" chart:values-cell-range-address="medias.F1:medias.F142" chart:label-cell-address="medias.F1:medias.F1" chart:class="chart:line">
            <chart:data-point chart:repeated="142"/>
          </chart:series>
          <chart:series chart:style-name="ch10" chart:values-cell-range-address="medias.H1:medias.H142" chart:label-cell-address="medias.H1:medias.H1" chart:class="chart:line">
            <chart:data-point chart:repeated="1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VNormal</text:p>
                <draw:g>
                  <svg:desc>medias.B1:medias.B1</svg:desc>
                </draw:g>
              </table:table-cell>
              <table:table-cell office:value-type="string">
                <text:p>mediaANormal</text:p>
                <draw:g>
                  <svg:desc>medias.D1:medias.D1</svg:desc>
                </draw:g>
              </table:table-cell>
              <table:table-cell office:value-type="string">
                <text:p>mediaVAtaque</text:p>
                <draw:g>
                  <svg:desc>medias.F1:medias.F1</svg:desc>
                </draw:g>
              </table:table-cell>
              <table:table-cell office:value-type="string">
                <text:p>mediaAAtaque</text:p>
                <draw:g>
                  <svg:desc>medias.H1:media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medias.A1:medias.A142</svg:desc>
                </draw:g>
              </table:table-cell>
              <table:table-cell office:value-type="float" office:value="NaN">
                <text:p>NaN</text:p>
                <draw:g>
                  <svg:desc>medias.B1:medias.B142</svg:desc>
                </draw:g>
              </table:table-cell>
              <table:table-cell office:value-type="float" office:value="NaN">
                <text:p>NaN</text:p>
                <draw:g>
                  <svg:desc>medias.D1:medias.D142</svg:desc>
                </draw:g>
              </table:table-cell>
              <table:table-cell office:value-type="float" office:value="NaN">
                <text:p>NaN</text:p>
                <draw:g>
                  <svg:desc>medias.F1:medias.F142</svg:desc>
                </draw:g>
              </table:table-cell>
              <table:table-cell office:value-type="float" office:value="NaN">
                <text:p>NaN</text:p>
                <draw:g>
                  <svg:desc>medias.H1:medias.H1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41.806451612903">
                <text:p>141.806451612903</text:p>
              </table:table-cell>
              <table:table-cell office:value-type="float" office:value="31.2903225806452">
                <text:p>31.2903225806452</text:p>
              </table:table-cell>
              <table:table-cell office:value-type="float" office:value="261.483870967742">
                <text:p>261.483870967742</text:p>
              </table:table-cell>
              <table:table-cell office:value-type="float" office:value="58.6129032258065">
                <text:p>58.61290322580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45.741935483871">
                <text:p>45.741935483871</text:p>
              </table:table-cell>
              <table:table-cell office:value-type="float" office:value="235.354838709677">
                <text:p>235.354838709677</text:p>
              </table:table-cell>
              <table:table-cell office:value-type="float" office:value="101.258064516129">
                <text:p>101.2580645161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.6774193548387">
                <text:p>41.6774193548387</text:p>
              </table:table-cell>
              <table:table-cell office:value-type="float" office:value="103.774193548387">
                <text:p>103.774193548387</text:p>
              </table:table-cell>
              <table:table-cell office:value-type="float" office:value="234.741935483871">
                <text:p>234.741935483871</text:p>
              </table:table-cell>
              <table:table-cell office:value-type="float" office:value="290.806451612903">
                <text:p>290.8064516129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.3225806451613">
                <text:p>30.3225806451613</text:p>
              </table:table-cell>
              <table:table-cell office:value-type="float" office:value="59.741935483871">
                <text:p>59.741935483871</text:p>
              </table:table-cell>
              <table:table-cell office:value-type="float" office:value="235.193548387097">
                <text:p>235.193548387097</text:p>
              </table:table-cell>
              <table:table-cell office:value-type="float" office:value="309.41935483871">
                <text:p>309.41935483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.0322580645161">
                <text:p>26.0322580645161</text:p>
              </table:table-cell>
              <table:table-cell office:value-type="float" office:value="43.7096774193548">
                <text:p>43.7096774193548</text:p>
              </table:table-cell>
              <table:table-cell office:value-type="float" office:value="235.677419354839">
                <text:p>235.677419354839</text:p>
              </table:table-cell>
              <table:table-cell office:value-type="float" office:value="305.41935483871">
                <text:p>305.419354838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9354838709677">
                <text:p>25.9354838709677</text:p>
              </table:table-cell>
              <table:table-cell office:value-type="float" office:value="32.6451612903226">
                <text:p>32.6451612903226</text:p>
              </table:table-cell>
              <table:table-cell office:value-type="float" office:value="235.548387096774">
                <text:p>235.548387096774</text:p>
              </table:table-cell>
              <table:table-cell office:value-type="float" office:value="305.838709677419">
                <text:p>305.8387096774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5.9677419354839">
                <text:p>25.9677419354839</text:p>
              </table:table-cell>
              <table:table-cell office:value-type="float" office:value="235.806451612903">
                <text:p>235.806451612903</text:p>
              </table:table-cell>
              <table:table-cell office:value-type="float" office:value="306.58064516129">
                <text:p>306.580645161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.6774193548387">
                <text:p>16.6774193548387</text:p>
              </table:table-cell>
              <table:table-cell office:value-type="float" office:value="24.6774193548387">
                <text:p>24.6774193548387</text:p>
              </table:table-cell>
              <table:table-cell office:value-type="float" office:value="236.516129032258">
                <text:p>236.516129032258</text:p>
              </table:table-cell>
              <table:table-cell office:value-type="float" office:value="306.935483870968">
                <text:p>306.9354838709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0322580645161">
                <text:p>19.0322580645161</text:p>
              </table:table-cell>
              <table:table-cell office:value-type="float" office:value="21.3548387096774">
                <text:p>21.3548387096774</text:p>
              </table:table-cell>
              <table:table-cell office:value-type="float" office:value="235.967741935484">
                <text:p>235.967741935484</text:p>
              </table:table-cell>
              <table:table-cell office:value-type="float" office:value="307.096774193548">
                <text:p>307.0967741935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.8709677419355">
                <text:p>13.8709677419355</text:p>
              </table:table-cell>
              <table:table-cell office:value-type="float" office:value="20">
                <text:p>20</text:p>
              </table:table-cell>
              <table:table-cell office:value-type="float" office:value="236.483870967742">
                <text:p>236.483870967742</text:p>
              </table:table-cell>
              <table:table-cell office:value-type="float" office:value="306.258064516129">
                <text:p>306.2580645161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3870967741935">
                <text:p>17.3870967741935</text:p>
              </table:table-cell>
              <table:table-cell office:value-type="float" office:value="236.548387096774">
                <text:p>236.548387096774</text:p>
              </table:table-cell>
              <table:table-cell office:value-type="float" office:value="307.451612903226">
                <text:p>307.4516129032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70967741935484">
                <text:p>9.70967741935484</text:p>
              </table:table-cell>
              <table:table-cell office:value-type="float" office:value="14.6774193548387">
                <text:p>14.6774193548387</text:p>
              </table:table-cell>
              <table:table-cell office:value-type="float" office:value="236.451612903226">
                <text:p>236.451612903226</text:p>
              </table:table-cell>
              <table:table-cell office:value-type="float" office:value="306.709677419355">
                <text:p>306.7096774193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5161290322581">
                <text:p>18.5161290322581</text:p>
              </table:table-cell>
              <table:table-cell office:value-type="float" office:value="17.8064516129032">
                <text:p>17.8064516129032</text:p>
              </table:table-cell>
              <table:table-cell office:value-type="float" office:value="236.225806451613">
                <text:p>236.225806451613</text:p>
              </table:table-cell>
              <table:table-cell office:value-type="float" office:value="307.193548387097">
                <text:p>307.1935483870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45161290322581">
                <text:p>8.45161290322581</text:p>
              </table:table-cell>
              <table:table-cell office:value-type="float" office:value="7.41935483870968">
                <text:p>7.41935483870968</text:p>
              </table:table-cell>
              <table:table-cell office:value-type="float" office:value="236.258064516129">
                <text:p>236.258064516129</text:p>
              </table:table-cell>
              <table:table-cell office:value-type="float" office:value="307.387096774194">
                <text:p>307.3870967741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.2903225806452">
                <text:p>16.2903225806452</text:p>
              </table:table-cell>
              <table:table-cell office:value-type="float" office:value="236.838709677419">
                <text:p>236.838709677419</text:p>
              </table:table-cell>
              <table:table-cell office:value-type="float" office:value="306.58064516129">
                <text:p>306.58064516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3225806451613">
                <text:p>14.3225806451613</text:p>
              </table:table-cell>
              <table:table-cell office:value-type="float" office:value="15.6774193548387">
                <text:p>15.6774193548387</text:p>
              </table:table-cell>
              <table:table-cell office:value-type="float" office:value="236.709677419355">
                <text:p>236.709677419355</text:p>
              </table:table-cell>
              <table:table-cell office:value-type="float" office:value="307.193548387097">
                <text:p>307.1935483870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19354838709677">
                <text:p>6.19354838709677</text:p>
              </table:table-cell>
              <table:table-cell office:value-type="float" office:value="6.48387096774194">
                <text:p>6.48387096774194</text:p>
              </table:table-cell>
              <table:table-cell office:value-type="float" office:value="236.483870967742">
                <text:p>236.483870967742</text:p>
              </table:table-cell>
              <table:table-cell office:value-type="float" office:value="307.096774193548">
                <text:p>307.0967741935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16129032258065">
                <text:p>9.16129032258065</text:p>
              </table:table-cell>
              <table:table-cell office:value-type="float" office:value="15.1290322580645">
                <text:p>15.1290322580645</text:p>
              </table:table-cell>
              <table:table-cell office:value-type="float" office:value="237">
                <text:p>237</text:p>
              </table:table-cell>
              <table:table-cell office:value-type="float" office:value="306.290322580645">
                <text:p>306.2903225806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32258064516129">
                <text:p>5.32258064516129</text:p>
              </table:table-cell>
              <table:table-cell office:value-type="float" office:value="8.12903225806452">
                <text:p>8.12903225806452</text:p>
              </table:table-cell>
              <table:table-cell office:value-type="float" office:value="236.709677419355">
                <text:p>236.709677419355</text:p>
              </table:table-cell>
              <table:table-cell office:value-type="float" office:value="306.612903225806">
                <text:p>306.6129032258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6774193548387">
                <text:p>13.6774193548387</text:p>
              </table:table-cell>
              <table:table-cell office:value-type="float" office:value="10.0322580645161">
                <text:p>10.0322580645161</text:p>
              </table:table-cell>
              <table:table-cell office:value-type="float" office:value="235.838709677419">
                <text:p>235.838709677419</text:p>
              </table:table-cell>
              <table:table-cell office:value-type="float" office:value="306.903225806452">
                <text:p>306.9032258064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16129032258065">
                <text:p>8.16129032258065</text:p>
              </table:table-cell>
              <table:table-cell office:value-type="float" office:value="6.61290322580645">
                <text:p>6.61290322580645</text:p>
              </table:table-cell>
              <table:table-cell office:value-type="float" office:value="237.322580645161">
                <text:p>237.322580645161</text:p>
              </table:table-cell>
              <table:table-cell office:value-type="float" office:value="307.870967741935">
                <text:p>307.8709677419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61290322580645">
                <text:p>5.61290322580645</text:p>
              </table:table-cell>
              <table:table-cell office:value-type="float" office:value="7.67741935483871">
                <text:p>7.67741935483871</text:p>
              </table:table-cell>
              <table:table-cell office:value-type="float" office:value="236.903225806452">
                <text:p>236.903225806452</text:p>
              </table:table-cell>
              <table:table-cell office:value-type="float" office:value="306.967741935484">
                <text:p>306.9677419354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677419354839">
                <text:p>11.9677419354839</text:p>
              </table:table-cell>
              <table:table-cell office:value-type="float" office:value="13.0645161290323">
                <text:p>13.0645161290323</text:p>
              </table:table-cell>
              <table:table-cell office:value-type="float" office:value="236.387096774194">
                <text:p>236.387096774194</text:p>
              </table:table-cell>
              <table:table-cell office:value-type="float" office:value="306.967741935484">
                <text:p>306.9677419354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.7096774193548">
                <text:p>13.7096774193548</text:p>
              </table:table-cell>
              <table:table-cell office:value-type="float" office:value="14.7741935483871">
                <text:p>14.7741935483871</text:p>
              </table:table-cell>
              <table:table-cell office:value-type="float" office:value="235.290322580645">
                <text:p>235.290322580645</text:p>
              </table:table-cell>
              <table:table-cell office:value-type="float" office:value="306.806451612903">
                <text:p>306.8064516129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19354838709677">
                <text:p>7.19354838709677</text:p>
              </table:table-cell>
              <table:table-cell office:value-type="float" office:value="6.35483870967742">
                <text:p>6.35483870967742</text:p>
              </table:table-cell>
              <table:table-cell office:value-type="float" office:value="238.58064516129">
                <text:p>238.58064516129</text:p>
              </table:table-cell>
              <table:table-cell office:value-type="float" office:value="308.258064516129">
                <text:p>308.2580645161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64516129032258">
                <text:p>7.64516129032258</text:p>
              </table:table-cell>
              <table:table-cell office:value-type="float" office:value="15.258064516129">
                <text:p>15.258064516129</text:p>
              </table:table-cell>
              <table:table-cell office:value-type="float" office:value="236.838709677419">
                <text:p>236.838709677419</text:p>
              </table:table-cell>
              <table:table-cell office:value-type="float" office:value="302.612903225806">
                <text:p>302.6129032258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48387096774194">
                <text:p>5.48387096774194</text:p>
              </table:table-cell>
              <table:table-cell office:value-type="float" office:value="7.7741935483871">
                <text:p>7.7741935483871</text:p>
              </table:table-cell>
              <table:table-cell office:value-type="float" office:value="236.838709677419">
                <text:p>236.838709677419</text:p>
              </table:table-cell>
              <table:table-cell office:value-type="float" office:value="301.677419354839">
                <text:p>301.67741935483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.12903225806452">
                <text:p>9.12903225806452</text:p>
              </table:table-cell>
              <table:table-cell office:value-type="float" office:value="10.2903225806452">
                <text:p>10.2903225806452</text:p>
              </table:table-cell>
              <table:table-cell office:value-type="float" office:value="236.774193548387">
                <text:p>236.774193548387</text:p>
              </table:table-cell>
              <table:table-cell office:value-type="float" office:value="301.096774193548">
                <text:p>301.0967741935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9.64516129032258">
                <text:p>9.64516129032258</text:p>
              </table:table-cell>
              <table:table-cell office:value-type="float" office:value="236.838709677419">
                <text:p>236.838709677419</text:p>
              </table:table-cell>
              <table:table-cell office:value-type="float" office:value="286.741935483871">
                <text:p>286.7419354838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74193548387097">
                <text:p>3.74193548387097</text:p>
              </table:table-cell>
              <table:table-cell office:value-type="float" office:value="7.74193548387097">
                <text:p>7.74193548387097</text:p>
              </table:table-cell>
              <table:table-cell office:value-type="float" office:value="236.483870967742">
                <text:p>236.483870967742</text:p>
              </table:table-cell>
              <table:table-cell office:value-type="float" office:value="271.41935483871">
                <text:p>271.419354838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3225806451613">
                <text:p>11.3225806451613</text:p>
              </table:table-cell>
              <table:table-cell office:value-type="float" office:value="11.6451612903226">
                <text:p>11.6451612903226</text:p>
              </table:table-cell>
              <table:table-cell office:value-type="float" office:value="236.709677419355">
                <text:p>236.709677419355</text:p>
              </table:table-cell>
              <table:table-cell office:value-type="float" office:value="266.354838709677">
                <text:p>266.35483870967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.90322580645161">
                <text:p>9.90322580645161</text:p>
              </table:table-cell>
              <table:table-cell office:value-type="float" office:value="17.1612903225806">
                <text:p>17.1612903225806</text:p>
              </table:table-cell>
              <table:table-cell office:value-type="float" office:value="236.935483870968">
                <text:p>236.935483870968</text:p>
              </table:table-cell>
              <table:table-cell office:value-type="float" office:value="257.612903225806">
                <text:p>257.6129032258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0967741935484">
                <text:p>13.0967741935484</text:p>
              </table:table-cell>
              <table:table-cell office:value-type="float" office:value="8.51612903225806">
                <text:p>8.51612903225806</text:p>
              </table:table-cell>
              <table:table-cell office:value-type="float" office:value="237">
                <text:p>237</text:p>
              </table:table-cell>
              <table:table-cell office:value-type="float" office:value="246.548387096774">
                <text:p>246.54838709677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12903225806452">
                <text:p>7.12903225806452</text:p>
              </table:table-cell>
              <table:table-cell office:value-type="float" office:value="12.0967741935484">
                <text:p>12.0967741935484</text:p>
              </table:table-cell>
              <table:table-cell office:value-type="float" office:value="235.774193548387">
                <text:p>235.774193548387</text:p>
              </table:table-cell>
              <table:table-cell office:value-type="float" office:value="239.290322580645">
                <text:p>239.29032258064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7741935483871">
                <text:p>11.7741935483871</text:p>
              </table:table-cell>
              <table:table-cell office:value-type="float" office:value="13.258064516129">
                <text:p>13.258064516129</text:p>
              </table:table-cell>
              <table:table-cell office:value-type="float" office:value="236.677419354839">
                <text:p>236.677419354839</text:p>
              </table:table-cell>
              <table:table-cell office:value-type="float" office:value="241.741935483871">
                <text:p>241.7419354838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.0645161290323">
                <text:p>15.0645161290323</text:p>
              </table:table-cell>
              <table:table-cell office:value-type="float" office:value="7.16129032258065">
                <text:p>7.16129032258065</text:p>
              </table:table-cell>
              <table:table-cell office:value-type="float" office:value="235.645161290323">
                <text:p>235.645161290323</text:p>
              </table:table-cell>
              <table:table-cell office:value-type="float" office:value="245.225806451613">
                <text:p>245.2258064516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4.7741935483871">
                <text:p>24.7741935483871</text:p>
              </table:table-cell>
              <table:table-cell office:value-type="float" office:value="17.8709677419355">
                <text:p>17.8709677419355</text:p>
              </table:table-cell>
              <table:table-cell office:value-type="float" office:value="235.774193548387">
                <text:p>235.774193548387</text:p>
              </table:table-cell>
              <table:table-cell office:value-type="float" office:value="249.354838709677">
                <text:p>249.35483870967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.741935483871">
                <text:p>12.741935483871</text:p>
              </table:table-cell>
              <table:table-cell office:value-type="float" office:value="17.1935483870968">
                <text:p>17.1935483870968</text:p>
              </table:table-cell>
              <table:table-cell office:value-type="float" office:value="236.870967741935">
                <text:p>236.870967741935</text:p>
              </table:table-cell>
              <table:table-cell office:value-type="float" office:value="267.064516129032">
                <text:p>267.0645161290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.2258064516129">
                <text:p>20.2258064516129</text:p>
              </table:table-cell>
              <table:table-cell office:value-type="float" office:value="23.6129032258065">
                <text:p>23.6129032258065</text:p>
              </table:table-cell>
              <table:table-cell office:value-type="float" office:value="236.806451612903">
                <text:p>236.806451612903</text:p>
              </table:table-cell>
              <table:table-cell office:value-type="float" office:value="285.838709677419">
                <text:p>285.8387096774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.5161290322581">
                <text:p>17.5161290322581</text:p>
              </table:table-cell>
              <table:table-cell office:value-type="float" office:value="19.3870967741935">
                <text:p>19.3870967741935</text:p>
              </table:table-cell>
              <table:table-cell office:value-type="float" office:value="236.322580645161">
                <text:p>236.322580645161</text:p>
              </table:table-cell>
              <table:table-cell office:value-type="float" office:value="293.290322580645">
                <text:p>293.2903225806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.1935483870968">
                <text:p>17.1935483870968</text:p>
              </table:table-cell>
              <table:table-cell office:value-type="float" office:value="24.4193548387097">
                <text:p>24.4193548387097</text:p>
              </table:table-cell>
              <table:table-cell office:value-type="float" office:value="236.870967741935">
                <text:p>236.870967741935</text:p>
              </table:table-cell>
              <table:table-cell office:value-type="float" office:value="292.935483870968">
                <text:p>292.93548387096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.0645161290323">
                <text:p>13.0645161290323</text:p>
              </table:table-cell>
              <table:table-cell office:value-type="float" office:value="17.258064516129">
                <text:p>17.258064516129</text:p>
              </table:table-cell>
              <table:table-cell office:value-type="float" office:value="237.225806451613">
                <text:p>237.225806451613</text:p>
              </table:table-cell>
              <table:table-cell office:value-type="float" office:value="283.41935483871">
                <text:p>283.4193548387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.1290322580645">
                <text:p>18.1290322580645</text:p>
              </table:table-cell>
              <table:table-cell office:value-type="float" office:value="24.1290322580645">
                <text:p>24.1290322580645</text:p>
              </table:table-cell>
              <table:table-cell office:value-type="float" office:value="234.516129032258">
                <text:p>234.516129032258</text:p>
              </table:table-cell>
              <table:table-cell office:value-type="float" office:value="283.516129032258">
                <text:p>283.51612903225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.1935483870968">
                <text:p>10.1935483870968</text:p>
              </table:table-cell>
              <table:table-cell office:value-type="float" office:value="10.741935483871">
                <text:p>10.741935483871</text:p>
              </table:table-cell>
              <table:table-cell office:value-type="float" office:value="238.161290322581">
                <text:p>238.161290322581</text:p>
              </table:table-cell>
              <table:table-cell office:value-type="float" office:value="275.709677419355">
                <text:p>275.7096774193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.7096774193548">
                <text:p>10.7096774193548</text:p>
              </table:table-cell>
              <table:table-cell office:value-type="float" office:value="19.741935483871">
                <text:p>19.741935483871</text:p>
              </table:table-cell>
              <table:table-cell office:value-type="float" office:value="236.451612903226">
                <text:p>236.451612903226</text:p>
              </table:table-cell>
              <table:table-cell office:value-type="float" office:value="267.064516129032">
                <text:p>267.06451612903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4516129032258">
                <text:p>12.4516129032258</text:p>
              </table:table-cell>
              <table:table-cell office:value-type="float" office:value="13.3225806451613">
                <text:p>13.3225806451613</text:p>
              </table:table-cell>
              <table:table-cell office:value-type="float" office:value="236.645161290323">
                <text:p>236.645161290323</text:p>
              </table:table-cell>
              <table:table-cell office:value-type="float" office:value="250.774193548387">
                <text:p>250.7741935483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.93548387096774">
                <text:p>7.93548387096774</text:p>
              </table:table-cell>
              <table:table-cell office:value-type="float" office:value="13.1935483870968">
                <text:p>13.1935483870968</text:p>
              </table:table-cell>
              <table:table-cell office:value-type="float" office:value="236.935483870968">
                <text:p>236.935483870968</text:p>
              </table:table-cell>
              <table:table-cell office:value-type="float" office:value="253.064516129032">
                <text:p>253.0645161290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.9032258064516">
                <text:p>18.9032258064516</text:p>
              </table:table-cell>
              <table:table-cell office:value-type="float" office:value="10.8387096774194">
                <text:p>10.8387096774194</text:p>
              </table:table-cell>
              <table:table-cell office:value-type="float" office:value="236.064516129032">
                <text:p>236.064516129032</text:p>
              </table:table-cell>
              <table:table-cell office:value-type="float" office:value="250.516129032258">
                <text:p>250.5161290322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.741935483871">
                <text:p>17.741935483871</text:p>
              </table:table-cell>
              <table:table-cell office:value-type="float" office:value="15.3225806451613">
                <text:p>15.3225806451613</text:p>
              </table:table-cell>
              <table:table-cell office:value-type="float" office:value="236.516129032258">
                <text:p>236.516129032258</text:p>
              </table:table-cell>
              <table:table-cell office:value-type="float" office:value="248.935483870968">
                <text:p>248.9354838709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.0967741935484">
                <text:p>24.0967741935484</text:p>
              </table:table-cell>
              <table:table-cell office:value-type="float" office:value="14.7096774193548">
                <text:p>14.7096774193548</text:p>
              </table:table-cell>
              <table:table-cell office:value-type="float" office:value="233.58064516129">
                <text:p>233.58064516129</text:p>
              </table:table-cell>
              <table:table-cell office:value-type="float" office:value="242.387096774194">
                <text:p>242.3870967741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.1612903225806">
                <text:p>19.1612903225806</text:p>
              </table:table-cell>
              <table:table-cell office:value-type="float" office:value="24.2903225806452">
                <text:p>24.2903225806452</text:p>
              </table:table-cell>
              <table:table-cell office:value-type="float" office:value="237.129032258064">
                <text:p>237.129032258064</text:p>
              </table:table-cell>
              <table:table-cell office:value-type="float" office:value="250.709677419355">
                <text:p>250.7096774193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8.8387096774194">
                <text:p>18.8387096774194</text:p>
              </table:table-cell>
              <table:table-cell office:value-type="float" office:value="24.741935483871">
                <text:p>24.741935483871</text:p>
              </table:table-cell>
              <table:table-cell office:value-type="float" office:value="237.032258064516">
                <text:p>237.032258064516</text:p>
              </table:table-cell>
              <table:table-cell office:value-type="float" office:value="260.387096774194">
                <text:p>260.3870967741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2.3548387096774">
                <text:p>22.3548387096774</text:p>
              </table:table-cell>
              <table:table-cell office:value-type="float" office:value="13.0967741935484">
                <text:p>13.0967741935484</text:p>
              </table:table-cell>
              <table:table-cell office:value-type="float" office:value="233.709677419355">
                <text:p>233.709677419355</text:p>
              </table:table-cell>
              <table:table-cell office:value-type="float" office:value="268.451612903226">
                <text:p>268.4516129032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8.8387096774194">
                <text:p>18.8387096774194</text:p>
              </table:table-cell>
              <table:table-cell office:value-type="float" office:value="22.9677419354839">
                <text:p>22.9677419354839</text:p>
              </table:table-cell>
              <table:table-cell office:value-type="float" office:value="237.483870967742">
                <text:p>237.483870967742</text:p>
              </table:table-cell>
              <table:table-cell office:value-type="float" office:value="279.58064516129">
                <text:p>279.5806451612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.8709677419355">
                <text:p>15.8709677419355</text:p>
              </table:table-cell>
              <table:table-cell office:value-type="float" office:value="24.4838709677419">
                <text:p>24.4838709677419</text:p>
              </table:table-cell>
              <table:table-cell office:value-type="float" office:value="238.41935483871">
                <text:p>238.41935483871</text:p>
              </table:table-cell>
              <table:table-cell office:value-type="float" office:value="289.387096774193">
                <text:p>289.3870967741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.741935483871">
                <text:p>23.741935483871</text:p>
              </table:table-cell>
              <table:table-cell office:value-type="float" office:value="29.3870967741935">
                <text:p>29.3870967741935</text:p>
              </table:table-cell>
              <table:table-cell office:value-type="float" office:value="235.451612903226">
                <text:p>235.451612903226</text:p>
              </table:table-cell>
              <table:table-cell office:value-type="float" office:value="293.870967741935">
                <text:p>293.8709677419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.4193548387097">
                <text:p>15.4193548387097</text:p>
              </table:table-cell>
              <table:table-cell office:value-type="float" office:value="23.2258064516129">
                <text:p>23.2258064516129</text:p>
              </table:table-cell>
              <table:table-cell office:value-type="float" office:value="237.258064516129">
                <text:p>237.258064516129</text:p>
              </table:table-cell>
              <table:table-cell office:value-type="float" office:value="293.032258064516">
                <text:p>293.03225806451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7.3548387096774">
                <text:p>17.3548387096774</text:p>
              </table:table-cell>
              <table:table-cell office:value-type="float" office:value="18.4838709677419">
                <text:p>18.4838709677419</text:p>
              </table:table-cell>
              <table:table-cell office:value-type="float" office:value="232.838709677419">
                <text:p>232.838709677419</text:p>
              </table:table-cell>
              <table:table-cell office:value-type="float" office:value="291.354838709677">
                <text:p>291.3548387096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3.3225806451613">
                <text:p>23.3225806451613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237.935483870968">
                <text:p>237.935483870968</text:p>
              </table:table-cell>
              <table:table-cell office:value-type="float" office:value="294.516129032258">
                <text:p>294.51612903225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7.8709677419355">
                <text:p>17.8709677419355</text:p>
              </table:table-cell>
              <table:table-cell office:value-type="float" office:value="25.9032258064516">
                <text:p>25.9032258064516</text:p>
              </table:table-cell>
              <table:table-cell office:value-type="float" office:value="235.612903225806">
                <text:p>235.612903225806</text:p>
              </table:table-cell>
              <table:table-cell office:value-type="float" office:value="293.612903225806">
                <text:p>293.6129032258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.6451612903226">
                <text:p>14.6451612903226</text:p>
              </table:table-cell>
              <table:table-cell office:value-type="float" office:value="22.1290322580645">
                <text:p>22.1290322580645</text:p>
              </table:table-cell>
              <table:table-cell office:value-type="float" office:value="237.806451612903">
                <text:p>237.806451612903</text:p>
              </table:table-cell>
              <table:table-cell office:value-type="float" office:value="297.451612903226">
                <text:p>297.4516129032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0322580645161">
                <text:p>11.0322580645161</text:p>
              </table:table-cell>
              <table:table-cell office:value-type="float" office:value="12.8387096774194">
                <text:p>12.8387096774194</text:p>
              </table:table-cell>
              <table:table-cell office:value-type="float" office:value="236.709677419355">
                <text:p>236.709677419355</text:p>
              </table:table-cell>
              <table:table-cell office:value-type="float" office:value="300.58064516129">
                <text:p>300.5806451612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.5483870967742">
                <text:p>20.5483870967742</text:p>
              </table:table-cell>
              <table:table-cell office:value-type="float" office:value="18.9677419354839">
                <text:p>18.9677419354839</text:p>
              </table:table-cell>
              <table:table-cell office:value-type="float" office:value="235.935483870968">
                <text:p>235.935483870968</text:p>
              </table:table-cell>
              <table:table-cell office:value-type="float" office:value="304.677419354839">
                <text:p>304.67741935483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.8709677419355">
                <text:p>16.8709677419355</text:p>
              </table:table-cell>
              <table:table-cell office:value-type="float" office:value="18.7096774193548">
                <text:p>18.7096774193548</text:p>
              </table:table-cell>
              <table:table-cell office:value-type="float" office:value="235.193548387097">
                <text:p>235.193548387097</text:p>
              </table:table-cell>
              <table:table-cell office:value-type="float" office:value="298.483870967742">
                <text:p>298.4838709677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.96774193548387">
                <text:p>9.96774193548387</text:p>
              </table:table-cell>
              <table:table-cell office:value-type="float" office:value="21.6451612903226">
                <text:p>21.6451612903226</text:p>
              </table:table-cell>
              <table:table-cell office:value-type="float" office:value="239.451612903226">
                <text:p>239.451612903226</text:p>
              </table:table-cell>
              <table:table-cell office:value-type="float" office:value="294.935483870968">
                <text:p>294.93548387096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4.9032258064516">
                <text:p>14.9032258064516</text:p>
              </table:table-cell>
              <table:table-cell office:value-type="float" office:value="19.7096774193548">
                <text:p>19.7096774193548</text:p>
              </table:table-cell>
              <table:table-cell office:value-type="float" office:value="234">
                <text:p>234</text:p>
              </table:table-cell>
              <table:table-cell office:value-type="float" office:value="283.193548387097">
                <text:p>283.1935483870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2.7096774193548">
                <text:p>22.7096774193548</text:p>
              </table:table-cell>
              <table:table-cell office:value-type="float" office:value="11.4516129032258">
                <text:p>11.4516129032258</text:p>
              </table:table-cell>
              <table:table-cell office:value-type="float" office:value="235.483870967742">
                <text:p>235.483870967742</text:p>
              </table:table-cell>
              <table:table-cell office:value-type="float" office:value="278.032258064516">
                <text:p>278.0322580645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.7096774193548">
                <text:p>13.7096774193548</text:p>
              </table:table-cell>
              <table:table-cell office:value-type="float" office:value="24.8064516129032">
                <text:p>24.8064516129032</text:p>
              </table:table-cell>
              <table:table-cell office:value-type="float" office:value="238.322580645161">
                <text:p>238.322580645161</text:p>
              </table:table-cell>
              <table:table-cell office:value-type="float" office:value="273.58064516129">
                <text:p>273.580645161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8387096774194">
                <text:p>11.8387096774194</text:p>
              </table:table-cell>
              <table:table-cell office:value-type="float" office:value="23.2258064516129">
                <text:p>23.2258064516129</text:p>
              </table:table-cell>
              <table:table-cell office:value-type="float" office:value="236.258064516129">
                <text:p>236.258064516129</text:p>
              </table:table-cell>
              <table:table-cell office:value-type="float" office:value="276.032258064516">
                <text:p>276.0322580645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3.6774193548387">
                <text:p>13.6774193548387</text:p>
              </table:table-cell>
              <table:table-cell office:value-type="float" office:value="10">
                <text:p>10</text:p>
              </table:table-cell>
              <table:table-cell office:value-type="float" office:value="236.838709677419">
                <text:p>236.838709677419</text:p>
              </table:table-cell>
              <table:table-cell office:value-type="float" office:value="272.806451612903">
                <text:p>272.8064516129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1935483870968">
                <text:p>13.1935483870968</text:p>
              </table:table-cell>
              <table:table-cell office:value-type="float" office:value="10.5806451612903">
                <text:p>10.5806451612903</text:p>
              </table:table-cell>
              <table:table-cell office:value-type="float" office:value="238.032258064516">
                <text:p>238.032258064516</text:p>
              </table:table-cell>
              <table:table-cell office:value-type="float" office:value="276.516129032258">
                <text:p>276.5161290322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.7741935483871">
                <text:p>10.7741935483871</text:p>
              </table:table-cell>
              <table:table-cell office:value-type="float" office:value="24.4838709677419">
                <text:p>24.4838709677419</text:p>
              </table:table-cell>
              <table:table-cell office:value-type="float" office:value="235.58064516129">
                <text:p>235.58064516129</text:p>
              </table:table-cell>
              <table:table-cell office:value-type="float" office:value="271.516129032258">
                <text:p>271.51612903225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.9032258064516">
                <text:p>14.9032258064516</text:p>
              </table:table-cell>
              <table:table-cell office:value-type="float" office:value="19.0645161290323">
                <text:p>19.0645161290323</text:p>
              </table:table-cell>
              <table:table-cell office:value-type="float" office:value="235.516129032258">
                <text:p>235.516129032258</text:p>
              </table:table-cell>
              <table:table-cell office:value-type="float" office:value="264.58064516129">
                <text:p>264.580645161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3870967741935">
                <text:p>18.3870967741935</text:p>
              </table:table-cell>
              <table:table-cell office:value-type="float" office:value="20.1935483870968">
                <text:p>20.1935483870968</text:p>
              </table:table-cell>
              <table:table-cell office:value-type="float" office:value="235.032258064516">
                <text:p>235.032258064516</text:p>
              </table:table-cell>
              <table:table-cell office:value-type="float" office:value="258.903225806452">
                <text:p>258.9032258064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9.5483870967742">
                <text:p>29.5483870967742</text:p>
              </table:table-cell>
              <table:table-cell office:value-type="float" office:value="15.6451612903226">
                <text:p>15.6451612903226</text:p>
              </table:table-cell>
              <table:table-cell office:value-type="float" office:value="237.709677419355">
                <text:p>237.709677419355</text:p>
              </table:table-cell>
              <table:table-cell office:value-type="float" office:value="272.709677419355">
                <text:p>272.709677419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1.0967741935484">
                <text:p>31.0967741935484</text:p>
              </table:table-cell>
              <table:table-cell office:value-type="float" office:value="22.9354838709677">
                <text:p>22.9354838709677</text:p>
              </table:table-cell>
              <table:table-cell office:value-type="float" office:value="232.967741935484">
                <text:p>232.967741935484</text:p>
              </table:table-cell>
              <table:table-cell office:value-type="float" office:value="276.838709677419">
                <text:p>276.8387096774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.3870967741935">
                <text:p>18.3870967741935</text:p>
              </table:table-cell>
              <table:table-cell office:value-type="float" office:value="37.741935483871">
                <text:p>37.741935483871</text:p>
              </table:table-cell>
              <table:table-cell office:value-type="float" office:value="240.741935483871">
                <text:p>240.741935483871</text:p>
              </table:table-cell>
              <table:table-cell office:value-type="float" office:value="272.903225806452">
                <text:p>272.90322580645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0322580645161">
                <text:p>19.0322580645161</text:p>
              </table:table-cell>
              <table:table-cell office:value-type="float" office:value="26.7741935483871">
                <text:p>26.7741935483871</text:p>
              </table:table-cell>
              <table:table-cell office:value-type="float" office:value="232.387096774194">
                <text:p>232.387096774194</text:p>
              </table:table-cell>
              <table:table-cell office:value-type="float" office:value="267.290322580645">
                <text:p>267.29032258064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.5483870967742">
                <text:p>18.5483870967742</text:p>
              </table:table-cell>
              <table:table-cell office:value-type="float" office:value="17.9032258064516">
                <text:p>17.9032258064516</text:p>
              </table:table-cell>
              <table:table-cell office:value-type="float" office:value="239.677419354839">
                <text:p>239.677419354839</text:p>
              </table:table-cell>
              <table:table-cell office:value-type="float" office:value="276.903225806452">
                <text:p>276.9032258064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6.9032258064516">
                <text:p>16.9032258064516</text:p>
              </table:table-cell>
              <table:table-cell office:value-type="float" office:value="26.0645161290323">
                <text:p>26.0645161290323</text:p>
              </table:table-cell>
              <table:table-cell office:value-type="float" office:value="236.225806451613">
                <text:p>236.225806451613</text:p>
              </table:table-cell>
              <table:table-cell office:value-type="float" office:value="278.806451612903">
                <text:p>278.8064516129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.4516129032258">
                <text:p>17.4516129032258</text:p>
              </table:table-cell>
              <table:table-cell office:value-type="float" office:value="22">
                <text:p>22</text:p>
              </table:table-cell>
              <table:table-cell office:value-type="float" office:value="236.064516129032">
                <text:p>236.064516129032</text:p>
              </table:table-cell>
              <table:table-cell office:value-type="float" office:value="286.645161290323">
                <text:p>286.64516129032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3.8387096774194">
                <text:p>23.8387096774194</text:p>
              </table:table-cell>
              <table:table-cell office:value-type="float" office:value="25.1290322580645">
                <text:p>25.1290322580645</text:p>
              </table:table-cell>
              <table:table-cell office:value-type="float" office:value="235.516129032258">
                <text:p>235.516129032258</text:p>
              </table:table-cell>
              <table:table-cell office:value-type="float" office:value="291.870967741935">
                <text:p>291.8709677419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2.3225806451613">
                <text:p>22.3225806451613</text:p>
              </table:table-cell>
              <table:table-cell office:value-type="float" office:value="20.8064516129032">
                <text:p>20.8064516129032</text:p>
              </table:table-cell>
              <table:table-cell office:value-type="float" office:value="236.451612903226">
                <text:p>236.451612903226</text:p>
              </table:table-cell>
              <table:table-cell office:value-type="float" office:value="297.193548387097">
                <text:p>297.19354838709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5.6129032258065">
                <text:p>25.6129032258065</text:p>
              </table:table-cell>
              <table:table-cell office:value-type="float" office:value="13.4193548387097">
                <text:p>13.4193548387097</text:p>
              </table:table-cell>
              <table:table-cell office:value-type="float" office:value="234.58064516129">
                <text:p>234.58064516129</text:p>
              </table:table-cell>
              <table:table-cell office:value-type="float" office:value="304.741935483871">
                <text:p>304.74193548387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.1612903225806">
                <text:p>19.1612903225806</text:p>
              </table:table-cell>
              <table:table-cell office:value-type="float" office:value="38.4516129032258">
                <text:p>38.4516129032258</text:p>
              </table:table-cell>
              <table:table-cell office:value-type="float" office:value="238.129032258065">
                <text:p>238.129032258065</text:p>
              </table:table-cell>
              <table:table-cell office:value-type="float" office:value="293.612903225806">
                <text:p>293.61290322580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.0967741935484">
                <text:p>10.0967741935484</text:p>
              </table:table-cell>
              <table:table-cell office:value-type="float" office:value="22.7741935483871">
                <text:p>22.7741935483871</text:p>
              </table:table-cell>
              <table:table-cell office:value-type="float" office:value="238.064516129032">
                <text:p>238.064516129032</text:p>
              </table:table-cell>
              <table:table-cell office:value-type="float" office:value="294.838709677419">
                <text:p>294.8387096774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7096774193548">
                <text:p>22.7096774193548</text:p>
              </table:table-cell>
              <table:table-cell office:value-type="float" office:value="21.9354838709677">
                <text:p>21.9354838709677</text:p>
              </table:table-cell>
              <table:table-cell office:value-type="float" office:value="235.774193548387">
                <text:p>235.774193548387</text:p>
              </table:table-cell>
              <table:table-cell office:value-type="float" office:value="294.290322580645">
                <text:p>294.29032258064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.90322580645161">
                <text:p>9.90322580645161</text:p>
              </table:table-cell>
              <table:table-cell office:value-type="float" office:value="11.9354838709677">
                <text:p>11.9354838709677</text:p>
              </table:table-cell>
              <table:table-cell office:value-type="float" office:value="237.548387096774">
                <text:p>237.548387096774</text:p>
              </table:table-cell>
              <table:table-cell office:value-type="float" office:value="294.096774193548">
                <text:p>294.09677419354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4.258064516129">
                <text:p>24.258064516129</text:p>
              </table:table-cell>
              <table:table-cell office:value-type="float" office:value="24.741935483871">
                <text:p>24.741935483871</text:p>
              </table:table-cell>
              <table:table-cell office:value-type="float" office:value="230.741935483871">
                <text:p>230.741935483871</text:p>
              </table:table-cell>
              <table:table-cell office:value-type="float" office:value="291.193548387097">
                <text:p>291.1935483870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3.6451612903226">
                <text:p>13.6451612903226</text:p>
              </table:table-cell>
              <table:table-cell office:value-type="float" office:value="12.0967741935484">
                <text:p>12.0967741935484</text:p>
              </table:table-cell>
              <table:table-cell office:value-type="float" office:value="240.258064516129">
                <text:p>240.258064516129</text:p>
              </table:table-cell>
              <table:table-cell office:value-type="float" office:value="290.193548387097">
                <text:p>290.1935483870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.1612903225806">
                <text:p>16.1612903225806</text:p>
              </table:table-cell>
              <table:table-cell office:value-type="float" office:value="24">
                <text:p>24</text:p>
              </table:table-cell>
              <table:table-cell office:value-type="float" office:value="234.903225806452">
                <text:p>234.903225806452</text:p>
              </table:table-cell>
              <table:table-cell office:value-type="float" office:value="291.58064516129">
                <text:p>291.5806451612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.5483870967742">
                <text:p>15.5483870967742</text:p>
              </table:table-cell>
              <table:table-cell office:value-type="float" office:value="10.7096774193548">
                <text:p>10.7096774193548</text:p>
              </table:table-cell>
              <table:table-cell office:value-type="float" office:value="235.290322580645">
                <text:p>235.290322580645</text:p>
              </table:table-cell>
              <table:table-cell office:value-type="float" office:value="289.096774193548">
                <text:p>289.09677419354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5.6129032258065">
                <text:p>15.6129032258065</text:p>
              </table:table-cell>
              <table:table-cell office:value-type="float" office:value="22.2903225806452">
                <text:p>22.2903225806452</text:p>
              </table:table-cell>
              <table:table-cell office:value-type="float" office:value="239">
                <text:p>239</text:p>
              </table:table-cell>
              <table:table-cell office:value-type="float" office:value="281.225806451613">
                <text:p>281.22580645161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0.5806451612903">
                <text:p>10.5806451612903</text:p>
              </table:table-cell>
              <table:table-cell office:value-type="float" office:value="16.3225806451613">
                <text:p>16.3225806451613</text:p>
              </table:table-cell>
              <table:table-cell office:value-type="float" office:value="237.258064516129">
                <text:p>237.258064516129</text:p>
              </table:table-cell>
              <table:table-cell office:value-type="float" office:value="282.483870967742">
                <text:p>282.48387096774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6.7741935483871">
                <text:p>26.7741935483871</text:p>
              </table:table-cell>
              <table:table-cell office:value-type="float" office:value="26.3225806451613">
                <text:p>26.3225806451613</text:p>
              </table:table-cell>
              <table:table-cell office:value-type="float" office:value="233.709677419355">
                <text:p>233.709677419355</text:p>
              </table:table-cell>
              <table:table-cell office:value-type="float" office:value="277.451612903226">
                <text:p>277.4516129032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9.741935483871">
                <text:p>19.741935483871</text:p>
              </table:table-cell>
              <table:table-cell office:value-type="float" office:value="16.0645161290323">
                <text:p>16.0645161290323</text:p>
              </table:table-cell>
              <table:table-cell office:value-type="float" office:value="236.709677419355">
                <text:p>236.709677419355</text:p>
              </table:table-cell>
              <table:table-cell office:value-type="float" office:value="276.935483870968">
                <text:p>276.9354838709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1.5161290322581">
                <text:p>21.5161290322581</text:p>
              </table:table-cell>
              <table:table-cell office:value-type="float" office:value="22.4516129032258">
                <text:p>22.4516129032258</text:p>
              </table:table-cell>
              <table:table-cell office:value-type="float" office:value="236.838709677419">
                <text:p>236.838709677419</text:p>
              </table:table-cell>
              <table:table-cell office:value-type="float" office:value="273.838709677419">
                <text:p>273.83870967741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6.8709677419355">
                <text:p>26.8709677419355</text:p>
              </table:table-cell>
              <table:table-cell office:value-type="float" office:value="17.8064516129032">
                <text:p>17.8064516129032</text:p>
              </table:table-cell>
              <table:table-cell office:value-type="float" office:value="234.451612903226">
                <text:p>234.451612903226</text:p>
              </table:table-cell>
              <table:table-cell office:value-type="float" office:value="270.677419354839">
                <text:p>270.6774193548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2.2903225806452">
                <text:p>22.2903225806452</text:p>
              </table:table-cell>
              <table:table-cell office:value-type="float" office:value="27.2258064516129">
                <text:p>27.2258064516129</text:p>
              </table:table-cell>
              <table:table-cell office:value-type="float" office:value="235.870967741935">
                <text:p>235.870967741935</text:p>
              </table:table-cell>
              <table:table-cell office:value-type="float" office:value="257.903225806452">
                <text:p>257.90322580645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6.7096774193548">
                <text:p>16.7096774193548</text:p>
              </table:table-cell>
              <table:table-cell office:value-type="float" office:value="19.4838709677419">
                <text:p>19.4838709677419</text:p>
              </table:table-cell>
              <table:table-cell office:value-type="float" office:value="239.870967741935">
                <text:p>239.870967741935</text:p>
              </table:table-cell>
              <table:table-cell office:value-type="float" office:value="265.612903225806">
                <text:p>265.61290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6129032258064">
                <text:p>31.6129032258064</text:p>
              </table:table-cell>
              <table:table-cell office:value-type="float" office:value="30.2258064516129">
                <text:p>30.2258064516129</text:p>
              </table:table-cell>
              <table:table-cell office:value-type="float" office:value="232.41935483871">
                <text:p>232.41935483871</text:p>
              </table:table-cell>
              <table:table-cell office:value-type="float" office:value="264.677419354839">
                <text:p>264.67741935483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9.258064516129">
                <text:p>19.258064516129</text:p>
              </table:table-cell>
              <table:table-cell office:value-type="float" office:value="27.1290322580645">
                <text:p>27.1290322580645</text:p>
              </table:table-cell>
              <table:table-cell office:value-type="float" office:value="239.709677419355">
                <text:p>239.709677419355</text:p>
              </table:table-cell>
              <table:table-cell office:value-type="float" office:value="259.935483870968">
                <text:p>259.9354838709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0.4516129032258">
                <text:p>30.4516129032258</text:p>
              </table:table-cell>
              <table:table-cell office:value-type="float" office:value="35.6451612903226">
                <text:p>35.6451612903226</text:p>
              </table:table-cell>
              <table:table-cell office:value-type="float" office:value="232.774193548387">
                <text:p>232.774193548387</text:p>
              </table:table-cell>
              <table:table-cell office:value-type="float" office:value="244.58064516129">
                <text:p>244.580645161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9.3225806451613">
                <text:p>19.3225806451613</text:p>
              </table:table-cell>
              <table:table-cell office:value-type="float" office:value="18">
                <text:p>18</text:p>
              </table:table-cell>
              <table:table-cell office:value-type="float" office:value="236.935483870968">
                <text:p>236.935483870968</text:p>
              </table:table-cell>
              <table:table-cell office:value-type="float" office:value="257.129032258065">
                <text:p>257.12903225806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1.1612903225806">
                <text:p>31.1612903225806</text:p>
              </table:table-cell>
              <table:table-cell office:value-type="float" office:value="30.6774193548387">
                <text:p>30.6774193548387</text:p>
              </table:table-cell>
              <table:table-cell office:value-type="float" office:value="231.41935483871">
                <text:p>231.41935483871</text:p>
              </table:table-cell>
              <table:table-cell office:value-type="float" office:value="254.193548387097">
                <text:p>254.19354838709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2.7096774193548">
                <text:p>32.7096774193548</text:p>
              </table:table-cell>
              <table:table-cell office:value-type="float" office:value="19.5483870967742">
                <text:p>19.5483870967742</text:p>
              </table:table-cell>
              <table:table-cell office:value-type="float" office:value="235.387096774194">
                <text:p>235.387096774194</text:p>
              </table:table-cell>
              <table:table-cell office:value-type="float" office:value="257.193548387097">
                <text:p>257.19354838709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.8709677419355">
                <text:p>10.8709677419355</text:p>
              </table:table-cell>
              <table:table-cell office:value-type="float" office:value="39.6451612903226">
                <text:p>39.6451612903226</text:p>
              </table:table-cell>
              <table:table-cell office:value-type="float" office:value="243">
                <text:p>243</text:p>
              </table:table-cell>
              <table:table-cell office:value-type="float" office:value="239.612903225806">
                <text:p>239.61290322580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5.5161290322581">
                <text:p>15.5161290322581</text:p>
              </table:table-cell>
              <table:table-cell office:value-type="float" office:value="32.4516129032258">
                <text:p>32.4516129032258</text:p>
              </table:table-cell>
              <table:table-cell office:value-type="float" office:value="231.935483870968">
                <text:p>231.935483870968</text:p>
              </table:table-cell>
              <table:table-cell office:value-type="float" office:value="211.290322580645">
                <text:p>211.29032258064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.258064516129">
                <text:p>27.258064516129</text:p>
              </table:table-cell>
              <table:table-cell office:value-type="float" office:value="12.0645161290323">
                <text:p>12.0645161290323</text:p>
              </table:table-cell>
              <table:table-cell office:value-type="float" office:value="220.129032258064">
                <text:p>220.129032258064</text:p>
              </table:table-cell>
              <table:table-cell office:value-type="float" office:value="148.806451612903">
                <text:p>148.80645161290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3.551724137931">
                <text:p>33.551724137931</text:p>
              </table:table-cell>
              <table:table-cell office:value-type="float" office:value="25.4193548387097">
                <text:p>25.4193548387097</text:p>
              </table:table-cell>
              <table:table-cell office:value-type="float" office:value="200.064516129032">
                <text:p>200.064516129032</text:p>
              </table:table-cell>
              <table:table-cell office:value-type="float" office:value="115.032258064516">
                <text:p>115.0322580645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.9230769230769">
                <text:p>41.9230769230769</text:p>
              </table:table-cell>
              <table:table-cell office:value-type="float" office:value="39.4838709677419">
                <text:p>39.4838709677419</text:p>
              </table:table-cell>
              <table:table-cell office:value-type="float" office:value="170.193548387097">
                <text:p>170.193548387097</text:p>
              </table:table-cell>
              <table:table-cell office:value-type="float" office:value="104.161290322581">
                <text:p>104.16129032258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0.7619047619048">
                <text:p>50.7619047619048</text:p>
              </table:table-cell>
              <table:table-cell office:value-type="float" office:value="30.7096774193548">
                <text:p>30.7096774193548</text:p>
              </table:table-cell>
              <table:table-cell office:value-type="float" office:value="143.806451612903">
                <text:p>143.806451612903</text:p>
              </table:table-cell>
              <table:table-cell office:value-type="float" office:value="95.9032258064516">
                <text:p>95.903225806451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1.6315789473684">
                <text:p>31.6315789473684</text:p>
              </table:table-cell>
              <table:table-cell office:value-type="float" office:value="19.4838709677419">
                <text:p>19.4838709677419</text:p>
              </table:table-cell>
              <table:table-cell office:value-type="float" office:value="108.451612903226">
                <text:p>108.451612903226</text:p>
              </table:table-cell>
              <table:table-cell office:value-type="float" office:value="81.2258064516129">
                <text:p>81.225806451612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4.2142857142857">
                <text:p>44.2142857142857</text:p>
              </table:table-cell>
              <table:table-cell office:value-type="float" office:value="21.9354838709677">
                <text:p>21.9354838709677</text:p>
              </table:table-cell>
              <table:table-cell office:value-type="float" office:value="95.0967741935484">
                <text:p>95.0967741935484</text:p>
              </table:table-cell>
              <table:table-cell office:value-type="float" office:value="69.0322580645161">
                <text:p>69.032258064516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5.1">
                <text:p>95.1</text:p>
              </table:table-cell>
              <table:table-cell office:value-type="float" office:value="16.4838709677419">
                <text:p>16.4838709677419</text:p>
              </table:table-cell>
              <table:table-cell office:value-type="float" office:value="28.6451612903226">
                <text:p>28.6451612903226</text:p>
              </table:table-cell>
              <table:table-cell office:value-type="float" office:value="45.6451612903226">
                <text:p>45.64516129032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7.3548387096774">
                <text:p>17.3548387096774</text:p>
              </table:table-cell>
              <table:table-cell office:value-type="float" office:value="0">
                <text:p>0</text:p>
              </table:table-cell>
              <table:table-cell office:value-type="float" office:value="37.1290322580645">
                <text:p>37.129032258064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6.80645161290323">
                <text:p>6.80645161290323</text:p>
              </table:table-cell>
              <table:table-cell office:value-type="float" office:value="0">
                <text:p>0</text:p>
              </table:table-cell>
              <table:table-cell office:value-type="float" office:value="7.29032258064516">
                <text:p>7.2903225806451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">
                <text:p>0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